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alibri1" svg:font-family="Calibri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1" style:family="table">
      <style:table-properties style:width="11cm" fo:margin-top="0cm" fo:margin-bottom="0cm" table:align="left" style:writing-mode="lr-tb"/>
    </style:style>
    <style:style style:name="Tableau1.A" style:family="table-column">
      <style:table-column-properties style:column-width="3cm"/>
    </style:style>
    <style:style style:name="Tableau1.B" style:family="table-column">
      <style:table-column-properties style:column-width="0.499cm"/>
    </style:style>
    <style:style style:name="Tableau1.C" style:family="table-column">
      <style:table-column-properties style:column-width="7.5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0.088cm solid #666666" fo:border-right="none" fo:border-top="0.088cm solid #666666" fo:border-bottom="0.035cm solid #808080">
        <style:background-image/>
      </style:table-cell-properties>
    </style:style>
    <style:style style:name="Tableau1.B1" style:family="table-cell">
      <style:table-cell-properties fo:background-color="transparent" fo:padding="0.097cm" fo:border-left="0.035cm solid #808080" fo:border-right="none" fo:border-top="0.088cm solid #666666" fo:border-bottom="0.035cm solid #808080">
        <style:background-image/>
      </style:table-cell-properties>
    </style:style>
    <style:style style:name="Tableau1.C1" style:family="table-cell">
      <style:table-cell-properties fo:background-color="transparent" fo:padding="0.097cm" fo:border-left="0.035cm solid #808080" fo:border-right="0.088cm solid #666666" fo:border-top="0.088cm solid #666666" fo:border-bottom="0.035cm solid #808080">
        <style:background-image/>
      </style:table-cell-properties>
    </style:style>
    <style:style style:name="Tableau1.A2" style:family="table-cell">
      <style:table-cell-properties fo:background-color="transparent" fo:padding="0.097cm" fo:border-left="0.088cm solid #666666" fo:border-right="none" fo:border-top="none" fo:border-bottom="0.035cm solid #808080">
        <style:background-image/>
      </style:table-cell-properties>
    </style:style>
    <style:style style:name="Tableau1.B2" style:family="table-cell">
      <style:table-cell-properties fo:background-color="transparent" fo:padding="0.097cm" fo:border-left="0.035cm solid #808080" fo:border-right="none" fo:border-top="none" fo:border-bottom="0.035cm solid #808080">
        <style:background-image/>
      </style:table-cell-properties>
    </style:style>
    <style:style style:name="Tableau1.C2" style:family="table-cell">
      <style:table-cell-properties fo:background-color="transparent" fo:padding="0.097cm" fo:border-left="0.035cm solid #808080" fo:border-right="0.088cm solid #666666" fo:border-top="none" fo:border-bottom="0.035cm solid #808080">
        <style:background-image/>
      </style:table-cell-properties>
    </style:style>
    <style:style style:name="Tableau1.A3" style:family="table-cell">
      <style:table-cell-properties fo:background-color="transparent" fo:padding="0.097cm" fo:border-left="0.088cm solid #666666" fo:border-right="none" fo:border-top="none" fo:border-bottom="0.088cm solid #666666">
        <style:background-image/>
      </style:table-cell-properties>
    </style:style>
    <style:style style:name="Tableau1.B3" style:family="table-cell">
      <style:table-cell-properties fo:background-color="transparent" fo:padding="0.097cm" fo:border-left="0.035cm solid #808080" fo:border-right="none" fo:border-top="none" fo:border-bottom="0.088cm solid #666666">
        <style:background-image/>
      </style:table-cell-properties>
    </style:style>
    <style:style style:name="Tableau1.C3" style:family="table-cell">
      <style:table-cell-properties fo:background-color="transparent" fo:padding="0.097cm" fo:border-left="0.035cm solid #808080" fo:border-right="0.088cm solid #666666" fo:border-top="none" fo:border-bottom="0.088cm solid #666666">
        <style:background-image/>
      </style:table-cell-properties>
    </style:style>
    <style:style style:name="Tableau2" style:family="table">
      <style:table-properties style:width="11cm" fo:margin-top="0cm" fo:margin-bottom="0cm" table:align="left" style:writing-mode="lr-tb"/>
    </style:style>
    <style:style style:name="Tableau2.A" style:family="table-column">
      <style:table-column-properties style:column-width="3cm"/>
    </style:style>
    <style:style style:name="Tableau2.B" style:family="table-column">
      <style:table-column-properties style:column-width="0.499cm"/>
    </style:style>
    <style:style style:name="Tableau2.C" style:family="table-column">
      <style:table-column-properties style:column-width="7.5cm"/>
    </style:style>
    <style:style style:name="Tableau2.1" style:family="table-row">
      <style:table-row-properties style:row-height="0.801cm"/>
    </style:style>
    <style:style style:name="Tableau2.A1" style:family="table-cell">
      <style:table-cell-properties fo:background-color="transparent" fo:padding="0.097cm" fo:border-left="0.088cm solid #666666" fo:border-right="none" fo:border-top="0.088cm solid #666666" fo:border-bottom="0.035cm solid #808080">
        <style:background-image/>
      </style:table-cell-properties>
    </style:style>
    <style:style style:name="Tableau2.B1" style:family="table-cell">
      <style:table-cell-properties fo:background-color="transparent" fo:padding="0.097cm" fo:border-left="0.035cm solid #808080" fo:border-right="none" fo:border-top="0.088cm solid #666666" fo:border-bottom="0.035cm solid #808080">
        <style:background-image/>
      </style:table-cell-properties>
    </style:style>
    <style:style style:name="Tableau2.C1" style:family="table-cell">
      <style:table-cell-properties fo:background-color="transparent" fo:padding="0.097cm" fo:border-left="0.035cm solid #808080" fo:border-right="0.088cm solid #666666" fo:border-top="0.088cm solid #666666" fo:border-bottom="0.035cm solid #808080">
        <style:background-image/>
      </style:table-cell-properties>
    </style:style>
    <style:style style:name="Tableau2.A2" style:family="table-cell">
      <style:table-cell-properties fo:background-color="transparent" fo:padding="0.097cm" fo:border-left="0.088cm solid #666666" fo:border-right="none" fo:border-top="none" fo:border-bottom="0.035cm solid #808080">
        <style:background-image/>
      </style:table-cell-properties>
    </style:style>
    <style:style style:name="Tableau2.B2" style:family="table-cell">
      <style:table-cell-properties fo:background-color="transparent" fo:padding="0.097cm" fo:border-left="0.035cm solid #808080" fo:border-right="none" fo:border-top="none" fo:border-bottom="0.035cm solid #808080">
        <style:background-image/>
      </style:table-cell-properties>
    </style:style>
    <style:style style:name="Tableau2.C2" style:family="table-cell">
      <style:table-cell-properties fo:background-color="transparent" fo:padding="0.097cm" fo:border-left="0.035cm solid #808080" fo:border-right="0.088cm solid #666666" fo:border-top="none" fo:border-bottom="0.035cm solid #808080">
        <style:background-image/>
      </style:table-cell-properties>
    </style:style>
    <style:style style:name="Tableau2.A4" style:family="table-cell">
      <style:table-cell-properties fo:background-color="transparent" fo:padding="0.097cm" fo:border-left="0.088cm solid #666666" fo:border-right="none" fo:border-top="none" fo:border-bottom="0.088cm solid #666666">
        <style:background-image/>
      </style:table-cell-properties>
    </style:style>
    <style:style style:name="Tableau2.B4" style:family="table-cell">
      <style:table-cell-properties fo:background-color="transparent" fo:padding="0.097cm" fo:border-left="0.035cm solid #808080" fo:border-right="none" fo:border-top="none" fo:border-bottom="0.088cm solid #666666">
        <style:background-image/>
      </style:table-cell-properties>
    </style:style>
    <style:style style:name="Tableau2.C4" style:family="table-cell">
      <style:table-cell-properties fo:background-color="transparent" fo:padding="0.097cm" fo:border-left="0.035cm solid #808080" fo:border-right="0.088cm solid #666666" fo:border-top="none" fo:border-bottom="0.088cm solid #666666">
        <style:background-image/>
      </style:table-cell-properties>
    </style:style>
    <style:style style:name="Tableau3" style:family="table">
      <style:table-properties style:width="10.97cm" fo:margin-left="0.03cm" fo:margin-right="8.001cm" fo:margin-top="0cm" fo:margin-bottom="0cm" table:align="margins" style:writing-mode="lr-tb"/>
    </style:style>
    <style:style style:name="Tableau3.A" style:family="table-column">
      <style:table-column-properties style:column-width="2.979cm" style:rel-column-width="17798*"/>
    </style:style>
    <style:style style:name="Tableau3.B" style:family="table-column">
      <style:table-column-properties style:column-width="0.503cm" style:rel-column-width="3003*"/>
    </style:style>
    <style:style style:name="Tableau3.C" style:family="table-column">
      <style:table-column-properties style:column-width="7.488cm" style:rel-column-width="44734*"/>
    </style:style>
    <style:style style:name="Tableau3.1" style:family="table-row">
      <style:table-row-properties style:row-height="0.801cm"/>
    </style:style>
    <style:style style:name="Tableau3.A1" style:family="table-cell">
      <style:table-cell-properties fo:background-color="transparent" fo:padding="0.097cm" fo:border-left="0.088cm solid #666666" fo:border-right="none" fo:border-top="0.088cm solid #666666" fo:border-bottom="0.035cm solid #808080">
        <style:background-image/>
      </style:table-cell-properties>
    </style:style>
    <style:style style:name="Tableau3.B1" style:family="table-cell">
      <style:table-cell-properties fo:background-color="transparent" fo:padding="0.097cm" fo:border-left="0.035cm solid #808080" fo:border-right="none" fo:border-top="0.088cm solid #666666" fo:border-bottom="0.035cm solid #808080">
        <style:background-image/>
      </style:table-cell-properties>
    </style:style>
    <style:style style:name="Tableau3.C1" style:family="table-cell">
      <style:table-cell-properties fo:background-color="transparent" fo:padding="0.097cm" fo:border-left="0.035cm solid #808080" fo:border-right="0.088cm solid #666666" fo:border-top="0.088cm solid #666666" fo:border-bottom="0.035cm solid #808080">
        <style:background-image/>
      </style:table-cell-properties>
    </style:style>
    <style:style style:name="Tableau3.A2" style:family="table-cell">
      <style:table-cell-properties fo:background-color="transparent" fo:padding="0.097cm" fo:border-left="0.088cm solid #666666" fo:border-right="none" fo:border-top="none" fo:border-bottom="0.035cm solid #808080">
        <style:background-image/>
      </style:table-cell-properties>
    </style:style>
    <style:style style:name="Tableau3.B2" style:family="table-cell">
      <style:table-cell-properties fo:background-color="transparent" fo:padding="0.097cm" fo:border-left="0.035cm solid #808080" fo:border-right="none" fo:border-top="none" fo:border-bottom="0.035cm solid #808080">
        <style:background-image/>
      </style:table-cell-properties>
    </style:style>
    <style:style style:name="Tableau3.C2" style:family="table-cell">
      <style:table-cell-properties fo:background-color="transparent" fo:padding="0.097cm" fo:border-left="0.035cm solid #808080" fo:border-right="0.088cm solid #666666" fo:border-top="none" fo:border-bottom="0.035cm solid #808080">
        <style:background-image/>
      </style:table-cell-properties>
    </style:style>
    <style:style style:name="Tableau3.A3" style:family="table-cell">
      <style:table-cell-properties fo:background-color="transparent" fo:padding="0.097cm" fo:border-left="0.088cm solid #666666" fo:border-right="none" fo:border-top="none" fo:border-bottom="0.088cm solid #666666">
        <style:background-image/>
      </style:table-cell-properties>
    </style:style>
    <style:style style:name="Tableau3.B3" style:family="table-cell">
      <style:table-cell-properties fo:background-color="transparent" fo:padding="0.097cm" fo:border-left="0.035cm solid #808080" fo:border-right="none" fo:border-top="none" fo:border-bottom="0.088cm solid #666666">
        <style:background-image/>
      </style:table-cell-properties>
    </style:style>
    <style:style style:name="Tableau3.C3" style:family="table-cell">
      <style:table-cell-properties fo:background-color="transparent" fo:padding="0.097cm" fo:border-left="0.035cm solid #808080" fo:border-right="0.088cm solid #666666" fo:border-top="none" fo:border-bottom="0.088cm solid #666666">
        <style:background-image/>
      </style:table-cell-properties>
    </style:style>
    <style:style style:name="Tableau7" style:family="table">
      <style:table-properties style:width="11cm" fo:margin-top="0cm" fo:margin-bottom="0cm" table:align="left" style:writing-mode="lr-tb"/>
    </style:style>
    <style:style style:name="Tableau7.A" style:family="table-column">
      <style:table-column-properties style:column-width="3cm"/>
    </style:style>
    <style:style style:name="Tableau7.B" style:family="table-column">
      <style:table-column-properties style:column-width="0.499cm"/>
    </style:style>
    <style:style style:name="Tableau7.C" style:family="table-column">
      <style:table-column-properties style:column-width="7.5cm"/>
    </style:style>
    <style:style style:name="Tableau7.1" style:family="table-row">
      <style:table-row-properties style:min-row-height="0.801cm"/>
    </style:style>
    <style:style style:name="Tableau7.A1" style:family="table-cell">
      <style:table-cell-properties fo:background-color="transparent" fo:padding="0.097cm" fo:border-left="0.088cm solid #666666" fo:border-right="none" fo:border-top="0.088cm solid #666666" fo:border-bottom="0.035cm solid #808080">
        <style:background-image/>
      </style:table-cell-properties>
    </style:style>
    <style:style style:name="Tableau7.B1" style:family="table-cell">
      <style:table-cell-properties fo:background-color="transparent" fo:padding="0.097cm" fo:border-left="0.035cm solid #808080" fo:border-right="none" fo:border-top="0.088cm solid #666666" fo:border-bottom="0.035cm solid #808080">
        <style:background-image/>
      </style:table-cell-properties>
    </style:style>
    <style:style style:name="Tableau7.C1" style:family="table-cell">
      <style:table-cell-properties fo:background-color="transparent" fo:padding="0.097cm" fo:border-left="0.035cm solid #808080" fo:border-right="0.088cm solid #666666" fo:border-top="0.088cm solid #666666" fo:border-bottom="0.035cm solid #808080">
        <style:background-image/>
      </style:table-cell-properties>
    </style:style>
    <style:style style:name="Tableau7.A2" style:family="table-cell">
      <style:table-cell-properties fo:background-color="transparent" fo:padding="0.097cm" fo:border-left="0.088cm solid #666666" fo:border-right="none" fo:border-top="none" fo:border-bottom="0.035cm solid #808080">
        <style:background-image/>
      </style:table-cell-properties>
    </style:style>
    <style:style style:name="Tableau7.B2" style:family="table-cell">
      <style:table-cell-properties fo:background-color="transparent" fo:padding="0.097cm" fo:border-left="0.035cm solid #808080" fo:border-right="none" fo:border-top="none" fo:border-bottom="0.035cm solid #808080">
        <style:background-image/>
      </style:table-cell-properties>
    </style:style>
    <style:style style:name="Tableau7.C2" style:family="table-cell">
      <style:table-cell-properties fo:background-color="transparent" fo:padding="0.097cm" fo:border-left="0.035cm solid #808080" fo:border-right="0.088cm solid #666666" fo:border-top="none" fo:border-bottom="0.035cm solid #808080">
        <style:background-image/>
      </style:table-cell-properties>
    </style:style>
    <style:style style:name="Tableau7.A4" style:family="table-cell">
      <style:table-cell-properties fo:background-color="transparent" fo:padding="0.097cm" fo:border-left="0.088cm solid #666666" fo:border-right="none" fo:border-top="none" fo:border-bottom="0.088cm solid #666666">
        <style:background-image/>
      </style:table-cell-properties>
    </style:style>
    <style:style style:name="Tableau7.B4" style:family="table-cell">
      <style:table-cell-properties fo:background-color="transparent" fo:padding="0.097cm" fo:border-left="0.035cm solid #808080" fo:border-right="none" fo:border-top="none" fo:border-bottom="0.088cm solid #666666">
        <style:background-image/>
      </style:table-cell-properties>
    </style:style>
    <style:style style:name="Tableau7.C4" style:family="table-cell">
      <style:table-cell-properties fo:background-color="transparent" fo:padding="0.097cm" fo:border-left="0.035cm solid #808080" fo:border-right="0.088cm solid #666666" fo:border-top="none" fo:border-bottom="0.088cm solid #666666">
        <style:background-image/>
      </style:table-cell-properties>
    </style:style>
    <style:style style:name="Tableau4" style:family="table">
      <style:table-properties style:width="11cm" fo:margin-top="0cm" fo:margin-bottom="0cm" table:align="left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0.499cm"/>
    </style:style>
    <style:style style:name="Tableau4.C" style:family="table-column">
      <style:table-column-properties style:column-width="7.5cm"/>
    </style:style>
    <style:style style:name="Tableau4.1" style:family="table-row">
      <style:table-row-properties style:row-height="0.801cm"/>
    </style:style>
    <style:style style:name="Tableau4.A1" style:family="table-cell">
      <style:table-cell-properties fo:background-color="transparent" fo:padding="0.097cm" fo:border-left="0.088cm solid #666666" fo:border-right="none" fo:border-top="0.088cm solid #666666" fo:border-bottom="0.035cm solid #808080">
        <style:background-image/>
      </style:table-cell-properties>
    </style:style>
    <style:style style:name="Tableau4.B1" style:family="table-cell">
      <style:table-cell-properties fo:background-color="transparent" fo:padding="0.097cm" fo:border-left="0.035cm solid #808080" fo:border-right="none" fo:border-top="0.088cm solid #666666" fo:border-bottom="0.035cm solid #808080">
        <style:background-image/>
      </style:table-cell-properties>
    </style:style>
    <style:style style:name="Tableau4.C1" style:family="table-cell">
      <style:table-cell-properties fo:background-color="transparent" fo:padding="0.097cm" fo:border-left="0.035cm solid #808080" fo:border-right="0.088cm solid #666666" fo:border-top="0.088cm solid #666666" fo:border-bottom="0.035cm solid #808080">
        <style:background-image/>
      </style:table-cell-properties>
    </style:style>
    <style:style style:name="Tableau4.A2" style:family="table-cell">
      <style:table-cell-properties fo:background-color="transparent" fo:padding="0.097cm" fo:border-left="0.088cm solid #666666" fo:border-right="none" fo:border-top="none" fo:border-bottom="0.035cm solid #808080">
        <style:background-image/>
      </style:table-cell-properties>
    </style:style>
    <style:style style:name="Tableau4.B2" style:family="table-cell">
      <style:table-cell-properties fo:background-color="transparent" fo:padding="0.097cm" fo:border-left="0.035cm solid #808080" fo:border-right="none" fo:border-top="none" fo:border-bottom="0.035cm solid #808080">
        <style:background-image/>
      </style:table-cell-properties>
    </style:style>
    <style:style style:name="Tableau4.C2" style:family="table-cell">
      <style:table-cell-properties fo:background-color="transparent" fo:padding="0.097cm" fo:border-left="0.035cm solid #808080" fo:border-right="0.088cm solid #666666" fo:border-top="none" fo:border-bottom="0.035cm solid #808080">
        <style:background-image/>
      </style:table-cell-properties>
    </style:style>
    <style:style style:name="Tableau4.A4" style:family="table-cell">
      <style:table-cell-properties fo:background-color="transparent" fo:padding="0.097cm" fo:border-left="0.088cm solid #666666" fo:border-right="none" fo:border-top="none" fo:border-bottom="0.088cm solid #666666">
        <style:background-image/>
      </style:table-cell-properties>
    </style:style>
    <style:style style:name="Tableau4.B4" style:family="table-cell">
      <style:table-cell-properties fo:background-color="transparent" fo:padding="0.097cm" fo:border-left="0.035cm solid #808080" fo:border-right="none" fo:border-top="none" fo:border-bottom="0.088cm solid #666666">
        <style:background-image/>
      </style:table-cell-properties>
    </style:style>
    <style:style style:name="Tableau4.C4" style:family="table-cell">
      <style:table-cell-properties fo:background-color="transparent" fo:padding="0.097cm" fo:border-left="0.035cm solid #808080" fo:border-right="0.088cm solid #666666" fo:border-top="none" fo:border-bottom="0.088cm solid #666666">
        <style:background-image/>
      </style:table-cell-properties>
    </style:style>
    <style:style style:name="Tableau8" style:family="table">
      <style:table-properties style:width="11cm" fo:margin-top="0cm" fo:margin-bottom="0cm" table:align="left" style:writing-mode="lr-tb"/>
    </style:style>
    <style:style style:name="Tableau8.A" style:family="table-column">
      <style:table-column-properties style:column-width="3cm"/>
    </style:style>
    <style:style style:name="Tableau8.B" style:family="table-column">
      <style:table-column-properties style:column-width="0.499cm"/>
    </style:style>
    <style:style style:name="Tableau8.C" style:family="table-column">
      <style:table-column-properties style:column-width="7.5cm"/>
    </style:style>
    <style:style style:name="Tableau8.1" style:family="table-row">
      <style:table-row-properties style:row-height="0.801cm"/>
    </style:style>
    <style:style style:name="Tableau8.A1" style:family="table-cell">
      <style:table-cell-properties fo:background-color="transparent" fo:padding="0.097cm" fo:border-left="0.088cm solid #666666" fo:border-right="none" fo:border-top="0.088cm solid #666666" fo:border-bottom="0.035cm solid #808080">
        <style:background-image/>
      </style:table-cell-properties>
    </style:style>
    <style:style style:name="Tableau8.B1" style:family="table-cell">
      <style:table-cell-properties fo:background-color="transparent" fo:padding="0.097cm" fo:border-left="0.035cm solid #808080" fo:border-right="none" fo:border-top="0.088cm solid #666666" fo:border-bottom="0.035cm solid #808080">
        <style:background-image/>
      </style:table-cell-properties>
    </style:style>
    <style:style style:name="Tableau8.C1" style:family="table-cell">
      <style:table-cell-properties fo:background-color="transparent" fo:padding="0.097cm" fo:border-left="0.035cm solid #808080" fo:border-right="0.088cm solid #666666" fo:border-top="0.088cm solid #666666" fo:border-bottom="0.035cm solid #808080">
        <style:background-image/>
      </style:table-cell-properties>
    </style:style>
    <style:style style:name="Tableau8.A2" style:family="table-cell">
      <style:table-cell-properties fo:background-color="transparent" fo:padding="0.097cm" fo:border-left="0.088cm solid #666666" fo:border-right="none" fo:border-top="none" fo:border-bottom="0.035cm solid #808080">
        <style:background-image/>
      </style:table-cell-properties>
    </style:style>
    <style:style style:name="Tableau8.B2" style:family="table-cell">
      <style:table-cell-properties fo:background-color="transparent" fo:padding="0.097cm" fo:border-left="0.035cm solid #808080" fo:border-right="none" fo:border-top="none" fo:border-bottom="0.035cm solid #808080">
        <style:background-image/>
      </style:table-cell-properties>
    </style:style>
    <style:style style:name="Tableau8.C2" style:family="table-cell">
      <style:table-cell-properties fo:background-color="transparent" fo:padding="0.097cm" fo:border-left="0.035cm solid #808080" fo:border-right="0.088cm solid #666666" fo:border-top="none" fo:border-bottom="0.035cm solid #808080">
        <style:background-image/>
      </style:table-cell-properties>
    </style:style>
    <style:style style:name="Tableau8.A4" style:family="table-cell">
      <style:table-cell-properties fo:background-color="transparent" fo:padding="0.097cm" fo:border-left="0.088cm solid #666666" fo:border-right="none" fo:border-top="none" fo:border-bottom="0.088cm solid #666666">
        <style:background-image/>
      </style:table-cell-properties>
    </style:style>
    <style:style style:name="Tableau8.B4" style:family="table-cell">
      <style:table-cell-properties fo:background-color="transparent" fo:padding="0.097cm" fo:border-left="0.035cm solid #808080" fo:border-right="none" fo:border-top="none" fo:border-bottom="0.088cm solid #666666">
        <style:background-image/>
      </style:table-cell-properties>
    </style:style>
    <style:style style:name="Tableau8.C4" style:family="table-cell">
      <style:table-cell-properties fo:background-color="transparent" fo:padding="0.097cm" fo:border-left="0.035cm solid #808080" fo:border-right="0.088cm solid #666666" fo:border-top="none" fo:border-bottom="0.088cm solid #666666">
        <style:background-image/>
      </style:table-cell-properties>
    </style:style>
    <style:style style:name="Tableau5" style:family="table">
      <style:table-properties style:width="11cm" fo:margin-top="0cm" fo:margin-bottom="0cm" table:align="left" style:writing-mode="lr-tb"/>
    </style:style>
    <style:style style:name="Tableau5.A" style:family="table-column">
      <style:table-column-properties style:column-width="4.001cm"/>
    </style:style>
    <style:style style:name="Tableau5.B" style:family="table-column">
      <style:table-column-properties style:column-width="0.499cm"/>
    </style:style>
    <style:style style:name="Tableau5.C" style:family="table-column">
      <style:table-column-properties style:column-width="6.5cm"/>
    </style:style>
    <style:style style:name="Tableau5.1" style:family="table-row">
      <style:table-row-properties style:row-height="0.801cm"/>
    </style:style>
    <style:style style:name="Tableau5.A1" style:family="table-cell">
      <style:table-cell-properties fo:background-color="transparent" fo:padding="0.097cm" fo:border-left="0.088cm solid #666666" fo:border-right="none" fo:border-top="0.088cm solid #666666" fo:border-bottom="0.035cm solid #808080">
        <style:background-image/>
      </style:table-cell-properties>
    </style:style>
    <style:style style:name="Tableau5.B1" style:family="table-cell">
      <style:table-cell-properties fo:background-color="transparent" fo:padding="0.097cm" fo:border-left="0.035cm solid #808080" fo:border-right="none" fo:border-top="0.088cm solid #666666" fo:border-bottom="0.035cm solid #808080">
        <style:background-image/>
      </style:table-cell-properties>
    </style:style>
    <style:style style:name="Tableau5.C1" style:family="table-cell">
      <style:table-cell-properties fo:background-color="transparent" fo:padding="0.097cm" fo:border-left="0.035cm solid #808080" fo:border-right="0.088cm solid #666666" fo:border-top="0.088cm solid #666666" fo:border-bottom="0.035cm solid #808080">
        <style:background-image/>
      </style:table-cell-properties>
    </style:style>
    <style:style style:name="Tableau5.A2" style:family="table-cell">
      <style:table-cell-properties fo:background-color="transparent" fo:padding="0.097cm" fo:border-left="0.088cm solid #666666" fo:border-right="none" fo:border-top="none" fo:border-bottom="0.035cm solid #808080">
        <style:background-image/>
      </style:table-cell-properties>
    </style:style>
    <style:style style:name="Tableau5.B2" style:family="table-cell">
      <style:table-cell-properties fo:background-color="transparent" fo:padding="0.097cm" fo:border-left="0.035cm solid #808080" fo:border-right="none" fo:border-top="none" fo:border-bottom="0.035cm solid #808080">
        <style:background-image/>
      </style:table-cell-properties>
    </style:style>
    <style:style style:name="Tableau5.C2" style:family="table-cell">
      <style:table-cell-properties fo:background-color="transparent" fo:padding="0.097cm" fo:border-left="0.035cm solid #808080" fo:border-right="0.088cm solid #666666" fo:border-top="none" fo:border-bottom="0.035cm solid #808080">
        <style:background-image/>
      </style:table-cell-properties>
    </style:style>
    <style:style style:name="Tableau5.A3" style:family="table-cell">
      <style:table-cell-properties fo:background-color="transparent" fo:padding="0.097cm" fo:border-left="0.088cm solid #666666" fo:border-right="none" fo:border-top="none" fo:border-bottom="0.088cm solid #666666">
        <style:background-image/>
      </style:table-cell-properties>
    </style:style>
    <style:style style:name="Tableau5.B3" style:family="table-cell">
      <style:table-cell-properties fo:background-color="transparent" fo:padding="0.097cm" fo:border-left="0.035cm solid #808080" fo:border-right="none" fo:border-top="none" fo:border-bottom="0.088cm solid #666666">
        <style:background-image/>
      </style:table-cell-properties>
    </style:style>
    <style:style style:name="Tableau5.C3" style:family="table-cell">
      <style:table-cell-properties fo:background-color="transparent" fo:padding="0.097cm" fo:border-left="0.035cm solid #808080" fo:border-right="0.088cm solid #666666" fo:border-top="none" fo:border-bottom="0.088cm solid #666666">
        <style:background-image/>
      </style:table-cell-properties>
    </style:style>
    <style:style style:name="Tableau6" style:family="table">
      <style:table-properties style:width="14cm" fo:margin-top="0cm" fo:margin-bottom="0cm" table:align="left" style:writing-mode="lr-tb"/>
    </style:style>
    <style:style style:name="Tableau6.A" style:family="table-column">
      <style:table-column-properties style:column-width="4.001cm"/>
    </style:style>
    <style:style style:name="Tableau6.B" style:family="table-column">
      <style:table-column-properties style:column-width="0.499cm"/>
    </style:style>
    <style:style style:name="Tableau6.C" style:family="table-column">
      <style:table-column-properties style:column-width="9.5cm"/>
    </style:style>
    <style:style style:name="Tableau6.1" style:family="table-row">
      <style:table-row-properties style:row-height="0.801cm"/>
    </style:style>
    <style:style style:name="Tableau6.A1" style:family="table-cell">
      <style:table-cell-properties fo:background-color="transparent" fo:padding="0.097cm" fo:border-left="0.088cm solid #666666" fo:border-right="none" fo:border-top="0.088cm solid #666666" fo:border-bottom="0.035cm solid #808080">
        <style:background-image/>
      </style:table-cell-properties>
    </style:style>
    <style:style style:name="Tableau6.B1" style:family="table-cell">
      <style:table-cell-properties fo:background-color="transparent" fo:padding="0.097cm" fo:border-left="0.035cm solid #808080" fo:border-right="none" fo:border-top="0.088cm solid #666666" fo:border-bottom="0.035cm solid #808080">
        <style:background-image/>
      </style:table-cell-properties>
    </style:style>
    <style:style style:name="Tableau6.C1" style:family="table-cell">
      <style:table-cell-properties fo:background-color="transparent" fo:padding="0.097cm" fo:border-left="0.035cm solid #808080" fo:border-right="0.088cm solid #666666" fo:border-top="0.088cm solid #666666" fo:border-bottom="0.035cm solid #808080">
        <style:background-image/>
      </style:table-cell-properties>
    </style:style>
    <style:style style:name="Tableau6.A2" style:family="table-cell">
      <style:table-cell-properties fo:background-color="transparent" fo:padding="0.097cm" fo:border-left="0.088cm solid #666666" fo:border-right="none" fo:border-top="none" fo:border-bottom="0.035cm solid #808080">
        <style:background-image/>
      </style:table-cell-properties>
    </style:style>
    <style:style style:name="Tableau6.B2" style:family="table-cell">
      <style:table-cell-properties fo:background-color="transparent" fo:padding="0.097cm" fo:border-left="0.035cm solid #808080" fo:border-right="none" fo:border-top="none" fo:border-bottom="0.035cm solid #808080">
        <style:background-image/>
      </style:table-cell-properties>
    </style:style>
    <style:style style:name="Tableau6.C2" style:family="table-cell">
      <style:table-cell-properties fo:background-color="transparent" fo:padding="0.097cm" fo:border-left="0.035cm solid #808080" fo:border-right="0.088cm solid #666666" fo:border-top="none" fo:border-bottom="0.035cm solid #808080">
        <style:background-image/>
      </style:table-cell-properties>
    </style:style>
    <style:style style:name="Tableau6.A3" style:family="table-cell">
      <style:table-cell-properties fo:background-color="transparent" fo:padding="0.097cm" fo:border-left="0.088cm solid #666666" fo:border-right="none" fo:border-top="none" fo:border-bottom="0.088cm solid #666666">
        <style:background-image/>
      </style:table-cell-properties>
    </style:style>
    <style:style style:name="Tableau6.B3" style:family="table-cell">
      <style:table-cell-properties fo:background-color="transparent" fo:padding="0.097cm" fo:border-left="0.035cm solid #808080" fo:border-right="none" fo:border-top="none" fo:border-bottom="0.088cm solid #666666">
        <style:background-image/>
      </style:table-cell-properties>
    </style:style>
    <style:style style:name="Tableau6.C3" style:family="table-cell">
      <style:table-cell-properties fo:background-color="transparent" fo:padding="0.097cm" fo:border-left="0.035cm solid #808080" fo:border-right="0.088cm solid #666666" fo:border-top="none" fo:border-bottom="0.088cm solid #666666">
        <style:background-image/>
      </style:table-cell-properties>
    </style:style>
    <style:style style:name="P1" style:family="paragraph" style:parent-style-name="Header">
      <style:paragraph-properties fo:margin-top="0cm" fo:margin-bottom="0cm" fo:line-height="100%" fo:text-align="center" style:justify-single-word="false" style:shadow="none">
        <style:tab-stops/>
      </style:paragraph-properties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margin-top="0cm" fo:margin-bottom="0cm" fo:line-height="100%" style:shadow="none">
        <style:tab-stops/>
      </style:paragraph-properties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fo:line-height="100%" style:shadow="none"/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fo:line-height="100%" fo:text-align="center" style:justify-single-word="false" fo:background-color="#dddddd">
        <style:background-image/>
      </style:paragraph-properties>
      <style:text-properties style:font-name="Tahoma" fo:font-size="44pt" fo:language="en" fo:country="US" style:text-underline-style="solid" style:text-underline-width="auto" style:text-underline-color="font-color" fo:font-weight="bold" style:font-size-asian="44pt" style:font-weight-asian="bold" style:font-size-complex="44pt"/>
    </style:style>
    <style:style style:name="P5" style:family="paragraph" style:parent-style-name="Standard">
      <style:paragraph-properties fo:margin-top="0cm" fo:margin-bottom="0cm" fo:line-height="100%" fo:text-align="center" style:justify-single-word="false" fo:background-color="#dddddd">
        <style:background-image/>
      </style:paragraph-properties>
      <style:text-properties style:font-name="Tahoma" fo:font-size="40pt" fo:language="en" fo:country="US" style:text-underline-style="solid" style:text-underline-width="auto" style:text-underline-color="font-color" fo:font-weight="bold" style:font-size-asian="40pt" style:font-weight-asian="bold" style:font-size-complex="40pt"/>
    </style:style>
    <style:style style:name="P6" style:family="paragraph" style:parent-style-name="Standard">
      <style:paragraph-properties fo:margin-top="0cm" fo:margin-bottom="0cm" fo:line-height="100%" fo:text-align="center" style:justify-single-word="false" fo:background-color="#dddddd">
        <style:background-image/>
      </style:paragraph-properties>
      <style:text-properties style:font-name="Tahoma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2pt" style:font-size-asian="12pt" style:font-size-complex="12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2pt" fo:language="en" fo:country="US" fo:font-weight="bold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2pt" fo:language="en" fo:country="US" style:font-size-asian="12pt" style:font-size-complex="12pt"/>
    </style:style>
    <style:style style:name="P15" style:family="paragraph" style:parent-style-name="Standard">
      <style:paragraph-properties fo:margin-top="0cm" fo:margin-bottom="0cm" fo:line-height="100%" fo:text-align="start" style:justify-single-word="false"/>
      <style:text-properties style:font-name="Tahoma" fo:font-size="12pt" fo:language="en" fo:country="US" style:font-size-asian="12pt" style:font-size-complex="12pt"/>
    </style:style>
    <style:style style:name="P16" style:family="paragraph" style:parent-style-name="Standard">
      <style:paragraph-properties fo:margin-top="0cm" fo:margin-bottom="0cm" fo:line-height="100%"/>
      <style:text-properties style:font-name="Tahoma" fo:font-size="14pt" style:font-size-asian="14pt" style:font-size-complex="14pt"/>
    </style:style>
    <style:style style:name="P17" style:family="paragraph" style:parent-style-name="Standard">
      <style:paragraph-properties fo:margin-top="0cm" fo:margin-bottom="0cm" fo:line-height="100%"/>
      <style:text-properties style:font-name="Tahoma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fo:line-height="100%" fo:break-before="page"/>
      <style:text-properties style:font-name="Tahoma" fo:font-size="12pt" style:font-size-asian="12pt" style:font-size-complex="12pt"/>
    </style:style>
    <style:style style:name="P19" style:family="paragraph" style:parent-style-name="Footer">
      <style:paragraph-properties fo:text-align="center" style:justify-single-word="false" fo:background-color="transparent" fo:padding="0cm" fo:border-left="none" fo:border-right="none" fo:border-top="0.035cm solid #000000" fo:border-bottom="none" style:shadow="none">
        <style:background-image/>
      </style:paragraph-properties>
      <style:text-properties style:font-name="Tahoma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#dddddd">
        <style:background-image/>
      </style:paragraph-properties>
      <style:text-properties style:font-name="Tahoma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#dddddd">
        <style:background-image/>
      </style:paragraph-properties>
      <style:text-properties style:font-name="Tahoma" fo:font-size="24pt" style:text-underline-style="solid" style:text-underline-width="auto" style:text-underline-color="font-color" fo:font-weight="bold" fo:background-color="#ddddd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#dddddd">
        <style:background-image/>
      </style:paragraph-properties>
      <style:text-properties style:font-name="Tahoma" fo:font-size="24pt" style:text-underline-style="solid" style:text-underline-width="auto" style:text-underline-color="font-color" fo:font-weight="bold" fo:background-color="transparent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#dddddd">
        <style:background-image/>
      </style:paragraph-properties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#ddddd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#ddddd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24pt" style:text-underline-style="solid" style:text-underline-width="auto" style:text-underline-color="font-color" fo:font-weight="bold" fo:background-color="#dddddd" style:font-size-asian="24pt" style:font-weight-asian="bold" style:font-size-complex="24pt" style:font-weight-complex="bold"/>
    </style:style>
    <style:style style:name="P3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ff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6600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style:font-name="Tahoma" fo:font-size="12pt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99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99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99" style:font-name="Courier New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99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4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66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66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cc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style:use-window-font-color="true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style:use-window-font-color="true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4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666666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666666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5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 style:text-autospace="none">
        <style:background-image/>
      </style:paragraph-properties>
      <style:text-properties fo:color="#666666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5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ff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00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-left="0.035cm solid #000000" fo:border-right="0.035cm solid #000000" fo:border-top="0.035cm solid #000000" fo:border-bottom="none" style:shadow="none">
        <style:background-image/>
      </style:paragraph-properties>
      <style:text-properties fo:color="#000099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5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-left="0.035cm solid #000000" fo:border-right="0.035cm solid #000000" fo:border-top="none" fo:border-bottom="none" style:shadow="none" style:text-autospace="none">
        <style:background-image/>
      </style:paragraph-properties>
      <style:text-properties style:use-window-font-color="true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5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 fo:padding="0.049cm" fo:border-left="none" fo:border-right="none" fo:border-top="0.035cm solid #000000" fo:border-bottom="none" style:shadow="none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pag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pag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="0.035cm solid #000000" style:shadow="none" style:text-autospace="none"/>
      <style:text-properties fo:color="#000099" style:font-name="Courier New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6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="0.035cm solid #000000" style:shadow="none" style:text-autospace="none"/>
      <style:text-properties fo:color="#000099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6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="0.035cm solid #000000" style:shadow="none" style:text-autospace="none"/>
      <style:text-properties style:use-window-font-color="true" style:font-name="Courier New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6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="0.035cm solid #000000" style:shadow="none" style:text-autospace="none"/>
      <style:text-properties style:use-window-font-color="true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6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="0.035cm solid #000000" style:shadow="none" style:text-autospace="none"/>
      <style:text-properties style:use-window-font-color="true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none" style:shadow="none" style:text-autospace="none"/>
      <style:text-properties style:use-window-font-color="true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6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style:use-window-font-color="true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6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none" style:text-autospace="none"/>
      <style:text-properties fo:color="#000099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6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0.035cm solid #000000" style:shadow="none" style:text-autospace="none"/>
      <style:text-properties style:use-window-font-color="true"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padding="0.049cm" fo:border-left="0.035cm solid #000000" fo:border-right="0.035cm solid #000000" fo:border-top="none" fo:border-bottom="0.035cm solid #000000" style:shadow="none" style:text-autospace="none"/>
      <style:text-properties style:use-window-font-color="true" style:font-name="Courier New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7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#cccccc">
        <style:background-image/>
      </style:paragraph-properties>
      <style:text-properties style:font-name="Tahoma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2" style:family="paragraph" style:parent-style-name="Standard">
      <style:paragraph-properties fo:margin-left="1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1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3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</style:style>
    <style:style style:name="P75" style:family="paragraph" style:parent-style-name="Standard">
      <style:paragraph-properties fo:margin-left="3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77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ahoma" fo:font-size="12pt" fo:language="en" fo:country="US" fo:font-weight="bold" style:font-size-asian="12pt" style:font-weight-asian="bold" style:font-size-complex="12pt"/>
    </style:style>
    <style:style style:name="P78" style:family="paragraph" style:parent-style-name="Standard" style:master-page-name="Sommaire-Style">
      <style:paragraph-properties fo:margin-top="0cm" fo:margin-bottom="0cm" fo:line-height="100%" fo:text-align="start" style:justify-single-word="false" style:page-number="auto"/>
      <style:text-properties style:font-name="Tahoma" fo:font-size="12pt" fo:language="en" fo:country="US" style:font-size-asian="12pt" style:font-size-complex="12pt"/>
    </style:style>
    <style:style style:name="P79" style:family="paragraph" style:parent-style-name="Standard" style:master-page-name="_30_1-Introduction-Style">
      <style:paragraph-properties fo:margin-top="0cm" fo:margin-bottom="0cm" fo:line-height="100%" style:page-number="auto"/>
      <style:text-properties style:font-name="Tahoma" fo:font-size="12pt" style:font-size-asian="12pt" style:font-size-complex="12pt"/>
    </style:style>
    <style:style style:name="P80" style:family="paragraph" style:parent-style-name="Standard" style:list-style-name="L2">
      <style:paragraph-properties fo:margin-top="0cm" fo:margin-bottom="0cm" fo:line-height="100%" fo:text-align="justify" style:justify-single-word="false"/>
      <style:text-properties style:font-name="Tahoma" fo:font-size="12pt" style:font-size-asian="12pt" style:font-size-complex="12pt"/>
    </style:style>
    <style:style style:name="P81" style:family="paragraph" style:parent-style-name="Standard">
      <style:paragraph-properties fo:margin-top="0cm" fo:margin-bottom="0cm" fo:line-height="100%"/>
      <style:text-properties style:font-name="Tahoma" fo:font-size="14pt" style:font-size-asian="14pt" style:font-size-complex="14pt"/>
    </style:style>
    <style:style style:name="P82" style:family="paragraph" style:parent-style-name="Standard">
      <style:paragraph-properties fo:margin-top="0cm" fo:margin-bottom="0cm" fo:line-height="100%"/>
      <style:text-properties style:font-name="Tahoma" fo:font-size="14pt" fo:font-weight="bold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top="0cm" fo:margin-bottom="0cm" fo:line-height="100%"/>
      <style:text-properties style:font-name="Tahoma" fo:font-size="14pt" style:text-underline-style="none" fo:font-weight="bold" style:font-size-asian="14pt" style:font-weight-asian="bold" style:font-size-complex="14pt" style:font-weight-complex="bold"/>
    </style:style>
    <style:style style:name="P84" style:family="paragraph" style:parent-style-name="Standard" style:master-page-name="_30_2-Architecture-de-la-future-application-Style">
      <style:paragraph-properties fo:margin-top="0cm" fo:margin-bottom="0cm" fo:line-height="100%" style:page-number="auto"/>
      <style:text-properties style:font-name="Tahoma" fo:font-size="12pt" style:font-size-asian="12pt" style:font-size-complex="12pt"/>
    </style:style>
    <style:style style:name="P85" style:family="paragraph" style:parent-style-name="Standard" style:list-style-name="L3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P86" style:family="paragraph" style:parent-style-name="Standard" style:list-style-name="L3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87" style:family="paragraph" style:parent-style-name="Standard" style:list-style-name="L9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88" style:family="paragraph" style:parent-style-name="Standard" style:list-style-name="L21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89" style:family="paragraph" style:parent-style-name="Standard" style:list-style-name="L24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90" style:family="paragraph" style:parent-style-name="Standard" style:list-style-name="L25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91" style:family="paragraph" style:parent-style-name="Standard" style:list-style-name="L29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92" style:family="paragraph" style:parent-style-name="Standard" style:list-style-name="L34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93" style:family="paragraph" style:parent-style-name="Standard" style:list-style-name="L38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94" style:family="paragraph" style:parent-style-name="Standard" style:list-style-name="L19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95" style:family="paragraph" style:parent-style-name="Standard" style:list-style-name="L37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96" style:family="paragraph" style:parent-style-name="Standard" style:list-style-name="L38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97" style:family="paragraph" style:parent-style-name="Standard" style:list-style-name="L44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fo:background-color="#dddddd" style:font-size-asian="12pt" style:font-weight-asian="normal" style:font-size-complex="12pt" style:font-weight-complex="normal"/>
    </style:style>
    <style:style style:name="P98" style:family="paragraph" style:parent-style-name="Standard" style:list-style-name="L46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normal" fo:background-color="#dddddd" style:font-size-asian="12pt" style:font-weight-asian="normal" style:font-size-complex="12pt" style:font-weight-complex="normal"/>
    </style:style>
    <style:style style:name="P99" style:family="paragraph" style:parent-style-name="Standard" style:list-style-name="L3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bold" style:font-size-asian="12pt" style:font-weight-asian="bold" style:font-size-complex="12pt" style:font-weight-complex="bold"/>
    </style:style>
    <style:style style:name="P100" style:family="paragraph" style:parent-style-name="Standard" style:list-style-name="L41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none" fo:font-weight="bold" style:font-size-asian="12pt" style:font-weight-asian="bold" style:font-size-complex="12pt" style:font-weight-complex="bold"/>
    </style:style>
    <style:style style:name="P101" style:family="paragraph" style:parent-style-name="Standard" style:list-style-name="L5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102" style:family="paragraph" style:parent-style-name="Standard" style:list-style-name="L13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103" style:family="paragraph" style:parent-style-name="Standard" style:list-style-name="L33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4" style:family="paragraph" style:parent-style-name="Standard" style:list-style-name="L44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#dddddd" style:font-size-asian="12pt" style:font-weight-asian="bold" style:font-size-complex="12pt" style:font-weight-complex="bold"/>
    </style:style>
    <style:style style:name="P105" style:family="paragraph" style:parent-style-name="Standard" style:list-style-name="L45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#dddddd" style:font-size-asian="12pt" style:font-weight-asian="bold" style:font-size-complex="12pt" style:font-weight-complex="bold"/>
    </style:style>
    <style:style style:name="P106" style:family="paragraph" style:parent-style-name="Standard" style:list-style-name="L46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#dddddd" style:font-size-asian="12pt" style:font-weight-asian="bold" style:font-size-complex="12pt" style:font-weight-complex="bold"/>
    </style:style>
    <style:style style:name="P107" style:family="paragraph" style:parent-style-name="Standard" style:list-style-name="L48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#dddddd" style:font-size-asian="12pt" style:font-weight-asian="bold" style:font-size-complex="12pt" style:font-weight-complex="bold"/>
    </style:style>
    <style:style style:name="P108" style:family="paragraph" style:parent-style-name="Standard" style:list-style-name="L49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#dddddd" style:font-size-asian="12pt" style:font-weight-asian="bold" style:font-size-complex="12pt" style:font-weight-complex="bold"/>
    </style:style>
    <style:style style:name="P109" style:family="paragraph" style:parent-style-name="Standard" style:list-style-name="L10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0" style:family="paragraph" style:parent-style-name="Standard" style:list-style-name="L35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1" style:family="paragraph" style:parent-style-name="Standard" style:list-style-name="L36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2" style:family="paragraph" style:parent-style-name="Standard" style:list-style-name="L39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3" style:family="paragraph" style:parent-style-name="Standard" style:list-style-name="L12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4" style:family="paragraph" style:parent-style-name="Standard" style:list-style-name="L32">
      <style:paragraph-properties fo:margin-top="0cm" fo:margin-bottom="0cm" fo:line-height="100%" fo:text-align="justify" style:justify-single-word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5" style:family="paragraph" style:parent-style-name="Standard" style:list-style-name="L8">
      <style:paragraph-properties fo:margin-top="0cm" fo:margin-bottom="0cm" fo:line-height="100%" fo:text-align="start" style:justify-single-word="false" fo:background-color="transparent">
        <style:background-image/>
      </style:paragraph-properties>
    </style:style>
    <style:style style:name="P116" style:family="paragraph" style:parent-style-name="Standard" style:list-style-name="L41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117" style:family="paragraph" style:parent-style-name="Standard" style:list-style-name="L1">
      <style:paragraph-properties fo:margin-left="0cm" fo:margin-right="0cm" fo:margin-top="0cm" fo:margin-bottom="0cm" fo:line-height="100%" fo:text-align="center" style:justify-single-word="false" fo:text-indent="0cm" style:auto-text-indent="false" fo:background-color="#dddddd">
        <style:background-image/>
      </style:paragraph-properties>
      <style:text-properties style:font-name="Tahoma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18" style:family="paragraph" style:parent-style-name="Standard" style:list-style-name="L6">
      <style:paragraph-properties fo:margin-left="0cm" fo:margin-right="0cm" fo:margin-top="0cm" fo:margin-bottom="0cm" fo:line-height="100%" fo:text-align="start" style:justify-single-word="false" fo:text-indent="0cm" style:auto-text-indent="false" fo:background-color="#dddddd">
        <style:background-image/>
      </style:paragraph-properties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19" style:family="paragraph" style:parent-style-name="Standard" style:list-style-name="L3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20" style:family="paragraph" style:parent-style-name="Standard" style:list-style-name="L4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21" style:family="paragraph" style:parent-style-name="Standard" style:list-style-name="L18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22" style:family="paragraph" style:parent-style-name="Standard" style:list-style-name="L19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23" style:family="paragraph" style:parent-style-name="Standard" style:list-style-name="L20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24" style:family="paragraph" style:parent-style-name="Standard" style:list-style-name="L30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25" style:family="paragraph" style:parent-style-name="Standard" style:list-style-name="L31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26" style:family="paragraph" style:parent-style-name="Standard" style:list-style-name="L37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27" style:family="paragraph" style:parent-style-name="Standard" style:list-style-name="L7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28" style:family="paragraph" style:parent-style-name="Standard" style:list-style-name="L9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29" style:family="paragraph" style:parent-style-name="Standard" style:list-style-name="L1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 style:list-style-name="L14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1" style:family="paragraph" style:parent-style-name="Standard" style:list-style-name="L15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2" style:family="paragraph" style:parent-style-name="Standard" style:list-style-name="L16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 style:list-style-name="L17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4" style:family="paragraph" style:parent-style-name="Standard" style:list-style-name="L18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5" style:family="paragraph" style:parent-style-name="Standard" style:list-style-name="L22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 style:list-style-name="L23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 style:list-style-name="L25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8" style:family="paragraph" style:parent-style-name="Standard" style:list-style-name="L26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39" style:family="paragraph" style:parent-style-name="Standard" style:list-style-name="L28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 style:list-style-name="L29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41" style:family="paragraph" style:parent-style-name="Standard" style:list-style-name="L38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42" style:family="paragraph" style:parent-style-name="Standard" style:list-style-name="L42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 style:list-style-name="L5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4" style:family="paragraph" style:parent-style-name="Standard" style:list-style-name="L33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5" style:family="paragraph" style:parent-style-name="Standard" style:list-style-name="L43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#dddddd" style:font-size-asian="12pt" style:font-weight-asian="bold" style:font-size-complex="12pt" style:font-weight-complex="bold"/>
    </style:style>
    <style:style style:name="P146" style:family="paragraph" style:parent-style-name="Standard" style:list-style-name="L47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bold" fo:background-color="#dddddd" style:font-size-asian="12pt" style:font-weight-asian="bold" style:font-size-complex="12pt" style:font-weight-complex="bold"/>
    </style:style>
    <style:style style:name="P147" style:family="paragraph" style:parent-style-name="Standard" style:list-style-name="L10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8" style:family="paragraph" style:parent-style-name="Standard" style:list-style-name="L35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9" style:family="paragraph" style:parent-style-name="Standard" style:list-style-name="L36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 style:list-style-name="L39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1" style:family="paragraph" style:parent-style-name="Standard" style:list-style-name="L12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2" style:family="paragraph" style:parent-style-name="Standard" style:list-style-name="L32">
      <style:paragraph-properties fo:margin-left="0cm" fo:margin-right="0cm" fo:margin-top="0cm" fo:margin-bottom="0cm" fo:line-height="100%" fo:text-align="justify" style:justify-single-word="false" fo:text-indent="0cm" style:auto-text-indent="false" fo:background-color="transparent">
        <style:background-image/>
      </style:paragraph-properties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3" style:family="paragraph" style:parent-style-name="Standard" style:list-style-name="L27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</style:style>
    <style:style style:name="P154" style:family="paragraph" style:parent-style-name="Standard" style:list-style-name="L34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</style:style>
    <style:style style:name="P155" style:family="paragraph" style:parent-style-name="Standard" style:list-style-name="L40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156" style:family="paragraph" style:parent-style-name="Standard" style:list-style-name="L7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157" style:family="paragraph" style:parent-style-name="Standard" style:list-style-name="L7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.049cm" fo:border="0.035cm solid #000000" style:shadow="none">
        <style:background-image/>
      </style:paragraph-properties>
      <style:text-properties fo:color="#000099" style:font-name="Courier New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158" style:family="paragraph" style:parent-style-name="Standard" style:list-style-name="L7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59" style:family="paragraph" style:parent-style-name="Standard" style:master-page-name="_30_3-Création-du-squelette-de-projet-Style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0" style:family="paragraph" style:parent-style-name="Standard" style:master-page-name="_30_4-Configuration-du-module-parent-Style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1" style:family="paragraph" style:parent-style-name="Standard" style:master-page-name="_30_5-Configuration-des-modules-enfants-Style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2" style:family="paragraph" style:parent-style-name="Standard" style:master-page-name="_30_6-Configuration-du-contexte-de-l-application-Style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3" style:family="paragraph" style:parent-style-name="Standard" style:master-page-name="_30_6-Configuration-du-contexte-de-l-application-Style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4" style:family="paragraph" style:parent-style-name="Standard" style:master-page-name="_30_7-Configuration-des-loggers-de-l-application-Style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5" style:family="paragraph" style:parent-style-name="Standard" style:master-page-name="_30_7-Configuration-des-loggers-de-l-application-Style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6" style:family="paragraph" style:parent-style-name="Standard" style:master-page-name="_30_8-Modèle-de-données-de-l-application-Style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7" style:family="paragraph" style:parent-style-name="Standard" style:master-page-name="_30_9-Architecture-de-test-de-l-application-Style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8" style:family="paragraph" style:parent-style-name="Standard" style:master-page-name="_30_9-Architecture-de-test-de-l-application-Style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69" style:family="paragraph" style:parent-style-name="Standard" style:master-page-name="_31_0-Compilation-de-l-application-Style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70" style:family="paragraph" style:parent-style-name="Standard" style:master-page-name="_31_0-Compilation-de-l-application-Style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71" style:family="paragraph" style:parent-style-name="Standard" style:master-page-name="_31_1-Lancement-des-tests-de-l-application-Style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72" style:family="paragraph" style:parent-style-name="Standard" style:master-page-name="_31_1-Lancement-des-tests-de-l-application-Style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P173" style:family="paragraph">
      <style:paragraph-properties fo:text-align="center"/>
    </style:style>
    <style:style style:name="P174" style:family="paragraph">
      <style:paragraph-properties fo:text-align="center"/>
      <style:text-properties style:font-name="Courier New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5" style:family="paragraph">
      <style:paragraph-properties fo:text-align="center"/>
      <style:text-properties fo:font-size="12pt" style:font-size-asian="12pt" style:font-size-complex="12pt"/>
    </style:style>
    <style:style style:name="P176" style:family="paragraph">
      <style:paragraph-properties fo:text-align="center"/>
      <style:text-properties style:font-name="Courier New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fo:background-color="#ddddd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cc0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background-color="#ffff00"/>
    </style:style>
    <style:style style:name="T6" style:family="text">
      <style:text-properties style:text-underline-style="solid" style:text-underline-width="auto" style:text-underline-color="font-color" fo:background-color="#ffff66"/>
    </style:style>
    <style:style style:name="T7" style:family="text">
      <style:text-properties style:font-name="Tahoma"/>
    </style:style>
    <style:style style:name="T8" style:family="text">
      <style:text-properties style:font-name="Tahoma" style:text-underline-style="none" fo:font-weight="normal" style:font-weight-asian="normal" style:font-weight-complex="normal"/>
    </style:style>
    <style:style style:name="T9" style:family="text">
      <style:text-properties style:font-name="Tahoma" style:text-underline-style="none" fo:font-weight="bold" style:font-weight-asian="bold" style:font-weight-complex="bold"/>
    </style:style>
    <style:style style:name="T10" style:family="text">
      <style:text-properties style:font-name="Tahoma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Tahoma" style:text-underline-style="solid" style:text-underline-width="auto" style:text-underline-color="font-color" fo:font-weight="bold" fo:background-color="#dddddd" style:font-weight-asian="bold" style:font-weight-complex="bold"/>
    </style:style>
    <style:style style:name="T12" style:family="text"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style:font-name="Tahoma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4" style:family="text">
      <style:text-properties style:font-name="Tahoma" fo:font-size="12pt" style:text-underline-style="none" style:font-size-asian="12pt" style:font-size-complex="12pt"/>
    </style:style>
    <style:style style:name="T15" style:family="text">
      <style:text-properties style:font-name="Tahom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style:font-name="Tahoma" fo:font-size="12pt" style:text-underline-style="solid" style:text-underline-width="auto" style:text-underline-color="font-color" style:font-size-asian="12pt" style:font-size-complex="12pt"/>
    </style:style>
    <style:style style:name="T17" style:family="text">
      <style:text-properties style:font-name="Tahoma" fo:background-color="#ffff66"/>
    </style:style>
    <style:style style:name="T18" style:family="text">
      <style:text-properties fo:color="#0000cc"/>
    </style:style>
    <style:style style:name="T19" style:family="text">
      <style:text-properties fo:color="#0000cc" fo:background-color="transparent"/>
    </style:style>
    <style:style style:name="T20" style:family="text">
      <style:text-properties fo:color="#cc0000"/>
    </style:style>
    <style:style style:name="T21" style:family="text">
      <style:text-properties fo:color="#cc0000" fo:background-color="transparent"/>
    </style:style>
    <style:style style:name="T22" style:family="text">
      <style:text-properties fo:color="#cc0000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7826"/>
    </style:style>
    <style:style style:name="T25" style:family="text">
      <style:text-properties fo:color="#007826" fo:background-color="transparent"/>
    </style:style>
    <style:style style:name="T26" style:family="text">
      <style:text-properties fo:color="#007826" style:font-name="Courier New"/>
    </style:style>
    <style:style style:name="T27" style:family="text">
      <style:text-properties fo:color="#007826" style:font-name="Courier New" fo:font-size="10pt" style:font-size-asian="10pt" style:font-size-complex="10pt"/>
    </style:style>
    <style:style style:name="T28" style:family="text">
      <style:text-properties fo:color="#007826" fo:font-weight="bold" style:font-weight-asian="bold" style:font-weight-complex="bold"/>
    </style:style>
    <style:style style:name="T29" style:family="text">
      <style:text-properties fo:color="#000066"/>
    </style:style>
    <style:style style:name="T30" style:family="text">
      <style:text-properties fo:color="#000066" fo:background-color="transparent"/>
    </style:style>
    <style:style style:name="T31" style:family="text">
      <style:text-properties fo:color="#330099"/>
    </style:style>
    <style:style style:name="T32" style:family="text">
      <style:text-properties fo:color="#990000"/>
    </style:style>
    <style:style style:name="T33" style:family="text">
      <style:text-properties fo:color="#000099"/>
    </style:style>
    <style:style style:name="T34" style:family="text">
      <style:text-properties fo:color="#000099" style:font-name="Courier New"/>
    </style:style>
    <style:style style:name="T35" style:family="text">
      <style:text-properties fo:color="#000099" style:font-name="Courier New" fo:font-size="10pt" style:font-size-asian="10pt" style:font-size-complex="10pt"/>
    </style:style>
    <style:style style:name="T36" style:family="text">
      <style:text-properties fo:color="#000099" style:text-underline-style="solid" style:text-underline-width="auto" style:text-underline-color="font-color"/>
    </style:style>
    <style:style style:name="T37" style:family="text">
      <style:text-properties fo:color="#000099" fo:font-weight="bold" style:font-name-asian="Consolas" style:font-weight-asian="bold" style:font-name-complex="Consolas" style:font-weight-complex="bold"/>
    </style:style>
    <style:style style:name="T38" style:family="text">
      <style:text-properties fo:color="#000099" style:font-name-asian="Consolas" style:font-name-complex="Consolas"/>
    </style:style>
    <style:style style:name="T39" style:family="text">
      <style:text-properties style:font-name="Courier New"/>
    </style:style>
    <style:style style:name="T40" style:family="text">
      <style:text-properties style:font-name="Courier New" fo:font-size="10pt" style:font-size-asian="10pt" style:font-size-complex="10pt"/>
    </style:style>
    <style:style style:name="T41" style:family="text">
      <style:text-properties style:font-name="Courier New" fo:background-color="#ffff66"/>
    </style:style>
    <style:style style:name="T42" style:family="text">
      <style:text-properties fo:background-color="#ffff66"/>
    </style:style>
    <style:style style:name="T43" style:family="text">
      <style:text-properties fo:color="#0000ff"/>
    </style:style>
    <style:style style:name="T44" style:family="text">
      <style:text-properties fo:color="#0000ff" fo:background-color="transparent"/>
    </style:style>
    <style:style style:name="T45" style:family="text">
      <style:text-properties fo:color="#0000ff" style:font-name="Courier New"/>
    </style:style>
    <style:style style:name="T46" style:family="text">
      <style:text-properties fo:color="#0000ff" style:font-name="Courier New" fo:font-size="10pt" style:font-size-asian="10pt" style:font-size-complex="10pt"/>
    </style:style>
    <style:style style:name="T47" style:family="text">
      <style:text-properties fo:color="#0000ff" style:font-name="Courier New" fo:background-color="#ffff66"/>
    </style:style>
    <style:style style:name="T48" style:family="text">
      <style:text-properties fo:color="#0000ff" fo:font-weight="bold" style:font-weight-asian="bold" style:font-weight-complex="bold"/>
    </style:style>
    <style:style style:name="T49" style:family="text">
      <style:text-properties fo:color="#0000ff" fo:font-weight="bold" fo:background-color="#ffff66" style:font-weight-asian="bold" style:font-weight-complex="bold"/>
    </style:style>
    <style:style style:name="T50" style:family="text">
      <style:text-properties fo:color="#0000ff" style:font-name-asian="Consolas" style:font-name-complex="Consolas"/>
    </style:style>
    <style:style style:name="T51" style:family="text">
      <style:text-properties fo:background-color="#ffff00"/>
    </style:style>
    <style:style style:name="T52" style:family="text">
      <style:text-properties fo:color="#006600"/>
    </style:style>
    <style:style style:name="T53" style:family="text">
      <style:text-properties fo:color="#006600" style:font-name-asian="Consolas" style:font-name-complex="Consolas"/>
    </style:style>
    <style:style style:name="T54" style:family="text">
      <style:text-properties fo:color="#006600" style:font-name="Courier New"/>
    </style:style>
    <style:style style:name="T55" style:family="text">
      <style:text-properties fo:color="#006600" fo:background-color="transparent"/>
    </style:style>
    <style:style style:name="T56" style:family="text">
      <style:text-properties fo:color="#006600" fo:font-weight="bold" style:font-weight-asian="bold" style:font-weight-complex="bold"/>
    </style:style>
    <style:style style:name="T57" style:family="text">
      <style:text-properties fo:color="#666666"/>
    </style:style>
    <style:style style:name="T58" style:family="text">
      <style:text-properties fo:color="#666666" style:font-name="Courier New" fo:font-weight="bold" style:font-weight-asian="bold" style:font-weight-complex="bold"/>
    </style:style>
    <style:style style:name="T59" style:family="text">
      <style:text-properties fo:color="#666666" fo:background-color="transparent"/>
    </style:style>
    <style:style style:name="T60" style:family="text">
      <style:text-properties style:font-name-asian="Consolas" style:font-name-complex="Consolas"/>
    </style:style>
    <style:style style:name="T61" style:family="text">
      <style:text-properties fo:color="#ff6600"/>
    </style:style>
    <style:style style:name="T62" style:family="text">
      <style:text-properties style:text-underline-style="none"/>
    </style:style>
    <style:style style:name="T63" style:family="text">
      <style:text-properties fo:color="#000080"/>
    </style:style>
    <style:style style:name="T64" style:family="text">
      <style:text-properties fo:color="#000000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color="#661900"/>
    </style:style>
    <style:style style:name="T67" style:family="text">
      <style:text-properties fo:background-color="#ffcc00"/>
    </style:style>
    <style:style style:name="T68" style:family="text">
      <style:text-properties fo:color="#ff3333"/>
    </style:style>
    <style:style style:name="T69" style:family="text">
      <style:text-properties fo:color="#ffcc00"/>
    </style:style>
    <style:style style:name="T70" style:family="text">
      <style:text-properties style:font-name="Courier New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1" style:family="text">
      <style:text-properties style:font-name="Courier New"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">
      <text:list-level-style-number text:level="1" style:num-prefix="( " style:num-suffix=".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 " style:num-suffix=".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 " style:num-suffix=".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 " style:num-suffix=".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 " style:num-suffix=".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 " style:num-suffix=".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 " style:num-suffix=".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 " style:num-suffix=".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 " style:num-suffix=".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 " style:num-suffix=".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5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6">
      <text:list-level-style-number text:level="1" text:style-name="Numbering_20_Symbols" style:num-prefix="(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0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4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5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6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7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8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19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0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4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5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6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7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8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29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0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4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5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6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7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8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39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0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4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5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6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7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8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text:list-style style:name="L49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2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3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4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5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egoe UI"/>
      </text:list-level-style-bullet>
    </text:list-style>
    <style:style style:name="gr1" style:family="graphic">
      <style:graphic-properties svg:stroke-color="#1c1c1c" draw:fill-color="#eeeeee" draw:textarea-horizontal-align="justify" draw:textarea-vertical-align="top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3300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99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990000" draw:fill-color="#ff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6600"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801900" draw:fill-color="#ffcc99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1c1c1c" draw:fill-color="#cccccc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24-Développement Spring-Dat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24-01-Gestion d'utilisateurs-Spring-Data</text:p>
      <text:p text:style-name="P14"/>
      <text:p text:style-name="P14"/>
      <text:p text:style-name="P14"/>
      <text:p text:style-name="P14"/>
      <text:p text:style-name="P15"/>
      <text:p text:style-name="P15"/>
      <text:p text:style-name="P78"/>
      <text:p text:style-name="P6">Sommaire</text:p>
      <text:p text:style-name="P16"/>
      <text:p text:style-name="P16"/>
      <text:p text:style-name="P16"/>
      <text:p text:style-name="P16"/>
      <text:p text:style-name="P17">(01.) Introduction</text:p>
      <text:p text:style-name="P16"/>
      <text:p text:style-name="P17">(02.) <text:span text:style-name="T1">Architecture</text:span> de la future application</text:p>
      <text:p text:style-name="P16"/>
      <text:p text:style-name="P17">(03.) Création du <text:span text:style-name="T1">squelette de projet</text:span></text:p>
      <text:p text:style-name="P16"/>
      <text:p text:style-name="P17">(04.) <text:span text:style-name="T62">Configuration du </text:span><text:span text:style-name="T1">module « parent »</text:span></text:p>
      <text:p text:style-name="P16"/>
      <text:p text:style-name="P17">(05.) <text:span text:style-name="T62">Configuration </text:span>des <text:span text:style-name="T1">modules « enfants »</text:span></text:p>
      <text:p text:style-name="P17"/>
      <text:p text:style-name="P17">(06.)<text:span text:style-name="T62"> Configuration du </text:span><text:span text:style-name="T1">contexte de l'application</text:span></text:p>
      <text:p text:style-name="P17"/>
      <text:p text:style-name="P17">(07.) Configuration des <text:span text:style-name="T1">loggers de l'application</text:span></text:p>
      <text:p text:style-name="P16"/>
      <text:p text:style-name="P83">(08.) <text:span text:style-name="T1">Modèle de données</text:span> de l'application</text:p>
      <text:p text:style-name="P17"><text:span text:style-name="T62"/></text:p>
      <text:p text:style-name="P17">(09.) <text:span text:style-name="T1">Architecture de test</text:span><text:span text:style-name="T62"> de l'application</text:span></text:p>
      <text:p text:style-name="P16"/>
      <text:p text:style-name="P17">(10.) <text:span text:style-name="T1">Compilation</text:span> de l'application</text:p>
      <text:p text:style-name="P16"/>
      <text:p text:style-name="P17">(11.) Lancement des <text:span text:style-name="T1">tests de l'application</text:span></text:p>
      <text:p text:style-name="P16"/>
      <text:p text:style-name="P16"/>
      <text:p text:style-name="P16"/>
      <text:p text:style-name="P16"/>
      <text:p text:style-name="P7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190667954481189140" text:style-name="L1">
        <text:list-header>
          <text:p text:style-name="P117">(01.) Introduction :</text:p>
        </text:list-header>
      </text:list>
      <text:p text:style-name="P11"/>
      <text:p text:style-name="P11"/>
      <text:p text:style-name="P18"/>
      <text:p text:style-name="P12">L'objectif de ce document est de <text:span text:style-name="T1">créer</text:span> et de <text:span text:style-name="T1">configurer</text:span> le squelette d'un <text:span text:style-name="T1">projet multi-modules</text:span> « GestionDUtilisateurs-02 ».</text:p>
      <text:p text:style-name="P12"/>
      <text:p text:style-name="P12">Pour réaliser ce squelette d'application, nous utiliserons les éléments suivants :</text:p>
      <text:p text:style-name="P12"/>
      <text:list xml:id="list7935534435089000938" text:style-name="L2">
        <text:list-item>
          <text:p text:style-name="P80">le <text:span text:style-name="T1">gestionnaire de dépendances</text:span> « APACHE-MAVEN »</text:p>
        </text:list-item>
        <text:list-item>
          <text:p text:style-name="P80">la bibliothèque logicielle « Spring-Boot »</text:p>
        </text:list-item>
        <text:list-item>
          <text:p text:style-name="P80">la bibliothèque logicielle « Spring-Data »</text:p>
        </text:list-item>
        <text:list-item>
          <text:p text:style-name="P80">la bibliothèque logicielle « Spring-Core »</text:p>
        </text:list-item>
        <text:list-item>
          <text:p text:style-name="P80">la bibliothèque logicielle « Spring-Web »</text:p>
        </text:list-item>
      </text:list>
      <text:p text:style-name="P12"/>
      <text:p text:style-name="P12"/>
      <text:p text:style-name="P12">Ce squelette de projet sera utilisé pour réaliser une <text:span text:style-name="T1">application multi-plateformes</text:span>, de type «<text:span text:style-name="T1">Web-Services</text:span>», avec une <text:span text:style-name="T1">architecture « N-Tiers ».</text:span> </text:p>
      <text:p text:style-name="P12"/>
      <text:p text:style-name="P12"><text:span text:style-name="T62">On remarque qu'une </text:span><text:span text:style-name="T1">architecture N-Tiers</text:span> satisfait à des <text:span text:style-name="T1">normes</text:span> et à des <text:span text:style-name="T1">règles de fonctionnement</text:span> (définition des responsabilités des différentes couches logicielles).</text:p>
      <text:p text:style-name="P12"/>
      <text:p text:style-name="P12">Par conséquent, <text:span text:style-name="T62">le </text:span><text:span text:style-name="T1">squelette de projet</text:span><text:span text:style-name="T62"> que nous allons réaliser devra être conforme à ces normes et à ces règles</text:span>.</text:p>
      <text:p text:style-name="P12"/>
      <text:p text:style-name="P11">Bon courage à tous !! Et bonne rentrée ! ...</text:p>
      <text:p text:style-name="P11"/>
      <text:p text:style-name="P11"/>
      <text:p text:style-name="P11"/>
      <text:p text:style-name="P8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30710955" text:continue-list="list2190667954481189140" text:style-name="L1">
        <text:list-header>
          <text:p text:style-name="P117">(02.) Architecture de la future application :</text:p>
        </text:list-header>
      </text:list>
      <text:p text:style-name="P24"/>
      <text:p text:style-name="P24"/>
      <text:p text:style-name="P59"/>
      <text:p text:style-name="P25"><text:span text:style-name="T1">L'architecture de la future application</text:span> sera de type « <text:span text:style-name="T1">N-Tiers</text:span> ». Cela signifie qu'elle sera constituée des <text:span text:style-name="T1">composants applicatifs</text:span> suivants :</text:p>
      <text:p text:style-name="P24"/>
      <text:p text:style-name="P24"/>
      <text:p text:style-name="P24"/>
      <text:p text:style-name="P24"/>
      <text:list xml:id="list6755660667511775586" text:style-name="L3">
        <text:list-header>
          <text:p text:style-name="P119"><text:span text:style-name="T11">(01.) Un Serveur de Gestion de Base de Données Relationnelle</text:span><text:span text:style-name="T8"> : </text:span></text:p>
        </text:list-header>
      </text:list>
      <text:p text:style-name="P73"/>
      <text:p text:style-name="P73">Responsable du <text:span text:style-name="T1">stockage des données</text:span>. </text:p>
      <text:p text:style-name="P73">Pour le réaliser, nous choisissons le SGBDR « mariaDB ».</text:p>
      <text:p text:style-name="P24"/>
      <text:p text:style-name="P24"/>
      <text:list xml:id="list30692870" text:continue-numbering="true" text:style-name="L3">
        <text:list-header>
          <text:p text:style-name="P85"><text:span text:style-name="T11">(02.) Un composant « model »</text:span><text:span text:style-name="T10"> </text:span><text:span text:style-name="T8">(orthographe anglaise) </text:span><text:span text:style-name="T9">:<text:tab/></text:span></text:p>
        </text:list-header>
      </text:list>
      <text:p text:style-name="P72"/>
      <text:p text:style-name="P72">Responsable de la <text:span text:style-name="T1">création des objets « métier »</text:span> (définis dans le Modèle Conceptuel de Données).</text:p>
      <text:p text:style-name="P72">Pour le réaliser, nous choisissons la bibliothèque logicielle « Spring-Data ».</text:p>
      <text:p text:style-name="P24"/>
      <text:p text:style-name="P24"/>
      <text:list xml:id="list30712097" text:continue-numbering="true" text:style-name="L3">
        <text:list-header>
          <text:p text:style-name="P86"><text:span text:style-name="T3">(02.) Un composant « persistence »</text:span> (orthographe anglaise): </text:p>
        </text:list-header>
      </text:list>
      <text:p text:style-name="P73"/>
      <text:p text:style-name="P73">Responsable des <text:span text:style-name="T1">opérations de persistance des objets « métier »</text:span>.</text:p>
      <text:p text:style-name="P73">Pour le réaliser, nous choisissons la bibliothèque logicielle « Spring-Data ».</text:p>
      <text:p text:style-name="P24"/>
      <text:p text:style-name="P24"/>
      <text:list xml:id="list30688779" text:continue-numbering="true" text:style-name="L3">
        <text:list-header>
          <text:p text:style-name="P86"><text:span text:style-name="T3">(03.) Un composant « business »</text:span> (orthographe anglaise): </text:p>
        </text:list-header>
      </text:list>
      <text:p text:style-name="P72"/>
      <text:p text:style-name="P72">Responsable des <text:span text:style-name="T1">traitements « métier »</text:span>.</text:p>
      <text:p text:style-name="P72">Pour le réaliser, nous choisissons la bibliothèque logicielle « Spring-Core ».</text:p>
      <text:p text:style-name="P24"/>
      <text:list xml:id="list30687630" text:continue-numbering="true" text:style-name="L3">
        <text:list-header>
          <text:p text:style-name="P99"/>
          <text:p text:style-name="P85"><text:span text:style-name="T11">(05.) Un composant « user interface »</text:span><text:span text:style-name="T8"> (orthographe anglaise) : </text:span></text:p>
        </text:list-header>
      </text:list>
      <text:p text:style-name="P72"/>
      <text:p text:style-name="P72">Responsable du <text:span text:style-name="T1">dialogue Homme-Machine</text:span>.</text:p>
      <text:p text:style-name="P72">Pour le réaliser, nous choisissons la bibliothèque logicielle « Spring-Web ».</text:p>
      <text:p text:style-name="P24"/>
      <text:p text:style-name="P24"/>
      <text:p text:style-name="P59"/>
      <text:p text:style-name="P26">L'interdépendance entre ces composants applicatifs :</text:p>
      <text:p text:style-name="P25"/>
      <text:p text:style-name="P25">Elle est illustrée par le schéma ci-dessous :</text:p>
      <text:p text:style-name="P25"/>
      <text:p text:style-name="P25">(Toute ressemblance avec le tutoriel « maven » d'« openclassrooms » est un pur hasard !).</text:p>
      <text:p text:style-name="P25"/>
      <text:p text:style-name="P26">Remarque :</text:p>
      <text:p text:style-name="P25"/>
      <text:p text:style-name="P25">Les flèches entre 2 modules :</text:p>
      <text:p text:style-name="P25"/>
      <text:list xml:id="list1984667154192469408" text:style-name="L4">
        <text:list-item>
          <text:p text:style-name="P120">Chaque flèche représente <text:span text:style-name="T1">l'ensemble de tous les appels</text:span> <text:span text:style-name="T1">entre les 2 modules concernés</text:span>.</text:p>
        </text:list-item>
        <text:list-item>
          <text:p text:style-name="P120">Chaque flèche va du <text:span text:style-name="T1">module appelant</text:span> vers le <text:span text:style-name="T1">module appelé</text:span>.</text:p>
        </text:list-item>
      </text:list>
      <text:p text:style-name="P25"/>
      <text:p text:style-name="P25"><draw:custom-shape text:anchor-type="paragraph" draw:z-index="11" draw:style-name="gr7" svg:width="3.551cm" svg:height="0.802cm" svg:x="8.7cm" svg:y="8.0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style-name="gr7" svg:width="3.551cm" svg:height="0.802cm" svg:x="8.7cm" svg:y="5.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style-name="gr7" svg:width="3.551cm" svg:height="0.802cm" svg:x="8.7cm" svg:y="3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7" svg:width="0.802cm" svg:height="1.2cm" svg:x="5.5cm" svg:y="9.1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style-name="gr7" svg:width="0.802cm" svg:height="1.2cm" svg:x="5.5cm" svg:y="6.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style-name="gr7" svg:width="0.802cm" svg:height="1.2cm" svg:x="5.5cm" svg:y="4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" draw:style-name="gr2" draw:text-style-name="P175" svg:width="3.001cm" svg:height="6.002cm" svg:x="12.499cm" svg:y="3cm"><text:p text:style-name="P173"><text:span text:style-name="T71">« Model »</text:span></text:p></draw:rect><draw:rect text:anchor-type="paragraph" draw:z-index="2" draw:style-name="gr3" draw:text-style-name="P176" svg:width="5.001cm" svg:height="1.001cm" svg:x="3.5cm" svg:y="3cm"><text:p text:style-name="P173"><text:span text:style-name="T71">« User interface »</text:span></text:p></draw:rect><draw:rect text:anchor-type="paragraph" draw:z-index="3" draw:style-name="gr4" draw:text-style-name="P175" svg:width="5.001cm" svg:height="1.001cm" svg:x="3.5cm" svg:y="5.5cm"><text:p text:style-name="P173"><text:span text:style-name="T71">« Business »</text:span></text:p></draw:rect><draw:rect text:anchor-type="paragraph" draw:z-index="4" draw:style-name="gr5" draw:text-style-name="P175" svg:width="5.001cm" svg:height="1.001cm" svg:x="3.5cm" svg:y="8.001cm"><text:p text:style-name="P173"><text:span text:style-name="T71">« Persistence »</text:span></text:p></draw:rect><draw:custom-shape text:anchor-type="paragraph" draw:z-index="5" draw:style-name="gr6" draw:text-style-name="P176" svg:width="5.001cm" svg:height="2.001cm" svg:x="3.5cm" svg:y="10.5cm"><text:p text:style-name="P173"><text:span text:style-name="T71">Base de Données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P25"><draw:custom-shape text:anchor-type="paragraph" draw:z-index="0" draw:style-name="gr1" draw:text-style-name="P174" svg:width="15.2cm" svg:height="8cm" svg:x="2cm" svg:y="1cm"><text:p text:style-name="P173"><text:span text:style-name="T70">Module «Parent»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0693750" text:continue-list="list30710955" text:style-name="L1">
        <text:list-header>
          <text:p text:style-name="P117">(03.) Création du squelette de projet :</text:p>
        </text:list-header>
      </text:list>
      <text:p text:style-name="P24"/>
      <text:p text:style-name="P24"/>
      <text:p text:style-name="P24"/>
      <text:p text:style-name="P59"/>
      <text:p text:style-name="P24">La <text:span text:style-name="T1">création de ce squelette de projet</text:span> sera constituée des étapes suivantes :</text:p>
      <text:p text:style-name="P24"/>
      <text:p text:style-name="P24"/>
      <text:p text:style-name="P24"/>
      <text:list xml:id="list6777357487574171646" text:style-name="L5">
        <text:list-item>
          <text:p text:style-name="P143">La création d'un module « parent » .</text:p>
        </text:list-item>
      </text:list>
      <text:p text:style-name="P27"/>
      <text:list xml:id="list30693105" text:continue-numbering="true" text:style-name="L5">
        <text:list-item>
          <text:p text:style-name="P143">La configuration du module « parent » .</text:p>
        </text:list-item>
      </text:list>
      <text:p text:style-name="P24"/>
      <text:p text:style-name="P24"/>
      <text:p text:style-name="P24"/>
      <text:list xml:id="list30712257" text:continue-numbering="true" text:style-name="L5">
        <text:list-item>
          <text:p text:style-name="P143">La création du module «model».</text:p>
        </text:list-item>
      </text:list>
      <text:p text:style-name="P27"/>
      <text:list xml:id="list30703485" text:continue-numbering="true" text:style-name="L5">
        <text:list-item>
          <text:p text:style-name="P143">La création du module «persistence ».</text:p>
        </text:list-item>
      </text:list>
      <text:p text:style-name="P27"/>
      <text:list xml:id="list30692340" text:continue-numbering="true" text:style-name="L5">
        <text:list-item>
          <text:p text:style-name="P143">La création du module «business».</text:p>
        </text:list-item>
      </text:list>
      <text:p text:style-name="P27"/>
      <text:list xml:id="list30692604" text:continue-numbering="true" text:style-name="L5">
        <text:list-item>
          <text:p text:style-name="P143">La création du module «ui».</text:p>
        </text:list-item>
      </text:list>
      <text:p text:style-name="P24"/>
      <text:p text:style-name="P24"/>
      <text:p text:style-name="P24"/>
      <text:p text:style-name="P24">Ces tâches sont détaillées dans les paragraphes ci-dessous.</text:p>
      <text:p text:style-name="P24"/>
      <text:p text:style-name="P24"/>
      <text:p text:style-name="P59"/>
      <text:list xml:id="list7825534430786854023" text:style-name="L6">
        <text:list-item>
          <text:list>
            <text:list-header>
              <text:p text:style-name="P118"><text:span text:style-name="T7">(03.01.) Création du module «</text:span><text:span text:style-name="T17">parent</text:span><text:span text:style-name="T7">»</text:span></text:p>
            </text:list-header>
          </text:list>
        </text:list-item>
      </text:list>
      <text:p text:style-name="P24"/>
      <text:p text:style-name="P24"/>
      <text:p text:style-name="P24">Pour <text:span text:style-name="T1">créer le module « parent »</text:span>, on effectue les tâches ci-dessous :</text:p>
      <text:p text:style-name="P24"/>
      <text:p text:style-name="P24"/>
      <text:p text:style-name="P28">(03.01.A.) Démarrer une invite de commande :</text:p>
      <text:p text:style-name="P24"/>
      <text:p text:style-name="P24">Lancer le programme « cmd.exe ».</text:p>
      <text:p text:style-name="P24"/>
      <text:p text:style-name="P24"/>
      <text:p text:style-name="P28">(03.01.B.) Pointer sur le répertoire du workspace :</text:p>
      <text:p text:style-name="P24"/>
      <text:p text:style-name="P24">Lancer la commande :</text:p>
      <text:p text:style-name="P24"/>
      <text:list xml:id="list2345963580111217821" text:style-name="L7">
        <text:list-item>
          <text:list>
            <text:list-item>
              <text:list>
                <text:list-header>
                  <text:p text:style-name="P156"><text:span text:style-name="T21">cd</text:span> <text:span text:style-name="T18">23-01-GestionDUtilisateurs-SpringBoot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28">(03.01.C.) Créer un répertoire pour les logs de génération:</text:p>
      <text:list xml:id="list30687306" text:continue-numbering="true" text:style-name="L7">
        <text:list-item>
          <text:list>
            <text:list-item>
              <text:list>
                <text:list-header>
                  <text:p text:style-name="P158"/>
                </text:list-header>
              </text:list>
            </text:list-item>
          </text:list>
        </text:list-item>
      </text:list>
      <text:p text:style-name="P8">Lancer la commande :</text:p>
      <text:p text:style-name="P8"/>
      <text:list xml:id="list30684714" text:continue-numbering="true" text:style-name="L7">
        <text:list-item>
          <text:list>
            <text:list-item>
              <text:list>
                <text:list-header>
                  <text:p text:style-name="P156"><text:span text:style-name="T21">mkdir</text:span> <text:span text:style-name="T18">logGenerate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28">(03.01.D.) Lancer la commande de création du module « parent » :</text:p>
      <text:p text:style-name="P24"/>
      <text:p text:style-name="P24"><text:span text:style-name="T1">Commande de création du module « parent »</text:span> :</text:p>
      <text:p text:style-name="P24"/>
      <text:p text:style-name="P40">REM ************************************************************************************</text:p>
      <text:p text:style-name="P40">REM * (01.)CREER LE MODULE 'PARENT' DE L'APPLICATION :</text:p>
      <text:p text:style-name="P40">REM *</text:p>
      <text:p text:style-name="P40">REM * <text:s text:c="5"/>PROCEDURE : CREER UN MODULE 'PARENT' AVEC LES CARACTERISTIQUES SUIVANTES :</text:p>
      <text:p text:style-name="P40">REM *</text:p>
      <text:p text:style-name="P40">REM * <text:s text:c="5"/>-&gt;(01.01.)UN FICHIER 'POM.XML'.</text:p>
      <text:p text:style-name="P40">REM * <text:s text:c="5"/>-&gt;(01.02.)UN ARCHETYPE 'QUICKSTART'.</text:p>
      <text:p text:style-name="P40">REM ************************************************************************************</text:p>
      <text:p text:style-name="P38"><text:span text:style-name="T20">mvn</text:span> <text:span text:style-name="T43">archetype</text:span>:<text:span text:style-name="T43">generate</text:span> ^</text:p>
      <text:p text:style-name="P38"><text:s/>-D<text:span text:style-name="T24">groupId</text:span>=<text:span text:style-name="T43">fr.afpa</text:span> ^</text:p>
      <text:p text:style-name="P38"><text:s/>-D<text:span text:style-name="T24">artifactId</text:span>=<text:span text:style-name="T43">GestionDUtilisateurs-02</text:span> ^</text:p>
      <text:p text:style-name="P38"><text:s/>-D<text:span text:style-name="T24">archetypeGroupId</text:span>=<text:span text:style-name="T43">org.apache.maven.archetypes</text:span> ^</text:p>
      <text:p text:style-name="P38"><text:s/>-D<text:span text:style-name="T24">archetypeArtifactId</text:span>=<text:span text:style-name="T43">maven-archetype-quickstart</text:span> ^</text:p>
      <text:p text:style-name="P38"><text:s/>-D<text:span text:style-name="T24">archetypeVersion</text:span>=<text:span text:style-name="T43">1.1</text:span> ^</text:p>
      <text:p text:style-name="P38"><text:s/>-D<text:span text:style-name="T24">version</text:span>=<text:span text:style-name="T43">1.0-SNAPSHOT</text:span> ^</text:p>
      <text:p text:style-name="P38"><text:s/>-D<text:span text:style-name="T24">interactiveMode</text:span>=<text:span text:style-name="T43">false</text:span> ^</text:p>
      <text:p text:style-name="P38"><text:s/>-e -X ^</text:p>
      <text:p text:style-name="P38"><text:s/>&gt; .\<text:span text:style-name="T43">logGenerate\generate--GestionDUtilisateurs-02</text:span><text:span text:style-name="T29">.</text:span><text:span text:style-name="T43">log</text:span></text:p>
      <text:p text:style-name="P24"/>
      <text:p text:style-name="P24"/>
      <text:p text:style-name="P24"/>
      <text:p text:style-name="P59"/>
      <text:p text:style-name="P23">(03.01.E.) Vérifier les logs de génération:</text:p>
      <text:list xml:id="list30696561" text:continue-numbering="true" text:style-name="L7">
        <text:list-item>
          <text:list>
            <text:list-item>
              <text:list>
                <text:list-header>
                  <text:p text:style-name="P127"/>
                  <text:p text:style-name="P156"><text:span text:style-name="T21">type</text:span> .\<text:span text:style-name="T43">logGenerate</text:span><text:span text:style-name="T18">\</text:span><text:span text:style-name="T43">generate--GestionDUtilisateurs-02</text:span><text:span text:style-name="T29">.</text:span><text:span text:style-name="T43">log</text:span></text:p>
                </text:list-header>
              </text:list>
            </text:list-item>
          </text:list>
        </text:list-item>
      </text:list>
      <text:p text:style-name="P24"/>
      <text:p text:style-name="P24">A la fin du fichier de log, on trouve la <text:span text:style-name="T1">mention ci-dessous</text:span> (en cas de succès) :</text:p>
      <text:p text:style-name="P24"/>
      <text:p text:style-name="P37">[INFO] ------------------------------------------------------------------------</text:p>
      <text:p text:style-name="P37">[INFO] BUILD SUCCESS</text:p>
      <text:p text:style-name="P37">[INFO] ------------------------------------------------------------------------</text:p>
      <text:p text:style-name="P24"/>
      <text:p text:style-name="P24"/>
      <text:p text:style-name="P24"/>
      <text:p text:style-name="P59"/>
      <text:p text:style-name="P20">(03.02.) Configuration du module «<text:span text:style-name="T42">parent</text:span>»</text:p>
      <text:p text:style-name="P24"/>
      <text:p text:style-name="P24"/>
      <text:p text:style-name="P24">Pour <text:span text:style-name="T1">configurer le module « parent »</text:span>, on effectue les tâches ci-dessous :</text:p>
      <text:p text:style-name="P24"/>
      <text:p text:style-name="P24"/>
      <text:p text:style-name="P28">(03.02.A.) Démarrer une invite de commande :</text:p>
      <text:p text:style-name="P24"/>
      <text:p text:style-name="P24">Lancer le programme « cmd.exe ».</text:p>
      <text:p text:style-name="P24"/>
      <text:p text:style-name="P24"/>
      <text:p text:style-name="P28">(03.02.B.) Pointer sur le répertoire du module « parent » :</text:p>
      <text:p text:style-name="P24"/>
      <text:p text:style-name="P24">Lancer la commande :</text:p>
      <text:p text:style-name="P24"/>
      <text:list xml:id="list30688361" text:continue-numbering="true" text:style-name="L7">
        <text:list-item>
          <text:list>
            <text:list-item>
              <text:list>
                <text:list-header>
                  <text:p text:style-name="P157">REM ************************************************************************************</text:p>
                </text:list-header>
              </text:list>
            </text:list-item>
          </text:list>
        </text:list-item>
      </text:list>
      <text:p text:style-name="P42">REM * (02.)CONFIGURER LE MODULE 'PARENT' CREE PRECEDEMMENT :</text:p>
      <text:p text:style-name="P42">REM *</text:p>
      <text:p text:style-name="P42">REM * <text:s text:c="5"/>PROCEDURE : CONFIGURER LE MODULE 'PARENT' EN EFFECTUANT LES TACHES SUIVANTES :</text:p>
      <text:p text:style-name="P42">REM *</text:p>
      <text:p text:style-name="P42">REM * <text:s text:c="5"/>-&gt;(02.01.)POINTER SUR LE REPERTOIRE DU MODULE PARENT CREE PRECEDEMMENT.</text:p>
      <text:p text:style-name="P42">REM * <text:s text:c="5"/>-&gt;(02.02.)SUPPRIMER LE REPERTOIRE 'SRC' : </text:p>
      <text:p text:style-name="P42">REM * <text:s text:c="5"/>-&gt;(02.03.)DANS LE FICHIER 'POM.XML' : </text:p>
      <text:p text:style-name="P42">REM * <text:s text:c="15"/>-&gt;LA PROPRIETE 'PACKAGING' : DEFINIR SA VALEUR A 'POM' (ET NON 'JAR' !! A CORRIGER !!)</text:p>
      <text:p text:style-name="P42">REM ************************************************************************************</text:p>
      <text:p text:style-name="P38"><text:span text:style-name="T21">cd</text:span> <text:span text:style-name="T43">GestionDUtilisateurs-02</text:span></text:p>
      <text:p text:style-name="P24"/>
      <text:p text:style-name="P24"/>
      <text:p text:style-name="P24"/>
      <text:p text:style-name="P24"/>
      <text:p text:style-name="P24"/>
      <text:p text:style-name="P59"/>
      <text:p text:style-name="P28">(03.02.C.) Ouvrir le fichier « pom.xml » du module « parent »:</text:p>
      <text:p text:style-name="P24"/>
      <text:p text:style-name="P24">Le <text:span text:style-name="T1">fichier « pom.xml » du module « parent »</text:span> :</text:p>
      <text:p text:style-name="P24"/>
      <text:p text:style-name="P38"><text:span text:style-name="T29">&lt;</text:span><text:span text:style-name="T24">project</text:span><text:span text:style-name="T29"> </text:span><text:span text:style-name="T31">xmlns</text:span><text:span text:style-name="T29">="http://maven.apache.org/POM/4.0.0" </text:span></text:p>
      <text:p text:style-name="P38"><text:span text:style-name="T29"><text:tab/><text:tab/></text:span><text:span text:style-name="T31">xmlns:xsi</text:span><text:span text:style-name="T29">="http://www.w3.org/2001/XMLSchema-instance"</text:span></text:p>
      <text:p text:style-name="P38"><text:span text:style-name="T29"><text:tab/><text:tab/></text:span><text:span text:style-name="T31">xsi:schemaLocation</text:span><text:span text:style-name="T29">="</text:span><text:a xlink:type="simple" xlink:href="http://maven.apache.org/POM/4.0.0" text:style-name="Internet_20_link" text:visited-style-name="Visited_20_Internet_20_Link">http://maven.apache.org/POM/4.0.0</text:a></text:p>
      <text:p text:style-name="P44"><text:tab/><text:tab/><text:tab/><text:tab/><text:tab/><text:tab/><text:tab/><text:tab/><text:tab/><text:tab/>http://maven.apache.org/xsd/maven-4.0.0.xsd"&gt;</text:p>
      <text:p text:style-name="P44"><text:tab/><text:tab/></text:p>
      <text:p text:style-name="P44"><text:tab/><text:tab/></text:p>
      <text:p text:style-name="P38"><text:span text:style-name="T29"><text:tab/>&lt;</text:span><text:span text:style-name="T24">modelVersion</text:span><text:span text:style-name="T29">&gt;4.0.0&lt;/</text:span><text:span text:style-name="T24">modelVersion</text:span><text:span text:style-name="T29">&gt;</text:span></text:p>
      <text:p text:style-name="P38"/>
      <text:p text:style-name="P38"/>
      <text:p text:style-name="P38"><text:span text:style-name="T29"><text:tab/>&lt;</text:span><text:span text:style-name="T24">groupId</text:span><text:span text:style-name="T29">&gt;</text:span><text:span text:style-name="T43">fr.afpa</text:span><text:span text:style-name="T29">&lt;/</text:span><text:span text:style-name="T24">groupId</text:span><text:span text:style-name="T29">&gt;</text:span></text:p>
      <text:p text:style-name="P38"><text:span text:style-name="T29"><text:tab/>&lt;</text:span><text:span text:style-name="T24">artifactId</text:span><text:span text:style-name="T29">&gt;</text:span><text:span text:style-name="T43">GestionDUtilisateurs-02</text:span><text:span text:style-name="T29">&lt;/</text:span><text:span text:style-name="T24">artifactId</text:span><text:span text:style-name="T29">&gt;</text:span></text:p>
      <text:p text:style-name="P38"><text:span text:style-name="T29"><text:tab/>&lt;</text:span><text:span text:style-name="T24">version</text:span><text:span text:style-name="T29">&gt;</text:span><text:span text:style-name="T43">1.0-SNAPSHOT</text:span><text:span text:style-name="T29">&lt;/</text:span><text:span text:style-name="T24">version</text:span><text:span text:style-name="T29">&gt;</text:span></text:p>
      <text:p text:style-name="P38"><text:span text:style-name="T29"><text:tab/>&lt;</text:span><text:span text:style-name="T24">packaging</text:span><text:span text:style-name="T29">&gt;</text:span><text:span text:style-name="T20">jar</text:span><text:span text:style-name="T29">&lt;/</text:span><text:span text:style-name="T24">packaging</text:span><text:span text:style-name="T29">&gt;</text:span></text:p>
      <text:p text:style-name="P38"/>
      <text:p text:style-name="P38"/>
      <text:p text:style-name="P38"><text:span text:style-name="T29"><text:tab/>&lt;</text:span><text:span text:style-name="T24">name</text:span><text:span text:style-name="T29">&gt;</text:span><text:span text:style-name="T43">GestionDUtilisateurs-02</text:span><text:span text:style-name="T29">&lt;/</text:span><text:span text:style-name="T24">name</text:span><text:span text:style-name="T29">&gt;</text:span></text:p>
      <text:p text:style-name="P38"><text:span text:style-name="T29"><text:tab/>&lt;</text:span><text:span text:style-name="T24">url</text:span><text:span text:style-name="T29">&gt;</text:span><text:span text:style-name="T43">http://maven.apache.org</text:span><text:span text:style-name="T29">&lt;/</text:span><text:span text:style-name="T24">url</text:span><text:span text:style-name="T29">&gt;</text:span></text:p>
      <text:p text:style-name="P38"/>
      <text:p text:style-name="P38"/>
      <text:p text:style-name="P38"><text:span text:style-name="T29"><text:tab/>&lt;</text:span><text:span text:style-name="T24">properties</text:span><text:span text:style-name="T29">&gt;</text:span></text:p>
      <text:p text:style-name="P38"><text:span text:style-name="T29"><text:tab/><text:tab/>&lt;</text:span><text:span text:style-name="T24">project.build.sourceEncoding</text:span><text:span text:style-name="T29">&gt;</text:span><text:span text:style-name="T43">UTF-8</text:span><text:span text:style-name="T29">&lt;/</text:span><text:span text:style-name="T24">project.build.sourceEncoding</text:span><text:span text:style-name="T29">&gt;</text:span></text:p>
      <text:p text:style-name="P38"><text:span text:style-name="T29"><text:tab/>&lt;/</text:span><text:span text:style-name="T24">properties</text:span><text:span text:style-name="T29">&gt;</text:span></text:p>
      <text:p text:style-name="P38"/>
      <text:p text:style-name="P38"/>
      <text:p text:style-name="P38"><text:span text:style-name="T29"><text:tab/>&lt;</text:span><text:span text:style-name="T24">dependencies</text:span><text:span text:style-name="T29">&gt;</text:span></text:p>
      <text:p text:style-name="P38"><text:span text:style-name="T29"><text:tab/><text:tab/>&lt;</text:span><text:span text:style-name="T24">dependency</text:span><text:span text:style-name="T29">&gt;</text:span></text:p>
      <text:p text:style-name="P38"><text:span text:style-name="T29"><text:tab/><text:tab/><text:tab/>&lt;</text:span><text:span text:style-name="T24">groupId</text:span><text:span text:style-name="T29">&gt;</text:span><text:span text:style-name="T43">junit</text:span><text:span text:style-name="T29">&lt;/</text:span><text:span text:style-name="T24">groupId</text:span><text:span text:style-name="T29">&gt;</text:span></text:p>
      <text:p text:style-name="P38"><text:span text:style-name="T29"><text:tab/><text:tab/><text:tab/>&lt;</text:span><text:span text:style-name="T24">artifactId</text:span><text:span text:style-name="T29">&gt;</text:span><text:span text:style-name="T43">junit</text:span><text:span text:style-name="T29">&lt;/</text:span><text:span text:style-name="T24">artifactId</text:span><text:span text:style-name="T29">&gt;</text:span></text:p>
      <text:p text:style-name="P38"><text:span text:style-name="T29"><text:tab/><text:tab/><text:tab/>&lt;</text:span><text:span text:style-name="T24">version</text:span><text:span text:style-name="T29">&gt;</text:span><text:span text:style-name="T43">3.8.1</text:span><text:span text:style-name="T29">&lt;/</text:span><text:span text:style-name="T24">version</text:span><text:span text:style-name="T29">&gt;</text:span></text:p>
      <text:p text:style-name="P38"><text:span text:style-name="T29"><text:tab/><text:tab/><text:tab/>&lt;</text:span><text:span text:style-name="T24">scope</text:span><text:span text:style-name="T29">&gt;</text:span><text:span text:style-name="T43">test</text:span><text:span text:style-name="T29">&lt;/</text:span><text:span text:style-name="T24">scope</text:span><text:span text:style-name="T29">&gt;</text:span></text:p>
      <text:p text:style-name="P38"><text:span text:style-name="T29"><text:tab/><text:tab/>&lt;/</text:span><text:span text:style-name="T24">dependency</text:span><text:span text:style-name="T29">&gt;</text:span></text:p>
      <text:p text:style-name="P38"><text:span text:style-name="T29"><text:tab/>&lt;/</text:span><text:span text:style-name="T24">dependencies</text:span><text:span text:style-name="T29">&gt;</text:span></text:p>
      <text:p text:style-name="P38"><text:span text:style-name="T29">&lt;/</text:span><text:span text:style-name="T24">project</text:span><text:span text:style-name="T29">&gt;</text:span></text:p>
      <text:p text:style-name="P24"/>
      <text:p text:style-name="P24"/>
      <text:p text:style-name="P24"/>
      <text:p text:style-name="P59"/>
      <text:p text:style-name="P27">Mise en forme du fichier « pom.xml » :</text:p>
      <text:p text:style-name="P24"/>
      <text:p text:style-name="P24">Effectuer la mise en forme du fichier comme indiqué ci-dessous (veuillez être attentifs aux sauts de lignes et aux indentations ).</text:p>
      <text:p text:style-name="P24"/>
      <text:p text:style-name="P27">Modification du fichier « pom.xml » :</text:p>
      <text:p text:style-name="P24"/>
      <text:p text:style-name="P24"><text:span text:style-name="T1">Dans la propriété « packaging » </text:span>: définir la valeur «<text:span text:style-name="T22"> pom </text:span>» (remplacer la valeur «<text:span text:style-name="T23"> </text:span><text:span text:style-name="T22">jar</text:span><text:span text:style-name="T23"> </text:span>»).</text:p>
      <text:p text:style-name="P24"/>
      <text:p text:style-name="P24"/>
      <text:p text:style-name="P28">(03.02.D.) Créer un répertoire pour les logs de génération:</text:p>
      <text:p text:style-name="P24"/>
      <text:p text:style-name="P24">Lancer la commande :</text:p>
      <text:p text:style-name="P24"/>
      <text:list xml:id="list30692592" text:continue-numbering="true" text:style-name="L7">
        <text:list-item>
          <text:list>
            <text:list-item>
              <text:list>
                <text:list-header>
                  <text:p text:style-name="P156"><text:span text:style-name="T21">mkdir</text:span> <text:span text:style-name="T18">logGenerate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59"/>
      <text:p text:style-name="P20">(03.03.) Création du module «<text:span text:style-name="T42"> model </text:span>»</text:p>
      <text:p text:style-name="P24"/>
      <text:p text:style-name="P24"/>
      <text:p text:style-name="P24">Pour <text:span text:style-name="T1">configurer le module «model»</text:span>, on effectue les tâches ci-dessous :</text:p>
      <text:p text:style-name="P24"/>
      <text:p text:style-name="P24"/>
      <text:p text:style-name="P28">(03.03.A.) Démarrer une invite de commande :</text:p>
      <text:p text:style-name="P24"/>
      <text:p text:style-name="P24">Lancer le programme « cmd.exe ».</text:p>
      <text:p text:style-name="P24"/>
      <text:p text:style-name="P24"/>
      <text:p text:style-name="P28">(03.03.B.) Pointer sur le répertoire du module «parent» :</text:p>
      <text:p text:style-name="P24"/>
      <text:p text:style-name="P24">Lancer la commande :</text:p>
      <text:p text:style-name="P24"/>
      <text:list xml:id="list30703660" text:continue-numbering="true" text:style-name="L7">
        <text:list-item>
          <text:list>
            <text:list-item>
              <text:list>
                <text:list-header>
                  <text:p text:style-name="P156"><text:span text:style-name="T21">cd</text:span> <text:span text:style-name="T43">GestionDUtilisateurs-02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28">(03.03.C.) Lancer la commande de création du module «model» :</text:p>
      <text:p text:style-name="P24"/>
      <text:p text:style-name="P24"><text:span text:style-name="T1">Commande de création du module «model»</text:span> :</text:p>
      <text:p text:style-name="P24"/>
      <text:p text:style-name="P40">REM ************************************************************************************</text:p>
      <text:p text:style-name="P40">REM * (03.)CREER LE MODULE 'MODEL' </text:p>
      <text:p text:style-name="P40">REM * </text:p>
      <text:p text:style-name="P40">REM * <text:s text:c="5"/>PROCEDURE : CREER UN PROJET DE TYPE 'ENFANT' AVEC LES CARACTERISTIQUES SUIVANTES :</text:p>
      <text:p text:style-name="P40">REM *</text:p>
      <text:p text:style-name="P40">REM * <text:s text:c="5"/>-&gt;(03.01.)POINTER SUR LE REPERTOIRE DU MODULE PARENT CREE PRECEDEMMENT.</text:p>
      <text:p text:style-name="P40">REM * <text:s text:c="5"/>-&gt;(03.02.)UN FICHIER 'POM.XML' DE TYPE 'POM-ENFANT' (RENSEIGNER LA PROPRIETE 'PARENT').</text:p>
      <text:p text:style-name="P40">REM * <text:s text:c="5"/>-&gt;(03.03.)UN ARCHETYPE 'QUICKSTART'.</text:p>
      <text:p text:style-name="P40">REM * <text:s text:c="5"/>-&gt;(03.04.)DANS LE FICHIER 'POM.XML' : </text:p>
      <text:p text:style-name="P40">REM * <text:s text:c="15"/>-&gt;LA PROPRIETE 'PACKAGING' : DEFINIR SA VALEUR A 'JAR'.</text:p>
      <text:p text:style-name="P40">REM ************************************************************************************</text:p>
      <text:p text:style-name="P38"><text:span text:style-name="T32">mvn</text:span><text:span text:style-name="T29"> -B </text:span><text:span text:style-name="T43">archetype</text:span><text:span text:style-name="T29">:</text:span><text:span text:style-name="T43">generate</text:span><text:span text:style-name="T29"> ^</text:span></text:p>
      <text:p text:style-name="P38"><text:span text:style-name="T29"><text:s/>-D</text:span><text:span text:style-name="T25">groupId</text:span><text:span text:style-name="T29">=</text:span><text:span text:style-name="T43">fr.afpa</text:span><text:span text:style-name="T29"> ^</text:span></text:p>
      <text:p text:style-name="P38"><text:span text:style-name="T29"><text:s/>-D</text:span><text:span text:style-name="T24">artifactId</text:span><text:span text:style-name="T29">=</text:span><text:span text:style-name="T43">GestionDUtilisateurs-02-model</text:span><text:span text:style-name="T29"> ^</text:span></text:p>
      <text:p text:style-name="P38"><text:span text:style-name="T29"><text:s/>-D</text:span><text:span text:style-name="T24">package</text:span><text:span text:style-name="T29">=</text:span><text:span text:style-name="T43">fr.afpa.model</text:span><text:span text:style-name="T29"> ^</text:span></text:p>
      <text:p text:style-name="P38"><text:span text:style-name="T29"><text:s/>-D</text:span><text:span text:style-name="T24">archetypeGroupId</text:span><text:span text:style-name="T29">=</text:span><text:span text:style-name="T43">org.apache.maven.archetypes</text:span><text:span text:style-name="T29"> ^</text:span></text:p>
      <text:p text:style-name="P38"><text:span text:style-name="T29"><text:s/>-D</text:span><text:span text:style-name="T24">archetypeArtifactId</text:span><text:span text:style-name="T29">=</text:span><text:span text:style-name="T43">maven-archetype-quickstart</text:span><text:span text:style-name="T29"> ^</text:span></text:p>
      <text:p text:style-name="P38"><text:span text:style-name="T29"><text:s/>-D</text:span><text:span text:style-name="T24">archetypeVersion</text:span><text:span text:style-name="T29">=</text:span><text:span text:style-name="T43">1.1</text:span><text:span text:style-name="T29"> ^</text:span></text:p>
      <text:p text:style-name="P38"><text:span text:style-name="T29"><text:s/>-D</text:span><text:span text:style-name="T24">interactiveMode</text:span><text:span text:style-name="T29">=</text:span><text:span text:style-name="T43">false</text:span><text:span text:style-name="T29"> ^</text:span></text:p>
      <text:p text:style-name="P44"><text:s/>-e -X ^</text:p>
      <text:p text:style-name="P38"><text:span text:style-name="T29"><text:s/>&gt; .\</text:span><text:span text:style-name="T43">logGenerate</text:span><text:span text:style-name="T29">\</text:span><text:span text:style-name="T43">generate--GestionDUtilisateurs-02-model</text:span><text:span text:style-name="T33">.</text:span><text:span text:style-name="T43">log</text:span></text:p>
      <text:p text:style-name="P24"/>
      <text:p text:style-name="P27">Remarque : </text:p>
      <text:p text:style-name="P24"/>
      <text:p text:style-name="P24">Le <text:span text:style-name="T1">répertoire pour les logs de génération « logGenerate » </text:span>: il a été créé au paragraphe (03.02.D).</text:p>
      <text:p text:style-name="P24"/>
      <text:p text:style-name="P24"/>
      <text:p text:style-name="P59"/>
      <text:p text:style-name="P28">(03.03.D.) Vérifier les logs de génération:</text:p>
      <text:p text:style-name="P24"/>
      <text:p text:style-name="P24">Lancer la commande :</text:p>
      <text:p text:style-name="P24"/>
      <text:list xml:id="list30694997" text:continue-numbering="true" text:style-name="L7">
        <text:list-item>
          <text:list>
            <text:list-item>
              <text:list>
                <text:list-header>
                  <text:p text:style-name="P156"><text:span text:style-name="T21">type</text:span> .\<text:span text:style-name="T43">logGenerate</text:span><text:span text:style-name="T18">\</text:span><text:span text:style-name="T43">generate--GestionDUtilisateurs-02-model</text:span><text:span text:style-name="T29">.</text:span><text:span text:style-name="T43">log</text:span></text:p>
                </text:list-header>
              </text:list>
            </text:list-item>
          </text:list>
        </text:list-item>
      </text:list>
      <text:p text:style-name="P24"/>
      <text:p text:style-name="P24">A la fin du fichier de log, on trouve la <text:span text:style-name="T1">mention ci-dessous</text:span> (en cas de succès) :</text:p>
      <text:p text:style-name="P24"/>
      <text:p text:style-name="P37">[INFO] ------------------------------------------------------------------------</text:p>
      <text:p text:style-name="P37">[INFO] BUILD SUCCESS</text:p>
      <text:p text:style-name="P37">[INFO] ------------------------------------------------------------------------</text:p>
      <text:p text:style-name="P24"/>
      <text:p text:style-name="P24"/>
      <text:p text:style-name="P28">(03.03.E.) Vérifier le fichier « pom.xml » du module « parent »:</text:p>
      <text:p text:style-name="P24"/>
      <text:p text:style-name="P24">La rubrique <text:span text:style-name="T1">« modules » a été rajoutée et renseignée </text:span>: elle est détaillée ci-dessous.</text:p>
      <text:p text:style-name="P24"/>
      <text:list xml:id="list30704073" text:continue-numbering="true" text:style-name="L7">
        <text:list-item>
          <text:list>
            <text:list-item>
              <text:list>
                <text:list-header>
                  <text:p text:style-name="P156"><text:span text:style-name="T29"><text:tab/>&lt;</text:span><text:span text:style-name="T24">modules</text:span><text:span text:style-name="T29">&gt;<text:line-break/><text:tab/><text:tab/>&lt;</text:span><text:span text:style-name="T24">module</text:span><text:span text:style-name="T29">&gt;</text:span><text:span text:style-name="T43">GestionDUtilisateurs-02-model</text:span><text:span text:style-name="T29">&lt;/</text:span><text:span text:style-name="T24">module</text:span><text:span text:style-name="T29">&gt;<text:line-break/><text:tab/>&lt;/</text:span><text:span text:style-name="T24">modules</text:span><text:span text:style-name="T29">&gt;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59"/>
      <text:p text:style-name="P20">(03.04.) Création du module «<text:span text:style-name="T42"> persistence </text:span>»</text:p>
      <text:p text:style-name="P24"/>
      <text:p text:style-name="P24"/>
      <text:p text:style-name="P24">Pour <text:span text:style-name="T1">configurer le module «persistence»</text:span>, on effectue les tâches ci-dessous :</text:p>
      <text:p text:style-name="P24"/>
      <text:p text:style-name="P24"/>
      <text:p text:style-name="P28">(03.04.A.) Démarrer une invite de commande :</text:p>
      <text:p text:style-name="P24"/>
      <text:p text:style-name="P24">Lancer le programme « cmd.exe ».</text:p>
      <text:p text:style-name="P24"/>
      <text:p text:style-name="P24"/>
      <text:p text:style-name="P28">(03.04.B.) Pointer sur le répertoire du module «parent» :</text:p>
      <text:p text:style-name="P24"/>
      <text:p text:style-name="P24">Lancer la commande :</text:p>
      <text:p text:style-name="P24"/>
      <text:list xml:id="list30705003" text:continue-numbering="true" text:style-name="L7">
        <text:list-item>
          <text:list>
            <text:list-item>
              <text:list>
                <text:list-header>
                  <text:p text:style-name="P156"><text:span text:style-name="T21">cd</text:span> <text:span text:style-name="T18">GestionDUtilisateurs-02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28">(03.04.C.) Lancer la commande de création du module «persistence» :</text:p>
      <text:p text:style-name="P24"/>
      <text:p text:style-name="P24"><text:span text:style-name="T1">Commande de création du module «persistence»</text:span> :</text:p>
      <text:p text:style-name="P24"/>
      <text:p text:style-name="P40">REM ************************************************************************************</text:p>
      <text:p text:style-name="P40">REM * (04.)CREER LE MODULE 'PERSISTENCE' </text:p>
      <text:p text:style-name="P40">REM * </text:p>
      <text:p text:style-name="P40">REM * <text:s text:c="5"/>PROCEDURE : CREER UN PROJET DE TYPE 'ENFANT' AVEC LES CARACTERISTIQUES SUIVANTES :</text:p>
      <text:p text:style-name="P40">REM *</text:p>
      <text:p text:style-name="P40">REM * <text:s text:c="5"/>-&gt;(04.01.)POINTER SUR LE REPERTOIRE DU MODULE PARENT CREE PRECEDEMMENT.</text:p>
      <text:p text:style-name="P40">REM * <text:s text:c="5"/>-&gt;(04.02.)UN FICHIER 'POM.XML' DE TYPE 'POM-ENFANT' (RENSEIGNER LA PROPRIETE 'PARENT').</text:p>
      <text:p text:style-name="P40">REM * <text:s text:c="5"/>-&gt;(04.03.)UN ARCHETYPE 'QUICKSTART'.</text:p>
      <text:p text:style-name="P40">REM * <text:s text:c="5"/>-&gt;(04.04.)DANS LE FICHIER 'POM.XML' : </text:p>
      <text:p text:style-name="P40">REM * <text:s text:c="15"/>-&gt;LA PROPRIETE 'PACKAGING' : DEFINIR SA VALEUR A 'JAR'.</text:p>
      <text:p text:style-name="P40">REM ************************************************************************************</text:p>
      <text:p text:style-name="P38"><text:span text:style-name="T20">mvn</text:span><text:span text:style-name="T33"> -B </text:span><text:span text:style-name="T43">archetype</text:span><text:span text:style-name="T33">:</text:span><text:span text:style-name="T43">generate</text:span><text:span text:style-name="T33"> ^</text:span></text:p>
      <text:p text:style-name="P38"><text:span text:style-name="T33"><text:s/>-D</text:span><text:span text:style-name="T24">groupId</text:span><text:span text:style-name="T33">=</text:span><text:span text:style-name="T43">fr.afpa</text:span><text:span text:style-name="T33"> ^</text:span></text:p>
      <text:p text:style-name="P38"><text:span text:style-name="T33"><text:s/>-D</text:span><text:span text:style-name="T24">artifactId</text:span><text:span text:style-name="T33">=</text:span><text:span text:style-name="T43">GestionDUtilisateurs-02-persistence</text:span><text:span text:style-name="T33"> ^</text:span></text:p>
      <text:p text:style-name="P38"><text:span text:style-name="T33"><text:s/>-D</text:span><text:span text:style-name="T24">package</text:span><text:span text:style-name="T33">=</text:span><text:span text:style-name="T43">fr.afpa.persistence</text:span><text:span text:style-name="T33"> ^</text:span></text:p>
      <text:p text:style-name="P38"><text:span text:style-name="T33"><text:s/>-D</text:span><text:span text:style-name="T24">archetypeGroupId</text:span><text:span text:style-name="T33">=</text:span><text:span text:style-name="T43">org.apache.maven.archetypes</text:span><text:span text:style-name="T33"> ^</text:span></text:p>
      <text:p text:style-name="P38"><text:span text:style-name="T33"><text:s/>-D</text:span><text:span text:style-name="T24">archetypeArtifactId</text:span><text:span text:style-name="T33">=</text:span><text:span text:style-name="T43">maven-archetype-quickstart</text:span><text:span text:style-name="T33"> ^</text:span></text:p>
      <text:p text:style-name="P38"><text:span text:style-name="T33"><text:s/>-D</text:span><text:span text:style-name="T24">archetypeVersion</text:span><text:span text:style-name="T33">=</text:span><text:span text:style-name="T43">1.1</text:span><text:span text:style-name="T33"> ^</text:span></text:p>
      <text:p text:style-name="P38"><text:span text:style-name="T33"><text:s/>-D</text:span><text:span text:style-name="T24">interactiveMode</text:span><text:span text:style-name="T33">=</text:span><text:span text:style-name="T43">false</text:span><text:span text:style-name="T33"> ^</text:span></text:p>
      <text:p text:style-name="P40"><text:s/>-e -X ^</text:p>
      <text:p text:style-name="P38"><text:span text:style-name="T33"><text:s/>&gt; .\</text:span><text:span text:style-name="T43">logGenerate</text:span><text:span text:style-name="T33">\</text:span><text:span text:style-name="T43">generate--GestionDUtilisateurs-02-persistence.log</text:span></text:p>
      <text:p text:style-name="P24"/>
      <text:p text:style-name="P24"/>
      <text:p text:style-name="P24"/>
      <text:p text:style-name="P59"/>
      <text:p text:style-name="P23">(03.04.D.) Vérifier les logs de génération:</text:p>
      <text:p text:style-name="P24"/>
      <text:p text:style-name="P24">Lancer la commande :</text:p>
      <text:p text:style-name="P24"/>
      <text:list xml:id="list30701952" text:continue-numbering="true" text:style-name="L7">
        <text:list-item>
          <text:list>
            <text:list-item>
              <text:list>
                <text:list-header>
                  <text:p text:style-name="P156"><text:span text:style-name="T21">type</text:span> .\<text:span text:style-name="T43">logGenerate</text:span><text:span text:style-name="T18">\</text:span><text:span text:style-name="T43">generate--GestionDUtilisateurs-02-persistence</text:span><text:span text:style-name="T29">.</text:span><text:span text:style-name="T43">log</text:span></text:p>
                </text:list-header>
              </text:list>
            </text:list-item>
          </text:list>
        </text:list-item>
      </text:list>
      <text:p text:style-name="P24"/>
      <text:p text:style-name="P24">A la fin du fichier de log, on trouve la <text:span text:style-name="T1">mention ci-dessous</text:span> (en cas de succès) :</text:p>
      <text:p text:style-name="P24"/>
      <text:p text:style-name="P37">[INFO] ------------------------------------------------------------------------</text:p>
      <text:p text:style-name="P37">[INFO] BUILD SUCCESS</text:p>
      <text:p text:style-name="P37">[INFO] ------------------------------------------------------------------------</text:p>
      <text:p text:style-name="P24"/>
      <text:p text:style-name="P24"/>
      <text:p text:style-name="P28">(03.04.E.) Vérifier le fichier « pom.xml » du module « parent »:</text:p>
      <text:p text:style-name="P24"/>
      <text:p text:style-name="P24">La rubrique <text:span text:style-name="T1">« modules » a été modifiée </text:span>: elle est détaillée ci-dessous.</text:p>
      <text:p text:style-name="P24"/>
      <text:list xml:id="list30705040" text:continue-numbering="true" text:style-name="L7">
        <text:list-item>
          <text:list>
            <text:list-item>
              <text:list>
                <text:list-header>
                  <text:p text:style-name="P156"><text:span text:style-name="T29"><text:tab/>&lt;</text:span><text:span text:style-name="T24">modules</text:span><text:span text:style-name="T29">&gt;<text:line-break/><text:tab/><text:tab/>&lt;</text:span><text:span text:style-name="T24">module</text:span><text:span text:style-name="T29">&gt;</text:span><text:span text:style-name="T43">GestionDUtilisateurs-02-model</text:span><text:span text:style-name="T29">&lt;/</text:span><text:span text:style-name="T24">module</text:span><text:span text:style-name="T29">&gt;<text:line-break/><text:tab/><text:tab/>&lt;</text:span><text:span text:style-name="T24">module</text:span><text:span text:style-name="T29">&gt;</text:span><text:span text:style-name="T43">GestionDUtilisateurs-02-persistence</text:span><text:span text:style-name="T29">&lt;/</text:span><text:span text:style-name="T24">module</text:span><text:span text:style-name="T29">&gt;<text:line-break/><text:tab/>&lt;/</text:span><text:span text:style-name="T24">modules</text:span><text:span text:style-name="T29">&gt;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59"/>
      <text:p text:style-name="P20">(03.05.) Création du module «<text:span text:style-name="T42"> business </text:span>»</text:p>
      <text:p text:style-name="P24"/>
      <text:p text:style-name="P24"/>
      <text:p text:style-name="P24">Pour <text:span text:style-name="T1">configurer le module «business»</text:span>, on effectue les tâches ci-dessous :</text:p>
      <text:p text:style-name="P24"/>
      <text:p text:style-name="P24"/>
      <text:p text:style-name="P28">(03.05.A.) Démarrer une invite de commande :</text:p>
      <text:p text:style-name="P24"/>
      <text:p text:style-name="P24">Lancer le programme « cmd.exe ».</text:p>
      <text:p text:style-name="P24"/>
      <text:p text:style-name="P24"/>
      <text:p text:style-name="P28">(03.05.B.) Pointer sur le répertoire du module «parent» :</text:p>
      <text:p text:style-name="P24"/>
      <text:p text:style-name="P24">Lancer la commande :</text:p>
      <text:p text:style-name="P24"/>
      <text:list xml:id="list30685432" text:continue-numbering="true" text:style-name="L7">
        <text:list-item>
          <text:list>
            <text:list-item>
              <text:list>
                <text:list-header>
                  <text:p text:style-name="P156"><text:span text:style-name="T21">cd</text:span> <text:span text:style-name="T43">GestionDUtilisateurs-02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28">(03.05.C.) Lancer la commande de création du module «business» :</text:p>
      <text:p text:style-name="P24"/>
      <text:p text:style-name="P24"><text:span text:style-name="T1">Commande de création du module «business»</text:span> :</text:p>
      <text:p text:style-name="P24"/>
      <text:p text:style-name="P40">REM ************************************************************************************</text:p>
      <text:p text:style-name="P40">REM * (05.)CREER LE MODULE 'BUSINESS' </text:p>
      <text:p text:style-name="P40">REM * </text:p>
      <text:p text:style-name="P40">REM * <text:s text:c="5"/>PROCEDURE : CREER UN PROJET DE TYPE 'ENFANT' AVEC LES CARACTERISTIQUES SUIVANTES :</text:p>
      <text:p text:style-name="P40">REM *</text:p>
      <text:p text:style-name="P40">REM * <text:s text:c="5"/>-&gt;(05.01.)POINTER SUR LE REPERTOIRE DU MODULE PARENT CREE PRECEDEMMENT.</text:p>
      <text:p text:style-name="P40">REM * <text:s text:c="5"/>-&gt;(05.02.)UN FICHIER 'POM.XML' DE TYPE 'POM-ENFANT' (RENSEIGNER LA PROPRIETE 'PARENT').</text:p>
      <text:p text:style-name="P40">REM * <text:s text:c="5"/>-&gt;(05.03.)UN ARCHETYPE 'QUICKSTART'.</text:p>
      <text:p text:style-name="P40">REM * <text:s text:c="5"/>-&gt;(05.04.)DANS LE FICHIER 'POM.XML' : </text:p>
      <text:p text:style-name="P40">REM * <text:s text:c="15"/>-&gt;LA PROPRIETE 'PACKAGING' : DEFINIR SA VALEUR A 'JAR'.</text:p>
      <text:p text:style-name="P40">REM ************************************************************************************</text:p>
      <text:p text:style-name="P38"><text:span text:style-name="T20">mvn</text:span><text:span text:style-name="T18"> -B </text:span><text:span text:style-name="T43">archetype</text:span><text:span text:style-name="T18">:</text:span><text:span text:style-name="T43">generate</text:span><text:span text:style-name="T18"> ^</text:span></text:p>
      <text:p text:style-name="P38"><text:span text:style-name="T18"><text:s/>-D</text:span><text:span text:style-name="T24">groupId</text:span><text:span text:style-name="T18">=</text:span><text:span text:style-name="T43">fr.afpa</text:span><text:span text:style-name="T18"> ^</text:span></text:p>
      <text:p text:style-name="P38"><text:span text:style-name="T18"><text:s/>-D</text:span><text:span text:style-name="T24">artifactId</text:span><text:span text:style-name="T18">=</text:span><text:span text:style-name="T43">GestionDUtilisateurs-02-business</text:span><text:span text:style-name="T18"> ^</text:span></text:p>
      <text:p text:style-name="P38"><text:span text:style-name="T18"><text:s/>-D</text:span><text:span text:style-name="T24">package</text:span><text:span text:style-name="T18">=</text:span><text:span text:style-name="T43">fr.afpa.business</text:span><text:span text:style-name="T18"> ^</text:span></text:p>
      <text:p text:style-name="P38"><text:span text:style-name="T18"><text:s/>-D</text:span><text:span text:style-name="T24">archetypeGroupId</text:span><text:span text:style-name="T18">=</text:span><text:span text:style-name="T43">org.apache.maven.archetypes</text:span><text:span text:style-name="T18"> ^</text:span></text:p>
      <text:p text:style-name="P38"><text:span text:style-name="T18"><text:s/>-D</text:span><text:span text:style-name="T24">archetypeArtifactId</text:span><text:span text:style-name="T18">=</text:span><text:span text:style-name="T43">maven-archetype-quickstart</text:span><text:span text:style-name="T18"> ^</text:span></text:p>
      <text:p text:style-name="P38"><text:span text:style-name="T18"><text:s/>-D</text:span><text:span text:style-name="T24">archetypeVersion</text:span><text:span text:style-name="T18">=</text:span><text:span text:style-name="T43">1.1</text:span><text:span text:style-name="T18"> ^</text:span></text:p>
      <text:p text:style-name="P38"><text:span text:style-name="T18"><text:s/>-D</text:span><text:span text:style-name="T24">interactiveMode</text:span><text:span text:style-name="T18">=</text:span><text:span text:style-name="T43">false</text:span><text:span text:style-name="T18"> ^</text:span></text:p>
      <text:p text:style-name="P46"><text:s/>-e -X ^</text:p>
      <text:p text:style-name="P38"><text:span text:style-name="T18"><text:s/>&gt; .\</text:span><text:span text:style-name="T43">logGenerate</text:span><text:span text:style-name="T18">\</text:span><text:span text:style-name="T43">generate--GestionDUtilisateurs-02-business</text:span><text:span text:style-name="T33">.</text:span><text:span text:style-name="T36">log</text:span></text:p>
      <text:p text:style-name="P24"/>
      <text:p text:style-name="P24"/>
      <text:p text:style-name="P24"/>
      <text:p text:style-name="P59"/>
      <text:p text:style-name="P23">(03.05.D.) Vérifier les logs de génération:</text:p>
      <text:p text:style-name="P24"/>
      <text:p text:style-name="P24">Lancer la commande :</text:p>
      <text:p text:style-name="P24"/>
      <text:list xml:id="list30713530" text:continue-numbering="true" text:style-name="L7">
        <text:list-item>
          <text:list>
            <text:list-item>
              <text:list>
                <text:list-header>
                  <text:p text:style-name="P156"><text:span text:style-name="T21">type</text:span> .\<text:span text:style-name="T18">logGenerate\</text:span><text:span text:style-name="T43">generate--GestionDUtilisateurs-02-business</text:span><text:span text:style-name="T29">.</text:span><text:span text:style-name="T43">log</text:span></text:p>
                </text:list-header>
              </text:list>
            </text:list-item>
          </text:list>
        </text:list-item>
      </text:list>
      <text:p text:style-name="P24"/>
      <text:p text:style-name="P24">A la fin du fichier de log, on trouve la <text:span text:style-name="T1">mention ci-dessous</text:span> (en cas de succès) :</text:p>
      <text:p text:style-name="P24"/>
      <text:p text:style-name="P37">[INFO] ------------------------------------------------------------------------</text:p>
      <text:p text:style-name="P37">[INFO] BUILD SUCCESS</text:p>
      <text:p text:style-name="P37">[INFO] ------------------------------------------------------------------------</text:p>
      <text:p text:style-name="P24"/>
      <text:p text:style-name="P24"/>
      <text:p text:style-name="P28">(03.05.E.) Vérifier le fichier « pom.xml » du module « parent »:</text:p>
      <text:p text:style-name="P24"/>
      <text:p text:style-name="P24">Le <text:span text:style-name="T1">bloc « modules » a été modifié </text:span>: il est détaillé ci-dessous.</text:p>
      <text:p text:style-name="P24"/>
      <text:list xml:id="list30693774" text:continue-numbering="true" text:style-name="L7">
        <text:list-item>
          <text:list>
            <text:list-item>
              <text:list>
                <text:list-header>
                  <text:p text:style-name="P156"><text:span text:style-name="T29"><text:tab/>&lt;</text:span><text:span text:style-name="T24">modules</text:span><text:span text:style-name="T29">&gt;<text:line-break/><text:tab/><text:tab/>&lt;</text:span><text:span text:style-name="T24">module</text:span><text:span text:style-name="T29">&gt;</text:span><text:span text:style-name="T43">GestionDUtilisateurs-02-model</text:span><text:span text:style-name="T29">&lt;/</text:span><text:span text:style-name="T24">module</text:span><text:span text:style-name="T29">&gt;<text:line-break/><text:tab/><text:tab/>&lt;</text:span><text:span text:style-name="T24">module</text:span><text:span text:style-name="T29">&gt;</text:span><text:span text:style-name="T43">GestionDUtilisateurs-02-persistence</text:span><text:span text:style-name="T29">&lt;/</text:span><text:span text:style-name="T24">module</text:span><text:span text:style-name="T29">&gt;<text:line-break/><text:tab/><text:tab/>&lt;</text:span><text:span text:style-name="T24">module</text:span><text:span text:style-name="T29">&gt;</text:span><text:span text:style-name="T43">GestionDUtilisateurs-02-business</text:span><text:span text:style-name="T29">&lt;/</text:span><text:span text:style-name="T24">module</text:span><text:span text:style-name="T29">&gt;<text:line-break/><text:tab/>&lt;/</text:span><text:span text:style-name="T24">modules</text:span><text:span text:style-name="T29">&gt;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24"/>
      <text:p text:style-name="P59"/>
      <text:p text:style-name="P20">(03.06.) Création du module «<text:span text:style-name="T42"> ui </text:span>»</text:p>
      <text:p text:style-name="P24"/>
      <text:p text:style-name="P24"/>
      <text:p text:style-name="P24">Pour <text:span text:style-name="T1">configurer le module «ui»</text:span>, on effectue les tâches ci-dessous :</text:p>
      <text:p text:style-name="P24"/>
      <text:p text:style-name="P24"/>
      <text:p text:style-name="P28">(03.06.A.) Démarrer une invite de commande :</text:p>
      <text:p text:style-name="P24"/>
      <text:p text:style-name="P24">Lancer le programme « cmd.exe ».</text:p>
      <text:p text:style-name="P24"/>
      <text:p text:style-name="P24"/>
      <text:p text:style-name="P28">(03.06.B.) Pointer sur le répertoire du module «parent» :</text:p>
      <text:p text:style-name="P24"/>
      <text:p text:style-name="P24">Lancer la commande :</text:p>
      <text:p text:style-name="P24"/>
      <text:list xml:id="list30691598" text:continue-numbering="true" text:style-name="L7">
        <text:list-item>
          <text:list>
            <text:list-item>
              <text:list>
                <text:list-header>
                  <text:p text:style-name="P156"><text:span text:style-name="T21">cd</text:span> <text:span text:style-name="T43">GestionDUtilisateurs-02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28">(03.06.C.) Lancer la commande de création du module «ui» :</text:p>
      <text:p text:style-name="P24"/>
      <text:p text:style-name="P24"><text:span text:style-name="T1">Commande de création du module «ui»</text:span> :</text:p>
      <text:p text:style-name="P24"/>
      <text:p text:style-name="P40">REM ************************************************************************************</text:p>
      <text:p text:style-name="P40">REM * (06.)CREER LE MODULE 'UI' </text:p>
      <text:p text:style-name="P40">REM * </text:p>
      <text:p text:style-name="P40">REM * <text:s text:c="5"/>PROCEDURE : CREER UN PROJET DE TYPE 'ENFANT' AVEC LES CARACTERISTIQUES SUIVANTES :</text:p>
      <text:p text:style-name="P40">REM *</text:p>
      <text:p text:style-name="P40">REM * <text:s text:c="5"/>-&gt;(06.01.)POINTER SUR LE REPERTOIRE DU MODULE PARENT CREE PRECEDEMMENT.</text:p>
      <text:p text:style-name="P40">REM * <text:s text:c="5"/>-&gt;(06.02.)UN FICHIER 'POM.XML' DE TYPE 'POM-ENFANT' (RENSEIGNER LA PROPRIETE 'PARENT').</text:p>
      <text:p text:style-name="P40">REM * <text:s text:c="5"/>-&gt;(06.03.)UN ARCHETYPE 'WEBAPP'.</text:p>
      <text:p text:style-name="P40">REM * <text:s text:c="5"/>-&gt;(06.04.)DANS LE FICHIER 'POM.XML' : </text:p>
      <text:p text:style-name="P40">REM * <text:s text:c="15"/>-&gt;LA PROPRIETE 'PACKAGING' : DEFINIR SA VALEUR A 'WAR'.</text:p>
      <text:p text:style-name="P40">REM ************************************************************************************</text:p>
      <text:p text:style-name="P38"><text:span text:style-name="T20">mvn</text:span><text:span text:style-name="T33"> -B </text:span><text:span text:style-name="T44">archetype</text:span><text:span text:style-name="T33">:</text:span><text:span text:style-name="T18">generate</text:span><text:span text:style-name="T33"> ^</text:span></text:p>
      <text:p text:style-name="P38"><text:span text:style-name="T33"><text:s/>-D</text:span><text:span text:style-name="T24">groupId</text:span><text:span text:style-name="T33">=</text:span><text:span text:style-name="T43">fr.afpa</text:span><text:span text:style-name="T33"> ^</text:span></text:p>
      <text:p text:style-name="P38"><text:span text:style-name="T33"><text:s/>-D</text:span><text:span text:style-name="T24">artifactId</text:span><text:span text:style-name="T33">=</text:span><text:span text:style-name="T43">GestionDUtilisateurs-02-ui</text:span><text:span text:style-name="T33"> ^</text:span></text:p>
      <text:p text:style-name="P38"><text:span text:style-name="T33"><text:s/>-D</text:span><text:span text:style-name="T24">package</text:span><text:span text:style-name="T33">=</text:span><text:span text:style-name="T18">fr.afpa.</text:span><text:span text:style-name="T43">ui</text:span><text:span text:style-name="T33"> ^</text:span></text:p>
      <text:p text:style-name="P38"><text:span text:style-name="T33"><text:s/>-D</text:span><text:span text:style-name="T24">archetypeGroupId</text:span><text:span text:style-name="T33">=</text:span><text:span text:style-name="T43">org.apache.maven.archetypes</text:span><text:span text:style-name="T33"> ^</text:span></text:p>
      <text:p text:style-name="P38"><text:span text:style-name="T33"><text:s/>-D</text:span><text:span text:style-name="T24">archetypeArtifact</text:span><text:span text:style-name="T43">Id=maven-archetype-webapp</text:span><text:span text:style-name="T33"> ^</text:span></text:p>
      <text:p text:style-name="P38"><text:span text:style-name="T33"><text:s/>-D</text:span><text:span text:style-name="T24">archetypeVersion</text:span><text:span text:style-name="T33">=</text:span><text:span text:style-name="T43">RELEASE</text:span><text:span text:style-name="T33"> ^</text:span></text:p>
      <text:p text:style-name="P38"><text:span text:style-name="T33"><text:s/>-D</text:span><text:span text:style-name="T24">interactiveMode</text:span><text:span text:style-name="T33">=</text:span><text:span text:style-name="T18">false</text:span><text:span text:style-name="T33"> ^</text:span></text:p>
      <text:p text:style-name="P40"><text:s/>-e -X ^</text:p>
      <text:p text:style-name="P38"><text:span text:style-name="T33"><text:s/>&gt; .\</text:span><text:span text:style-name="T43">logGenerate</text:span><text:span text:style-name="T33">\</text:span><text:span text:style-name="T43">generate--GestionDUtilisateurs-02-ui</text:span><text:span text:style-name="T18">.</text:span><text:span text:style-name="T43">log</text:span></text:p>
      <text:p text:style-name="P24"/>
      <text:p text:style-name="P24"/>
      <text:p text:style-name="P24"/>
      <text:p text:style-name="P59"/>
      <text:p text:style-name="P23">(03.06.D.) Vérifier les logs de génération:</text:p>
      <text:p text:style-name="P24"/>
      <text:p text:style-name="P24">Lancer la commande :</text:p>
      <text:p text:style-name="P24"/>
      <text:list xml:id="list30699036" text:continue-numbering="true" text:style-name="L7">
        <text:list-item>
          <text:list>
            <text:list-item>
              <text:list>
                <text:list-header>
                  <text:p text:style-name="P156"><text:span text:style-name="T21">type</text:span> .\<text:span text:style-name="T43">logGenerate</text:span><text:span text:style-name="T18">\</text:span><text:span text:style-name="T43">generate--GestionDUtilisateurs-02-ui</text:span><text:span text:style-name="T29">.</text:span><text:span text:style-name="T43">log</text:span></text:p>
                </text:list-header>
              </text:list>
            </text:list-item>
          </text:list>
        </text:list-item>
      </text:list>
      <text:p text:style-name="P24"/>
      <text:p text:style-name="P24">A la fin du fichier de log, on trouve la <text:span text:style-name="T1">mention ci-dessous</text:span> (en cas de succès) :</text:p>
      <text:p text:style-name="P24"/>
      <text:p text:style-name="P37">[INFO] ------------------------------------------------------------------------</text:p>
      <text:p text:style-name="P37">[INFO] BUILD SUCCESS</text:p>
      <text:p text:style-name="P37">[INFO] ------------------------------------------------------------------------</text:p>
      <text:p text:style-name="P24"/>
      <text:p text:style-name="P24"/>
      <text:p text:style-name="P28">(03.06.E.) Vérifier le fichier « pom.xml » du module « parent »:</text:p>
      <text:p text:style-name="P24"/>
      <text:p text:style-name="P24">Le <text:span text:style-name="T1">bloc « modules » a été modifié </text:span>: il est détaillé ci-dessous.</text:p>
      <text:p text:style-name="P24"/>
      <text:list xml:id="list30683646" text:continue-numbering="true" text:style-name="L7">
        <text:list-item>
          <text:list>
            <text:list-item>
              <text:list>
                <text:list-header>
                  <text:p text:style-name="P156"><text:span text:style-name="T29"><text:tab/>&lt;</text:span><text:span text:style-name="T24">modules</text:span><text:span text:style-name="T29">&gt;<text:line-break/><text:tab/><text:tab/>&lt;</text:span><text:span text:style-name="T24">module</text:span><text:span text:style-name="T29">&gt;</text:span><text:span text:style-name="T43">GestionDUtilisateurs-02-model</text:span><text:span text:style-name="T29">&lt;/</text:span><text:span text:style-name="T24">module</text:span><text:span text:style-name="T29">&gt;<text:line-break/><text:tab/><text:tab/>&lt;</text:span><text:span text:style-name="T24">module</text:span><text:span text:style-name="T29">&gt;</text:span><text:span text:style-name="T43">GestionDUtilisateurs-02-persistence</text:span><text:span text:style-name="T29">&lt;/</text:span><text:span text:style-name="T24">module</text:span><text:span text:style-name="T29">&gt;<text:line-break/><text:tab/><text:tab/>&lt;</text:span><text:span text:style-name="T24">module</text:span><text:span text:style-name="T29">&gt;</text:span><text:span text:style-name="T43">GestionDUtilisateurs-02-business</text:span><text:span text:style-name="T29">&lt;/</text:span><text:span text:style-name="T24">module</text:span><text:span text:style-name="T29">&gt;<text:line-break/><text:tab/><text:tab/>&lt;</text:span><text:span text:style-name="T24">module</text:span><text:span text:style-name="T29">&gt;</text:span><text:span text:style-name="T43">GestionDUtilisateurs-02-ui</text:span><text:span text:style-name="T29">&lt;/</text:span><text:span text:style-name="T24">module</text:span><text:span text:style-name="T29">&gt;<text:line-break/><text:tab/>&lt;/</text:span><text:span text:style-name="T24">modules</text:span><text:span text:style-name="T29">&gt;</text:span></text:p>
                </text:list-header>
              </text:list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16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30696504" text:continue-list="list30693750" text:style-name="L1">
        <text:list-header>
          <text:p text:style-name="P117">(04.) Configuration du module « parent » :</text:p>
        </text:list-header>
      </text:list>
      <text:p text:style-name="P24"/>
      <text:p text:style-name="P24"/>
      <text:p text:style-name="P24"/>
      <text:p text:style-name="P59"/>
      <text:p text:style-name="P25">La <text:span text:style-name="T1">configuration du module « parent » de ce projet</text:span> consistera à <text:span text:style-name="T1">mettre en forme</text:span>, puis <text:span text:style-name="T1">nettoyer</text:span> et <text:span text:style-name="T1">enrichir</text:span> <text:span text:style-name="T1">le fichier de configuration de ce module</text:span> (le fichier « pom.xml »). </text:p>
      <text:p text:style-name="P25"/>
      <text:p text:style-name="P25"/>
      <text:p text:style-name="P25">Cela sera effectué en <text:span text:style-name="T1">mettant en forme</text:span>, en <text:span text:style-name="T1">supprimant</text:span> et en <text:span text:style-name="T1">rajoutant</text:span> des <text:span text:style-name="T1">blocs de code xml</text:span>. Ces blocs sont listés ci-dessous (en tant que rubrique) :</text:p>
      <text:p text:style-name="P24"/>
      <text:p text:style-name="P24"/>
      <text:list xml:id="list30713645" text:continue-list="list30692604" text:style-name="L5">
        <text:list-item>
          <text:p text:style-name="P101">(04.00.) La rubrique « Informations sur le projet parent »</text:p>
        </text:list-item>
      </text:list>
      <text:p text:style-name="P7"/>
      <text:list xml:id="list30709730" text:continue-numbering="true" text:style-name="L5">
        <text:list-item>
          <text:p text:style-name="P101">(04.01.) La rubrique « Informations sur le projet »</text:p>
        </text:list-item>
      </text:list>
      <text:p text:style-name="P10"/>
      <text:list xml:id="list30705079" text:continue-numbering="true" text:style-name="L5">
        <text:list-item>
          <text:p text:style-name="P101">(04.02.) La rubrique « Propriétés du projet »</text:p>
        </text:list-item>
      </text:list>
      <text:p text:style-name="P7"/>
      <text:list xml:id="list30701128" text:continue-numbering="true" text:style-name="L5">
        <text:list-item>
          <text:p text:style-name="P101">(04.03.) La rubrique « Modules du projet »</text:p>
        </text:list-item>
      </text:list>
      <text:p text:style-name="P7"/>
      <text:list xml:id="list30689434" text:continue-numbering="true" text:style-name="L5">
        <text:list-item>
          <text:p text:style-name="P101">(04.04.) La rubrique « Gestion des dépendances du projet »</text:p>
        </text:list-item>
      </text:list>
      <text:p text:style-name="P7"/>
      <text:list xml:id="list30682889" text:continue-numbering="true" text:style-name="L5">
        <text:list-item>
          <text:p text:style-name="P101">(04.05.) La rubrique « Construction de l'exécutable du projet »</text:p>
        </text:list-item>
      </text:list>
      <text:p text:style-name="P24"/>
      <text:p text:style-name="P24"/>
      <text:p text:style-name="P24">Ces rubriques sont détaillées dans les paragraphes ci-dessous.</text:p>
      <text:p text:style-name="P24"/>
      <text:p text:style-name="P24"/>
      <text:p text:style-name="P24"/>
      <text:p text:style-name="P59"/>
      <text:p text:style-name="P20">(04.00.) La rubrique « Informations sur le projet parent» </text:p>
      <text:p text:style-name="P24"/>
      <text:p text:style-name="P24"/>
      <text:p text:style-name="P24">La rubrique «<text:span text:style-name="T1"> Informations sur le projet </text:span>» est déjà présente dans votre <text:span text:style-name="T1">fichier de configuration</text:span> du <text:span text:style-name="T1">module « parent »</text:span>. Elle est détaillée ci-dessous :</text:p>
      <text:p text:style-name="P25"/>
      <text:p text:style-name="P25"/>
      <text:p text:style-name="P38"><text:span text:style-name="T33"><text:tab/>&lt;!-- ========================================================= --&gt;<text:line-break/><text:tab/>&lt;!-- (00.)Informations sur le projet parent --&gt;<text:line-break/><text:tab/>&lt;!-- ========================================================= --&gt;<text:line-break/><text:line-break/><text:tab/>&lt;</text:span><text:span text:style-name="T52">parent</text:span><text:span text:style-name="T33">&gt;<text:line-break/><text:tab/><text:tab/>&lt;</text:span><text:span text:style-name="T52">groupId</text:span><text:span text:style-name="T33">&gt;</text:span><text:span text:style-name="T43">org.springframework.boot</text:span><text:span text:style-name="T33">&lt;/</text:span><text:span text:style-name="T52">groupId</text:span><text:span text:style-name="T33">&gt;<text:line-break/><text:tab/><text:tab/>&lt;</text:span><text:span text:style-name="T52">artifactId</text:span><text:span text:style-name="T33">&gt;</text:span><text:span text:style-name="T43">spring-boot-starter-parent</text:span><text:span text:style-name="T33">&lt;/</text:span><text:span text:style-name="T52">artifactId</text:span><text:span text:style-name="T33">&gt;<text:line-break/><text:tab/><text:tab/>&lt;</text:span><text:span text:style-name="T52">version</text:span><text:span text:style-name="T33">&gt;</text:span><text:span text:style-name="T43">2.0.3.RELEASE</text:span><text:span text:style-name="T33">&lt;/</text:span><text:span text:style-name="T52">version</text:span><text:span text:style-name="T33">&gt;<text:line-break/><text:tab/><text:tab/>&lt;</text:span><text:span text:style-name="T52">relativePath</text:span><text:span text:style-name="T33"> /&gt; &lt;!-- lookup parent from repository --&gt;<text:line-break/><text:tab/>&lt;/</text:span><text:span text:style-name="T52">parent</text:span><text:span text:style-name="T33">&gt;</text:span></text:p>
      <text:p text:style-name="P24"/>
      <text:p text:style-name="P24"/>
      <text:p text:style-name="P24">Veuillez la récupérer intégralement.</text:p>
      <text:p text:style-name="P24"/>
      <text:p text:style-name="P24"/>
      <text:p text:style-name="P24"/>
      <text:p text:style-name="P59"/>
      <text:p text:style-name="P20">(04.01.) La rubrique « Informations sur le projet » </text:p>
      <text:p text:style-name="P24"/>
      <text:p text:style-name="P24"/>
      <text:p text:style-name="P24">La rubrique «<text:span text:style-name="T1"> Informations sur le projet </text:span>» est déjà présente dans votre <text:span text:style-name="T1">fichier de configuration</text:span> du <text:span text:style-name="T1">module « parent »</text:span>. Elle est détaillée ci-dessous :</text:p>
      <text:p text:style-name="P25"/>
      <text:p text:style-name="P25"/>
      <text:p text:style-name="P40"><text:tab/>&lt;!-- ========================================================= --&gt;<text:line-break/><text:tab/>&lt;!-- (01.)Informations sur le projet --&gt;<text:line-break/><text:tab/>&lt;!-- ========================================================= --&gt;<text:line-break/><text:line-break/><text:tab/>&lt;!-- ===== (01.01.)Informations d'identification du projet Maven ===== --&gt;</text:p>
      <text:p text:style-name="P36"><text:span text:style-name="T39"><text:line-break/><text:tab/>&lt;</text:span><text:span text:style-name="T26">groupId</text:span><text:span text:style-name="T39">&gt;</text:span><text:span text:style-name="T45">fr.afpa</text:span><text:span text:style-name="T39">&lt;/</text:span><text:span text:style-name="T26">groupId</text:span><text:span text:style-name="T39">&gt;<text:line-break/><text:tab/>&lt;</text:span><text:span text:style-name="T26">artifactId</text:span><text:span text:style-name="T39">&gt;</text:span><text:span text:style-name="T45">GestionDUtilisateurs-02</text:span><text:span text:style-name="T39">&lt;/</text:span><text:span text:style-name="T26">artifactId</text:span><text:span text:style-name="T39">&gt;<text:line-break/><text:tab/>&lt;</text:span><text:span text:style-name="T26">version</text:span><text:span text:style-name="T39">&gt;</text:span><text:span text:style-name="T45">1.0-SNAPSHOT</text:span><text:span text:style-name="T39">&lt;/</text:span><text:span text:style-name="T26">version</text:span><text:span text:style-name="T39">&gt;<text:line-break/><text:tab/>&lt;</text:span><text:span text:style-name="T26">packaging</text:span><text:span text:style-name="T39">&gt;</text:span><text:span text:style-name="T45">pom</text:span><text:span text:style-name="T39">&lt;/</text:span><text:span text:style-name="T26">packaging</text:span><text:span text:style-name="T39">&gt;<text:line-break/><text:line-break/></text:span><text:span text:style-name="T34"><text:tab/>&lt;!-- ===== (01.02.)Informations generales ===== --&gt;</text:span></text:p>
      <text:p text:style-name="P36"><text:span text:style-name="T39"><text:line-break/><text:tab/>&lt;</text:span><text:span text:style-name="T26">name</text:span><text:span text:style-name="T39">&gt;</text:span><text:span text:style-name="T45">GestionDUtilisateurs-02</text:span><text:span text:style-name="T39">&lt;/</text:span><text:span text:style-name="T26">name</text:span><text:span text:style-name="T39">&gt;<text:line-break/><text:tab/>&lt;</text:span><text:span text:style-name="T26">url</text:span><text:span text:style-name="T39">&gt;</text:span><text:span text:style-name="T45">http://maven.apache.org</text:span><text:span text:style-name="T39">&lt;/</text:span><text:span text:style-name="T26">url</text:span><text:span text:style-name="T39">&gt;</text:span></text:p>
      <text:p text:style-name="P24"/>
      <text:p text:style-name="P24"/>
      <text:p text:style-name="P24">Vous pouvez vous en inspirer pour effectuer les <text:span text:style-name="T1">rajouts de commentaires</text:span> et <text:span text:style-name="T1">la mise en forme</text:span> dans votre fichier. Ou sinon, vous pouvez la récupérer intégralement.</text:p>
      <text:p text:style-name="P24"/>
      <text:p text:style-name="P24"/>
      <text:p text:style-name="P59"/>
      <text:p text:style-name="P20">(04.02.) La rubrique « Propriétés du projet » </text:p>
      <text:p text:style-name="P24"/>
      <text:p text:style-name="P24"/>
      <text:p text:style-name="P24">La rubrique «<text:span text:style-name="T1"> Informations sur le projet </text:span>» est déjà présente dans votre <text:span text:style-name="T1">fichier de configuration</text:span> du <text:span text:style-name="T1">module « parent »</text:span>. Elle est détaillée ci-dessous :</text:p>
      <text:p text:style-name="P25"/>
      <text:p text:style-name="P25"/>
      <text:p text:style-name="P40"><text:tab/>&lt;!-- ========================================================= --&gt;<text:line-break/><text:tab/>&lt;!-- (02.)Proprietes du projet --&gt;<text:line-break/><text:tab/>&lt;!-- ========================================================= --&gt;</text:p>
      <text:p text:style-name="P35"><text:span text:style-name="T39"><text:line-break/><text:tab/>&lt;</text:span><text:span text:style-name="T54">properties</text:span><text:span text:style-name="T39">&gt;<text:line-break/><text:tab/><text:tab/>&lt;</text:span><text:span text:style-name="T54">project.build.sourceEncoding</text:span><text:span text:style-name="T39">&gt;</text:span><text:span text:style-name="T45">UTF-8</text:span><text:span text:style-name="T39">&lt;/</text:span><text:span text:style-name="T54">project.build.sourceEncoding</text:span><text:span text:style-name="T39">&gt;<text:line-break/><text:tab/><text:tab/>&lt;</text:span><text:span text:style-name="T54">project.reporting.outputEncoding</text:span><text:span text:style-name="T39">&gt;</text:span><text:span text:style-name="T45">UTF-8</text:span><text:span text:style-name="T39">&lt;/</text:span><text:span text:style-name="T54">project.reporting.outputEncoding</text:span><text:span text:style-name="T39">&gt;<text:line-break/><text:tab/><text:tab/>&lt;</text:span><text:span text:style-name="T54">java.version</text:span><text:span text:style-name="T39">&gt;</text:span><text:span text:style-name="T45">1.8</text:span><text:span text:style-name="T39">&lt;/</text:span><text:span text:style-name="T54">java.version</text:span><text:span text:style-name="T39">&gt;<text:line-break/><text:tab/>&lt;/</text:span><text:span text:style-name="T54">properties</text:span><text:span text:style-name="T39">&gt;</text:span></text:p>
      <text:p text:style-name="P25"/>
      <text:p text:style-name="P25"/>
      <text:p text:style-name="P25">Vous devez <text:span text:style-name="T1">l'enrichir</text:span>, afin qu'elle soit comme ci-dessus.</text:p>
      <text:p text:style-name="P25"/>
      <text:p text:style-name="P25"/>
      <text:p text:style-name="P60"/>
      <text:p text:style-name="P20">(04.03.) La rubrique « Modules du projet» </text:p>
      <text:p text:style-name="P24"/>
      <text:p text:style-name="P24"/>
      <text:p text:style-name="P24">La rubrique «<text:span text:style-name="T1"> Modules du projet </text:span>» est déjà présente dans votre <text:span text:style-name="T1">fichier de configuration</text:span> du <text:span text:style-name="T1">module « parent »</text:span>. Elle est détaillée ci-dessous :</text:p>
      <text:p text:style-name="P25"/>
      <text:p text:style-name="P25"/>
      <text:p text:style-name="P40"><text:tab/>&lt;!-- ========================================================= --&gt;<text:line-break/><text:tab/>&lt;!-- (03.)Modules du projet --&gt;<text:line-break/><text:tab/>&lt;!-- ========================================================= --&gt;</text:p>
      <text:p text:style-name="P36"><text:span text:style-name="T34"><text:line-break/><text:tab/>&lt;</text:span><text:span text:style-name="T26">modules</text:span><text:span text:style-name="T34">&gt;<text:line-break/><text:tab/><text:tab/>&lt;</text:span><text:span text:style-name="T26">module</text:span><text:span text:style-name="T34">&gt;</text:span><text:span text:style-name="T45">GestionDUtilisateurs-02-model</text:span><text:span text:style-name="T34">&lt;/</text:span><text:span text:style-name="T26">module</text:span><text:span text:style-name="T34">&gt;<text:line-break/><text:tab/><text:tab/>&lt;</text:span><text:span text:style-name="T26">module</text:span><text:span text:style-name="T34">&gt;</text:span><text:span text:style-name="T45">GestionDUtilisateurs-02-persistence</text:span><text:span text:style-name="T34">&lt;/</text:span><text:span text:style-name="T26">module</text:span><text:span text:style-name="T34">&gt;<text:line-break/><text:tab/><text:tab/>&lt;</text:span><text:span text:style-name="T26">module</text:span><text:span text:style-name="T34">&gt;</text:span><text:span text:style-name="T45">GestionDUtilisateurs-02-business</text:span><text:span text:style-name="T34">&lt;/</text:span><text:span text:style-name="T26">module</text:span><text:span text:style-name="T34">&gt;<text:line-break/><text:tab/><text:tab/>&lt;</text:span><text:span text:style-name="T26">module</text:span><text:span text:style-name="T34">&gt;</text:span><text:span text:style-name="T45">GestionDUtilisateurs-02-ui</text:span><text:span text:style-name="T34">&lt;/</text:span><text:span text:style-name="T26">module</text:span><text:span text:style-name="T34">&gt;<text:line-break/><text:tab/>&lt;/</text:span><text:span text:style-name="T26">modules</text:span><text:span text:style-name="T34">&gt;</text:span></text:p>
      <text:p text:style-name="P25"/>
      <text:p text:style-name="P25"/>
      <text:p text:style-name="P25">Elle est déjà renseignée comme ci-dessous (rien à changer) :</text:p>
      <text:p text:style-name="P25"/>
      <text:p text:style-name="P25"/>
      <text:p text:style-name="P60"/>
      <text:p text:style-name="P20">(04.04.) La rubrique « Gestion des dépendances du projet» </text:p>
      <text:p text:style-name="P24"/>
      <text:p text:style-name="P24"/>
      <text:p text:style-name="P24">Concernant la rubrique «<text:span text:style-name="T1"> Gestion des dépendances du projet </text:span>» :</text:p>
      <text:p text:style-name="P24"/>
      <text:list xml:id="list7036010189272709268" text:style-name="L8">
        <text:list-item>
          <text:p text:style-name="P115"><text:span text:style-name="T12">Elle est absente dans votre </text:span><text:span text:style-name="T15">fichier de configuration</text:span><text:span text:style-name="T12"> du </text:span><text:span text:style-name="T15">module « parent » </text:span><text:span text:style-name="T12">(balise «</text:span><text:span text:style-name="T13"> dependencyManagement </text:span><text:span text:style-name="T12">»). </text:span></text:p>
        </text:list-item>
      </text:list>
      <text:list xml:id="list488599704111889843" text:style-name="L9">
        <text:list-item>
          <text:p text:style-name="P128">Elle se présente sous la forme ci-dessous.</text:p>
        </text:list-item>
        <text:list-item>
          <text:p text:style-name="P128">Veuillez la récupérer intégralement.</text:p>
        </text:list-item>
      </text:list>
      <text:p text:style-name="P24"/>
      <text:p text:style-name="P24"/>
      <text:p text:style-name="P38"><text:span text:style-name="T33"><text:tab/>&lt;!-- =============================================================== --&gt;<text:line-break/><text:tab/>&lt;!-- (04.)Gestion des dependances du projet --&gt;<text:line-break/><text:tab/>&lt;!-- =============================================================== --&gt;</text:span><text:line-break/></text:p>
      <text:p text:style-name="P38"><text:tab/>&lt;<text:span text:style-name="T52">dependencyManagement</text:span>&gt;</text:p>
      <text:p text:style-name="P38"><text:tab/><text:tab/>&lt;<text:span text:style-name="T52">dependencies</text:span>&gt;</text:p>
      <text:p text:style-name="P38"><text:line-break/><text:span text:style-name="T33"><text:tab/><text:tab/><text:tab/>&lt;!-- ===== (04.01.)Modules du projet ===== --&gt;</text:span></text:p>
      <text:p text:style-name="P38"><text:span text:style-name="T57"><text:tab/><text:tab/><text:tab/>&lt;!-- FIXME : A RENSEIGNER --&gt;</text:span><text:line-break/><text:tab/><text:line-break/><text:span text:style-name="T33"><text:tab/><text:tab/><text:tab/>&lt;!-- ===== (04.02.)Bibliothèques tierces ===== --&gt;</text:span></text:p>
      <text:p text:style-name="P49"><text:tab/><text:tab/><text:tab/>&lt;!-- FIXME : A RENSEIGNER --&gt;</text:p>
      <text:p text:style-name="P38"><text:line-break/><text:tab/><text:tab/>&lt;/<text:span text:style-name="T52">dependencies</text:span>&gt;</text:p>
      <text:p text:style-name="P38"><text:tab/>&lt;<text:span text:style-name="T52">dependencyManagement</text:span>&gt;</text:p>
      <text:p text:style-name="P24"/>
      <text:p text:style-name="P24"/>
      <text:p text:style-name="P24">Concernant ce bloc «<text:span text:style-name="T1"> </text:span><text:span text:style-name="T5">dependencies</text:span>» : Il est subdivisé en 7 parties listées ci-dessous :</text:p>
      <text:p text:style-name="P24"/>
      <text:p text:style-name="P24"/>
      <text:list xml:id="list278263550259380810" text:style-name="L10">
        <text:list-item>
          <text:p text:style-name="P147">(04.04.01.) La partie « Modules du projet »</text:p>
        </text:list-item>
        <text:list-item>
          <text:p text:style-name="P109">(04.04.02.) La partie « Connecteurs de BDD »</text:p>
        </text:list-item>
        <text:list-item>
          <text:p text:style-name="P109">(04.04.03.) La partie « Spring-Boot »</text:p>
        </text:list-item>
        <text:list-item>
          <text:p text:style-name="P109">(04.04.04.) La partie « Thymeleaf-Spring-Security »</text:p>
        </text:list-item>
        <text:list-item>
          <text:p text:style-name="P109">(04.04.05.) La partie « Apache-LOG4J-SLF4J-Logger »</text:p>
        </text:list-item>
        <text:list-item>
          <text:p text:style-name="P109">(04.04.06.) La partie « Apache-Logger »</text:p>
        </text:list-item>
        <text:list-item>
          <text:p text:style-name="P109">(04.04.07.) La partie « Tests Unitaires »</text:p>
        </text:list-item>
      </text:list>
      <text:p text:style-name="P24"/>
      <text:p text:style-name="P24">Ces parties sont détaillées dans les paragraphes ci-dessous.</text:p>
      <text:p text:style-name="P24"/>
      <text:p text:style-name="P59"/>
      <text:p text:style-name="P28">(04.04.01.) La partie « Modules du projet » :</text:p>
      <text:p text:style-name="P24"/>
      <text:p text:style-name="P25">Dans cette partie «<text:span text:style-name="T42"> </text:span><text:span text:style-name="T51">Modules du projet</text:span><text:span text:style-name="T42"> </text:span>», vous devez rajouter <text:span text:style-name="T1">une multitude de blocs «</text:span><text:span text:style-name="T6"> </text:span><text:span text:style-name="T5">dependency</text:span><text:span text:style-name="T6"> </text:span><text:span text:style-name="T1">»</text:span>. Chacun de ces blocs «<text:span text:style-name="T51"> dependency </text:span>» définit <text:span text:style-name="T1">un module « enfant »</text:span> qui devra être <text:span text:style-name="T1">incorporé dans le module « parent »</text:span>.</text:p>
      <text:p text:style-name="P24"/>
      <text:p text:style-name="P24"/>
      <text:p text:style-name="P25">Voici les <text:span text:style-name="T1">blocs «</text:span><text:span text:style-name="T5"> dependency </text:span><text:span text:style-name="T1">»</text:span> que vous devez rajouter. Veuillez les récupérer ci-dessous et les insérer à l'intérieur du bloc «<text:span text:style-name="T51"> </text:span><text:span text:style-name="T5">dependencies </text:span>». :</text:p>
      <text:p text:style-name="P25"/>
      <text:p text:style-name="P25"/>
      <text:p text:style-name="P40"><text:tab/><text:tab/><text:tab/>&lt;!-- ===================================== --&gt;</text:p>
      <text:p text:style-name="P40"><text:tab/><text:tab/><text:tab/>&lt;!-- ===== (04.01.)Modules du projet ===== --&gt;</text:p>
      <text:p text:style-name="P40"><text:tab/><text:tab/><text:tab/>&lt;!-- ===================================== --&gt;</text:p>
      <text:p text:style-name="P34"><text:span text:style-name="T35"><text:tab/><text:tab/><text:tab/><text:line-break/></text:span><text:span text:style-name="T40"><text:tab/><text:tab/><text:tab/>&lt;</text:span><text:span text:style-name="T27">dependency</text:span><text:span text:style-name="T40">&gt;<text:line-break/><text:tab/><text:tab/><text:tab/><text:tab/>&lt;</text:span><text:span text:style-name="T27">groupId</text:span><text:span text:style-name="T40">&gt;</text:span><text:span text:style-name="T35">${</text:span><text:span text:style-name="T46">project</text:span><text:span text:style-name="T35">.</text:span><text:span text:style-name="T46">groupId</text:span><text:span text:style-name="T35">}</text:span><text:span text:style-name="T40">&lt;/</text:span><text:span text:style-name="T27">groupId</text:span><text:span text:style-name="T40">&gt;<text:line-break/><text:tab/><text:tab/><text:tab/><text:tab/>&lt;</text:span><text:span text:style-name="T27">artifactId</text:span><text:span text:style-name="T40">&gt;</text:span><text:span text:style-name="T46">GestionDUtilisateurs-02-model</text:span><text:span text:style-name="T40">&lt;/</text:span><text:span text:style-name="T27">artifactId</text:span><text:span text:style-name="T40">&gt;<text:line-break/><text:tab/><text:tab/><text:tab/><text:tab/>&lt;</text:span><text:span text:style-name="T27">version</text:span><text:span text:style-name="T40">&gt;</text:span><text:span text:style-name="T46">1.0-SNAPSHOT</text:span><text:span text:style-name="T40">&lt;/</text:span><text:span text:style-name="T27">version</text:span><text:span text:style-name="T40">&gt;<text:line-break/><text:tab/><text:tab/><text:tab/>&lt;/</text:span><text:span text:style-name="T27">dependency</text:span><text:span text:style-name="T40">&gt;</text:span></text:p>
      <text:p text:style-name="P38"><text:tab/><text:tab/><text:tab/></text:p>
      <text:p text:style-name="P34"><text:span text:style-name="T40"><text:tab/><text:tab/><text:tab/>&lt;</text:span><text:span text:style-name="T27">dependency</text:span><text:span text:style-name="T40">&gt;<text:line-break/><text:tab/><text:tab/><text:tab/><text:tab/>&lt;</text:span><text:span text:style-name="T27">groupId</text:span><text:span text:style-name="T40">&gt;</text:span><text:span text:style-name="T35">${</text:span><text:span text:style-name="T46">project</text:span><text:span text:style-name="T35">.</text:span><text:span text:style-name="T46">groupId</text:span><text:span text:style-name="T35">}</text:span><text:span text:style-name="T40">&lt;/</text:span><text:span text:style-name="T27">groupId</text:span><text:span text:style-name="T40">&gt;<text:line-break/><text:tab/><text:tab/><text:tab/><text:tab/>&lt;</text:span><text:span text:style-name="T27">artifactId</text:span><text:span text:style-name="T40">&gt;</text:span><text:span text:style-name="T46">GestionDUtilisateurs-02-persistence</text:span><text:span text:style-name="T40">&lt;/</text:span><text:span text:style-name="T27">artifactId</text:span><text:span text:style-name="T40">&gt;<text:line-break/><text:tab/><text:tab/><text:tab/><text:tab/>&lt;</text:span><text:span text:style-name="T27">version</text:span><text:span text:style-name="T40">&gt;</text:span><text:span text:style-name="T46">1.0-SNAPSHOT</text:span><text:span text:style-name="T40">&lt;/</text:span><text:span text:style-name="T27">version</text:span><text:span text:style-name="T40">&gt;<text:line-break/><text:tab/><text:tab/><text:tab/>&lt;/</text:span><text:span text:style-name="T27">dependency</text:span><text:span text:style-name="T40">&gt;</text:span></text:p>
      <text:p text:style-name="P34"><text:span text:style-name="T40"><text:tab/><text:tab/><text:tab/><text:line-break/><text:tab/><text:tab/><text:tab/>&lt;</text:span><text:span text:style-name="T27">dependency</text:span><text:span text:style-name="T40">&gt;<text:line-break/><text:tab/><text:tab/><text:tab/><text:tab/>&lt;</text:span><text:span text:style-name="T27">groupId</text:span><text:span text:style-name="T40">&gt;</text:span><text:span text:style-name="T35">${</text:span><text:span text:style-name="T46">project</text:span><text:span text:style-name="T35">.</text:span><text:span text:style-name="T46">groupId</text:span><text:span text:style-name="T35">}</text:span><text:span text:style-name="T40">&lt;/</text:span><text:span text:style-name="T27">groupId</text:span><text:span text:style-name="T40">&gt;<text:line-break/><text:tab/><text:tab/><text:tab/><text:tab/>&lt;</text:span><text:span text:style-name="T27">artifactId</text:span><text:span text:style-name="T40">&gt;</text:span><text:span text:style-name="T46">GestionDUtilisateurs-02-business</text:span><text:span text:style-name="T40">&lt;/</text:span><text:span text:style-name="T27">artifactId</text:span><text:span text:style-name="T40">&gt;<text:line-break/><text:tab/><text:tab/><text:tab/><text:tab/>&lt;</text:span><text:span text:style-name="T27">version</text:span><text:span text:style-name="T40">&gt;</text:span><text:span text:style-name="T46">1.0-SNAPSHOT</text:span><text:span text:style-name="T40">&lt;/</text:span><text:span text:style-name="T27">version</text:span><text:span text:style-name="T40">&gt;<text:line-break/><text:tab/><text:tab/><text:tab/>&lt;/</text:span><text:span text:style-name="T27">dependency</text:span><text:span text:style-name="T40">&gt;</text:span></text:p>
      <text:p text:style-name="P34"><text:span text:style-name="T40"><text:tab/><text:tab/><text:tab/><text:line-break/><text:tab/><text:tab/><text:tab/>&lt;</text:span><text:span text:style-name="T27">dependency</text:span><text:span text:style-name="T40">&gt;<text:line-break/><text:tab/><text:tab/><text:tab/><text:tab/>&lt;</text:span><text:span text:style-name="T27">groupId</text:span><text:span text:style-name="T40">&gt;</text:span><text:span text:style-name="T35">${</text:span><text:span text:style-name="T46">project</text:span><text:span text:style-name="T35">.</text:span><text:span text:style-name="T46">groupId</text:span><text:span text:style-name="T35">}</text:span><text:span text:style-name="T40">&lt;/</text:span><text:span text:style-name="T27">groupId</text:span><text:span text:style-name="T40">&gt;<text:line-break/><text:tab/><text:tab/><text:tab/><text:tab/>&lt;</text:span><text:span text:style-name="T27">artifactId</text:span><text:span text:style-name="T40">&gt;</text:span><text:span text:style-name="T46">GestionDUtilisateurs-02-ui</text:span><text:span text:style-name="T40">&lt;/</text:span><text:span text:style-name="T27">artifactId</text:span><text:span text:style-name="T40">&gt;<text:line-break/><text:tab/><text:tab/><text:tab/><text:tab/>&lt;</text:span><text:span text:style-name="T27">version</text:span><text:span text:style-name="T40">&gt;</text:span><text:span text:style-name="T46">1.0-SNAPSHOT</text:span><text:span text:style-name="T40">&lt;/</text:span><text:span text:style-name="T27">version</text:span><text:span text:style-name="T40">&gt;<text:line-break/><text:tab/><text:tab/><text:tab/>&lt;/</text:span><text:span text:style-name="T27">dependency</text:span><text:span text:style-name="T40">&gt;</text:span></text:p>
      <text:p text:style-name="P25"/>
      <text:p text:style-name="P25"/>
      <text:p text:style-name="P25"/>
      <text:p text:style-name="P60"/>
      <text:p text:style-name="P28">(04.04.02.) La partie « Connecteurs de BDD » :</text:p>
      <text:p text:style-name="P24"/>
      <text:p text:style-name="P24">Cette partie «<text:span text:style-name="T42"> </text:span><text:span text:style-name="T5">Connecteurs de BDD</text:span><text:span text:style-name="T51"> </text:span>» comporte le <text:span text:style-name="T1">bloc «</text:span><text:span text:style-name="T5"> dependency </text:span><text:span text:style-name="T1">»</text:span> détaillé ci-dessous. Veuillez le récupérer et l'insérer à l'intérieur du bloc «<text:span text:style-name="T51"> </text:span><text:span text:style-name="T5">dependencies </text:span>». :</text:p>
      <text:p text:style-name="P24"/>
      <text:p text:style-name="P44"><text:tab/><text:tab/><text:tab/>&lt;!-- =============================================================== --&gt;<text:line-break/><text:tab/><text:tab/><text:tab/>&lt;!-- ====== (04.02.)Connecteurs de BDD ============================= --&gt;<text:line-break/><text:tab/><text:tab/><text:tab/>&lt;!-- =============================================================== --&gt;</text:p>
      <text:p text:style-name="P38"><text:line-break/><text:tab/><text:tab/><text:tab/><text:span text:style-name="T29">&lt;!-- Connecteur JDBC pour MYSQL --&gt;</text:span><text:line-break/><text:tab/><text:tab/><text:tab/>&lt;<text:span text:style-name="T52">dependency</text:span>&gt;<text:line-break/><text:tab/><text:tab/><text:tab/><text:tab/>&lt;<text:span text:style-name="T52">groupId</text:span>&gt;<text:span text:style-name="T43">mysql</text:span>&lt;/<text:span text:style-name="T52">groupId</text:span>&gt;<text:line-break/><text:tab/><text:tab/><text:tab/><text:tab/>&lt;<text:span text:style-name="T52">artifactId</text:span>&gt;<text:span text:style-name="T43">mysql-connector-java</text:span>&lt;/<text:span text:style-name="T52">artifactId</text:span>&gt;<text:line-break/><text:tab/><text:tab/><text:tab/><text:tab/>&lt;<text:span text:style-name="T52">version</text:span>&gt;<text:span text:style-name="T43">8.0.11</text:span>&lt;/<text:span text:style-name="T52">version</text:span>&gt;<text:line-break/><text:tab/><text:tab/><text:tab/>&lt;/<text:span text:style-name="T52">dependency</text:span>&gt;</text:p>
      <text:p text:style-name="P24"/>
      <text:p text:style-name="P24"/>
      <text:p text:style-name="P28">(04.04.03.) La partie « Spring-Boot » :</text:p>
      <text:p text:style-name="P24"/>
      <text:p text:style-name="P24">Cette partie «<text:span text:style-name="T42"> </text:span><text:span text:style-name="T5">Spring-Boot</text:span><text:span text:style-name="T51"> </text:span>» comporte les <text:span text:style-name="T1">blocs «</text:span><text:span text:style-name="T5"> dependency </text:span><text:span text:style-name="T1">»</text:span> détaillés ci-dessous. Veuillez les récupérer et les insérer à l'intérieur du bloc «<text:span text:style-name="T51"> </text:span><text:span text:style-name="T5">dependencies </text:span>» :</text:p>
      <text:p text:style-name="P24"/>
      <text:p text:style-name="P25">Le contenu de cette partie est présenté sur les 2 pages suivantes. (Veuillez le récupérer !! ).</text:p>
      <text:p text:style-name="P24"/>
      <text:p text:style-name="P44"><text:tab/><text:tab/><text:tab/>&lt;!-- =============================================================== --&gt;<text:line-break/><text:tab/><text:tab/><text:tab/>&lt;!-- ====== (04.03.)Spring-BOOT ==================================== --&gt;<text:line-break/><text:tab/><text:tab/><text:tab/>&lt;!-- =============================================================== --&gt;</text:p>
      <text:p text:style-name="P38"><text:span text:style-name="T29"><text:line-break/><text:tab/><text:tab/><text:tab/>&lt;!-- (04.03.01.)Spring-BOOT-Starter --&gt;<text:line-break/><text:tab/><text:tab/><text:tab/>&lt;</text:span><text:span text:style-name="T52">dependency</text:span><text:span text:style-name="T29">&gt;<text:line-break/><text:tab/><text:tab/><text:tab/><text:tab/>&lt;</text:span><text:span text:style-name="T52">groupId</text:span><text:span text:style-name="T29">&gt;</text:span><text:span text:style-name="T18">org.springframework.boot</text:span><text:span text:style-name="T29">&lt;/</text:span><text:span text:style-name="T52">groupId</text:span><text:span text:style-name="T29">&gt;<text:line-break/><text:tab/><text:tab/><text:tab/><text:tab/>&lt;</text:span><text:span text:style-name="T52">artifactId</text:span><text:span text:style-name="T29">&gt;</text:span><text:span text:style-name="T18">spring-boot-starter</text:span><text:span text:style-name="T29">&lt;/</text:span><text:span text:style-name="T52">artifactId</text:span><text:span text:style-name="T29">&gt;<text:line-break/><text:tab/><text:tab/><text:tab/><text:tab/>&lt;</text:span><text:span text:style-name="T52">version</text:span><text:span text:style-name="T29">&gt;</text:span><text:span text:style-name="T18">2.0.3.RELEASE</text:span><text:span text:style-name="T29">&lt;/</text:span><text:span text:style-name="T52">version</text:span><text:span text:style-name="T29">&gt;<text:line-break/><text:tab/><text:tab/><text:tab/><text:tab/>&lt;</text:span><text:span text:style-name="T52">exclusions</text:span><text:span text:style-name="T29">&gt;<text:line-break/><text:tab/><text:tab/><text:tab/><text:tab/><text:tab/>&lt;</text:span><text:span text:style-name="T52">exclusion</text:span><text:span text:style-name="T29">&gt;<text:line-break/><text:tab/><text:tab/><text:tab/><text:tab/><text:tab/><text:tab/>&lt;</text:span><text:span text:style-name="T52">groupId</text:span><text:span text:style-name="T29">&gt;</text:span><text:span text:style-name="T18">org.springframework.boot</text:span><text:span text:style-name="T29">&lt;/</text:span><text:span text:style-name="T52">groupId</text:span><text:span text:style-name="T29">&gt;<text:line-break/><text:tab/><text:tab/><text:tab/><text:tab/><text:tab/><text:tab/>&lt;</text:span><text:span text:style-name="T52">artifactId</text:span><text:span text:style-name="T29">&gt;</text:span><text:span text:style-name="T18">spring-boot-starter-logging</text:span><text:span text:style-name="T29">&lt;/</text:span><text:span text:style-name="T52">artifactId</text:span><text:span text:style-name="T29">&gt;<text:line-break/><text:tab/><text:tab/><text:tab/><text:tab/><text:tab/>&lt;/</text:span><text:span text:style-name="T52">exclusion</text:span><text:span text:style-name="T29">&gt;<text:line-break/><text:tab/><text:tab/><text:tab/><text:tab/>&lt;/</text:span><text:span text:style-name="T52">exclusions</text:span><text:span text:style-name="T29">&gt;<text:line-break/><text:tab/><text:tab/><text:tab/>&lt;/</text:span><text:span text:style-name="T52">dependency</text:span><text:span text:style-name="T29">&gt;<text:line-break/><text:tab/><text:tab/><text:tab/><text:line-break/><text:tab/><text:tab/><text:tab/>&lt;!-- (04.03.02.)Spring-BOOT-starter-Data-JPA --&gt;<text:line-break/><text:tab/><text:tab/><text:tab/>&lt;</text:span><text:span text:style-name="T52">dependency</text:span><text:span text:style-name="T29">&gt;<text:line-break/><text:tab/><text:tab/><text:tab/><text:tab/>&lt;</text:span><text:span text:style-name="T52">groupId</text:span><text:span text:style-name="T29">&gt;</text:span><text:span text:style-name="T18">org.springframework.boot</text:span><text:span text:style-name="T29">&lt;/</text:span><text:span text:style-name="T52">groupId</text:span><text:span text:style-name="T29">&gt;<text:line-break/><text:tab/><text:tab/><text:tab/><text:tab/>&lt;</text:span><text:span text:style-name="T52">artifactId</text:span><text:span text:style-name="T29">&gt;s</text:span><text:span text:style-name="T18">pring-boot-starter-data-jpa</text:span><text:span text:style-name="T29">&lt;/</text:span><text:span text:style-name="T52">artifactId</text:span><text:span text:style-name="T29">&gt;<text:line-break/><text:tab/><text:tab/><text:tab/><text:tab/>&lt;</text:span><text:span text:style-name="T52">version</text:span><text:span text:style-name="T29">&gt;</text:span><text:span text:style-name="T18">2.0.3.RELEASE</text:span><text:span text:style-name="T29">&lt;/</text:span><text:span text:style-name="T52">version</text:span><text:span text:style-name="T29">&gt;<text:line-break/><text:tab/><text:tab/><text:tab/>&lt;/</text:span><text:span text:style-name="T52">dependency</text:span><text:span text:style-name="T29">&gt;<text:line-break/><text:tab/><text:tab/><text:tab/><text:line-break/><text:tab/><text:tab/><text:tab/>&lt;!-- (04.03.03.)Spring-BOOT-starter-data-REST --&gt;<text:line-break/><text:tab/><text:tab/><text:tab/>&lt;</text:span><text:span text:style-name="T52">dependency</text:span><text:span text:style-name="T29">&gt;<text:line-break/><text:tab/><text:tab/><text:tab/><text:tab/>&lt;</text:span><text:span text:style-name="T52">groupId</text:span><text:span text:style-name="T29">&gt;</text:span><text:span text:style-name="T18">org.springframework.boot</text:span><text:span text:style-name="T29">&lt;/</text:span><text:span text:style-name="T52">groupId</text:span><text:span text:style-name="T29">&gt;<text:line-break/><text:tab/><text:tab/><text:tab/><text:tab/>&lt;</text:span><text:span text:style-name="T52">artifactId</text:span><text:span text:style-name="T29">&gt;</text:span><text:span text:style-name="T18">spring-boot-starter-data-rest</text:span><text:span text:style-name="T29">&lt;/</text:span><text:span text:style-name="T52">artifactId</text:span><text:span text:style-name="T29">&gt;<text:line-break/><text:tab/><text:tab/><text:tab/><text:tab/>&lt;</text:span><text:span text:style-name="T52">version</text:span><text:span text:style-name="T29">&gt;</text:span><text:span text:style-name="T18">2.0.3.RELEASE</text:span><text:span text:style-name="T29">&lt;/</text:span><text:span text:style-name="T52">version</text:span><text:span text:style-name="T29">&gt;<text:line-break/><text:tab/><text:tab/><text:tab/>&lt;/</text:span><text:span text:style-name="T52">dependency</text:span><text:span text:style-name="T29">&gt;<text:line-break/><text:tab/><text:tab/><text:tab/><text:line-break/><text:tab/><text:tab/><text:tab/>&lt;!-- (04.03.04.)Spring-BOOT-starter-TOMCAT --&gt;<text:line-break/><text:tab/><text:tab/><text:tab/>&lt;</text:span><text:span text:style-name="T52">dependency</text:span><text:span text:style-name="T29">&gt;<text:line-break/></text:span><text:soft-page-break/><text:span text:style-name="T29"><text:tab/><text:tab/><text:tab/><text:tab/>&lt;</text:span><text:span text:style-name="T52">groupId</text:span><text:span text:style-name="T29">&gt;</text:span><text:span text:style-name="T18">org.springframework.boot</text:span><text:span text:style-name="T29">&lt;/</text:span><text:span text:style-name="T52">groupId</text:span><text:span text:style-name="T29">&gt;<text:line-break/><text:tab/><text:tab/><text:tab/><text:tab/>&lt;</text:span><text:span text:style-name="T52">artifactId</text:span><text:span text:style-name="T29">&gt;</text:span><text:span text:style-name="T18">spring-boot-starter-tomcat</text:span><text:span text:style-name="T29">&lt;/</text:span><text:span text:style-name="T52">artifactId</text:span><text:span text:style-name="T29">&gt;<text:line-break/><text:tab/><text:tab/><text:tab/><text:tab/>&lt;</text:span><text:span text:style-name="T52">version</text:span><text:span text:style-name="T29">&gt;</text:span><text:span text:style-name="T18">2.0.3.RELEASE</text:span><text:span text:style-name="T29">&lt;/</text:span><text:span text:style-name="T52">version</text:span><text:span text:style-name="T29">&gt;<text:line-break/><text:tab/><text:tab/><text:tab/><text:tab/>&lt;</text:span><text:span text:style-name="T52">scope</text:span><text:span text:style-name="T29">&gt;</text:span><text:span text:style-name="T18">provided</text:span><text:span text:style-name="T29">&lt;/</text:span><text:span text:style-name="T52">scope</text:span><text:span text:style-name="T29">&gt;<text:line-break/><text:tab/><text:tab/><text:tab/>&lt;/</text:span><text:span text:style-name="T52">dependency</text:span><text:span text:style-name="T29">&gt;<text:line-break/><text:tab/><text:tab/><text:tab/><text:line-break/><text:tab/><text:tab/><text:tab/>&lt;!-- (04.03.05.)Spring-BOOT-starter-test --&gt;<text:line-break/><text:tab/><text:tab/><text:tab/>&lt;</text:span><text:span text:style-name="T52">dependency</text:span><text:span text:style-name="T29">&gt;<text:line-break/><text:tab/><text:tab/><text:tab/><text:tab/>&lt;</text:span><text:span text:style-name="T52">groupId</text:span><text:span text:style-name="T29">&gt;</text:span><text:span text:style-name="T18">org.springframework.boot</text:span><text:span text:style-name="T29">&lt;/</text:span><text:span text:style-name="T52">groupId</text:span><text:span text:style-name="T29">&gt;<text:line-break/><text:tab/><text:tab/><text:tab/><text:tab/>&lt;</text:span><text:span text:style-name="T52">artifactId</text:span><text:span text:style-name="T29">&gt;</text:span><text:span text:style-name="T18">spring-boot-starter-test</text:span><text:span text:style-name="T29">&lt;/</text:span><text:span text:style-name="T52">artifactId</text:span><text:span text:style-name="T29">&gt;<text:line-break/><text:tab/><text:tab/><text:tab/><text:tab/>&lt;</text:span><text:span text:style-name="T52">version</text:span><text:span text:style-name="T29">&gt;</text:span><text:span text:style-name="T18">2.0.3.RELEASE</text:span><text:span text:style-name="T29">&lt;/</text:span><text:span text:style-name="T52">version</text:span><text:span text:style-name="T29">&gt;<text:line-break/><text:tab/><text:tab/><text:tab/><text:tab/>&lt;</text:span><text:span text:style-name="T52">scope</text:span><text:span text:style-name="T29">&gt;</text:span><text:span text:style-name="T18">test</text:span><text:span text:style-name="T29">&lt;/</text:span><text:span text:style-name="T52">scope</text:span><text:span text:style-name="T29">&gt;<text:line-break/><text:tab/><text:tab/><text:tab/>&lt;/</text:span><text:span text:style-name="T52">dependency</text:span><text:span text:style-name="T29">&gt;<text:line-break/><text:tab/><text:tab/><text:tab/><text:line-break/><text:tab/><text:tab/><text:tab/>&lt;!-- (04.03.06.)Spring-BOOT-starter-Security : A DESACTIVER !!!--&gt;<text:line-break/></text:span><text:span text:style-name="T57"><text:tab/><text:tab/><text:tab/>&lt;!-- dependency&gt;<text:line-break/><text:tab/><text:tab/><text:tab/><text:tab/>&lt;groupId&gt;org.springframework.boot&lt;/groupId&gt;<text:line-break/><text:tab/><text:tab/><text:tab/><text:tab/>&lt;artifactId&gt;spring-boot-starter-security&lt;/artifactId&gt;<text:line-break/><text:tab/><text:tab/><text:tab/><text:tab/>&lt;scope&gt;runtime&lt;/scope&gt;<text:line-break/><text:tab/><text:tab/><text:tab/><text:tab/>&lt;version&gt;&lt;FIXME : A RENSEIGNER !!&gt;&lt;/version&gt;<text:line-break/><text:tab/><text:tab/><text:tab/>&lt;/dependency --&gt;</text:span><text:span text:style-name="T29"><text:line-break/><text:tab/><text:tab/><text:tab/><text:line-break/><text:tab/><text:tab/><text:tab/>&lt;!-- (04.03.07.)Spring-BOOT-starter-Thymeleaf --&gt;<text:line-break/><text:tab/><text:tab/><text:tab/>&lt;</text:span><text:span text:style-name="T52">dependency</text:span><text:span text:style-name="T29">&gt;<text:line-break/><text:tab/><text:tab/><text:tab/><text:tab/>&lt;</text:span><text:span text:style-name="T52">groupId</text:span><text:span text:style-name="T29">&gt;</text:span><text:span text:style-name="T43">org.springframework.boot</text:span><text:span text:style-name="T29">&lt;/</text:span><text:span text:style-name="T52">groupId</text:span><text:span text:style-name="T29">&gt;<text:line-break/><text:tab/><text:tab/><text:tab/><text:tab/>&lt;</text:span><text:span text:style-name="T52">artifactId</text:span><text:span text:style-name="T29">&gt;</text:span><text:span text:style-name="T43">spring-boot-starter-thymeleaf</text:span><text:span text:style-name="T29">&lt;/</text:span><text:span text:style-name="T52">artifactId</text:span><text:span text:style-name="T29">&gt;<text:line-break/><text:tab/><text:tab/><text:tab/><text:tab/>&lt;</text:span><text:span text:style-name="T52">version</text:span><text:span text:style-name="T29">&gt;</text:span><text:span text:style-name="T43">2.0.3.RELEASE</text:span><text:span text:style-name="T29">&lt;/</text:span><text:span text:style-name="T52">version</text:span><text:span text:style-name="T29">&gt;<text:line-break/><text:tab/><text:tab/><text:tab/>&lt;/</text:span><text:span text:style-name="T52">dependency</text:span><text:span text:style-name="T29">&gt;<text:line-break/><text:tab/><text:tab/><text:tab/><text:line-break/><text:tab/><text:tab/><text:tab/>&lt;!-- (04.03.08.)Spring-BOOT-starter-LOG4J2 --&gt;<text:line-break/><text:tab/><text:tab/><text:tab/>&lt;</text:span><text:span text:style-name="T52">dependency</text:span><text:span text:style-name="T29">&gt;<text:line-break/><text:tab/><text:tab/><text:tab/><text:tab/>&lt;</text:span><text:span text:style-name="T52">groupId</text:span><text:span text:style-name="T29">&gt;</text:span><text:span text:style-name="T43">org.springframework.boot</text:span><text:span text:style-name="T29">&lt;/</text:span><text:span text:style-name="T52">groupId</text:span><text:span text:style-name="T29">&gt;<text:line-break/><text:tab/><text:tab/><text:tab/><text:tab/>&lt;</text:span><text:span text:style-name="T52">artifactId</text:span><text:span text:style-name="T29">&gt;</text:span><text:span text:style-name="T43">spring-boot-starter-log4j2</text:span><text:span text:style-name="T29">&lt;/</text:span><text:span text:style-name="T52">artifactId</text:span><text:span text:style-name="T29">&gt;<text:line-break/><text:tab/><text:tab/><text:tab/><text:tab/>&lt;</text:span><text:span text:style-name="T52">version</text:span><text:span text:style-name="T29">&gt;</text:span><text:span text:style-name="T43">2.0.3.RELEASE</text:span><text:span text:style-name="T29">&lt;/</text:span><text:span text:style-name="T52">version</text:span><text:span text:style-name="T29">&gt;<text:line-break/><text:tab/><text:tab/><text:tab/>&lt;/</text:span><text:span text:style-name="T52">dependency</text:span><text:span text:style-name="T29">&gt;<text:line-break/><text:tab/><text:tab/><text:tab/><text:line-break/><text:tab/><text:tab/><text:tab/>&lt;!-- (04.03.09.)Spring-BOOT-DEVTOOLS --&gt;<text:line-break/><text:tab/><text:tab/><text:tab/>&lt;</text:span><text:span text:style-name="T52">dependency</text:span><text:span text:style-name="T29">&gt;<text:line-break/><text:tab/><text:tab/><text:tab/><text:tab/>&lt;</text:span><text:span text:style-name="T52">groupId</text:span><text:span text:style-name="T29">&gt;</text:span><text:span text:style-name="T43">org.springframework.boot</text:span><text:span text:style-name="T29">&lt;/</text:span><text:span text:style-name="T52">groupId</text:span><text:span text:style-name="T29">&gt;<text:line-break/><text:tab/><text:tab/><text:tab/><text:tab/>&lt;</text:span><text:span text:style-name="T52">artifactId</text:span><text:span text:style-name="T29">&gt;</text:span><text:span text:style-name="T43">spring-boot-devtools</text:span><text:span text:style-name="T29">&lt;/</text:span><text:span text:style-name="T52">artifactId</text:span><text:span text:style-name="T29">&gt;<text:line-break/><text:tab/><text:tab/><text:tab/><text:tab/>&lt;</text:span><text:span text:style-name="T52">version</text:span><text:span text:style-name="T29">&gt;</text:span><text:span text:style-name="T43">2.0.3.RELEASE</text:span><text:span text:style-name="T29">&lt;/</text:span><text:span text:style-name="T52">version</text:span><text:span text:style-name="T29">&gt;<text:line-break/><text:tab/><text:tab/><text:tab/><text:tab/>&lt;</text:span><text:span text:style-name="T52">scope</text:span><text:span text:style-name="T29">&gt;</text:span><text:span text:style-name="T43">runtime</text:span><text:span text:style-name="T29">&lt;/</text:span><text:span text:style-name="T52">scope</text:span><text:span text:style-name="T29">&gt;<text:line-break/><text:tab/><text:tab/><text:tab/>&lt;/</text:span><text:span text:style-name="T52">dependency</text:span><text:span text:style-name="T29">&gt;</text:span></text:p>
      <text:p text:style-name="P24"/>
      <text:p text:style-name="P30">Remarque :</text:p>
      <text:p text:style-name="P24"/>
      <text:p text:style-name="P24">Dans cette rubrique, tous les <text:span text:style-name="T1">blocs relatifs à la sécurité</text:span> sont provisoirement désactivés (= mis en commentaires).</text:p>
      <text:p text:style-name="P24"/>
      <text:p text:style-name="P24"/>
      <text:p text:style-name="P28">(04.04.04.) La partie « Thymeleaf-Spring-Security » :</text:p>
      <text:p text:style-name="P24"/>
      <text:p text:style-name="P24">Cette partie «<text:span text:style-name="T42"> </text:span><text:span text:style-name="T51">Thymeleaf-</text:span><text:span text:style-name="T5">Spring-Security</text:span><text:span text:style-name="T42"> </text:span>» comporte les <text:span text:style-name="T1">blocs «</text:span><text:span text:style-name="T5"> dependency </text:span><text:span text:style-name="T1">»</text:span> détaillés ci-dessous. Veuillez les récupérer et les insérer à l'intérieur du bloc «<text:span text:style-name="T51"> </text:span><text:span text:style-name="T5">dependencies </text:span>» :</text:p>
      <text:p text:style-name="P24"/>
      <text:p text:style-name="P44"><text:tab/><text:tab/><text:tab/>&lt;!-- =============================================================== --&gt;<text:line-break/><text:tab/><text:tab/><text:tab/>&lt;!-- ====== (04.04.)Thymeleaf-Spring-Security ====================== --&gt;<text:line-break/><text:tab/><text:tab/><text:tab/>&lt;!-- =============================================================== --&gt;</text:p>
      <text:p text:style-name="P38"><text:soft-page-break/><text:line-break/><text:span text:style-name="T29"><text:tab/><text:tab/><text:tab/>&lt;!-- (04.04.01.)Thymeleaf-Spring-Security : A DESACTIVER !!! --&gt;</text:span><text:line-break/><text:span text:style-name="T57"><text:tab/><text:tab/><text:tab/>&lt;!-- dependency&gt;<text:line-break/><text:tab/><text:tab/><text:tab/><text:tab/>&lt;groupId&gt;org.thymeleaf.extras&lt;/groupId&gt;<text:line-break/><text:tab/><text:tab/><text:tab/><text:tab/>&lt;artifactId&gt;thymeleaf-extras-springsecurity4&lt;/artifactId&gt;<text:line-break/><text:tab/><text:tab/><text:tab/><text:tab/>&lt;scope&gt;runtime&lt;/scope&gt;<text:line-break/><text:tab/><text:tab/><text:tab/><text:tab/>&lt;version&gt;&lt;FIXME : A RENSEIGNER !!&gt;&lt;/version&gt;<text:line-break/><text:tab/><text:tab/><text:tab/>&lt;/dependency --&gt;</text:span></text:p>
      <text:p text:style-name="P24"/>
      <text:p text:style-name="P30">Remarque :</text:p>
      <text:p text:style-name="P24"/>
      <text:p text:style-name="P24">Dans cette rubrique, tous les <text:span text:style-name="T1">blocs relatifs à la sécurité</text:span> sont provisoirement désactivés (= mis en commentaires).</text:p>
      <text:p text:style-name="P24"/>
      <text:p text:style-name="P24"/>
      <text:p text:style-name="P59"/>
      <text:p text:style-name="P28">(04.04.05.) La partie « Apache-LOG4J-SLF4J-Logger » :</text:p>
      <text:p text:style-name="P24"/>
      <text:p text:style-name="P24">Cette partie «<text:span text:style-name="T51"> Apache-LOG4J</text:span><text:span text:style-name="T5">-SLF4J-Logger</text:span><text:span text:style-name="T51"> </text:span>» comporte les <text:span text:style-name="T1">blocs «</text:span><text:span text:style-name="T5"> dependency </text:span><text:span text:style-name="T1">»</text:span> détaillés ci-dessous. Veuillez les récupérer et les insérer à l'intérieur du bloc «<text:span text:style-name="T51"> </text:span><text:span text:style-name="T5">dependencies </text:span>» :</text:p>
      <text:p text:style-name="P24"/>
      <text:p text:style-name="P38"><text:span text:style-name="T63"><text:tab/><text:tab/><text:tab/>&lt;!-- =============================================================== --&gt;<text:line-break/><text:tab/><text:tab/><text:tab/>&lt;!-- ====== (04.05.)Apache-LOG4J-SLF4J-Logger ====================== --&gt;<text:line-break/><text:tab/><text:tab/><text:tab/>&lt;!-- =============================================================== --&gt;</text:span><text:span text:style-name="T57"><text:line-break/></text:span></text:p>
      <text:p text:style-name="P38"><text:span text:style-name="T63"><text:tab/><text:tab/><text:tab/>&lt;!-- (04.05.01.)SLF4J-API --&gt;</text:span><text:span text:style-name="T57"><text:line-break/></text:span><text:span text:style-name="T64"><text:tab/><text:tab/><text:tab/>&lt;</text:span><text:span text:style-name="T52">dependency</text:span><text:span text:style-name="T64">&gt;<text:line-break/><text:tab/><text:tab/><text:tab/><text:tab/>&lt;</text:span><text:span text:style-name="T52">groupId</text:span><text:span text:style-name="T64">&gt;</text:span><text:span text:style-name="T43">org.slf4j</text:span><text:span text:style-name="T64">&lt;/</text:span><text:span text:style-name="T52">groupId</text:span><text:span text:style-name="T64">&gt;<text:line-break/><text:tab/><text:tab/><text:tab/><text:tab/>&lt;</text:span><text:span text:style-name="T52">artifactId</text:span><text:span text:style-name="T64">&gt;</text:span><text:span text:style-name="T43">slf4j-api</text:span><text:span text:style-name="T64">&lt;/</text:span><text:span text:style-name="T52">artifactId</text:span><text:span text:style-name="T64">&gt;<text:line-break/><text:tab/><text:tab/><text:tab/><text:tab/>&lt;</text:span><text:span text:style-name="T52">version</text:span><text:span text:style-name="T64">&gt;</text:span><text:span text:style-name="T43">1.7.25</text:span><text:span text:style-name="T64">&lt;/</text:span><text:span text:style-name="T52">version</text:span><text:span text:style-name="T64">&gt;<text:line-break/><text:tab/><text:tab/><text:tab/>&lt;/</text:span><text:span text:style-name="T52">dependency</text:span><text:span text:style-name="T64">&gt;</text:span><text:span text:style-name="T57"><text:line-break/><text:tab/><text:tab/><text:tab/><text:line-break/></text:span><text:span text:style-name="T63"><text:tab/><text:tab/><text:tab/>&lt;!-- (04.05.02.)Apache-LOG4J-SLF4J-IMPL --&gt;</text:span><text:span text:style-name="T57"><text:line-break/></text:span><text:span text:style-name="T64"><text:tab/><text:tab/><text:tab/>&lt;</text:span><text:span text:style-name="T52">dependency</text:span><text:span text:style-name="T64">&gt;<text:line-break/><text:tab/><text:tab/><text:tab/><text:tab/>&lt;groupId&gt;</text:span><text:span text:style-name="T43">org.apache.logging.log4j</text:span><text:span text:style-name="T64">&lt;/groupId&gt;<text:line-break/><text:tab/><text:tab/><text:tab/><text:tab/>&lt;artifactId&gt;</text:span><text:span text:style-name="T43">log4j-slf4j-impl</text:span><text:span text:style-name="T64">&lt;/artifactId&gt;<text:line-break/><text:tab/><text:tab/><text:tab/><text:tab/>&lt;version&gt;</text:span><text:span text:style-name="T43">2.11.0</text:span><text:span text:style-name="T64">&lt;/version&gt;<text:line-break/><text:tab/><text:tab/><text:tab/>&lt;/</text:span><text:span text:style-name="T52">dependency</text:span><text:span text:style-name="T64">&gt;</text:span><text:span text:style-name="T57"><text:line-break/><text:tab/><text:tab/><text:tab/><text:line-break/></text:span><text:span text:style-name="T63"><text:tab/><text:tab/><text:tab/>&lt;!-- (04.05.03.)SLF4J-LOG4J12 </text:span><text:span text:style-name="T29">: A DESACTIVER !!! </text:span><text:span text:style-name="T63">--&gt;</text:span><text:span text:style-name="T57"><text:line-break/><text:tab/><text:tab/><text:tab/>&lt;!-- dependency&gt;<text:line-break/><text:tab/><text:tab/><text:tab/><text:tab/>&lt;groupId&gt;org.slf4j&lt;/groupId&gt;<text:line-break/><text:tab/><text:tab/><text:tab/><text:tab/>&lt;artifactId&gt;slf4j-log4j12&lt;/artifactId&gt;<text:line-break/><text:tab/><text:tab/><text:tab/><text:tab/>&lt;scope&gt;&lt;FIXME AJOUTER SI NECESSAIRE&gt;&lt;/scope&gt;<text:line-break/><text:tab/><text:tab/><text:tab/><text:tab/>&lt;version&gt;&lt;FIXME : A RENSEIGNER !!&gt;&lt;/version&gt;<text:line-break/><text:tab/><text:tab/><text:tab/>&lt;/dependency --&gt;</text:span></text:p>
      <text:p text:style-name="P24"/>
      <text:p text:style-name="P24"/>
      <text:p text:style-name="P24"/>
      <text:p text:style-name="P24"/>
      <text:p text:style-name="P59"/>
      <text:p text:style-name="P28">(04.04.06.) La partie « Apache-Logger » :</text:p>
      <text:p text:style-name="P24"/>
      <text:p text:style-name="P24">Cette partie «<text:span text:style-name="T51"> Apache-</text:span><text:span text:style-name="T5">Logger</text:span><text:span text:style-name="T51"> </text:span>» comporte les <text:span text:style-name="T1">blocs «</text:span><text:span text:style-name="T5"> dependency </text:span><text:span text:style-name="T1">»</text:span> détaillés ci-dessous. Veuillez les récupérer et les insérer à l'intérieur du bloc «<text:span text:style-name="T51"> </text:span><text:span text:style-name="T5">dependencies </text:span>» :</text:p>
      <text:p text:style-name="P24"/>
      <text:p text:style-name="P38"><text:span text:style-name="T33"><text:tab/><text:tab/><text:tab/>&lt;!-- =============================================================== --&gt;<text:line-break/><text:tab/><text:tab/><text:tab/>&lt;!-- ====== (04.06.)Apache-Logger ================================== --&gt;<text:line-break/><text:tab/><text:tab/><text:tab/>&lt;!-- =============================================================== --&gt;</text:span><text:span text:style-name="T57"><text:line-break/></text:span></text:p>
      <text:p text:style-name="P38"><text:span text:style-name="T33"><text:tab/><text:tab/><text:tab/>&lt;!-- (04.06.01.)Apache-LOG4J-CORE --&gt;</text:span><text:span text:style-name="T57"><text:line-break/></text:span><text:span text:style-name="T64"><text:tab/><text:tab/><text:tab/>&lt;</text:span><text:span text:style-name="T52">dependency</text:span><text:span text:style-name="T64">&gt;<text:line-break/><text:tab/><text:tab/><text:tab/><text:tab/>&lt;</text:span><text:span text:style-name="T52">groupId</text:span><text:span text:style-name="T64">&gt;</text:span><text:span text:style-name="T43">org.apache.logging.log4j</text:span><text:span text:style-name="T64">&lt;/</text:span><text:span text:style-name="T52">groupId</text:span><text:span text:style-name="T64">&gt;<text:line-break/><text:tab/><text:tab/><text:tab/><text:tab/>&lt;</text:span><text:span text:style-name="T52">artifactId</text:span><text:span text:style-name="T64">&gt;</text:span><text:span text:style-name="T43">log4j-core</text:span><text:span text:style-name="T64">&lt;/</text:span><text:span text:style-name="T52">artifactId</text:span><text:span text:style-name="T64">&gt;<text:line-break/><text:tab/><text:tab/><text:tab/><text:tab/>&lt;</text:span><text:span text:style-name="T52">version</text:span><text:span text:style-name="T64">&gt;</text:span><text:span text:style-name="T43">2.11.0</text:span><text:span text:style-name="T64">&lt;/</text:span><text:span text:style-name="T52">version</text:span><text:span text:style-name="T64">&gt;<text:line-break/><text:tab/><text:tab/><text:tab/>&lt;/</text:span><text:span text:style-name="T52">dependency</text:span><text:span text:style-name="T64">&gt;</text:span><text:span text:style-name="T57"><text:line-break/><text:tab/><text:tab/><text:tab/><text:line-break/></text:span><text:span text:style-name="T33"><text:tab/><text:tab/><text:tab/>&lt;!-- (04.06.02.)Apache-LOG4J-API --&gt;</text:span><text:span text:style-name="T57"><text:line-break/></text:span><text:span text:style-name="T64"><text:tab/><text:tab/><text:tab/>&lt;</text:span><text:span text:style-name="T52">dependency</text:span><text:span text:style-name="T64">&gt;<text:line-break/><text:tab/><text:tab/><text:tab/><text:tab/>&lt;</text:span><text:span text:style-name="T52">groupId</text:span><text:span text:style-name="T64">&gt;</text:span><text:span text:style-name="T43">org.apache.logging.log4j</text:span><text:span text:style-name="T64">&lt;/</text:span><text:span text:style-name="T52">groupId</text:span><text:span text:style-name="T64">&gt;<text:line-break/><text:tab/><text:tab/><text:tab/><text:tab/>&lt;</text:span><text:span text:style-name="T52">artifactId</text:span><text:span text:style-name="T64">&gt;</text:span><text:span text:style-name="T43">log4j-api</text:span><text:span text:style-name="T64">&lt;/</text:span><text:span text:style-name="T52">artifactId</text:span><text:span text:style-name="T64">&gt;<text:line-break/><text:tab/><text:tab/><text:tab/><text:tab/>&lt;</text:span><text:span text:style-name="T52">version</text:span><text:span text:style-name="T64">&gt;</text:span><text:span text:style-name="T43">2.11.0</text:span><text:span text:style-name="T64">&lt;/</text:span><text:span text:style-name="T52">version</text:span><text:span text:style-name="T64">&gt;<text:line-break/><text:tab/><text:tab/><text:tab/>&lt;/</text:span><text:span text:style-name="T52">dependency</text:span><text:span text:style-name="T64">&gt;</text:span><text:span text:style-name="T57"><text:line-break/><text:tab/><text:tab/><text:tab/><text:line-break/></text:span><text:span text:style-name="T33"><text:tab/><text:tab/><text:tab/>&lt;!-- (04.06.03.)Apache-LOG4J-JCL --&gt;</text:span><text:span text:style-name="T57"><text:line-break/></text:span><text:span text:style-name="T64"><text:tab/><text:tab/><text:tab/>&lt;</text:span><text:span text:style-name="T52">dependency</text:span><text:span text:style-name="T64">&gt;<text:line-break/><text:tab/><text:tab/><text:tab/><text:tab/>&lt;</text:span><text:span text:style-name="T52">groupId</text:span><text:span text:style-name="T64">&gt;</text:span><text:span text:style-name="T43">org.apache.logging.log4j</text:span><text:span text:style-name="T64">&lt;/</text:span><text:span text:style-name="T52">groupId</text:span><text:span text:style-name="T64">&gt;<text:line-break/><text:tab/><text:tab/><text:tab/><text:tab/>&lt;</text:span><text:span text:style-name="T52">artifactId</text:span><text:span text:style-name="T64">&gt;</text:span><text:span text:style-name="T43">log4j-jcl</text:span><text:span text:style-name="T64">&lt;/</text:span><text:span text:style-name="T52">artifactId</text:span><text:span text:style-name="T64">&gt;<text:line-break/><text:tab/><text:tab/><text:tab/><text:tab/>&lt;</text:span><text:span text:style-name="T52">version</text:span><text:span text:style-name="T64">&gt;</text:span><text:span text:style-name="T43">2.11.0</text:span><text:span text:style-name="T64">&lt;/</text:span><text:span text:style-name="T52">version</text:span><text:span text:style-name="T64">&gt;<text:line-break/><text:tab/><text:tab/><text:tab/>&lt;/</text:span><text:span text:style-name="T52">dependency</text:span><text:span text:style-name="T64">&gt;</text:span></text:p>
      <text:p text:style-name="P24"/>
      <text:p text:style-name="P24"/>
      <text:p text:style-name="P28">(04.04.07.) La partie « Tests Unitaires » :</text:p>
      <text:p text:style-name="P24"/>
      <text:p text:style-name="P24">Cette partie «<text:span text:style-name="T51"> Tests-Unitaires</text:span>» comporte le <text:span text:style-name="T1">bloc «</text:span><text:span text:style-name="T5"> dependency </text:span><text:span text:style-name="T1">»</text:span> détaillé ci-dessous. Veuillez le récupérer et l'insérer à l'intérieur du bloc «<text:span text:style-name="T51"> </text:span><text:span text:style-name="T5">dependencies </text:span>» :</text:p>
      <text:p text:style-name="P24"/>
      <text:p text:style-name="P24"/>
      <text:p text:style-name="P38"><text:span text:style-name="T33"><text:tab/><text:tab/><text:tab/>&lt;!-- =============================================================== --&gt;<text:line-break/><text:tab/><text:tab/><text:tab/>&lt;!-- ====== (04.07.)Tests unitaires ================================ --&gt;<text:line-break/><text:tab/><text:tab/><text:tab/>&lt;!-- =============================================================== --&gt;</text:span><text:line-break/></text:p>
      <text:p text:style-name="P38"><text:span text:style-name="T33"><text:tab/><text:tab/><text:tab/>&lt;!-- JUnit --&gt;</text:span><text:line-break/><text:tab/><text:tab/><text:tab/>&lt;<text:span text:style-name="T52">dependency</text:span>&gt;<text:line-break/><text:tab/><text:tab/><text:tab/><text:tab/>&lt;<text:span text:style-name="T52">groupId</text:span>&gt;<text:span text:style-name="T43">junit</text:span>&lt;/<text:span text:style-name="T52">groupId</text:span>&gt;<text:line-break/><text:tab/><text:tab/><text:tab/><text:tab/>&lt;<text:span text:style-name="T52">artifactId</text:span>&gt;<text:span text:style-name="T43">junit</text:span>&lt;/<text:span text:style-name="T52">artifactId</text:span>&gt;<text:line-break/><text:tab/><text:tab/><text:tab/><text:tab/>&lt;<text:span text:style-name="T52">version</text:span>&gt;<text:span text:style-name="T43">4.12</text:span>&lt;/<text:span text:style-name="T52">version</text:span>&gt;<text:line-break/><text:tab/><text:tab/><text:tab/><text:tab/>&lt;<text:span text:style-name="T52">scope</text:span>&gt;<text:span text:style-name="T43">test</text:span>&lt;/<text:span text:style-name="T52">scope</text:span>&gt;<text:line-break/><text:tab/><text:tab/><text:tab/>&lt;/<text:span text:style-name="T52">dependency</text:span>&gt;</text:p>
      <text:p text:style-name="P24"/>
      <text:p text:style-name="P24"/>
      <text:p text:style-name="P59"/>
      <text:p text:style-name="P20">(04.05.) La rubrique « Construction de l'exécutable du projet» </text:p>
      <text:p text:style-name="P24"/>
      <text:p text:style-name="P24"/>
      <text:p text:style-name="P24">Concernant la rubrique «<text:span text:style-name="T1"> Construction de l'exécutable du projet </text:span>» :</text:p>
      <text:p text:style-name="P24"/>
      <text:list xml:id="list30689097" text:continue-list="list7036010189272709268" text:style-name="L8">
        <text:list-item>
          <text:p text:style-name="P115"><text:span text:style-name="T12">Elle est absente dans votre </text:span><text:span text:style-name="T15">fichier de configuration</text:span><text:span text:style-name="T12"> du </text:span><text:span text:style-name="T15">module « parent » </text:span><text:span text:style-name="T12">(balise «</text:span><text:span text:style-name="T13">build</text:span><text:span text:style-name="T12">»). </text:span></text:p>
        </text:list-item>
      </text:list>
      <text:list xml:id="list8654251290812102723" text:style-name="L11">
        <text:list-item>
          <text:p text:style-name="P129">Elle se présente sous la forme ci-dessous.</text:p>
        </text:list-item>
        <text:list-item>
          <text:p text:style-name="P129">Veuillez la récupérer intégralement.</text:p>
        </text:list-item>
      </text:list>
      <text:p text:style-name="P25"/>
      <text:p text:style-name="P25"/>
      <text:p text:style-name="P25"/>
      <text:p text:style-name="P40"><text:tab/>&lt;!-- ========================================================= --&gt;<text:line-break/><text:tab/>&lt;!-- (05.)Construction de l'exécutable du projet --&gt;<text:line-break/><text:tab/>&lt;!-- ========================================================= --&gt;</text:p>
      <text:p text:style-name="P37"><text:span text:style-name="T23"><text:line-break/><text:tab/>&lt;</text:span><text:span text:style-name="T28">build</text:span><text:span text:style-name="T23">&gt;<text:line-break/></text:span><text:span text:style-name="T37"><text:tab/><text:tab/>&lt;!-- ========================================================= --&gt;</text:span></text:p>
      <text:p text:style-name="P61"><text:tab/><text:tab/>&lt;!-- (05.01.)<text:span text:style-name="T62">Nom du fichier executable</text:span> --&gt;</text:p>
      <text:p text:style-name="P37"><text:span text:style-name="T37"><text:tab/><text:tab/>&lt;!-- ========================================================= --&gt;</text:span><text:span text:style-name="T23"><text:tab/></text:span></text:p>
      <text:p text:style-name="P38"/>
      <text:p text:style-name="P43"><text:tab/><text:tab/>&lt;!-- ========================================================= --&gt;</text:p>
      <text:p text:style-name="P61"><text:tab/><text:tab/>&lt;!-- (05.02.)<text:span text:style-name="T62">Gestionnaire de plugins</text:span> --&gt;</text:p>
      <text:p text:style-name="P61"><text:tab/><text:tab/>&lt;!-- ========================================================= --&gt;</text:p>
      <text:p text:style-name="P51"/>
      <text:p text:style-name="P43"><text:tab/><text:tab/>&lt;!-- ========================================================= --&gt;</text:p>
      <text:p text:style-name="P61"><text:tab/><text:tab/>&lt;!-- (05.03.)P<text:span text:style-name="T62">lugins</text:span> --&gt;</text:p>
      <text:p text:style-name="P61"><text:tab/><text:tab/>&lt;!-- ========================================================= --&gt;</text:p>
      <text:p text:style-name="P37"><text:line-break/><text:span text:style-name="T23"><text:tab/>&lt;/</text:span><text:span text:style-name="T28">build</text:span><text:span text:style-name="T23">&gt;</text:span></text:p>
      <text:p text:style-name="P25"/>
      <text:p text:style-name="P25"/>
      <text:p text:style-name="P25">Cette rubrique comporte les 3 sous-rubriques suivantes (c'est le 2ème niveau d'imbrication !). </text:p>
      <text:p text:style-name="P25"/>
      <text:p text:style-name="P25"/>
      <text:list xml:id="list3296672704481024364" text:style-name="L12">
        <text:list-item>
          <text:p text:style-name="P151">(05.01.) Sous-rubrique « Nom du fichier executable »</text:p>
        </text:list-item>
        <text:list-item>
          <text:p text:style-name="P113">(05.02.) Sous-rubrique « Gestion des plugins »</text:p>
        </text:list-item>
        <text:list-item>
          <text:p text:style-name="P113">(05.03.) Sous-rubrique « Plugins »</text:p>
        </text:list-item>
      </text:list>
      <text:p text:style-name="P25"/>
      <text:p text:style-name="P25"/>
      <text:p text:style-name="P25">Ces sous-rubriques sont détaillées dans les paragraphes ci-dessous :</text:p>
      <text:p text:style-name="P25"/>
      <text:p text:style-name="P25"/>
      <text:p text:style-name="P25"/>
      <text:p text:style-name="P60"/>
      <text:p text:style-name="P29">(04.05.01.) La sous-rubrique «<text:span text:style-name="T51"> Nom du fichier executable </text:span>»</text:p>
      <text:p text:style-name="P25"/>
      <text:p text:style-name="P25">Elle est présentée sous forme du bloc de données ci-dessous. (Veuillez le récupérer !).</text:p>
      <text:p text:style-name="P25"/>
      <text:p text:style-name="P43"><text:tab/><text:tab/>&lt;!-- ========================================================= --&gt;</text:p>
      <text:p text:style-name="P61"><text:tab/><text:tab/>&lt;!-- (05.01.)<text:span text:style-name="T62">Nom du fichier executable</text:span> --&gt;</text:p>
      <text:p text:style-name="P37"><text:span text:style-name="T37"><text:tab/><text:tab/>&lt;!-- ========================================================= --&gt;</text:span><text:span text:style-name="T23"><text:tab/></text:span></text:p>
      <text:p text:style-name="P38"/>
      <text:p text:style-name="P37"><text:span text:style-name="T23"><text:tab/><text:tab/>&lt;</text:span><text:span text:style-name="T28">finalName</text:span><text:span text:style-name="T23">&gt;</text:span><text:span text:style-name="T48">GestionDUtilisateurs-02</text:span><text:span text:style-name="T23">&lt;/</text:span><text:span text:style-name="T28">finalName</text:span><text:span text:style-name="T23">&gt;</text:span></text:p>
      <text:p text:style-name="P25"/>
      <text:p text:style-name="P25"/>
      <text:p text:style-name="P29">(04.05.02.) La sous-rubrique «<text:span text:style-name="T51"> Gestion des plugins </text:span>»</text:p>
      <text:p text:style-name="P25"/>
      <text:p text:style-name="P25">Elle est présentée sous forme du bloc de données ci-dessous. (Veuillez le récupérer !).</text:p>
      <text:p text:style-name="P25"/>
      <text:p text:style-name="P43"><text:tab/><text:tab/>&lt;!-- ========================================================= --&gt;</text:p>
      <text:p text:style-name="P61"><text:tab/><text:tab/>&lt;!-- (05.02.)<text:span text:style-name="T62">Gestionnaire de plugins</text:span> --&gt;</text:p>
      <text:p text:style-name="P61"><text:tab/><text:tab/>&lt;!-- ========================================================= --&gt;</text:p>
      <text:p text:style-name="P61"/>
      <text:p text:style-name="P63"><text:tab/><text:tab/>&lt;<text:span text:style-name="T52">pluginManagement</text:span>&gt;</text:p>
      <text:p text:style-name="P51"><text:tab/><text:tab/><text:tab/>&lt;!-- FIXME : A RENSEIGNER --&gt;</text:p>
      <text:p text:style-name="P63"><text:tab/><text:tab/>&lt;/<text:span text:style-name="T52">pluginManagement</text:span>&gt;</text:p>
      <text:p text:style-name="P25"/>
      <text:p text:style-name="P25"/>
      <text:p text:style-name="P25">Cette sous-rubrique comporte également une <text:span text:style-name="T1">sous-sous-rubrique (c'est le 3ème niveau !) «</text:span><text:span text:style-name="T5">plugins </text:span><text:span text:style-name="T1">»</text:span>. Celle-ci sera rajoutée sous la forme du bloc de données ci-dessous : </text:p>
      <text:p text:style-name="P25"/>
      <text:p text:style-name="P25">Veuillez le récupérer ci-dessous et l'insérer à l'intérieur du bloc «<text:span text:style-name="T51"> pluginManagement </text:span>».</text:p>
      <text:p text:style-name="P25"/>
      <text:p text:style-name="P48"><text:tab/><text:tab/><text:tab/>&lt;<text:span text:style-name="T52">plugins</text:span>&gt;</text:p>
      <text:p text:style-name="P50"><text:tab/><text:tab/><text:tab/><text:tab/>&lt;!-- FIXME : A RENSEIGNER --&gt;</text:p>
      <text:p text:style-name="P47"><text:span text:style-name="T60"><text:tab/><text:tab/><text:tab/>&lt;/</text:span><text:span text:style-name="T53">plugins</text:span><text:span text:style-name="T60">&gt;</text:span></text:p>
      <text:p text:style-name="P25"/>
      <text:p text:style-name="P25"/>
      <text:p text:style-name="P25">Le contenu de ce bloc est présenté sur les 2 pages suivantes. (Veuillez le récupérer !! ).</text:p>
      <text:p text:style-name="P25"/>
      <text:p text:style-name="P54"><text:tab/><text:tab/><text:tab/><text:tab/>&lt;!-- (05.02.01.)Plug-in de nettoyage --&gt;</text:p>
      <text:p text:style-name="P66"><text:tab/><text:tab/><text:tab/><text:tab/>&lt;<text:span text:style-name="T52">plugin</text:span>&gt;</text:p>
      <text:p text:style-name="P67"><text:tab/><text:tab/><text:tab/><text:tab/><text:tab/>&lt;<text:span text:style-name="T52">groupId</text:span>&gt;<text:span text:style-name="T43">org.apache.maven.plugins</text:span>&lt;/<text:span text:style-name="T52">groupId</text:span>&gt;</text:p>
      <text:p text:style-name="P67"><text:tab/><text:tab/><text:tab/><text:tab/><text:tab/>&lt;<text:span text:style-name="T52">artifactId</text:span>&gt;<text:span text:style-name="T43">maven</text:span><text:span text:style-name="T43">-clean-</text:span><text:span text:style-name="T43">plugin</text:span>&lt;/<text:span text:style-name="T52">artifactId</text:span>&gt;</text:p>
      <text:p text:style-name="P67"><text:tab/><text:tab/><text:tab/><text:tab/><text:tab/>&lt;<text:span text:style-name="T52">version</text:span>&gt;<text:span text:style-name="T43">3.0.0</text:span>&lt;/<text:span text:style-name="T52">version</text:span>&gt;</text:p>
      <text:p text:style-name="P67"><text:tab/><text:tab/><text:tab/><text:tab/>&lt;/<text:span text:style-name="T52">plugin</text:span>&gt;</text:p>
      <text:p text:style-name="P67"><text:tab/><text:tab/><text:tab/><text:tab/></text:p>
      <text:p text:style-name="P68"><text:tab/><text:tab/><text:tab/><text:tab/>&lt;!-- (05.02.02.)Plugin de prise en compte des resources --&gt;</text:p>
      <text:p text:style-name="P67"><text:tab/><text:tab/><text:tab/><text:tab/>&lt;<text:span text:style-name="T52">plugin</text:span>&gt;</text:p>
      <text:p text:style-name="P67"><text:tab/><text:tab/><text:tab/><text:tab/><text:tab/>&lt;<text:span text:style-name="T52">groupId</text:span>&gt;<text:span text:style-name="T43">org.apache.maven.plugins</text:span>&lt;/<text:span text:style-name="T52">groupId</text:span>&gt;</text:p>
      <text:p text:style-name="P67"><text:tab/><text:tab/><text:tab/><text:tab/><text:tab/>&lt;<text:span text:style-name="T52">artifactId</text:span>&gt;<text:span text:style-name="T43">maven</text:span><text:span text:style-name="T43">-resources-</text:span><text:span text:style-name="T43">plugin</text:span>&lt;/<text:span text:style-name="T52">artifactId</text:span>&gt;</text:p>
      <text:p text:style-name="P67"><text:tab/><text:tab/><text:tab/><text:tab/><text:tab/>&lt;<text:span text:style-name="T52">version</text:span>&gt;<text:span text:style-name="T43">3.0.2</text:span>&lt;/<text:span text:style-name="T52">version</text:span>&gt;</text:p>
      <text:p text:style-name="P67"><text:tab/><text:tab/><text:tab/><text:tab/>&lt;/<text:span text:style-name="T52">plugin</text:span>&gt;</text:p>
      <text:p text:style-name="P67"><text:tab/><text:tab/><text:tab/><text:tab/></text:p>
      <text:p text:style-name="P68"><text:tab/><text:tab/><text:tab/><text:tab/>&lt;!-- (05.02.03.)Plug-in de compilation --&gt;</text:p>
      <text:p text:style-name="P67"><text:tab/><text:tab/><text:tab/><text:tab/>&lt;<text:span text:style-name="T52">plugin</text:span>&gt;</text:p>
      <text:p text:style-name="P67"><text:tab/><text:tab/><text:tab/><text:tab/><text:tab/>&lt;<text:span text:style-name="T52">groupId</text:span>&gt;<text:span text:style-name="T43">org.apache.maven.plugins</text:span>&lt;/<text:span text:style-name="T52">groupId</text:span>&gt;</text:p>
      <text:p text:style-name="P67"><text:tab/><text:tab/><text:tab/><text:tab/><text:tab/>&lt;<text:span text:style-name="T52">artifactId</text:span>&gt;<text:span text:style-name="T43">maven</text:span><text:span text:style-name="T43">-compiler-</text:span><text:span text:style-name="T43">plugin</text:span>&lt;/<text:span text:style-name="T52">artifactId</text:span>&gt;</text:p>
      <text:p text:style-name="P67"><text:soft-page-break/><text:tab/><text:tab/><text:tab/><text:tab/><text:tab/>&lt;<text:span text:style-name="T52">version</text:span>&gt;<text:span text:style-name="T43">3.7.0</text:span>&lt;/<text:span text:style-name="T52">version</text:span>&gt;</text:p>
      <text:p text:style-name="P67"><text:tab/><text:tab/><text:tab/><text:tab/>&lt;/<text:span text:style-name="T52">plugin</text:span>&gt;</text:p>
      <text:p text:style-name="P55"/>
      <text:p text:style-name="P68"><text:tab/><text:tab/><text:tab/><text:tab/>&lt;!-- (05.02.04.)Plug-in infaillible --&gt;</text:p>
      <text:p text:style-name="P67"><text:tab/><text:tab/><text:tab/><text:tab/>&lt;<text:span text:style-name="T52">plugin</text:span>&gt;</text:p>
      <text:p text:style-name="P67"><text:tab/><text:tab/><text:tab/><text:tab/><text:tab/>&lt;<text:span text:style-name="T52">groupId</text:span>&gt;<text:span text:style-name="T43">org.apache.maven.plugins</text:span>&lt;/<text:span text:style-name="T52">groupId</text:span>&gt;</text:p>
      <text:p text:style-name="P67"><text:tab/><text:tab/><text:tab/><text:tab/><text:tab/>&lt;<text:span text:style-name="T52">artifactId</text:span>&gt;<text:span text:style-name="T43">maven</text:span><text:span text:style-name="T43">-</text:span><text:span text:style-name="T43">surefire</text:span><text:span text:style-name="T43">-</text:span><text:span text:style-name="T43">plugin</text:span>&lt;/<text:span text:style-name="T52">artifactId</text:span>&gt;</text:p>
      <text:p text:style-name="P67"><text:tab/><text:tab/><text:tab/><text:tab/><text:tab/>&lt;<text:span text:style-name="T52">version</text:span>&gt;<text:span text:style-name="T43">2.20.1</text:span>&lt;/<text:span text:style-name="T52">version</text:span>&gt;</text:p>
      <text:p text:style-name="P67"><text:tab/><text:tab/><text:tab/><text:tab/>&lt;/<text:span text:style-name="T52">plugin</text:span>&gt;</text:p>
      <text:p text:style-name="P67"/>
      <text:p text:style-name="P68"><text:tab/><text:tab/><text:tab/><text:tab/>&lt;!-- (05.02.05.)Plugin de génération du war --&gt;</text:p>
      <text:p text:style-name="P67"><text:tab/><text:tab/><text:tab/><text:tab/>&lt;<text:span text:style-name="T52">plugin</text:span>&gt;</text:p>
      <text:p text:style-name="P67"><text:tab/><text:tab/><text:tab/><text:tab/><text:tab/>&lt;<text:span text:style-name="T52">groupId</text:span>&gt;<text:span text:style-name="T43">org.apache.maven.plugins</text:span>&lt;/<text:span text:style-name="T52">groupId</text:span>&gt;</text:p>
      <text:p text:style-name="P67"><text:tab/><text:tab/><text:tab/><text:tab/><text:tab/>&lt;<text:span text:style-name="T52">artifactId</text:span>&gt;<text:span text:style-name="T43">maven</text:span><text:span text:style-name="T43">-war-</text:span><text:span text:style-name="T43">plugin</text:span>&lt;/<text:span text:style-name="T52">artifactId</text:span>&gt;</text:p>
      <text:p text:style-name="P67"><text:tab/><text:tab/><text:tab/><text:tab/><text:tab/>&lt;<text:span text:style-name="T52">version</text:span>&gt;<text:span text:style-name="T43">3.2.0</text:span>&lt;/<text:span text:style-name="T52">version</text:span>&gt;</text:p>
      <text:p text:style-name="P67"><text:tab/><text:tab/><text:tab/><text:tab/>&lt;/<text:span text:style-name="T52">plugin</text:span>&gt;</text:p>
      <text:p text:style-name="P67"/>
      <text:p text:style-name="P68"><text:tab/><text:tab/><text:tab/><text:tab/>&lt;!-- (05.02.06.)Plugin de generation du jar --&gt;</text:p>
      <text:p text:style-name="P67"><text:tab/><text:tab/><text:tab/><text:tab/>&lt;<text:span text:style-name="T52">plugin</text:span>&gt;</text:p>
      <text:p text:style-name="P67"><text:tab/><text:tab/><text:tab/><text:tab/><text:tab/>&lt;<text:span text:style-name="T52">groupId</text:span>&gt;<text:span text:style-name="T43">org.apache.maven.plugins</text:span>&lt;/<text:span text:style-name="T52">groupId</text:span>&gt;</text:p>
      <text:p text:style-name="P67"><text:tab/><text:tab/><text:tab/><text:tab/><text:tab/>&lt;<text:span text:style-name="T52">artifactId</text:span>&gt;<text:span text:style-name="T43">maven</text:span><text:span text:style-name="T43">-jar-</text:span><text:span text:style-name="T43">plugin</text:span>&lt;/<text:span text:style-name="T52">artifactId</text:span>&gt;</text:p>
      <text:p text:style-name="P67"><text:tab/><text:tab/><text:tab/><text:tab/><text:tab/>&lt;<text:span text:style-name="T52">version</text:span>&gt;<text:span text:style-name="T43">3.1.0</text:span>&lt;/<text:span text:style-name="T52">version</text:span>&gt;</text:p>
      <text:p text:style-name="P67"><text:tab/><text:tab/><text:tab/><text:tab/>&lt;/<text:span text:style-name="T52">plugin</text:span>&gt;</text:p>
      <text:p text:style-name="P67"/>
      <text:p text:style-name="P68"><text:tab/><text:tab/><text:tab/><text:tab/>&lt;!-- (05.02.07.)Plug-in d'installation --&gt;</text:p>
      <text:p text:style-name="P67"><text:tab/><text:tab/><text:tab/><text:tab/>&lt;<text:span text:style-name="T52">plugin</text:span>&gt;</text:p>
      <text:p text:style-name="P67"><text:tab/><text:tab/><text:tab/><text:tab/><text:tab/>&lt;<text:span text:style-name="T52">groupId</text:span>&gt;<text:span text:style-name="T43">org.apache.maven.plugins</text:span>&lt;/<text:span text:style-name="T52">groupId</text:span>&gt;</text:p>
      <text:p text:style-name="P67"><text:tab/><text:tab/><text:tab/><text:tab/><text:tab/>&lt;<text:span text:style-name="T52">artifactId</text:span>&gt;<text:span text:style-name="T43">maven</text:span><text:span text:style-name="T43">-install-</text:span><text:span text:style-name="T43">plugin</text:span>&lt;/<text:span text:style-name="T52">artifactId</text:span>&gt;</text:p>
      <text:p text:style-name="P67"><text:tab/><text:tab/><text:tab/><text:tab/><text:tab/>&lt;<text:span text:style-name="T52">version</text:span>&gt;<text:span text:style-name="T43">2.5.2</text:span>&lt;/<text:span text:style-name="T52">version</text:span>&gt;</text:p>
      <text:p text:style-name="P67"><text:tab/><text:tab/><text:tab/><text:tab/>&lt;/<text:span text:style-name="T52">plugin</text:span>&gt;</text:p>
      <text:p text:style-name="P67"><text:tab/><text:tab/><text:tab/><text:tab/></text:p>
      <text:p text:style-name="P68"><text:tab/><text:tab/><text:tab/><text:tab/>&lt;!-- (05.02.08.)Plug-in de deploiement --&gt;</text:p>
      <text:p text:style-name="P67"><text:tab/><text:tab/><text:tab/><text:tab/>&lt;<text:span text:style-name="T52">plugin</text:span>&gt;</text:p>
      <text:p text:style-name="P67"><text:tab/><text:tab/><text:tab/><text:tab/><text:tab/>&lt;<text:span text:style-name="T52">groupId</text:span>&gt;<text:span text:style-name="T43">org.apache.maven.plugins</text:span>&lt;/<text:span text:style-name="T52">groupId</text:span>&gt;</text:p>
      <text:p text:style-name="P67"><text:tab/><text:tab/><text:tab/><text:tab/><text:tab/>&lt;<text:span text:style-name="T52">artifactId</text:span>&gt;<text:span text:style-name="T43">maven</text:span><text:span text:style-name="T43">-deploy-</text:span><text:span text:style-name="T43">plugin</text:span>&lt;/<text:span text:style-name="T52">artifactId</text:span>&gt;</text:p>
      <text:p text:style-name="P67"><text:tab/><text:tab/><text:tab/><text:tab/><text:tab/>&lt;<text:span text:style-name="T52">version</text:span>&gt;<text:span text:style-name="T43">2.8.2</text:span>&lt;/<text:span text:style-name="T52">version</text:span>&gt;</text:p>
      <text:p text:style-name="P69"><text:span text:style-name="T60"><text:tab/><text:tab/><text:tab/><text:tab/>&lt;/</text:span><text:span text:style-name="T53">plugin</text:span><text:span text:style-name="T60">&gt;</text:span></text:p>
      <text:p text:style-name="P70"/>
      <text:p text:style-name="P69"><text:span text:style-name="T38"><text:tab/><text:tab/><text:tab/><text:tab/>&lt;!-- (05.02.09.)Plug-in d'interfacage entre Spring-Boot et Maven --&gt;</text:span><text:span text:style-name="T60"><text:line-break/><text:tab/><text:tab/><text:tab/><text:tab/>&lt;</text:span><text:span text:style-name="T53">plugin</text:span><text:span text:style-name="T60">&gt;<text:line-break/><text:tab/><text:tab/><text:tab/><text:tab/><text:tab/>&lt;</text:span><text:span text:style-name="T53">groupId</text:span><text:span text:style-name="T60">&gt;</text:span><text:span text:style-name="T50">org.springframework.boot</text:span><text:span text:style-name="T60">&lt;/</text:span><text:span text:style-name="T53">groupId</text:span><text:span text:style-name="T60">&gt;<text:line-break/><text:tab/><text:tab/><text:tab/><text:tab/><text:tab/>&lt;</text:span><text:span text:style-name="T53">artifactId</text:span><text:span text:style-name="T60">&gt;</text:span><text:span text:style-name="T50">spring-boot-maven-plugin</text:span><text:span text:style-name="T60">&lt;/</text:span><text:span text:style-name="T53">artifactId</text:span><text:span text:style-name="T60">&gt;<text:line-break/><text:tab/><text:tab/><text:tab/><text:tab/><text:tab/>&lt;</text:span><text:span text:style-name="T53">version</text:span><text:span text:style-name="T60">&gt;</text:span><text:span text:style-name="T50">2.0.3.RELEASE</text:span><text:span text:style-name="T60">&lt;/</text:span><text:span text:style-name="T53">version</text:span><text:span text:style-name="T60">&gt;<text:line-break/><text:tab/><text:tab/><text:tab/><text:tab/>&lt;/</text:span><text:span text:style-name="T53">plugin</text:span><text:span text:style-name="T60">&gt;</text:span></text:p>
      <text:p text:style-name="P25"/>
      <text:p text:style-name="P25"/>
      <text:p text:style-name="P60"/>
      <text:p text:style-name="P29">(04.05.03.) La sous-rubrique «<text:span text:style-name="T51"> plugins </text:span>»</text:p>
      <text:p text:style-name="P25"/>
      <text:p text:style-name="P25">Elle est présentée sous forme du bloc de données ci-dessous. (Veuillez le récupérer !).</text:p>
      <text:p text:style-name="P25"/>
      <text:p text:style-name="P43"><text:tab/><text:tab/>&lt;!-- ========================================================= --&gt;</text:p>
      <text:p text:style-name="P62"><text:tab/><text:tab/>&lt;!-- (05.03.)Plugins --&gt;</text:p>
      <text:p text:style-name="P62"><text:tab/><text:tab/>&lt;!-- ========================================================= --&gt;</text:p>
      <text:p text:style-name="P64"/>
      <text:p text:style-name="P64"><text:tab/><text:tab/>&lt;<text:span text:style-name="T52">plugins</text:span>&gt;</text:p>
      <text:p text:style-name="P62"><text:tab/><text:tab/><text:tab/>&lt;!-- Plug-in de compilation --&gt;</text:p>
      <text:p text:style-name="P64"><text:tab/><text:tab/><text:tab/>&lt;<text:span text:style-name="T52">plugin</text:span>&gt;</text:p>
      <text:p text:style-name="P64"><text:tab/><text:tab/><text:tab/><text:tab/>&lt;<text:span text:style-name="T52">groupId</text:span>&gt;<text:span text:style-name="T18">org.apache.maven.plugins</text:span>&lt;/<text:span text:style-name="T52">groupId</text:span>&gt;</text:p>
      <text:p text:style-name="P64"><text:tab/><text:tab/><text:tab/><text:tab/>&lt;<text:span text:style-name="T52">artifactId</text:span>&gt;<text:span text:style-name="T18">maven</text:span><text:span text:style-name="T18">-compiler-</text:span><text:span text:style-name="T18">plugin</text:span>&lt;/<text:span text:style-name="T52">artifactId</text:span>&gt;</text:p>
      <text:p text:style-name="P64"><text:tab/><text:tab/><text:tab/><text:tab/>&lt;<text:span text:style-name="T52">configuration</text:span>&gt;</text:p>
      <text:p text:style-name="P64"><text:tab/><text:tab/><text:tab/><text:tab/><text:tab/>&lt;<text:span text:style-name="T52">source</text:span>&gt;<text:span text:style-name="T18">${java.version}</text:span>&lt;/<text:span text:style-name="T52">source</text:span>&gt;</text:p>
      <text:p text:style-name="P64"><text:tab/><text:tab/><text:tab/><text:tab/><text:tab/>&lt;<text:span text:style-name="T52">target</text:span>&gt;<text:span text:style-name="T18">${java.version}</text:span>&lt;/<text:span text:style-name="T52">target</text:span>&gt;</text:p>
      <text:p text:style-name="P64"><text:tab/><text:tab/><text:tab/><text:tab/>&lt;/<text:span text:style-name="T52">configuration</text:span>&gt;</text:p>
      <text:p text:style-name="P64"><text:tab/><text:tab/><text:tab/>&lt;/<text:span text:style-name="T52">plugin</text:span>&gt;</text:p>
      <text:p text:style-name="P65"><text:span text:style-name="T60"><text:tab/><text:tab/>&lt;/</text:span><text:span text:style-name="T53">plugins</text:span><text:span text:style-name="T60">&gt;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16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0683436" text:continue-list="list30696504" text:style-name="L1">
        <text:list-header>
          <text:p text:style-name="P117">(05.) Configuration des modules « enfants » :</text:p>
        </text:list-header>
      </text:list>
      <text:p text:style-name="P24"/>
      <text:p text:style-name="P24"/>
      <text:p text:style-name="P24"/>
      <text:p text:style-name="P59"/>
      <text:p text:style-name="P25">Concernant la <text:span text:style-name="T1">configuration des modules « enfants » de ce projet </text:span>:</text:p>
      <text:p text:style-name="P25"/>
      <text:p text:style-name="P25">Pour chacun de ces modules, cela consistera à <text:span text:style-name="T1">mettre en forme</text:span>, puis <text:span text:style-name="T1">compléter</text:span> <text:span text:style-name="T1">le fichier de configuration du module</text:span> (le fichier « pom.xml »). </text:p>
      <text:p text:style-name="P25"/>
      <text:p text:style-name="P25">Les fichiers de configuration de tous les modules sont subdivisés en <text:span text:style-name="T1">rubriques</text:span> listées ci-dessous :</text:p>
      <text:p text:style-name="P24"/>
      <text:p text:style-name="P24"/>
      <text:list xml:id="list3691046233362753656" text:style-name="L13">
        <text:list-item>
          <text:p text:style-name="P102">(05.01.) La rubrique « Information sur le parent du projet »</text:p>
        </text:list-item>
      </text:list>
      <text:p text:style-name="P10"/>
      <text:list xml:id="list30694789" text:continue-numbering="true" text:style-name="L13">
        <text:list-item>
          <text:p text:style-name="P102">(05.02.) La rubrique « Information sur le projet »</text:p>
        </text:list-item>
      </text:list>
      <text:p text:style-name="P10"/>
      <text:list xml:id="list30693181" text:continue-numbering="true" text:style-name="L13">
        <text:list-item>
          <text:p text:style-name="P102">(05.03.) La rubrique «Propriétés du projet »</text:p>
        </text:list-item>
      </text:list>
      <text:p text:style-name="P10"/>
      <text:list xml:id="list30701693" text:continue-numbering="true" text:style-name="L13">
        <text:list-item>
          <text:p text:style-name="P102">(05.04.) La rubrique «Dépendances du projet »</text:p>
        </text:list-item>
      </text:list>
      <text:p text:style-name="P10"/>
      <text:list xml:id="list30706039" text:continue-numbering="true" text:style-name="L13">
        <text:list-item>
          <text:p text:style-name="P102">(05.05.) La rubrique «Construction de l'exécutable du projet »</text:p>
        </text:list-item>
      </text:list>
      <text:p text:style-name="P24"/>
      <text:p text:style-name="P24"/>
      <text:p text:style-name="P25">Pour chacune de ces rubriques, les tâches de <text:span text:style-name="T1">mise en forme</text:span> et de <text:span text:style-name="T1">complétion</text:span> seront détaillées dans les paragraphes suivants.</text:p>
      <text:p text:style-name="P24"/>
      <text:p text:style-name="P24"/>
      <text:p text:style-name="P24"/>
      <text:p text:style-name="P24"/>
      <text:p text:style-name="P59"/>
      <text:p text:style-name="P20">(05.01.) La rubrique « Informations sur le parent du projet » </text:p>
      <text:p text:style-name="P24"/>
      <text:p text:style-name="P24"/>
      <text:p text:style-name="P24">Concernant la rubrique «<text:span text:style-name="T1"> Informations sur le parent du projet </text:span>» :</text:p>
      <text:p text:style-name="P24"/>
      <text:list xml:id="list98440251173345907" text:style-name="L14">
        <text:list-item>
          <text:p text:style-name="P130">Elle doit être rajoutée manuellement <text:span text:style-name="T1">dans le</text:span> <text:span text:style-name="T1">fichier de configuration de chacun des 4 modules « enfants »</text:span>. </text:p>
        </text:list-item>
        <text:list-item>
          <text:p text:style-name="P130">Elle est <text:span text:style-name="T1">identique pour chacun des 4 modules « enfants »</text:span>. </text:p>
        </text:list-item>
        <text:list-item>
          <text:p text:style-name="P130">Veuillez la récupérer ci-dessous : </text:p>
        </text:list-item>
      </text:list>
      <text:p text:style-name="P24"/>
      <text:p text:style-name="P24"/>
      <text:p text:style-name="P36"><text:span text:style-name="T34"><text:tab/>&lt;!-- ========================================================= --&gt;<text:line-break/><text:tab/>&lt;!-- (05.01.)Informations sur le parent du projet --&gt;<text:line-break/><text:tab/>&lt;!-- ========================================================= --&gt;<text:line-break/><text:line-break/><text:tab/>&lt;</text:span><text:span text:style-name="T54">parent</text:span><text:span text:style-name="T34">&gt;</text:span><text:span text:style-name="T39"><text:line-break/><text:tab/><text:tab/>&lt;</text:span><text:span text:style-name="T26">groupId</text:span><text:span text:style-name="T39">&gt;</text:span><text:span text:style-name="T45">fr.afpa</text:span><text:span text:style-name="T39">&lt;/</text:span><text:span text:style-name="T26">groupId</text:span><text:span text:style-name="T39">&gt;<text:line-break/><text:tab/><text:tab/>&lt;</text:span><text:span text:style-name="T26">artifactId</text:span><text:span text:style-name="T39">&gt;</text:span><text:span text:style-name="T45">GestionDUtilisateurs-02</text:span><text:span text:style-name="T39">&lt;/</text:span><text:span text:style-name="T26">artifactId</text:span><text:span text:style-name="T39">&gt;<text:line-break/><text:tab/><text:tab/>&lt;</text:span><text:span text:style-name="T26">version</text:span><text:span text:style-name="T39">&gt;</text:span><text:span text:style-name="T45">1.0-SNAPSHOT</text:span><text:span text:style-name="T39">&lt;/</text:span><text:span text:style-name="T26">version</text:span><text:span text:style-name="T39">&gt;<text:line-break/></text:span><text:span text:style-name="T34"><text:tab/>&lt;</text:span><text:span text:style-name="T54">parent</text:span><text:span text:style-name="T34">&gt;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59"/>
      <text:p text:style-name="P20">(05.02.) La rubrique « Informations sur le projet » </text:p>
      <text:p text:style-name="P24"/>
      <text:p text:style-name="P24"/>
      <text:p text:style-name="P24">Concernant la rubrique «<text:span text:style-name="T1"> Informations sur le projet </text:span>» :</text:p>
      <text:p text:style-name="P24"/>
      <text:list xml:id="list30693517" text:continue-list="list488599704111889843" text:style-name="L9">
        <text:list-item>
          <text:p text:style-name="P128">Elle est <text:span text:style-name="T1">spécifique à chaque module « enfant »</text:span>.</text:p>
        </text:list-item>
        <text:list-item>
          <text:p text:style-name="P128">Elle est <text:span text:style-name="T1">subdivisée en 2 parties </text:span>: La partie « <text:span text:style-name="T5">Informations d'identification du projet</text:span><text:span text:style-name="T51"> </text:span>», et la partie « <text:span text:style-name="T6">Informations générales</text:span> ». </text:p>
        </text:list-item>
      </text:list>
      <text:list xml:id="list8151851146713717304" text:style-name="L15">
        <text:list-item>
          <text:p text:style-name="P131">Elle est détaillée ci-dessous (pour chaque module « enfant»).</text:p>
        </text:list-item>
        <text:list-item>
          <text:p text:style-name="P131">Veuillez remarquer <text:span text:style-name="T1">ce qui les différencie</text:span> (les éléments «<text:span text:style-name="T42"> artifactId </text:span>», «<text:span text:style-name="T42"> packaging</text:span> » et «<text:span text:style-name="T42"> name </text:span>»).</text:p>
        </text:list-item>
      </text:list>
      <text:p text:style-name="P25"/>
      <text:p text:style-name="P25"/>
      <text:p text:style-name="P29">(05.02.A.)La rubrique « Informations sur le projet » du module «<text:span text:style-name="T42"> model </text:span>» :</text:p>
      <text:p text:style-name="P25"/>
      <text:p text:style-name="P25"/>
      <text:p text:style-name="P40"><text:tab/>&lt;!-- ========================================================= --&gt;<text:line-break/><text:tab/>&lt;!-- (02.)Informations sur le projet --&gt;<text:line-break/><text:tab/>&lt;!-- ========================================================= --&gt;<text:line-break/></text:p>
      <text:p text:style-name="P40"><text:tab/>&lt;!-- ===== (02.01.)Informations d'identification du projet ===== --&gt;</text:p>
      <text:p text:style-name="P36"><text:span text:style-name="T39"><text:line-break/><text:tab/>&lt;</text:span><text:span text:style-name="T26">groupId</text:span><text:span text:style-name="T39">&gt;</text:span><text:span text:style-name="T45">fr.afpa</text:span><text:span text:style-name="T39">&lt;/</text:span><text:span text:style-name="T26">groupId</text:span><text:span text:style-name="T39">&gt;<text:line-break/><text:tab/>&lt;</text:span><text:span text:style-name="T26">artifactId</text:span><text:span text:style-name="T39">&gt;</text:span><text:span text:style-name="T45">GestionDUtilisateurs-02-</text:span><text:span text:style-name="T47">model</text:span><text:span text:style-name="T39">&lt;/</text:span><text:span text:style-name="T26">artifactId</text:span><text:span text:style-name="T39">&gt;<text:line-break/><text:tab/>&lt;</text:span><text:span text:style-name="T26">version</text:span><text:span text:style-name="T39">&gt;</text:span><text:span text:style-name="T45">1.0-SNAPSHOT</text:span><text:span text:style-name="T39">&lt;/</text:span><text:span text:style-name="T26">version</text:span><text:span text:style-name="T39">&gt;<text:line-break/><text:tab/>&lt;</text:span><text:span text:style-name="T26">packaging</text:span><text:span text:style-name="T39">&gt;</text:span><text:span text:style-name="T47">jar</text:span><text:span text:style-name="T39">&lt;/</text:span><text:span text:style-name="T26">packaging</text:span><text:span text:style-name="T39">&gt;<text:line-break/><text:line-break/></text:span><text:span text:style-name="T34"><text:tab/>&lt;!-- ===== (02.02.)Informations generales ===== --&gt;</text:span></text:p>
      <text:p text:style-name="P36"><text:span text:style-name="T39"><text:line-break/><text:tab/>&lt;</text:span><text:span text:style-name="T26">name</text:span><text:span text:style-name="T39">&gt;</text:span><text:span text:style-name="T45">GestionDUtilisateurs-02-</text:span><text:span text:style-name="T47">model</text:span><text:span text:style-name="T39">&lt;/</text:span><text:span text:style-name="T26">name</text:span><text:span text:style-name="T39">&gt;<text:line-break/><text:tab/>&lt;</text:span><text:span text:style-name="T26">url</text:span><text:span text:style-name="T39">&gt;</text:span><text:span text:style-name="T45">http://maven.apache.org</text:span><text:span text:style-name="T39">&lt;/</text:span><text:span text:style-name="T26">url</text:span><text:span text:style-name="T39">&gt;</text:span></text:p>
      <text:p text:style-name="P24"/>
      <text:p text:style-name="P24"/>
      <text:p text:style-name="P29">(05.02.B.) La rubrique « Informations sur le projet » du <text:s/>module «<text:span text:style-name="T42"> persistence </text:span>» :</text:p>
      <text:p text:style-name="P25"/>
      <text:p text:style-name="P25"/>
      <text:p text:style-name="P40"><text:tab/>&lt;!-- ========================================================= --&gt;<text:line-break/><text:tab/>&lt;!-- (02.)Informations sur le projet --&gt;<text:line-break/><text:tab/>&lt;!-- ========================================================= --&gt;<text:line-break/><text:line-break/><text:tab/>&lt;!-- ===== (02.01.)Informations d'identification du projet ===== --&gt;</text:p>
      <text:p text:style-name="P36"><text:span text:style-name="T39"><text:line-break/><text:tab/>&lt;</text:span><text:span text:style-name="T26">groupId</text:span><text:span text:style-name="T39">&gt;</text:span><text:span text:style-name="T45">fr.afpa</text:span><text:span text:style-name="T39">&lt;/</text:span><text:span text:style-name="T26">groupId</text:span><text:span text:style-name="T39">&gt;<text:line-break/><text:tab/>&lt;</text:span><text:span text:style-name="T26">artifactId</text:span><text:span text:style-name="T39">&gt;</text:span><text:span text:style-name="T45">GestionDUtilisateurs-02-</text:span><text:span text:style-name="T47">persistence</text:span><text:span text:style-name="T39">&lt;/</text:span><text:span text:style-name="T26">artifactId</text:span><text:span text:style-name="T39">&gt;<text:line-break/><text:tab/>&lt;</text:span><text:span text:style-name="T26">version</text:span><text:span text:style-name="T39">&gt;</text:span><text:span text:style-name="T45">1.0-SNAPSHOT</text:span><text:span text:style-name="T39">&lt;/</text:span><text:span text:style-name="T26">version</text:span><text:span text:style-name="T39">&gt;<text:line-break/><text:tab/>&lt;</text:span><text:span text:style-name="T26">packaging</text:span><text:span text:style-name="T39">&gt;</text:span><text:span text:style-name="T47">jar</text:span><text:span text:style-name="T39">&lt;/</text:span><text:span text:style-name="T26">packaging</text:span><text:span text:style-name="T39">&gt;<text:line-break/><text:line-break/></text:span><text:span text:style-name="T34"><text:tab/>&lt;!-- ===== (02.02.)Informations generales ===== --&gt;</text:span></text:p>
      <text:p text:style-name="P36"><text:span text:style-name="T39"><text:line-break/><text:tab/>&lt;</text:span><text:span text:style-name="T26">name</text:span><text:span text:style-name="T39">&gt;</text:span><text:span text:style-name="T45">GestionDUtilisateurs-02-</text:span><text:span text:style-name="T47">persistence</text:span><text:span text:style-name="T39">&lt;/</text:span><text:span text:style-name="T26">name</text:span><text:span text:style-name="T39">&gt;<text:line-break/><text:tab/>&lt;</text:span><text:span text:style-name="T26">url</text:span><text:span text:style-name="T39">&gt;</text:span><text:span text:style-name="T45">http://maven.apache.org</text:span><text:span text:style-name="T39">&lt;/</text:span><text:span text:style-name="T26">url</text:span><text:span text:style-name="T39">&gt;</text:span></text:p>
      <text:p text:style-name="P24"/>
      <text:p text:style-name="P59"/>
      <text:p text:style-name="P29">(05.02.C.) La rubrique « Informations sur le projet » du <text:s/>module «<text:span text:style-name="T42"> business </text:span>» :</text:p>
      <text:p text:style-name="P25"/>
      <text:p text:style-name="P25"/>
      <text:p text:style-name="P40"><text:tab/>&lt;!-- ========================================================= --&gt;<text:line-break/><text:tab/>&lt;!-- (02.)Informations sur le projet --&gt;<text:line-break/><text:tab/>&lt;!-- ========================================================= --&gt;<text:line-break/><text:line-break/><text:tab/>&lt;!-- ===== (02.01.)Informations d'identification du projet ===== --&gt;</text:p>
      <text:p text:style-name="P36"><text:span text:style-name="T39"><text:line-break/><text:tab/>&lt;</text:span><text:span text:style-name="T26">groupId</text:span><text:span text:style-name="T39">&gt;</text:span><text:span text:style-name="T45">fr.afpa</text:span><text:span text:style-name="T39">&lt;/</text:span><text:span text:style-name="T26">groupId</text:span><text:span text:style-name="T39">&gt;<text:line-break/><text:tab/>&lt;</text:span><text:span text:style-name="T26">artifactId</text:span><text:span text:style-name="T39">&gt;</text:span><text:span text:style-name="T45">GestionDUtilisateurs-02-</text:span><text:span text:style-name="T47">business</text:span><text:span text:style-name="T39">&lt;/</text:span><text:span text:style-name="T26">artifactId</text:span><text:span text:style-name="T39">&gt;<text:line-break/><text:tab/>&lt;</text:span><text:span text:style-name="T26">version</text:span><text:span text:style-name="T39">&gt;</text:span><text:span text:style-name="T45">1.0-SNAPSHOT</text:span><text:span text:style-name="T39">&lt;/</text:span><text:span text:style-name="T26">version</text:span><text:span text:style-name="T39">&gt;<text:line-break/><text:tab/>&lt;</text:span><text:span text:style-name="T26">packaging</text:span><text:span text:style-name="T39">&gt;</text:span><text:span text:style-name="T47">jar</text:span><text:span text:style-name="T39">&lt;/</text:span><text:span text:style-name="T26">packaging</text:span><text:span text:style-name="T39">&gt;<text:line-break/><text:line-break/></text:span><text:span text:style-name="T34"><text:tab/>&lt;!-- ===== (02.02.)Informations generales ===== --&gt;</text:span></text:p>
      <text:p text:style-name="P36"><text:span text:style-name="T39"><text:line-break/><text:tab/>&lt;</text:span><text:span text:style-name="T26">name</text:span><text:span text:style-name="T39">&gt;</text:span><text:span text:style-name="T45">GestionDUtilisateurs-02-</text:span><text:span text:style-name="T47">business</text:span><text:span text:style-name="T39">&lt;/</text:span><text:span text:style-name="T26">name</text:span><text:span text:style-name="T39">&gt;<text:line-break/><text:tab/>&lt;</text:span><text:span text:style-name="T26">url</text:span><text:span text:style-name="T39">&gt;</text:span><text:span text:style-name="T45">http://maven.apache.org</text:span><text:span text:style-name="T39">&lt;/</text:span><text:span text:style-name="T26">url</text:span><text:span text:style-name="T39">&gt;</text:span></text:p>
      <text:p text:style-name="P24"/>
      <text:p text:style-name="P24"/>
      <text:p text:style-name="P29">(05.02.D.) La rubrique « Informations sur le projet » du <text:s/>module «<text:span text:style-name="T42">ui</text:span>» :</text:p>
      <text:p text:style-name="P25"/>
      <text:p text:style-name="P25"/>
      <text:p text:style-name="P40"><text:tab/>&lt;!-- ========================================================= --&gt;<text:line-break/><text:tab/>&lt;!-- (02.)Informations sur le projet --&gt;<text:line-break/><text:tab/>&lt;!-- ========================================================= --&gt;<text:line-break/><text:line-break/><text:tab/>&lt;!-- ===== (02.01.)Informations d'identification du projet ===== --&gt;</text:p>
      <text:p text:style-name="P36"><text:span text:style-name="T39"><text:line-break/><text:tab/>&lt;</text:span><text:span text:style-name="T26">groupId</text:span><text:span text:style-name="T39">&gt;</text:span><text:span text:style-name="T45">fr.afpa</text:span><text:span text:style-name="T39">&lt;/</text:span><text:span text:style-name="T26">groupId</text:span><text:span text:style-name="T39">&gt;<text:line-break/><text:tab/>&lt;</text:span><text:span text:style-name="T26">artifactId</text:span><text:span text:style-name="T39">&gt;</text:span><text:span text:style-name="T45">GestionDUtilisateurs-02-</text:span><text:span text:style-name="T47">ui</text:span><text:span text:style-name="T39">&lt;/</text:span><text:span text:style-name="T26">artifactId</text:span><text:span text:style-name="T39">&gt;<text:line-break/><text:tab/>&lt;</text:span><text:span text:style-name="T26">version</text:span><text:span text:style-name="T39">&gt;</text:span><text:span text:style-name="T45">1.0-SNAPSHOT</text:span><text:span text:style-name="T39">&lt;/</text:span><text:span text:style-name="T26">version</text:span><text:span text:style-name="T39">&gt;<text:line-break/><text:tab/>&lt;</text:span><text:span text:style-name="T26">packaging</text:span><text:span text:style-name="T39">&gt;</text:span><text:span text:style-name="T41">w</text:span><text:span text:style-name="T47">ar</text:span><text:span text:style-name="T39">&lt;/</text:span><text:span text:style-name="T26">packaging</text:span><text:span text:style-name="T39">&gt;<text:line-break/><text:line-break/></text:span><text:span text:style-name="T34"><text:tab/>&lt;!-- ===== (02.02.)Informations generales ===== --&gt;</text:span></text:p>
      <text:p text:style-name="P36"><text:span text:style-name="T39"><text:line-break/><text:tab/>&lt;</text:span><text:span text:style-name="T26">name</text:span><text:span text:style-name="T39">&gt;</text:span><text:span text:style-name="T45">GestionDUtilisateurs-02-</text:span><text:span text:style-name="T47">ui</text:span><text:span text:style-name="T39">&lt;/</text:span><text:span text:style-name="T26">name</text:span><text:span text:style-name="T39">&gt;<text:line-break/><text:tab/>&lt;</text:span><text:span text:style-name="T26">url</text:span><text:span text:style-name="T39">&gt;</text:span><text:span text:style-name="T45">http://maven.apache.org</text:span><text:span text:style-name="T39">&lt;/</text:span><text:span text:style-name="T26">url</text:span><text:span text:style-name="T39">&gt;</text:span></text:p>
      <text:p text:style-name="P24"/>
      <text:p text:style-name="P24"/>
      <text:p text:style-name="P24"/>
      <text:p text:style-name="P59"/>
      <text:p text:style-name="P20">(05.03.) La rubrique « Propriétés du projet » </text:p>
      <text:p text:style-name="P24"/>
      <text:p text:style-name="P24"/>
      <text:p text:style-name="P24">Concernant la rubrique «<text:span text:style-name="T1"> Propriétés du projet </text:span>» :</text:p>
      <text:p text:style-name="P24"/>
      <text:list xml:id="list912592438040561912" text:style-name="L16">
        <text:list-item>
          <text:p text:style-name="P132">Elle est déjà présente dans le <text:span text:style-name="T1">fichier de configuration</text:span> de chacun des <text:span text:style-name="T1">modules « enfant »</text:span>. (balise «<text:span text:style-name="T42"> properties </text:span>»)</text:p>
        </text:list-item>
        <text:list-item>
          <text:p text:style-name="P132"><text:span text:style-name="T1">Vous devez la vider dans chacun des modules « enfant »</text:span>. </text:p>
        </text:list-item>
        <text:list-item>
          <text:p text:style-name="P132">Veuillez insérer uniquement la rubrique vide ci-dessous.</text:p>
        </text:list-item>
      </text:list>
      <text:p text:style-name="P25"/>
      <text:p text:style-name="P25"/>
      <text:p text:style-name="P40"><text:tab/>&lt;!-- ========================================================= --&gt;<text:line-break/><text:tab/>&lt;!-- (03.)Proprietes du projet --&gt;<text:line-break/><text:tab/>&lt;!-- ========================================================= --&gt;</text:p>
      <text:p text:style-name="P35"/>
      <text:p text:style-name="P25"/>
      <text:p text:style-name="P25"/>
      <text:p text:style-name="P26">Remarque :</text:p>
      <text:p text:style-name="P25"/>
      <text:p text:style-name="P25">La rubrique « <text:span text:style-name="T5">propriétés du projet </text:span>» du module « parent » est <text:span text:style-name="T5">transmise par héritage</text:span> à tous les modules « enfant ».</text:p>
      <text:p text:style-name="P25"/>
      <text:p text:style-name="P25"/>
      <text:p text:style-name="P25"/>
      <text:p text:style-name="P60"/>
      <text:p text:style-name="P20">(05.04.) La rubrique « Dépendances du projet» </text:p>
      <text:p text:style-name="P24"/>
      <text:p text:style-name="P24"/>
      <text:p text:style-name="P24">Concernant la rubrique «<text:span text:style-name="T1"> Dépendances du projet </text:span>» :</text:p>
      <text:p text:style-name="P24"/>
      <text:list xml:id="list30704830" text:continue-list="list30693517" text:style-name="L9">
        <text:list-item>
          <text:p text:style-name="P128">Elle est déjà présente dans le <text:span text:style-name="T1">fichier de configuration</text:span> de chacun des <text:span text:style-name="T1">modules « enfant »</text:span> (balise «<text:span text:style-name="T51"> dependencies </text:span>»). </text:p>
        </text:list-item>
        <text:list-item>
          <text:p text:style-name="P87">Elle est <text:span text:style-name="T1">spécifique à chaque module « enfant »</text:span>.</text:p>
        </text:list-item>
        <text:list-item>
          <text:p text:style-name="P128">Elle se présente sous la forme ci-dessous.</text:p>
        </text:list-item>
      </text:list>
      <text:p text:style-name="P24"/>
      <text:p text:style-name="P24"/>
      <text:p text:style-name="P38"><text:span text:style-name="T33"><text:tab/>&lt;!-- =============================================================== --&gt;<text:line-break/><text:tab/>&lt;!-- (04.)Dependances du projet --&gt;<text:line-break/><text:tab/>&lt;!-- =============================================================== --&gt;</text:span><text:line-break/></text:p>
      <text:p text:style-name="P38"><text:tab/>&lt;<text:span text:style-name="T52">dependencies</text:span>&gt;</text:p>
      <text:p text:style-name="P38"><text:span text:style-name="T57"><text:tab/><text:tab/>&lt;!-- FIXME : A RENSEIGNER --&gt;</text:span><text:line-break/><text:tab/>&lt;/<text:span text:style-name="T52">dependencies</text:span>&gt;</text:p>
      <text:p text:style-name="P24"/>
      <text:p text:style-name="P24"/>
      <text:p text:style-name="P24">Concernant ce bloc «<text:span text:style-name="T1"> </text:span><text:span text:style-name="T5">dependencies</text:span>» : Il est <text:span text:style-name="T1">subdivisé en 7 parties</text:span> listées ci-dessous (les mêmes que dans le « pom-parent »):</text:p>
      <text:p text:style-name="P24"/>
      <text:p text:style-name="P24"/>
      <text:list xml:id="list30709162" text:continue-list="list278263550259380810" text:style-name="L10">
        <text:list-item>
          <text:p text:style-name="P147">(05.04.01.) La partie « Modules du projet »</text:p>
        </text:list-item>
        <text:list-item>
          <text:p text:style-name="P109">(05.04.02.) La partie « Connecteurs de BDD »</text:p>
        </text:list-item>
        <text:list-item>
          <text:p text:style-name="P109">(05.04.03.) La partie « Spring-Boot »</text:p>
        </text:list-item>
        <text:list-item>
          <text:p text:style-name="P109">(05.04.04.) La partie « Thymeleaf-Spring-Security »</text:p>
        </text:list-item>
        <text:list-item>
          <text:p text:style-name="P109">(05.04.05.) La partie « Apache-LOG4J-SLF4J-Logger »</text:p>
        </text:list-item>
        <text:list-item>
          <text:p text:style-name="P109">(05.04.06.) La partie « Apache-Logger »</text:p>
        </text:list-item>
        <text:list-item>
          <text:p text:style-name="P109">(05.04.07.) La partie « Tests Unitaires »</text:p>
        </text:list-item>
      </text:list>
      <text:p text:style-name="P24"/>
      <text:p text:style-name="P24"/>
      <text:p text:style-name="P24">Chacune de ces parties est détaillée dans les paragraphes suivants.</text:p>
      <text:p text:style-name="P24"/>
      <text:p text:style-name="P24"/>
      <text:p text:style-name="P59"/>
      <text:p text:style-name="P28">(05.04.01.) La partie « Modules du projet » :</text:p>
      <text:p text:style-name="P24"/>
      <text:p text:style-name="P24">Dans cette partie «<text:span text:style-name="T42"> Modules du projet </text:span>», vous devez rajouter <text:span text:style-name="T1">un bloc «</text:span><text:span text:style-name="T6"> dependency </text:span><text:span text:style-name="T1">»</text:span> spécifique, pour chaque <text:span text:style-name="T1">module « enfant » appelé</text:span>.</text:p>
      <text:p text:style-name="P24"/>
      <text:p text:style-name="P24"/>
      <text:p text:style-name="P27">Pour le module « model » :</text:p>
      <text:p text:style-name="P24"/>
      <text:p text:style-name="P24">La partie « <text:span text:style-name="T5">module du projet</text:span> » est vide : Vous n'avez rien à rajouter !</text:p>
      <text:p text:style-name="P24"/>
      <text:p text:style-name="P24"/>
      <text:p text:style-name="P27">Pour le module « persistence » :</text:p>
      <text:p text:style-name="P24"/>
      <text:p text:style-name="P24">Veuillez rajouter le bloc ci-dessous :</text:p>
      <text:p text:style-name="P24"/>
      <text:p text:style-name="P40"><text:tab/><text:tab/>&lt;!-- ===== (04.01.)Modules du projet ===== --&gt;</text:p>
      <text:p text:style-name="P38"><text:line-break/><text:tab/><text:tab/>&lt;<text:span text:style-name="T52">dependency</text:span>&gt;<text:line-break/><text:tab/><text:tab/><text:tab/>&lt;<text:span text:style-name="T52">groupId</text:span>&gt;<text:span text:style-name="T43">${project.groupId}</text:span>&lt;/<text:span text:style-name="T52">groupId</text:span>&gt;<text:line-break/><text:tab/><text:tab/><text:tab/>&lt;<text:span text:style-name="T52">artifactId</text:span>&gt;<text:span text:style-name="T43">GestionDUtilisateurs-02-model</text:span>&lt;/<text:span text:style-name="T52">artifactId</text:span>&gt;<text:line-break/><text:tab/><text:tab/>&lt;/<text:span text:style-name="T52">dependency</text:span>&gt;</text:p>
      <text:p text:style-name="P24"/>
      <text:p text:style-name="P24"/>
      <text:p text:style-name="P27">Pour le module «business» :</text:p>
      <text:p text:style-name="P24"/>
      <text:p text:style-name="P24">Veuillez rajouter le bloc ci-dessous :</text:p>
      <text:p text:style-name="P24"/>
      <text:p text:style-name="P40"><text:tab/><text:tab/>&lt;!-- ===== (04.01.)Modules du projet ===== --&gt;</text:p>
      <text:p text:style-name="P38"><text:line-break/><text:tab/><text:tab/>&lt;<text:span text:style-name="T52">dependency</text:span>&gt;<text:line-break/><text:tab/><text:tab/><text:tab/>&lt;<text:span text:style-name="T52">groupId</text:span>&gt;<text:span text:style-name="T43">${project.groupId}</text:span>&lt;/<text:span text:style-name="T52">groupId</text:span>&gt;<text:line-break/><text:tab/><text:tab/><text:tab/>&lt;<text:span text:style-name="T52">artifactId</text:span>&gt;<text:span text:style-name="T43">GestionDUtilisateurs-02-persistence</text:span>&lt;/<text:span text:style-name="T52">artifactId</text:span>&gt;<text:line-break/><text:tab/><text:tab/>&lt;/<text:span text:style-name="T52">dependency</text:span>&gt;</text:p>
      <text:p text:style-name="P38"/>
      <text:p text:style-name="P38"><text:tab/><text:tab/>&lt;<text:span text:style-name="T52">dependency</text:span>&gt;<text:line-break/><text:tab/><text:tab/><text:tab/>&lt;<text:span text:style-name="T52">groupId</text:span>&gt;<text:span text:style-name="T43">${project.groupId}</text:span>&lt;/<text:span text:style-name="T52">groupId</text:span>&gt;<text:line-break/><text:tab/><text:tab/><text:tab/>&lt;<text:span text:style-name="T52">artifactId</text:span>&gt;<text:span text:style-name="T43">GestionDUtilisateurs-02-model</text:span>&lt;/<text:span text:style-name="T52">artifactId</text:span>&gt;<text:line-break/><text:tab/><text:tab/>&lt;/<text:span text:style-name="T52">dependency</text:span>&gt;</text:p>
      <text:p text:style-name="P24"/>
      <text:p text:style-name="P24"/>
      <text:p text:style-name="P59"/>
      <text:p text:style-name="P27">Pour le module «ui» :</text:p>
      <text:p text:style-name="P24"/>
      <text:p text:style-name="P24">Veuillez rajouter le bloc ci-dessous :</text:p>
      <text:p text:style-name="P24"/>
      <text:p text:style-name="P40"><text:tab/><text:tab/>&lt;!-- ===== (04.01.)Modules du projet ===== --&gt;</text:p>
      <text:p text:style-name="P38"><text:line-break/><text:tab/><text:tab/>&lt;<text:span text:style-name="T52">dependency</text:span>&gt;<text:line-break/><text:tab/><text:tab/><text:tab/>&lt;<text:span text:style-name="T52">groupId</text:span>&gt;<text:span text:style-name="T43">${project.groupId}</text:span>&lt;/<text:span text:style-name="T52">groupId</text:span>&gt;<text:line-break/><text:tab/><text:tab/><text:tab/>&lt;<text:span text:style-name="T52">artifactId</text:span>&gt;<text:span text:style-name="T43">GestionDUtilisateurs-02-business</text:span>&lt;/<text:span text:style-name="T52">artifactId</text:span>&gt;<text:line-break/><text:tab/><text:tab/>&lt;/<text:span text:style-name="T52">dependency</text:span>&gt;</text:p>
      <text:p text:style-name="P38"/>
      <text:p text:style-name="P38"><text:tab/><text:tab/>&lt;<text:span text:style-name="T52">dependency</text:span>&gt;<text:line-break/><text:tab/><text:tab/><text:tab/>&lt;<text:span text:style-name="T52">groupId</text:span>&gt;<text:span text:style-name="T43">${project.groupId}</text:span>&lt;/<text:span text:style-name="T52">groupId</text:span>&gt;<text:line-break/><text:tab/><text:tab/><text:tab/>&lt;<text:span text:style-name="T52">artifactId</text:span>&gt;<text:span text:style-name="T43">GestionDUtilisateurs-02-model</text:span>&lt;/<text:span text:style-name="T52">artifactId</text:span>&gt;<text:line-break/><text:tab/><text:tab/>&lt;/<text:span text:style-name="T52">dependency</text:span>&gt;</text:p>
      <text:p text:style-name="P24"/>
      <text:p text:style-name="P24"/>
      <text:p text:style-name="P24"/>
      <text:p text:style-name="P59"/>
      <text:p text:style-name="P28">(05.04.02.) La partie « Connecteurs de BDD » :</text:p>
      <text:p text:style-name="P24"/>
      <text:p text:style-name="P24">Cette partie «<text:span text:style-name="T42"> </text:span><text:span text:style-name="T51">Connecteurs de BDD</text:span><text:span text:style-name="T42"> </text:span>» est présente uniquement dans le module «<text:span text:style-name="T51">persistence</text:span>».</text:p>
      <text:p text:style-name="P24"/>
      <text:p text:style-name="P24">Vous devez le récupérer <text:span text:style-name="T1">dans le pom-parent</text:span>, en retenant uniquement les éléments suivants :</text:p>
      <text:p text:style-name="P24"/>
      <text:list xml:id="list8653610976507715509" text:style-name="L17">
        <text:list-item>
          <text:p text:style-name="P133">« <text:span text:style-name="T51">group-id</text:span> » </text:p>
        </text:list-item>
        <text:list-item>
          <text:p text:style-name="P133">« <text:span text:style-name="T51">artifact-id</text:span> ».</text:p>
        </text:list-item>
      </text:list>
      <text:p text:style-name="P24"/>
      <text:p text:style-name="P24">Il en résulte le bloc ci-dessous. Veuillez le récupérer.</text:p>
      <text:p text:style-name="P24"/>
      <text:p text:style-name="P38"><text:span text:style-name="T29"><text:tab/><text:tab/>&lt;!-- =============================================================== --&gt;<text:line-break/><text:tab/><text:tab/>&lt;!-- ====== (04.02.)Connecteurs de BDD ============================= --&gt;<text:line-break/><text:tab/><text:tab/>&lt;!-- =============================================================== --&gt;</text:span><text:line-break/></text:p>
      <text:p text:style-name="P38"><text:span text:style-name="T29"><text:tab/><text:tab/>&lt;!-- Connecteur JDBC pour MYSQL --&gt;</text:span><text:line-break/><text:tab/><text:tab/>&lt;<text:span text:style-name="T52">dependency</text:span>&gt;<text:line-break/><text:tab/><text:tab/><text:tab/>&lt;<text:span text:style-name="T52">groupId</text:span>&gt;<text:span text:style-name="T18">mysql</text:span>&lt;/<text:span text:style-name="T52">groupId</text:span>&gt;<text:line-break/><text:tab/><text:tab/><text:tab/>&lt;<text:span text:style-name="T52">artifactId</text:span>&gt;<text:span text:style-name="T18">mysql-connector-java</text:span>&lt;/<text:span text:style-name="T52">artifactId</text:span>&gt;<text:line-break/><text:tab/><text:tab/>&lt;/<text:span text:style-name="T52">dependency</text:span>&gt;</text:p>
      <text:p text:style-name="P24"/>
      <text:p text:style-name="P24"/>
      <text:p text:style-name="P28">(05.04.03.) La partie « Spring-Boot » :</text:p>
      <text:p text:style-name="P24"/>
      <text:p text:style-name="P24">Cette partie «<text:span text:style-name="T51"> Spring-Boot </text:span>» est présente identiquement dans tous les modules enfants.</text:p>
      <text:p text:style-name="P24"/>
      <text:p text:style-name="P24">Vous devez la récupérer <text:span text:style-name="T1">dans le pom-parent</text:span>, en retenant pour chaque bloc «<text:span text:style-name="T51"> dependency </text:span>», uniquement les éléments suivants :</text:p>
      <text:p text:style-name="P24"/>
      <text:list xml:id="list30686619" text:continue-numbering="true" text:style-name="L17">
        <text:list-item>
          <text:p text:style-name="P133">« <text:span text:style-name="T51">group-id</text:span> » </text:p>
        </text:list-item>
        <text:list-item>
          <text:p text:style-name="P133">« <text:span text:style-name="T51">artifact-id</text:span> ».</text:p>
        </text:list-item>
      </text:list>
      <text:p text:style-name="P24"/>
      <text:p text:style-name="P24">Il en résulte les blocs ci-dessous. Veuillez les récupérer.</text:p>
      <text:p text:style-name="P24"/>
      <text:p text:style-name="P38"><text:span text:style-name="T29"><text:tab/><text:tab/>&lt;!-- =============================================================== --&gt;<text:line-break/><text:tab/><text:tab/>&lt;!-- ====== (04.03.)Spring-BOOT ==================================== --&gt;<text:line-break/><text:tab/><text:tab/>&lt;!-- =============================================================== --&gt;</text:span><text:line-break/></text:p>
      <text:p text:style-name="P38"><text:span text:style-name="T29"><text:tab/><text:tab/>&lt;!-- (04.03.01.)Spring-BOOT-Starter --&gt;</text:span><text:line-break/><text:tab/><text:tab/>&lt;<text:span text:style-name="T52">dependency</text:span>&gt;<text:line-break/><text:tab/><text:tab/><text:tab/>&lt;<text:span text:style-name="T52">groupId</text:span>&gt;<text:span text:style-name="T18">org.springframework.boot</text:span>&lt;/<text:span text:style-name="T52">groupId</text:span>&gt;<text:line-break/><text:tab/><text:tab/><text:tab/>&lt;<text:span text:style-name="T52">artifactId</text:span>&gt;<text:span text:style-name="T18">spring-boot-starter</text:span>&lt;/<text:span text:style-name="T52">artifactId</text:span>&gt;<text:line-break/><text:tab/><text:tab/>&lt;/<text:span text:style-name="T52">dependency</text:span>&gt;<text:line-break/><text:line-break/><text:span text:style-name="T29"><text:tab/><text:tab/>&lt;!-- (04.03.02.)Spring-BOOT-starter-Data-JPA --&gt;</text:span><text:line-break/><text:tab/><text:tab/>&lt;<text:span text:style-name="T52">dependency</text:span>&gt;<text:line-break/><text:tab/><text:tab/><text:tab/>&lt;<text:span text:style-name="T52">groupId</text:span>&gt;<text:span text:style-name="T18">org.springframework.boot</text:span>&lt;/<text:span text:style-name="T52">groupId</text:span>&gt;<text:line-break/><text:tab/><text:tab/><text:tab/>&lt;<text:span text:style-name="T52">artifactId</text:span>&gt;<text:span text:style-name="T18">spring-boot-starter-data-jpa</text:span>&lt;/<text:span text:style-name="T52">artifactId</text:span>&gt;<text:line-break/><text:tab/><text:tab/>&lt;/<text:span text:style-name="T52">dependency</text:span>&gt;<text:line-break/><text:line-break/><text:span text:style-name="T29"><text:tab/><text:tab/>&lt;!-- (04.03.03.)Spring-BOOT-starter-data-REST --&gt;</text:span><text:line-break/><text:tab/><text:tab/>&lt;<text:span text:style-name="T52">dependency</text:span>&gt;<text:line-break/><text:tab/><text:tab/><text:tab/>&lt;<text:span text:style-name="T52">groupId</text:span>&gt;<text:span text:style-name="T18">org.springframework.boot</text:span>&lt;/<text:span text:style-name="T52">groupId</text:span>&gt;<text:line-break/><text:soft-page-break/><text:tab/><text:tab/><text:tab/>&lt;<text:span text:style-name="T52">artifactId</text:span>&gt;<text:span text:style-name="T18">spring-boot-starter-data-rest</text:span>&lt;/<text:span text:style-name="T52">artifactId</text:span>&gt;<text:line-break/><text:tab/><text:tab/>&lt;/<text:span text:style-name="T52">dependency</text:span>&gt;<text:line-break/><text:line-break/><text:span text:style-name="T29"><text:tab/><text:tab/>&lt;!-- (04.03.04.)Spring-BOOT-starter-TOMCAT --&gt;</text:span><text:line-break/><text:tab/><text:tab/>&lt;<text:span text:style-name="T52">dependency</text:span>&gt;<text:line-break/><text:tab/><text:tab/><text:tab/>&lt;<text:span text:style-name="T52">groupId</text:span>&gt;<text:span text:style-name="T18">org.springframework.boot</text:span>&lt;/<text:span text:style-name="T52">groupId</text:span>&gt;<text:line-break/><text:tab/><text:tab/><text:tab/>&lt;<text:span text:style-name="T52">artifactId</text:span>&gt;<text:span text:style-name="T18">spring-boot-starter-tomcat</text:span>&lt;/<text:span text:style-name="T52">artifactId</text:span>&gt;<text:line-break/><text:tab/><text:tab/>&lt;/<text:span text:style-name="T52">dependency</text:span>&gt;<text:line-break/><text:line-break/><text:span text:style-name="T29"><text:tab/><text:tab/>&lt;!-- (04.03.05.)Spring-BOOT-starter-test --&gt;</text:span><text:line-break/><text:tab/><text:tab/>&lt;<text:span text:style-name="T52">dependency</text:span>&gt;<text:line-break/><text:tab/><text:tab/><text:tab/>&lt;<text:span text:style-name="T52">groupId</text:span>&gt;<text:span text:style-name="T18">org.springframework.boot</text:span>&lt;/<text:span text:style-name="T52">groupId</text:span>&gt;<text:line-break/><text:tab/><text:tab/><text:tab/>&lt;<text:span text:style-name="T52">artifactId</text:span>&gt;<text:span text:style-name="T18">spring-boot-starter-test</text:span>&lt;/<text:span text:style-name="T52">artifactId</text:span>&gt;<text:line-break/><text:tab/><text:tab/>&lt;/<text:span text:style-name="T52">dependency</text:span>&gt;<text:line-break/><text:line-break/><text:span text:style-name="T29"><text:tab/><text:tab/>&lt;!-- (04.03.06.)Spring-BOOT-starter-Security : A IGNORER !!! --&gt;</text:span><text:line-break/><text:tab/><text:tab/><text:line-break/><text:span text:style-name="T29"><text:tab/><text:tab/>&lt;!-- (04.03.07.)Spring-BOOT-starter-Thymeleaf : A IGNORER !!! --&gt;</text:span><text:line-break/><text:tab/><text:tab/><text:line-break/><text:span text:style-name="T29"><text:tab/><text:tab/>&lt;!-- (04.03.08.)Spring-BOOT-starter-LOG4J2 --&gt;</text:span><text:line-break/><text:tab/><text:tab/>&lt;<text:span text:style-name="T52">dependency</text:span>&gt;<text:line-break/><text:tab/><text:tab/><text:tab/>&lt;<text:span text:style-name="T52">groupId</text:span>&gt;<text:span text:style-name="T18">org.springframework.boot</text:span>&lt;/<text:span text:style-name="T52">groupId</text:span>&gt;<text:line-break/><text:tab/><text:tab/><text:tab/>&lt;<text:span text:style-name="T52">artifactId</text:span>&gt;<text:span text:style-name="T18">spring-boot-starter-log4j2</text:span>&lt;/<text:span text:style-name="T52">artifactId</text:span>&gt;<text:line-break/><text:tab/><text:tab/>&lt;/<text:span text:style-name="T52">dependency</text:span>&gt;<text:line-break/><text:line-break/><text:span text:style-name="T29"><text:tab/><text:tab/>&lt;!-- (04.03.09.)Spring-BOOT-DEVTOOLS --&gt;</text:span><text:line-break/><text:tab/><text:tab/>&lt;<text:span text:style-name="T52">dependency</text:span>&gt;<text:line-break/><text:tab/><text:tab/><text:tab/>&lt;<text:span text:style-name="T52">groupId</text:span>&gt;<text:span text:style-name="T18">org.springframework.boot</text:span>&lt;/<text:span text:style-name="T52">groupId</text:span>&gt;<text:line-break/><text:tab/><text:tab/><text:tab/>&lt;<text:span text:style-name="T52">artifactId</text:span>&gt;<text:span text:style-name="T18">spring-boot-devtools</text:span>&lt;/<text:span text:style-name="T52">artifactId</text:span>&gt;<text:line-break/><text:tab/><text:tab/>&lt;/<text:span text:style-name="T52">dependency</text:span>&gt;</text:p>
      <text:p text:style-name="P24"/>
      <text:p text:style-name="P24"/>
      <text:p text:style-name="P28">(05.04.04.) La partie « Thymeleaf-Spring-Security » :</text:p>
      <text:p text:style-name="P24"/>
      <text:p text:style-name="P24">Cette partie «<text:span text:style-name="T51"> Thymeleaf-Spring-Security </text:span>» est présente identiquement, mais désactivée, dans tous les modules enfants.</text:p>
      <text:p text:style-name="P24"/>
      <text:p text:style-name="P24">Vous devez la récupérer <text:span text:style-name="T1">dans le pom-parent</text:span>, en retenant pour chaque bloc «<text:span text:style-name="T51"> dependency </text:span>», uniquement le <text:span text:style-name="T1">commentaire d'en-tête</text:span> :</text:p>
      <text:p text:style-name="P24"/>
      <text:p text:style-name="P24">Il en résulte le bloc ci-dessous. Veuillez le récupérer.</text:p>
      <text:p text:style-name="P24"/>
      <text:p text:style-name="P38"><text:span text:style-name="T29"><text:tab/><text:tab/>&lt;!-- =============================================================== --&gt;<text:line-break/><text:tab/><text:tab/>&lt;!-- ====== (04.04.)Thymeleaf-Spring-Security ====================== --&gt;<text:line-break/><text:tab/><text:tab/>&lt;!-- =============================================================== --&gt;</text:span><text:line-break/></text:p>
      <text:p text:style-name="P44"><text:tab/><text:tab/>&lt;!-- (04.04.01.)Thymeleaf-Spring-Security : A DESACTIVER !!! --&gt;</text:p>
      <text:p text:style-name="P24"/>
      <text:p text:style-name="P24"/>
      <text:p text:style-name="P59"/>
      <text:p text:style-name="P28">(05.04.05.) La partie « Apache-LOG4J-SLF4J-Logger » :</text:p>
      <text:p text:style-name="P24"/>
      <text:p text:style-name="P24">Cette partie «<text:span text:style-name="T51"> Apache-LOG4J-SLF4J-Logger </text:span>» est présente identiquement dans tous les modules enfants.</text:p>
      <text:p text:style-name="P24"/>
      <text:p text:style-name="P24">Vous devez la récupérer <text:span text:style-name="T1">dans le pom-parent</text:span>, en retenant pour chaque bloc «<text:span text:style-name="T51"> dependency </text:span>», uniquement les éléments suivants :</text:p>
      <text:p text:style-name="P24"/>
      <text:list xml:id="list30713070" text:continue-numbering="true" text:style-name="L17">
        <text:list-item>
          <text:p text:style-name="P133">« <text:span text:style-name="T51">group-id</text:span> » </text:p>
        </text:list-item>
        <text:list-item>
          <text:p text:style-name="P133">« <text:span text:style-name="T51">artifact-id</text:span> ».</text:p>
        </text:list-item>
      </text:list>
      <text:p text:style-name="P24"/>
      <text:p text:style-name="P24">Il en résulte les blocs ci-dessous. Veuillez les récupérer.</text:p>
      <text:p text:style-name="P24"/>
      <text:p text:style-name="P38"><text:span text:style-name="T29"><text:tab/><text:tab/>&lt;!-- =============================================================== --&gt;<text:line-break/><text:tab/><text:tab/>&lt;!-- ====== (04.05.)Apache-LOG4J-SLF4J-Logger ====================== --&gt;<text:line-break/><text:tab/><text:tab/>&lt;!-- =============================================================== --&gt;</text:span><text:line-break/></text:p>
      <text:p text:style-name="P38"><text:span text:style-name="T29"><text:tab/><text:tab/>&lt;!-- (04.05.01.)SLF4J-API --&gt;</text:span><text:line-break/><text:tab/><text:tab/>&lt;<text:span text:style-name="T52">dependency</text:span>&gt;<text:line-break/><text:tab/><text:tab/><text:tab/>&lt;<text:span text:style-name="T52">groupId</text:span>&gt;<text:span text:style-name="T18">org.slf4j</text:span>&lt;/<text:span text:style-name="T52">groupId</text:span>&gt;<text:line-break/><text:tab/><text:tab/><text:tab/>&lt;<text:span text:style-name="T52">artifactId</text:span>&gt;<text:span text:style-name="T18">slf4j-api</text:span>&lt;/<text:span text:style-name="T52">artifactId</text:span>&gt;<text:line-break/><text:tab/><text:tab/>&lt;/<text:span text:style-name="T52">dependency</text:span>&gt;<text:line-break/><text:line-break/><text:span text:style-name="T29"><text:tab/><text:tab/>&lt;!-- (04.05.02.)Apache-LOG4J-SLF4J-IMPL --&gt;</text:span><text:line-break/><text:tab/><text:tab/>&lt;<text:span text:style-name="T52">dependency</text:span>&gt;<text:line-break/><text:tab/><text:tab/><text:tab/>&lt;<text:span text:style-name="T52">groupId</text:span>&gt;<text:span text:style-name="T18">org.apache.logging.log4j</text:span>&lt;/<text:span text:style-name="T52">groupId</text:span>&gt;<text:line-break/><text:tab/><text:tab/><text:tab/>&lt;<text:span text:style-name="T52">artifactId</text:span>&gt;<text:span text:style-name="T18">log4j-slf4j-impl</text:span>&lt;/<text:span text:style-name="T52">artifactId</text:span>&gt;<text:line-break/><text:tab/><text:tab/>&lt;/<text:span text:style-name="T52">dependency</text:span>&gt;<text:line-break/><text:line-break/><text:span text:style-name="T29"><text:tab/><text:tab/>&lt;!-- (04.05.03.)SLF4J-LOG4J12 --&gt;</text:span><text:line-break/><text:span text:style-name="T59"><text:tab/><text:tab/>&lt;!-- dependency&gt;<text:line-break/><text:tab/><text:tab/><text:tab/>&lt;groupId&gt;org.slf4j&lt;/groupId&gt;<text:line-break/><text:tab/><text:tab/><text:tab/>&lt;artifactId&gt;slf4j-log4j12&lt;/artifactId&gt;<text:line-break/><text:tab/><text:tab/>&lt;/dependency --&gt;</text:span></text:p>
      <text:p text:style-name="P24"/>
      <text:p text:style-name="P24"/>
      <text:p text:style-name="P28">(05.04.06.) La partie « Apache-Logger » :</text:p>
      <text:p text:style-name="P24"/>
      <text:p text:style-name="P24">Cette partie «<text:span text:style-name="T51"> Apache-Logger </text:span>» est présente identiquement dans tous les modules enfants.</text:p>
      <text:p text:style-name="P24"/>
      <text:p text:style-name="P24">Vous devez la récupérer <text:span text:style-name="T1">dans le pom-parent</text:span>, en retenant pour chaque bloc «<text:span text:style-name="T51"> dependency </text:span>», uniquement les éléments suivants :</text:p>
      <text:p text:style-name="P24"/>
      <text:list xml:id="list30688289" text:continue-numbering="true" text:style-name="L17">
        <text:list-item>
          <text:p text:style-name="P133">« <text:span text:style-name="T51">group-id</text:span> » </text:p>
        </text:list-item>
        <text:list-item>
          <text:p text:style-name="P133">« <text:span text:style-name="T51">artifact-id</text:span> ».</text:p>
        </text:list-item>
      </text:list>
      <text:p text:style-name="P24"/>
      <text:p text:style-name="P24">Il en résulte les blocs ci-dessous. Veuillez les récupérer.</text:p>
      <text:p text:style-name="P24"/>
      <text:p text:style-name="P38"><text:span text:style-name="T30"><text:tab/><text:tab/>&lt;!-- =============================================================== --&gt;<text:line-break/><text:tab/><text:tab/>&lt;!-- ====== (04.06.)Apache Logger ================================== --&gt;<text:line-break/><text:tab/><text:tab/>&lt;!-- =============================================================== --&gt;</text:span><text:span text:style-name="T59"><text:line-break/></text:span></text:p>
      <text:p text:style-name="P38"><text:soft-page-break/><text:span text:style-name="T30"><text:tab/><text:tab/>&lt;!-- (04.06.01.)Apache-LOG4J-CORE --&gt;</text:span><text:span text:style-name="T59"><text:line-break/><text:tab/><text:tab/>&lt;</text:span><text:span text:style-name="T55">dependency</text:span><text:span text:style-name="T59">&gt;<text:line-break/><text:tab/><text:tab/><text:tab/>&lt;</text:span><text:span text:style-name="T55">groupId</text:span><text:span text:style-name="T59">&gt;</text:span><text:span text:style-name="T19">org.apache.logging.log4j</text:span><text:span text:style-name="T59">&lt;/</text:span><text:span text:style-name="T55">groupId</text:span><text:span text:style-name="T59">&gt;<text:line-break/><text:tab/><text:tab/><text:tab/>&lt;</text:span><text:span text:style-name="T55">artifactId</text:span><text:span text:style-name="T59">&gt;</text:span><text:span text:style-name="T19">log4j-core</text:span><text:span text:style-name="T59">&lt;/</text:span><text:span text:style-name="T55">artifactId</text:span><text:span text:style-name="T59">&gt;<text:line-break/><text:tab/><text:tab/>&lt;/</text:span><text:span text:style-name="T55">dependency</text:span><text:span text:style-name="T59">&gt;<text:line-break/><text:line-break/></text:span><text:span text:style-name="T30"><text:tab/><text:tab/>&lt;!-- (04.06.02.)Apache-LOG4J-API --&gt;</text:span><text:span text:style-name="T59"><text:line-break/><text:tab/><text:tab/>&lt;</text:span><text:span text:style-name="T55">dependency</text:span><text:span text:style-name="T59">&gt;<text:line-break/><text:tab/><text:tab/><text:tab/>&lt;</text:span><text:span text:style-name="T55">groupId</text:span><text:span text:style-name="T59">&gt;</text:span><text:span text:style-name="T19">org.apache.logging.log4j</text:span><text:span text:style-name="T59">&lt;/</text:span><text:span text:style-name="T55">groupId</text:span><text:span text:style-name="T59">&gt;<text:line-break/><text:tab/><text:tab/><text:tab/>&lt;</text:span><text:span text:style-name="T55">artifactId</text:span><text:span text:style-name="T59">&gt;</text:span><text:span text:style-name="T19">log4j-api</text:span><text:span text:style-name="T59">&lt;/</text:span><text:span text:style-name="T55">artifactId</text:span><text:span text:style-name="T59">&gt;<text:line-break/><text:tab/><text:tab/>&lt;/</text:span><text:span text:style-name="T55">dependency</text:span><text:span text:style-name="T59">&gt;<text:line-break/><text:line-break/></text:span><text:span text:style-name="T30"><text:tab/><text:tab/>&lt;!-- (04.06.03.)Apache-LOG4J-JCL --&gt;<text:line-break/></text:span><text:span text:style-name="T59"><text:tab/><text:tab/>&lt;</text:span><text:span text:style-name="T55">dependency</text:span><text:span text:style-name="T59">&gt;<text:line-break/><text:tab/><text:tab/><text:tab/>&lt;</text:span><text:span text:style-name="T55">groupId</text:span><text:span text:style-name="T59">&gt;</text:span><text:span text:style-name="T19">org.apache.logging.log4j</text:span><text:span text:style-name="T59">&lt;/</text:span><text:span text:style-name="T55">groupId</text:span><text:span text:style-name="T59">&gt;<text:line-break/><text:tab/><text:tab/><text:tab/>&lt;</text:span><text:span text:style-name="T55">artifactId</text:span><text:span text:style-name="T59">&gt;</text:span><text:span text:style-name="T19">log4j-jcl</text:span><text:span text:style-name="T59">&lt;/</text:span><text:span text:style-name="T55">artifactId</text:span><text:span text:style-name="T59">&gt;<text:line-break/><text:tab/><text:tab/>&lt;/</text:span><text:span text:style-name="T55">dependency</text:span><text:span text:style-name="T59">&gt;</text:span></text:p>
      <text:p text:style-name="P24"/>
      <text:p text:style-name="P24"/>
      <text:p text:style-name="P28">(05.04.07.) La partie «Tests Unitaires» :</text:p>
      <text:p text:style-name="P24"/>
      <text:p text:style-name="P24">Cette partie «<text:span text:style-name="T51"> Apache-Logger </text:span>» est présente identiquement dans tous les modules enfants.</text:p>
      <text:p text:style-name="P24"/>
      <text:p text:style-name="P24">Vous devez la récupérer <text:span text:style-name="T1">dans le pom-parent</text:span>, en retenant pour chaque bloc «<text:span text:style-name="T51"> dependency </text:span>», uniquement les éléments suivants :</text:p>
      <text:p text:style-name="P24"/>
      <text:list xml:id="list30691284" text:continue-numbering="true" text:style-name="L17">
        <text:list-item>
          <text:p text:style-name="P133">« <text:span text:style-name="T51">group-id</text:span> » </text:p>
        </text:list-item>
        <text:list-item>
          <text:p text:style-name="P133">« <text:span text:style-name="T51">artifact-id</text:span> ».</text:p>
        </text:list-item>
      </text:list>
      <text:p text:style-name="P24"/>
      <text:p text:style-name="P24">Il en résulte le bloc ci-dessous. Veuillez le récupérer.</text:p>
      <text:p text:style-name="P24"/>
      <text:p text:style-name="P38"><text:span text:style-name="T30"><text:tab/><text:tab/>&lt;!-- =============================================================== --&gt;<text:line-break/><text:tab/><text:tab/>&lt;!-- ====== (04.07.)Tests unitaires ================================ --&gt;<text:line-break/><text:tab/><text:tab/>&lt;!-- =============================================================== --&gt;</text:span><text:span text:style-name="T59"><text:line-break/></text:span></text:p>
      <text:p text:style-name="P38"><text:span text:style-name="T30"><text:tab/><text:tab/>&lt;!-- JUnit --&gt;</text:span><text:span text:style-name="T59"><text:line-break/><text:tab/><text:tab/>&lt;</text:span><text:span text:style-name="T55">dependency</text:span><text:span text:style-name="T59">&gt;<text:line-break/><text:tab/><text:tab/><text:tab/>&lt;</text:span><text:span text:style-name="T55">groupId</text:span><text:span text:style-name="T59">&gt;</text:span><text:span text:style-name="T19">junit</text:span><text:span text:style-name="T59">&lt;/</text:span><text:span text:style-name="T55">groupId</text:span><text:span text:style-name="T59">&gt;<text:line-break/><text:tab/><text:tab/><text:tab/>&lt;</text:span><text:span text:style-name="T55">artifactId</text:span><text:span text:style-name="T59">&gt;</text:span><text:span text:style-name="T19">junit</text:span><text:span text:style-name="T59">&lt;/</text:span><text:span text:style-name="T55">artifactId</text:span><text:span text:style-name="T59">&gt;<text:line-break/><text:tab/><text:tab/>&lt;/</text:span><text:span text:style-name="T55">dependency</text:span><text:span text:style-name="T59">&gt;</text:span></text:p>
      <text:p text:style-name="P24"/>
      <text:p text:style-name="P24"/>
      <text:p text:style-name="P60"/>
      <text:p text:style-name="P20">(05.05.) La rubrique « Construction de l'exécutable du projet» </text:p>
      <text:p text:style-name="P24"/>
      <text:p text:style-name="P24"/>
      <text:p text:style-name="P24">La rubrique «<text:span text:style-name="T1"> Construction de l'exécutable du projet </text:span>» :</text:p>
      <text:p text:style-name="P24"/>
      <text:list xml:id="list3226285441658447380" text:style-name="L18">
        <text:list-item>
          <text:p text:style-name="P134">Elle est absente dans le <text:span text:style-name="T1">fichier de configuration</text:span> de tous les <text:span text:style-name="T1">modules « enfant »</text:span> (balise «<text:span text:style-name="T51"> build </text:span>»).</text:p>
        </text:list-item>
        <text:list-item>
          <text:p text:style-name="P121">Veuillez la récupérer ci-dessous.</text:p>
        </text:list-item>
      </text:list>
      <text:p text:style-name="P25"/>
      <text:p text:style-name="P44"><text:tab/>&lt;!-- ========================================================= --&gt;<text:line-break/><text:tab/>&lt;!-- (05.)Construction de l'exécutable du projet --&gt;<text:line-break/><text:tab/>&lt;!-- ========================================================= --&gt;</text:p>
      <text:p text:style-name="P37"><text:span text:style-name="T23"><text:tab/>&lt;</text:span><text:span text:style-name="T28">build</text:span><text:span text:style-name="T23">&gt;<text:line-break/></text:span><text:span text:style-name="T58"><text:tab/><text:tab/>&lt;!-- FIXME : A RENSEIGNER --&gt;</text:span><text:line-break/><text:span text:style-name="T23"><text:tab/>&lt;/</text:span><text:span text:style-name="T28">build</text:span><text:span text:style-name="T23">&gt;</text:span></text:p>
      <text:p text:style-name="P25"/>
      <text:p text:style-name="P25"/>
      <text:p text:style-name="P25">Cette rubrique comporte les 3 sous-rubriques suivantes (c'est le 2ème niveau d'imbrication !). </text:p>
      <text:p text:style-name="P25"/>
      <text:list xml:id="list30701267" text:continue-list="list3296672704481024364" text:style-name="L12">
        <text:list-item>
          <text:p text:style-name="P151">(05.05.01.) Sous-rubrique «<text:span text:style-name="T51"> Nom du fichier exécutable </text:span>»</text:p>
        </text:list-item>
        <text:list-item>
          <text:p text:style-name="P113">(05.05.02.) Sous-rubrique «<text:span text:style-name="T51"> Plugins </text:span>»</text:p>
        </text:list-item>
        <text:list-item>
          <text:p text:style-name="P113">(05.05.03.) Sous-rubrique «R<text:span text:style-name="T51">essources</text:span>»</text:p>
        </text:list-item>
      </text:list>
      <text:p text:style-name="P25"/>
      <text:p text:style-name="P25">Ces sous-rubriques sont détaillées dans les paragraphes ci-dessous :</text:p>
      <text:p text:style-name="P25"/>
      <text:p text:style-name="P25"/>
      <text:p text:style-name="P24"/>
      <text:p text:style-name="P60"/>
      <text:p text:style-name="P29">(05.05.01.) La sous-rubrique «<text:span text:style-name="T51"> Nom du fichier exécutable </text:span>»</text:p>
      <text:p text:style-name="P25"/>
      <text:list xml:id="list2677334663850291338" text:style-name="L19">
        <text:list-item>
          <text:p text:style-name="P94">Elle est <text:span text:style-name="T1">présente</text:span> dans le fichier de configuration de chaque module enfant. </text:p>
        </text:list-item>
        <text:list-item>
          <text:p text:style-name="P122">Son contenu est <text:span text:style-name="T1">spécifique à chaque module enfant</text:span>.</text:p>
        </text:list-item>
        <text:list-item>
          <text:p text:style-name="P122">Veuillez le récupérer ci-dessous !</text:p>
        </text:list-item>
      </text:list>
      <text:p text:style-name="P25"/>
      <text:p text:style-name="P43"><text:tab/><text:tab/>&lt;!-- ========================================================= --&gt;</text:p>
      <text:p text:style-name="P61"><text:tab/><text:tab/>&lt;!-- (05.01.)<text:span text:style-name="T62">Nom du fichier executable</text:span> --&gt;</text:p>
      <text:p text:style-name="P61"><text:tab/><text:tab/>&lt;!-- ========================================================= --&gt;</text:p>
      <text:p text:style-name="P38"/>
      <text:p text:style-name="P37"><text:span text:style-name="T23"><text:tab/><text:tab/>&lt;</text:span><text:span text:style-name="T56">finalName</text:span><text:span text:style-name="T23">&gt;</text:span><text:span text:style-name="T48">GestionDUtilisateurs-02-[</text:span><text:span text:style-name="T49">module</text:span><text:span text:style-name="T48">]</text:span><text:span text:style-name="T23">&lt;/</text:span><text:span text:style-name="T56">finalName</text:span><text:span text:style-name="T23">&gt;</text:span></text:p>
      <text:p text:style-name="P25"/>
      <text:p text:style-name="P25">Ici, vous devez remplacer le terme [<text:span text:style-name="T42">module</text:span>] par <text:span text:style-name="T1">le nom du module « enfant »</text:span> dans lequel vous vous trouvez.</text:p>
      <text:p text:style-name="P25"/>
      <text:p text:style-name="P25"/>
      <text:p text:style-name="P29">(05.05.02.) La sous-rubrique «<text:span text:style-name="T51"> Plugins </text:span>»</text:p>
      <text:p text:style-name="P25"/>
      <text:list xml:id="list30691789" text:continue-numbering="true" text:style-name="L19">
        <text:list-item>
          <text:p text:style-name="P94">Elle est <text:span text:style-name="T1">présente</text:span> dans le fichier de configuration de chaque module enfant. </text:p>
        </text:list-item>
        <text:list-item>
          <text:p text:style-name="P122">Son contenu est <text:span text:style-name="T1">spécifique à chaque module enfant</text:span>.</text:p>
        </text:list-item>
        <text:list-item>
          <text:p text:style-name="P122">Veuillez le récupérer ci-dessous !</text:p>
        </text:list-item>
      </text:list>
      <text:p text:style-name="P25"/>
      <text:p text:style-name="P43"><text:tab/><text:tab/>&lt;!-- ========================================================= --&gt;</text:p>
      <text:p text:style-name="P61"><text:tab/><text:tab/>&lt;!-- (05.02.)<text:span text:style-name="T62">Plugins</text:span> --&gt;</text:p>
      <text:p text:style-name="P61"><text:tab/><text:tab/>&lt;!-- ========================================================= --&gt;</text:p>
      <text:p text:style-name="P63"/>
      <text:p text:style-name="P63"><text:tab/><text:tab/>&lt;<text:span text:style-name="T52">plugins</text:span>&gt;</text:p>
      <text:p text:style-name="P51"><text:tab/><text:tab/><text:tab/>&lt;!-- FIXME : A RENSEIGNER --&gt;</text:p>
      <text:p text:style-name="P63"><text:tab/><text:tab/>&lt;/<text:span text:style-name="T52">plugins</text:span>&gt;</text:p>
      <text:p text:style-name="P25"/>
      <text:p text:style-name="P25">Cette sous-rubrique est spécifique à chaque module « enfant ». </text:p>
      <text:p text:style-name="P25">Pour chaque module « enfant », son contenu est fourni séparément ci-dessous :</text:p>
      <text:p text:style-name="P25"/>
      <text:p text:style-name="P25"/>
      <text:p text:style-name="P26">Sous-rubrique «<text:span text:style-name="T51"> plugins </text:span>» pour tous les modules enfants :</text:p>
      <text:p text:style-name="P25"/>
      <text:p text:style-name="P25">Dans tous les modules enfants, la rubrique « Plugins » est vide.</text:p>
      <text:p text:style-name="P25">Vous devez y rajouter cette rubrique vide, conformément à ci-dessous. (Veuillez la récupérer !).</text:p>
      <text:p text:style-name="P25"/>
      <text:p text:style-name="P43"><text:tab/><text:tab/>&lt;!-- ========================================================= --&gt;</text:p>
      <text:p text:style-name="P61"><text:tab/><text:tab/>&lt;!-- (05.02.)<text:span text:style-name="T62">Plugins</text:span> --&gt;</text:p>
      <text:p text:style-name="P61"><text:tab/><text:tab/>&lt;!-- ========================================================= --&gt;</text:p>
      <text:p text:style-name="P64"/>
      <text:p text:style-name="P24"/>
      <text:p text:style-name="P25"/>
      <text:p text:style-name="P25"/>
      <text:p text:style-name="P60"/>
      <text:p text:style-name="P29">(05.05.03.) La sous-rubrique «<text:span text:style-name="T51"> resources </text:span>»</text:p>
      <text:p text:style-name="P25"/>
      <text:p text:style-name="P25">Concernant cette sous-rubrique :</text:p>
      <text:p text:style-name="P25"/>
      <text:list xml:id="list8661529167948827850" text:style-name="L20">
        <text:list-item>
          <text:p text:style-name="P123">Elle <text:span text:style-name="T1">est présente identiquement</text:span> dans le fichier de configuration de tous les <text:span text:style-name="T65">modules</text:span> « enfant ».</text:p>
        </text:list-item>
        <text:list-item>
          <text:p text:style-name="P123">Veuillez la récupérer ci-dessous :</text:p>
        </text:list-item>
      </text:list>
      <text:p text:style-name="P25"/>
      <text:p text:style-name="P25"/>
      <text:p text:style-name="P44"><text:tab/><text:tab/>&lt;!-- ========================================================= --&gt;<text:line-break/><text:tab/><text:tab/>&lt;!-- (05.03.)Resources --&gt;<text:line-break/><text:tab/><text:tab/>&lt;!-- ========================================================= --&gt;</text:p>
      <text:p text:style-name="P38"/>
      <text:p text:style-name="P38"><text:tab/><text:tab/>&lt;<text:span text:style-name="T52">resources</text:span>&gt;<text:line-break/><text:tab/><text:tab/><text:tab/>&lt;<text:span text:style-name="T52">resource</text:span>&gt;<text:line-break/><text:tab/><text:tab/><text:tab/><text:tab/>&lt;<text:span text:style-name="T52">directory</text:span>&gt;<text:span text:style-name="T43">src/main/resources</text:span>&lt;/<text:span text:style-name="T52">directory</text:span>&gt;<text:line-break/><text:tab/><text:tab/><text:tab/><text:tab/>&lt;<text:span text:style-name="T52">filtering</text:span>&gt;<text:span text:style-name="T43">true</text:span>&lt;/<text:span text:style-name="T52">filtering</text:span>&gt;<text:line-break/><text:tab/><text:tab/><text:tab/>&lt;/<text:span text:style-name="T52">resource</text:span>&gt;<text:line-break/><text:tab/><text:tab/>&lt;/<text:span text:style-name="T52">resources</text:span>&gt;</text:p>
      <text:p text:style-name="P25"/>
      <text:p text:style-name="P25"/>
      <text:p text:style-name="P25"/>
      <text:p text:style-name="P25"/>
      <text:p text:style-name="P16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0705290" text:continue-list="list30683436" text:style-name="L1">
        <text:list-header>
          <text:p text:style-name="P117">(06.) Configuration du contexte de l'application:</text:p>
        </text:list-header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163"/>
      <text:p text:style-name="P24">Toute <text:span text:style-name="T1">application basée sur « </text:span><text:span text:style-name="T5">Spring-Boot</text:span><text:span text:style-name="T1"> »</text:span> possède les éléments suivants :</text:p>
      <text:p text:style-name="P24"/>
      <text:list xml:id="list4202423503487650639" text:style-name="L21">
        <text:list-item>
          <text:p text:style-name="P88">(06.01.) Un « <text:span text:style-name="T51">Fichier de propriétés de l'application </text:span>».</text:p>
        </text:list-item>
        <text:list-item>
          <text:p text:style-name="P88">(06.02.) Un « <text:span text:style-name="T51">Contexte de l'application</text:span> ».</text:p>
        </text:list-item>
        <text:list-item>
          <text:p text:style-name="P88">(06.03.) Un « <text:span text:style-name="T51">Chargeur du contexte de l'application</text:span> ».</text:p>
        </text:list-item>
      </text:list>
      <text:p text:style-name="P8"/>
      <text:p text:style-name="P24"/>
      <text:p text:style-name="P24">Les paragraphes suivants indiquent :</text:p>
      <text:p text:style-name="P24"/>
      <text:list xml:id="list1604767938698666985" text:style-name="L22">
        <text:list-item>
          <text:p text:style-name="P135">La manière d'<text:span text:style-name="T1">intégrer ces éléments dans l'application</text:span></text:p>
        </text:list-item>
        <text:list-item>
          <text:p text:style-name="P135">La manière dont l'<text:span text:style-name="T1">application utilise ces éléments</text:span>.</text:p>
        </text:list-item>
      </text:list>
      <text:p text:style-name="P24"/>
      <text:p text:style-name="P24"/>
      <text:p text:style-name="P24"/>
      <text:p text:style-name="P24"/>
      <text:p text:style-name="P163"/>
      <text:p text:style-name="P20">(06.01.) Le « Fichier de propriétés de l'application » :</text:p>
      <text:p text:style-name="P24"/>
      <text:p text:style-name="P24"/>
      <text:p text:style-name="P24">Concernant le « <text:span text:style-name="T5">Fichier de propriétés de l'application</text:span> » :</text:p>
      <text:p text:style-name="P24"/>
      <text:p text:style-name="P24"/>
      <text:list xml:id="list4901327867451805868" text:style-name="L23">
        <text:list-item>
          <text:p text:style-name="P136">Il en existe <text:span text:style-name="T1">un pour chaque module « enfant » de l'applicatio</text:span>n.</text:p>
        </text:list-item>
        <text:list-item>
          <text:p text:style-name="P136">Il se trouve <text:span text:style-name="T1">dans l'exécutable du module considéré</text:span>.</text:p>
        </text:list-item>
      </text:list>
      <text:p text:style-name="P24"/>
      <text:p text:style-name="P24"/>
      <text:p text:style-name="P24">Nous allons procéder aux 2 tâches suivantes :</text:p>
      <text:p text:style-name="P24"/>
      <text:list xml:id="list8322568929916420294" text:style-name="L24">
        <text:list-item>
          <text:list>
            <text:list-item>
              <text:list>
                <text:list-item>
                  <text:p text:style-name="P89">(06.01.01.) Créer le fichier de propriétés de l'application</text:p>
                </text:list-item>
                <text:list-item>
                  <text:p text:style-name="P89">(06.01.02.) Remplir le fichier de propriétés de l'application</text:p>
                </text:list-item>
              </text:list>
            </text:list-item>
          </text:list>
        </text:list-item>
      </text:list>
      <text:p text:style-name="P24"/>
      <text:p text:style-name="P24"/>
      <text:p text:style-name="P163"/>
      <text:p text:style-name="P28">(06.01.01.) Création du fichier de propriétés de l'application</text:p>
      <text:p text:style-name="P24"/>
      <text:p text:style-name="P24"/>
      <text:p text:style-name="P24">Je vous propose de créer ce fichier conformément aux indications suivantes :</text:p>
      <text:p text:style-name="P2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Module </text:p>
          </table:table-cell>
          <table:table-cell table:style-name="Tableau1.B1" office:value-type="string">
            <text:p text:style-name="P76"/>
          </table:table-cell>
          <table:table-cell table:style-name="Tableau1.C1" office:value-type="string">
            <text:p text:style-name="P32">GestionDUtilisateur-02-persistence</text:p>
          </table:table-cell>
        </table:table-row>
        <table:table-row table:style-name="Tableau1.1">
          <table:table-cell table:style-name="Tableau1.A2" office:value-type="string">
            <text:p text:style-name="P33">Répertoire </text:p>
          </table:table-cell>
          <table:table-cell table:style-name="Tableau1.B2" office:value-type="string">
            <text:p text:style-name="P76"/>
          </table:table-cell>
          <table:table-cell table:style-name="Tableau1.C2" office:value-type="string">
            <text:p text:style-name="P32">src\main\resources</text:p>
          </table:table-cell>
        </table:table-row>
        <table:table-row table:style-name="Tableau1.1">
          <table:table-cell table:style-name="Tableau1.A3" office:value-type="string">
            <text:p text:style-name="P33">Fichier </text:p>
          </table:table-cell>
          <table:table-cell table:style-name="Tableau1.B3" office:value-type="string">
            <text:p text:style-name="P76"/>
          </table:table-cell>
          <table:table-cell table:style-name="Tableau1.C3" office:value-type="string">
            <text:p text:style-name="P32">application.properties</text:p>
          </table:table-cell>
        </table:table-row>
      </table:table>
      <text:p text:style-name="P24"/>
      <text:p text:style-name="P24"/>
      <text:p text:style-name="P27">Remarque :</text:p>
      <text:p text:style-name="P72">Nous avons ainsi doté <text:span text:style-name="T1">un seul module enfant</text:span> d'un fichier de propriétés.</text:p>
      <text:p text:style-name="P24"/>
      <text:p text:style-name="P27">Question :</text:p>
      <text:p text:style-name="P72">Qu'adviendra-t-il des <text:span text:style-name="T1">autres modules enfant de notre application</text:span> ? </text:p>
      <text:p text:style-name="P24"/>
      <text:p text:style-name="P27">Réponse :</text:p>
      <text:p text:style-name="P72"><text:span text:style-name="T1">Chacun des autres modules enfant</text:span> de notre application sera <text:span text:style-name="T1">doté ultérieurement</text:span> d'un fichier de propriétés.</text:p>
      <text:p text:style-name="P24"/>
      <text:p text:style-name="P24"/>
      <text:p text:style-name="P28">(06.01.02.) Remplissage du fichier de propriétés de l'application</text:p>
      <text:p text:style-name="P24"/>
      <text:p text:style-name="P24"/>
      <text:p text:style-name="P24">Je vous propose de remplir ce fichier avec les informations suivantes :</text:p>
      <text:p text:style-name="P24"/>
      <text:p text:style-name="P38"><text:span text:style-name="T52">spring.datasource.url</text:span>=<text:span text:style-name="T18">jdbc:mysql://localhost:3306/utilisateurdb?createDatabaseIfNotExist=true</text:span></text:p>
      <text:p text:style-name="P38"/>
      <text:p text:style-name="P38"><text:span text:style-name="T52">spring.datasource.username</text:span>=<text:span text:style-name="T18">root</text:span></text:p>
      <text:p text:style-name="P38"><text:span text:style-name="T52">spring.datasource.password</text:span>=<text:span text:style-name="T18">tcharou</text:span></text:p>
      <text:p text:style-name="P38"><text:span text:style-name="T52">spring.datasource.driverClassName</text:span>=<text:span text:style-name="T18">com.mysql.cj.jdbc.Driver</text:span></text:p>
      <text:p text:style-name="P38"/>
      <text:p text:style-name="P38"><text:span text:style-name="T52">spring.jpa.show-sql</text:span>=<text:span text:style-name="T18">true</text:span></text:p>
      <text:p text:style-name="P38"><text:span text:style-name="T52">spring.jpa.hibernate.ddl-auto</text:span>=<text:span text:style-name="T18">update</text:span></text:p>
      <text:p text:style-name="P38"><text:span text:style-name="T52">spring.jpa.properties.hibernate.dialect</text:span>=<text:span text:style-name="T18">org.hibernate.dialect.MySQL5Dialect</text:span></text:p>
      <text:p text:style-name="P38"/>
      <text:p text:style-name="P38"><text:span text:style-name="T52">logging.config</text:span>=<text:span text:style-name="T18">classpath:log4j2-spring.xml</text:span></text:p>
      <text:p text:style-name="P24"/>
      <text:p text:style-name="P24"/>
      <text:p text:style-name="P27">Remarques :</text:p>
      <text:p text:style-name="P24"/>
      <text:list xml:id="list30684965" text:continue-list="list4901327867451805868" text:style-name="L23">
        <text:list-item>
          <text:p text:style-name="P136">Ce fichier contient une <text:span text:style-name="T1">liste de couples « </text:span><text:span text:style-name="T5">clés-valeurs</text:span><text:span text:style-name="T1"> »</text:span>.</text:p>
        </text:list-item>
        <text:list-item>
          <text:p text:style-name="P136">Chacun de ces <text:span text:style-name="T1">couples « </text:span><text:span text:style-name="T5">clés-valeurs</text:span><text:span text:style-name="T1"> »</text:span> contient une <text:span text:style-name="T1">donnée liée à l'environnement d'exécution du module considéré</text:span>.</text:p>
        </text:list-item>
        <text:list-item>
          <text:p text:style-name="P136">Veuillez adapter les valeurs à <text:span text:style-name="T4">VOTRE ENVIRONNEMENT D'EXECUTION !!!!</text:span></text:p>
        </text:list-item>
      </text:list>
      <text:p text:style-name="P24"/>
      <text:p text:style-name="P163"/>
      <text:p text:style-name="P20">(06.02.) Le « Contexte de l'application » :</text:p>
      <text:p text:style-name="P24"/>
      <text:p text:style-name="P24"/>
      <text:p text:style-name="P24">Concernant le « <text:span text:style-name="T5">Contexte de l'application</text:span> » :</text:p>
      <text:p text:style-name="P24"/>
      <text:p text:style-name="P24"/>
      <text:list xml:id="list3513246583030545995" text:style-name="L25">
        <text:list-item>
          <text:p text:style-name="P90">Il en existe <text:span text:style-name="T1">un pour chaque module « enfant » de l'applicatio</text:span>n.</text:p>
        </text:list-item>
        <text:list-item>
          <text:p text:style-name="P90">C'est un objet de la classe «<text:span text:style-name="T51"> ApplicationContext</text:span> »</text:p>
        </text:list-item>
        <text:list-item>
          <text:p text:style-name="P137">Nous l'appellerons «<text:span text:style-name="T51"> applicationContext </text:span>»</text:p>
        </text:list-item>
        <text:list-item>
          <text:p text:style-name="P137">Il est créé <text:span text:style-name="T1">dès le début de l'exécution du module considéré</text:span>.</text:p>
        </text:list-item>
        <text:list-item>
          <text:p text:style-name="P137">La durée de vie de cet objet est <text:span text:style-name="T1">la durée de l'exécution du module considéré</text:span>.</text:p>
        </text:list-item>
      </text:list>
      <text:p text:style-name="P24"/>
      <text:p text:style-name="P24"/>
      <text:p text:style-name="P27">Remarques :</text:p>
      <text:p text:style-name="P24"/>
      <text:list xml:id="list5341254165932725009" text:style-name="L26">
        <text:list-item>
          <text:p text:style-name="P138">Cet objet contient une <text:span text:style-name="T1">collection de type «Map »</text:span> (avec des couples « clé-valeur »).</text:p>
        </text:list-item>
        <text:list-item>
          <text:p text:style-name="P138">Cette collection servira à stocker les <text:span text:style-name="T1">couples « clé-valeur » issus du fichier de propriétés de l'application</text:span>.</text:p>
        </text:list-item>
      </text:list>
      <text:p text:style-name="P24"/>
      <text:p text:style-name="P24"/>
      <text:p text:style-name="P24"/>
      <text:p text:style-name="P163"/>
      <text:p text:style-name="P20">(06.03.) Le « Chargeur de contexte de l'application » :</text:p>
      <text:p text:style-name="P24"/>
      <text:p text:style-name="P24"/>
      <text:p text:style-name="P24">Concernant le « <text:span text:style-name="T5">Chargeur du contexte de l'application</text:span> »:</text:p>
      <text:p text:style-name="P24"/>
      <text:p text:style-name="P24"/>
      <text:list xml:id="list8959098707734016812" text:style-name="L27">
        <text:list-item>
          <text:p text:style-name="P153"><text:span text:style-name="T12">C'est un objet de la classe «</text:span><text:span text:style-name="T13"> ContextLoader </text:span><text:span text:style-name="T12">»</text:span></text:p>
        </text:list-item>
        <text:list-item>
          <text:p text:style-name="P153"><text:span text:style-name="T12">Nous l'appellerons « </text:span><text:span text:style-name="T13">contextLoader</text:span><text:span text:style-name="T12"> ».</text:span></text:p>
        </text:list-item>
      </text:list>
      <text:list xml:id="list30710280" text:continue-list="list3513246583030545995" text:style-name="L25">
        <text:list-item>
          <text:p text:style-name="P137">Il est créé <text:span text:style-name="T1">dès le début de l'exécution de l'application</text:span>.</text:p>
        </text:list-item>
        <text:list-item>
          <text:p text:style-name="P90">Il récupère le contenu du <text:span text:style-name="T1">fichier de propriétés « </text:span><text:span text:style-name="T5">application.properties</text:span><text:span text:style-name="T1"> </text:span>».</text:p>
        </text:list-item>
        <text:list-item>
          <text:p text:style-name="P90">Il charge le contenu de ce fichier dans l'objet «<text:span text:style-name="T51"> applicationContext </text:span>».</text:p>
        </text:list-item>
      </text:list>
      <text:p text:style-name="P24"/>
      <text:p text:style-name="P24"/>
      <text:p text:style-name="P27">Remarques :</text:p>
      <text:p text:style-name="P24"/>
      <text:list xml:id="list562118305016514839" text:style-name="L28">
        <text:list-item>
          <text:p text:style-name="P139">Nous ne créerons pas ce « <text:span text:style-name="T51">Chargeur de contexte de l'application</text:span> ».</text:p>
        </text:list-item>
        <text:list-item>
          <text:p text:style-name="P139">Nous créerons une <text:span text:style-name="T1">classe principale</text:span> qui sera <text:span text:style-name="T1">chargée de créer</text:span> ce « <text:span text:style-name="T51">Chargeur de contexte</text:span> » automatiquement.</text:p>
        </text:list-item>
      </text:list>
      <text:p text:style-name="P24"/>
      <text:p text:style-name="P24"/>
      <text:p text:style-name="P24">Nous allons procéder aux 2 tâches suivantes :</text:p>
      <text:p text:style-name="P24"/>
      <text:list xml:id="list30683301" text:continue-list="list8322568929916420294" text:style-name="L24">
        <text:list-item>
          <text:list>
            <text:list-item>
              <text:list>
                <text:list-item>
                  <text:p text:style-name="P89">(06.03.01.) Créer la classe principale de l'application</text:p>
                </text:list-item>
                <text:list-item>
                  <text:p text:style-name="P89">(06.03.02.) Remplir la classe principale de l'application</text:p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p text:style-name="P163"/>
      <text:p text:style-name="P28">(06.03.01.) Création de la classe principale de l'application</text:p>
      <text:p text:style-name="P24"/>
      <text:p text:style-name="P24"/>
      <text:p text:style-name="P24">Je vous propose de créer cette <text:s/>classe conformément aux indications suivantes :</text:p>
      <text:p text:style-name="P2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>Module </text:p>
          </table:table-cell>
          <table:table-cell table:style-name="Tableau2.B1" office:value-type="string">
            <text:p text:style-name="P76"/>
          </table:table-cell>
          <table:table-cell table:style-name="Tableau2.C1" office:value-type="string">
            <text:p text:style-name="P32">GestionDUtilisateur-02-persistence</text:p>
          </table:table-cell>
        </table:table-row>
        <table:table-row table:style-name="Tableau2.1">
          <table:table-cell table:style-name="Tableau2.A2" office:value-type="string">
            <text:p text:style-name="P33">Répertoire </text:p>
          </table:table-cell>
          <table:table-cell table:style-name="Tableau2.B2" office:value-type="string">
            <text:p text:style-name="P76"/>
          </table:table-cell>
          <table:table-cell table:style-name="Tableau2.C2" office:value-type="string">
            <text:p text:style-name="P32">src\main\java</text:p>
          </table:table-cell>
        </table:table-row>
        <table:table-row table:style-name="Tableau2.1">
          <table:table-cell table:style-name="Tableau2.A2" office:value-type="string">
            <text:p text:style-name="P33">Package</text:p>
          </table:table-cell>
          <table:table-cell table:style-name="Tableau2.B2" office:value-type="string">
            <text:p text:style-name="P76"/>
          </table:table-cell>
          <table:table-cell table:style-name="Tableau2.C2" office:value-type="string">
            <text:p text:style-name="P32">fr.afpa.persistence</text:p>
          </table:table-cell>
        </table:table-row>
        <table:table-row table:style-name="Tableau2.1">
          <table:table-cell table:style-name="Tableau2.A4" office:value-type="string">
            <text:p text:style-name="P33">Fichier </text:p>
          </table:table-cell>
          <table:table-cell table:style-name="Tableau2.B4" office:value-type="string">
            <text:p text:style-name="P76"/>
          </table:table-cell>
          <table:table-cell table:style-name="Tableau2.C4" office:value-type="string">
            <text:p text:style-name="P32">Application.java</text:p>
          </table:table-cell>
        </table:table-row>
      </table:table>
      <text:p text:style-name="P24"/>
      <text:p text:style-name="P24"/>
      <text:p text:style-name="P27">Remarque :</text:p>
      <text:p text:style-name="P72">Nous avons ainsi doté <text:span text:style-name="T1">un seul module enfant</text:span> d'une classe principale.</text:p>
      <text:p text:style-name="P24"/>
      <text:p text:style-name="P27">Question :</text:p>
      <text:p text:style-name="P72">Qu'adviendra-t-il des <text:span text:style-name="T1">autres modules enfant de notre application</text:span> ? </text:p>
      <text:p text:style-name="P24"/>
      <text:p text:style-name="P27">Réponse :</text:p>
      <text:p text:style-name="P72"><text:span text:style-name="T1">Chacun des autres modules enfant</text:span> de notre application sera <text:span text:style-name="T1">doté ultérieurement</text:span> d'une classe principale.</text:p>
      <text:p text:style-name="P24"/>
      <text:p text:style-name="P24"/>
      <text:p text:style-name="P24"/>
      <text:p text:style-name="P163"/>
      <text:p text:style-name="P28">(06.03.02.) Remplissage de la classe principale de l'application</text:p>
      <text:p text:style-name="P24"/>
      <text:p text:style-name="P24"/>
      <text:p text:style-name="P24">Je vous propose de remplir ce fichier avec le code ci-dessous:</text:p>
      <text:p text:style-name="P24"/>
      <text:p text:style-name="P38">package <text:span text:style-name="T20">fr.afpa.persistence</text:span>;</text:p>
      <text:p text:style-name="P38"/>
      <text:p text:style-name="P38"/>
      <text:p text:style-name="P38">import <text:span text:style-name="T20">org.springframework.boot.autoconfigure.SpringBootApplication</text:span>;</text:p>
      <text:p text:style-name="P38"/>
      <text:p text:style-name="P38"/>
      <text:p text:style-name="P40">/**</text:p>
      <text:p text:style-name="P40"><text:s/>* &lt;b&gt;CLASSE QUI IMPLEMENTE LA METHODE D'ENTREE DE L'APPLICATION&lt;/b&gt;</text:p>
      <text:p text:style-name="P40"><text:s/>*</text:p>
      <text:p text:style-name="P40"><text:s/>* @author chat_roux</text:p>
      <text:p text:style-name="P40"><text:s/>*/</text:p>
      <text:p text:style-name="P38">@<text:span text:style-name="T20">SpringBootApplication</text:span></text:p>
      <text:p text:style-name="P38">public class <text:span text:style-name="T20">Application</text:span> {</text:p>
      <text:p text:style-name="P38"/>
      <text:p text:style-name="P38">}</text:p>
      <text:p text:style-name="P24"/>
      <text:p text:style-name="P24"/>
      <text:p text:style-name="P27">Remarque :</text:p>
      <text:p text:style-name="P73">Cette classe principale semble – terriblement – vide !!!</text:p>
      <text:p text:style-name="P24"/>
      <text:p text:style-name="P27">Question :</text:p>
      <text:p text:style-name="P72">Est-ce grave, docteur ? </text:p>
      <text:p text:style-name="P24"/>
      <text:p text:style-name="P27">Réponse :</text:p>
      <text:p text:style-name="P72">Ne vous inquiétez pas, le <text:span text:style-name="T1">chargement du contexte de l'application</text:span> réussira malgré cela ! </text:p>
      <text:p text:style-name="P72">Et vous aurez l'occasion d'enrichir cette classe ultérieurement !</text:p>
      <text:p text:style-name="P24"/>
      <text:p text:style-name="P24"/>
      <text:p text:style-name="P164"/>
      <text:p text:style-name="P24"/>
      <text:p text:style-name="P3"/>
      <text:p text:style-name="P56"/>
      <text:p text:style-name="P5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0709634" text:continue-list="list30705290" text:style-name="L1">
        <text:list-header>
          <text:p text:style-name="P117">(07.) Configuration des loggers de l'application :</text:p>
        </text:list-header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165"/>
      <text:p text:style-name="P25">Pour la plupart des <text:span text:style-name="T1">applications d'entreprises</text:span>, il est indispensable qu'elles fournissent des <text:span text:style-name="T1">informations sur leur déroulement</text:span> (correct ou incorrect). </text:p>
      <text:p text:style-name="P25"/>
      <text:p text:style-name="P25">Pour atteindre cet objectif, on fait en sorte que l'application <text:span text:style-name="T1">produise elle-même ces informations</text:span> <text:span text:style-name="T1">durant son exécution</text:span> : cela correspond aux <text:span text:style-name="T1">activités de traçage et d'historisation</text:span>, (« logging »).</text:p>
      <text:p text:style-name="P25"/>
      <text:p text:style-name="P25">On utilise pour cela un <text:span text:style-name="T1">composant logiciel</text:span> (« logger »), dont la fonctionnalité principale est d'<text:span text:style-name="T1">écrire des messages dans un fichier d'historisation</text:span> («log-file»).</text:p>
      <text:p text:style-name="P25"/>
      <text:p text:style-name="P25">Par conséquent, ce <text:span text:style-name="T1">composant logiciel</text:span> (« logger ») devra donc être <text:span text:style-name="T1">raccordé</text:span> à l'application dont il doit <text:span text:style-name="T1">tracer</text:span> et <text:span text:style-name="T1">historiser</text:span> le <text:span text:style-name="T1">déroulement</text:span>.</text:p>
      <text:p text:style-name="P25"/>
      <text:p text:style-name="P25"/>
      <text:p text:style-name="P25">La bibliothèque logicielle « LOG4J2» offre un <text:span text:style-name="T1">procédé simple</text:span> pour <text:span text:style-name="T1">raccorder une application « Spring-Boot » à un « logger »</text:span>. Ce procédé utilise un <text:span text:style-name="T1">fichier de configuration des « Loggers »</text:span>.</text:p>
      <text:p text:style-name="P24"/>
      <text:p text:style-name="P24"/>
      <text:p text:style-name="P24">Concernant ce « <text:span text:style-name="T5">Fichier de configuration des Loggers de l'application</text:span> » :</text:p>
      <text:p text:style-name="P24"/>
      <text:list xml:id="list30697872" text:continue-list="list30684965" text:style-name="L23">
        <text:list-item>
          <text:p text:style-name="P136">Il en existe <text:span text:style-name="T1">un pour chaque module « enfant » de l'applicatio</text:span>n.</text:p>
        </text:list-item>
        <text:list-item>
          <text:p text:style-name="P136">Il se trouve <text:span text:style-name="T1">dans l'exécutable du module considéré</text:span>.</text:p>
        </text:list-item>
      </text:list>
      <text:p text:style-name="P24"/>
      <text:p text:style-name="P24"/>
      <text:p text:style-name="P24">Je vous propose d'effectuer les 3 tâches suivantes :</text:p>
      <text:p text:style-name="P24"/>
      <text:list xml:id="list3241646829544671198" text:style-name="L29">
        <text:list-item>
          <text:p text:style-name="P140">(07.01.) Créer un fichier de configuration des Loggers</text:p>
        </text:list-item>
        <text:list-item>
          <text:p text:style-name="P91">(07.02.) Remplir ce fichier de configuration</text:p>
        </text:list-item>
        <text:list-item>
          <text:p text:style-name="P91">(07.03.) Enregistrer ce fichier de configuration dans le fichier des propriétés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165"/>
      <text:p text:style-name="P20">(07.01.) Création du « Fichier de configuration des Loggers » :</text:p>
      <text:p text:style-name="P24"/>
      <text:p text:style-name="P24"/>
      <text:p text:style-name="P24">Je vous propose de créer ce fichier conformément aux indications suivantes :</text:p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3">Module </text:p>
          </table:table-cell>
          <table:table-cell table:style-name="Tableau3.B1" office:value-type="string">
            <text:p text:style-name="P76"/>
          </table:table-cell>
          <table:table-cell table:style-name="Tableau3.C1" office:value-type="string">
            <text:p text:style-name="P32">GestionDUtilisateur-02-persistence</text:p>
          </table:table-cell>
        </table:table-row>
        <table:table-row table:style-name="Tableau3.1">
          <table:table-cell table:style-name="Tableau3.A2" office:value-type="string">
            <text:p text:style-name="P33">Répertoire </text:p>
          </table:table-cell>
          <table:table-cell table:style-name="Tableau3.B2" office:value-type="string">
            <text:p text:style-name="P76"/>
          </table:table-cell>
          <table:table-cell table:style-name="Tableau3.C2" office:value-type="string">
            <text:p text:style-name="P32">src\main\resources</text:p>
          </table:table-cell>
        </table:table-row>
        <table:table-row table:style-name="Tableau3.1">
          <table:table-cell table:style-name="Tableau3.A3" office:value-type="string">
            <text:p text:style-name="P33">Fichier </text:p>
          </table:table-cell>
          <table:table-cell table:style-name="Tableau3.B3" office:value-type="string">
            <text:p text:style-name="P76"/>
          </table:table-cell>
          <table:table-cell table:style-name="Tableau3.C3" office:value-type="string">
            <text:p text:style-name="P32">log4j2-spring.xml</text:p>
          </table:table-cell>
        </table:table-row>
      </table:table>
      <text:p text:style-name="P24"/>
      <text:p text:style-name="P24"/>
      <text:p text:style-name="P27">Remarque :</text:p>
      <text:p text:style-name="P72">Nous avons ainsi doté <text:span text:style-name="T1">un seul module enfant</text:span> d'un fichier de configuration des Loggers.</text:p>
      <text:p text:style-name="P24"/>
      <text:p text:style-name="P27">Question :</text:p>
      <text:p text:style-name="P72">Qu'adviendra-t-il des <text:span text:style-name="T1">autres modules enfant de notre application</text:span> ? </text:p>
      <text:p text:style-name="P24"/>
      <text:p text:style-name="P27">Réponse :</text:p>
      <text:p text:style-name="P72"><text:span text:style-name="T1">Chacun des autres modules enfant</text:span> de notre application sera <text:span text:style-name="T1">doté ultérieurement</text:span> d'un fichier de configuration des Loggers.</text:p>
      <text:p text:style-name="P24"/>
      <text:p text:style-name="P24"/>
      <text:p text:style-name="P24"/>
      <text:p text:style-name="P164"/>
      <text:p text:style-name="P21">(07.02.) Remplissage du fichier de configuration des Loggers</text:p>
      <text:p text:style-name="P24"/>
      <text:p text:style-name="P24"/>
      <text:p text:style-name="P24">Je vous propose de remplir ce fichier avec les informations suivantes :</text:p>
      <text:p text:style-name="P24"/>
      <text:p text:style-name="P53">&lt;?xml version="1.0" encoding="UTF-8"?&gt;</text:p>
      <text:p text:style-name="P53">&lt;!DOCTYPE Configuration&gt;</text:p>
      <text:p text:style-name="P53"/>
      <text:p text:style-name="P53"/>
      <text:p text:style-name="P53">&lt;<text:span text:style-name="T52">Configuration</text:span> <text:span text:style-name="T43">monitorInterval</text:span>="<text:span text:style-name="T66">60</text:span>"&gt;</text:p>
      <text:p text:style-name="P53"/>
      <text:p text:style-name="P40"><text:tab/>&lt;!-- =============================================== --&gt;</text:p>
      <text:p text:style-name="P40"><text:tab/>&lt;!-- (00.) Proprietes generales --&gt;</text:p>
      <text:p text:style-name="P40"><text:tab/>&lt;!-- =============================================== --&gt;</text:p>
      <text:p text:style-name="P53"/>
      <text:p text:style-name="P53"><text:tab/><text:span text:style-name="T57">&lt;!-- FIXME : A RENSEIGNER !!! --&gt;</text:span></text:p>
      <text:p text:style-name="P53"/>
      <text:p text:style-name="P53"/>
      <text:p text:style-name="P40"><text:tab/>&lt;!-- ======================================================================= --&gt;</text:p>
      <text:p text:style-name="P40"><text:tab/>&lt;!-- (01.) Appenders : <text:s text:c="54"/>--&gt;</text:p>
      <text:p text:style-name="P40"><text:tab/>&lt;!-- <text:s text:c="2"/>- (01.A.) Chaque Appender pointe sur le fichier qui lui est associe <text:s/>--&gt;</text:p>
      <text:p text:style-name="P40"><text:tab/>&lt;!-- <text:s text:c="2"/>- (01.B.) Chaque Appender ecrit dans ce fichier <text:s text:c="21"/>--&gt;</text:p>
      <text:p text:style-name="P40"><text:tab/>&lt;!-- ======================================================================= --&gt;</text:p>
      <text:p text:style-name="P53"/>
      <text:p text:style-name="P53"><text:tab/><text:span text:style-name="T57">&lt;!-- FIXME : A RENSEIGNER !!! --&gt;</text:span></text:p>
      <text:p text:style-name="P53"/>
      <text:p text:style-name="P53"/>
      <text:p text:style-name="P40"><text:tab/>&lt;!-- ========================================================================== --&gt;</text:p>
      <text:p text:style-name="P40"><text:tab/>&lt;!-- (02.) Loggers : <text:s text:c="59"/>--&gt;</text:p>
      <text:p text:style-name="P40"><text:tab/>&lt;!-- <text:s text:c="2"/>- (01.A.) Chaque Logger scanne le package qui lui est associe <text:s text:c="10"/>--&gt;</text:p>
      <text:p text:style-name="P40"><text:tab/>&lt;!-- <text:s text:c="2"/>- (01.B.) Chaque Logger récupère les logs qu'il trouve dans les classes --&gt;</text:p>
      <text:p text:style-name="P40"><text:tab/>&lt;!-- ========================================================================== --&gt;</text:p>
      <text:p text:style-name="P53"/>
      <text:p text:style-name="P53"><text:tab/><text:span text:style-name="T57">&lt;!-- FIXME : A RENSEIGNER !!! --&gt;</text:span></text:p>
      <text:p text:style-name="P53"/>
      <text:p text:style-name="P53">&lt;/<text:span text:style-name="T52">Configuration</text:span>&gt;</text:p>
      <text:p text:style-name="P24"/>
      <text:p text:style-name="P24"/>
      <text:p text:style-name="P24">Dans ce fichier, nous remarquons un <text:span text:style-name="T1">bloc «</text:span><text:span text:style-name="T5"> configuration </text:span><text:span text:style-name="T1">»</text:span>. Ce bloc est subdivisé en 3 rubriques :</text:p>
      <text:p text:style-name="P25"/>
      <text:list xml:id="list8245485848425220326" text:style-name="L30">
        <text:list-item>
          <text:p text:style-name="P124"><text:span text:style-name="T1">Rubrique (00.)</text:span> <text:span text:style-name="T1">Propriétés générales</text:span></text:p>
        </text:list-item>
        <text:list-item>
          <text:p text:style-name="P124"><text:span text:style-name="T1">Rubrique (01.)</text:span> <text:span text:style-name="T1">Les « Appenders »</text:span></text:p>
        </text:list-item>
        <text:list-item>
          <text:p text:style-name="P124"><text:span text:style-name="T1">Rubrique (02.)</text:span> <text:span text:style-name="T1">Les « Loggers »</text:span></text:p>
        </text:list-item>
      </text:list>
      <text:p text:style-name="P25"/>
      <text:p text:style-name="P25"/>
      <text:p text:style-name="P25">Ces 3 rubriques sont détaillées dans les paragraphes ci-dessous.</text:p>
      <text:p text:style-name="P25"/>
      <text:p text:style-name="P25"/>
      <text:p text:style-name="P25"/>
      <text:p text:style-name="P165"/>
      <text:p text:style-name="P29">(07.02.00.) La rubrique « Propriétés générales »</text:p>
      <text:p text:style-name="P25"/>
      <text:p text:style-name="P25"/>
      <text:p text:style-name="P25">Concernant cette rubrique, vous devez :</text:p>
      <text:p text:style-name="P25"/>
      <text:list xml:id="list2107901230977871600" text:style-name="L31">
        <text:list-item>
          <text:p text:style-name="P125"><text:span text:style-name="T1">Récupérer</text:span> cette rubrique intégralement </text:p>
        </text:list-item>
        <text:list-item>
          <text:p text:style-name="P125"><text:span text:style-name="T1">Insérer</text:span> cette rubrique dans le bloc « configuration ».</text:p>
        </text:list-item>
      </text:list>
      <text:p text:style-name="P25"/>
      <text:p text:style-name="P25"/>
      <text:p text:style-name="P25">Elle détaillée ci-dessous.</text:p>
      <text:p text:style-name="P25"/>
      <text:p text:style-name="P41"><text:tab/>&lt;!-- =============================================== --&gt;</text:p>
      <text:p text:style-name="P41"><text:tab/>&lt;!-- (00.) Proprietes generales --&gt;</text:p>
      <text:p text:style-name="P41"><text:tab/>&lt;!-- =============================================== --&gt;</text:p>
      <text:p text:style-name="P39"/>
      <text:p text:style-name="P39"><text:tab/>&lt;<text:span text:style-name="T52">Properties</text:span>&gt;</text:p>
      <text:p text:style-name="P39"><text:tab/><text:tab/>&lt;<text:span text:style-name="T52">Property</text:span> <text:span text:style-name="T43">name</text:span>="<text:span text:style-name="T66">log-path</text:span>"&gt;./logExecute&lt;/<text:span text:style-name="T52">Property</text:span>&gt;</text:p>
      <text:p text:style-name="P39"><text:tab/>&lt;/<text:span text:style-name="T52">Properties</text:span>&gt;</text:p>
      <text:p text:style-name="P25"/>
      <text:p text:style-name="P25"/>
      <text:p text:style-name="P25"/>
      <text:p text:style-name="P165"/>
      <text:p text:style-name="P29">(07.02.01.) La rubrique « Appenders »</text:p>
      <text:p text:style-name="P25"/>
      <text:p text:style-name="P25"/>
      <text:p text:style-name="P25">Concernant cette rubrique, vous devez :</text:p>
      <text:p text:style-name="P25"/>
      <text:list xml:id="list30706577" text:continue-numbering="true" text:style-name="L31">
        <text:list-item>
          <text:p text:style-name="P125"><text:span text:style-name="T1">Récupérer</text:span> cette rubrique intégralement </text:p>
        </text:list-item>
        <text:list-item>
          <text:p text:style-name="P125"><text:span text:style-name="T1">Insérer</text:span> cette rubrique dans le bloc « configuration ».</text:p>
        </text:list-item>
      </text:list>
      <text:p text:style-name="P25"/>
      <text:p text:style-name="P25"/>
      <text:p text:style-name="P25">Elle détaillée ci-dessous.</text:p>
      <text:p text:style-name="P25"/>
      <text:p text:style-name="P41"><text:tab/>&lt;!-- ======================================================================= --&gt;</text:p>
      <text:p text:style-name="P41"><text:tab/>&lt;!-- (01.) Appenders : <text:s text:c="54"/>--&gt;</text:p>
      <text:p text:style-name="P41"><text:tab/>&lt;!-- <text:s text:c="2"/>- (01.A.) Chaque Appender pointe sur le fichier qui lui est associe <text:s/>--&gt;</text:p>
      <text:p text:style-name="P41"><text:tab/>&lt;!-- <text:s text:c="2"/>- (01.B.) Chaque Appender ecrit dans ce fichier <text:s text:c="21"/>--&gt;</text:p>
      <text:p text:style-name="P41"><text:tab/>&lt;!-- ======================================================================= --&gt;</text:p>
      <text:p text:style-name="P39"/>
      <text:p text:style-name="P39"><text:tab/>&lt;<text:span text:style-name="T52">Appenders</text:span>&gt;</text:p>
      <text:p text:style-name="P39"><text:tab/><text:tab/>&lt;<text:span text:style-name="T52">Console</text:span> <text:span text:style-name="T18">name</text:span>="<text:span text:style-name="T66">Console-Appender</text:span>" <text:span text:style-name="T18">target</text:span>="<text:span text:style-name="T66">SYSTEM_OUT</text:span>"&gt;</text:p>
      <text:p text:style-name="P39"><text:tab/><text:tab/><text:tab/>&lt;<text:span text:style-name="T52">PatternLayout</text:span>&gt;</text:p>
      <text:p text:style-name="P39"><text:tab/><text:tab/><text:tab/><text:tab/>&lt;<text:span text:style-name="T52">pattern</text:span>&gt;<text:span text:style-name="T66">[%-5level] %d{yyyy-MM-dd HH:mm:ss.SSS} [%t] %c{1} - %msg%n</text:span>&lt;/<text:span text:style-name="T52">pattern</text:span>&gt;</text:p>
      <text:p text:style-name="P39"><text:tab/><text:tab/><text:tab/>&lt;/<text:span text:style-name="T52">PatternLayout</text:span>&gt;</text:p>
      <text:p text:style-name="P39"><text:tab/><text:tab/>&lt;/<text:span text:style-name="T52">Console</text:span>&gt;</text:p>
      <text:p text:style-name="P39"/>
      <text:p text:style-name="P39"><text:tab/><text:tab/>&lt;<text:span text:style-name="T52">File</text:span> <text:span text:style-name="T18">name</text:span>="<text:span text:style-name="T66">Application-File-Appender</text:span>"</text:p>
      <text:p text:style-name="P39"><text:tab/><text:tab/><text:tab/><text:span text:style-name="T18">fileName</text:span>="<text:span text:style-name="T66">${log-path}/GestionDUtilisateurs-02-application.log</text:span>"&gt;</text:p>
      <text:p text:style-name="P39"><text:tab/><text:tab/><text:tab/>&lt;<text:span text:style-name="T52">PatternLayout</text:span>&gt;</text:p>
      <text:p text:style-name="P39"><text:tab/><text:tab/><text:tab/><text:tab/>&lt;<text:span text:style-name="T52">pattern</text:span>&gt;<text:span text:style-name="T66">[%-5level] %d{yyyy-MM-dd HH:mm:ss.SSS} [%t] %c{1} - %msg%n</text:span>&lt;/<text:span text:style-name="T52">pattern</text:span>&gt;</text:p>
      <text:p text:style-name="P39"><text:tab/><text:tab/><text:tab/>&lt;/<text:span text:style-name="T52">PatternLayout</text:span>&gt;</text:p>
      <text:p text:style-name="P39"><text:tab/><text:tab/>&lt;/<text:span text:style-name="T52">File</text:span>&gt;</text:p>
      <text:p text:style-name="P39"/>
      <text:p text:style-name="P39"><text:tab/><text:tab/>&lt;<text:span text:style-name="T52">File</text:span> <text:span text:style-name="T18">name</text:span>="<text:span text:style-name="T66">SpringBoot-File-Appender</text:span>"</text:p>
      <text:p text:style-name="P39"><text:tab/><text:tab/><text:tab/><text:span text:style-name="T18">fileName</text:span>="<text:span text:style-name="T66">${log-path}/GestionDUtilisateurs-02-springBoot.log</text:span>"&gt;</text:p>
      <text:p text:style-name="P39"><text:tab/><text:tab/><text:tab/>&lt;<text:span text:style-name="T52">PatternLayout</text:span>&gt;</text:p>
      <text:p text:style-name="P39"><text:tab/><text:tab/><text:tab/><text:tab/>&lt;<text:span text:style-name="T52">pattern</text:span>&gt;<text:span text:style-name="T66">[%-5level] %d{yyyy-MM-dd HH:mm:ss.SSS} [%t] %c{1} - %msg%n</text:span>&lt;/<text:span text:style-name="T52">pattern</text:span>&gt;</text:p>
      <text:p text:style-name="P39"><text:tab/><text:tab/><text:tab/>&lt;/<text:span text:style-name="T52">PatternLayout</text:span>&gt;</text:p>
      <text:p text:style-name="P39"><text:tab/><text:tab/>&lt;/<text:span text:style-name="T52">File</text:span>&gt;</text:p>
      <text:p text:style-name="P39"><text:tab/><text:tab/></text:p>
      <text:p text:style-name="P39"><text:tab/><text:tab/>&lt;<text:span text:style-name="T52">File</text:span> <text:span text:style-name="T18">name</text:span>="<text:span text:style-name="T66">SpringContext-File-Appender</text:span>"</text:p>
      <text:p text:style-name="P39"><text:tab/><text:tab/><text:tab/><text:span text:style-name="T18">fileName</text:span>="<text:span text:style-name="T66">${log-path}/GestionDUtilisateurs-02-springContext.log</text:span>"&gt;</text:p>
      <text:p text:style-name="P39"><text:tab/><text:tab/><text:tab/>&lt;<text:span text:style-name="T52">PatternLayout</text:span>&gt;</text:p>
      <text:p text:style-name="P39"><text:tab/><text:tab/><text:tab/><text:tab/>&lt;<text:span text:style-name="T52">pattern</text:span>&gt;<text:span text:style-name="T66">[%-5level] %d{yyyy-MM-dd HH:mm:ss.SSS} [%t] %c{1} - %msg%n</text:span>&lt;/<text:span text:style-name="T52">pattern</text:span>&gt;</text:p>
      <text:p text:style-name="P39"><text:tab/><text:tab/><text:tab/>&lt;/<text:span text:style-name="T52">PatternLayout</text:span>&gt;</text:p>
      <text:p text:style-name="P39"><text:tab/><text:tab/>&lt;/<text:span text:style-name="T52">File</text:span>&gt;</text:p>
      <text:p text:style-name="P39"><text:tab/>&lt;/<text:span text:style-name="T52">Appenders</text:span>&gt;</text:p>
      <text:p text:style-name="P25"/>
      <text:p text:style-name="P25"/>
      <text:p text:style-name="P25"/>
      <text:p text:style-name="P25"/>
      <text:p text:style-name="P165"/>
      <text:p text:style-name="P29">(07.02.02.) La rubrique « Loggers »</text:p>
      <text:p text:style-name="P25"/>
      <text:p text:style-name="P25"/>
      <text:p text:style-name="P25">Concernant cette rubrique, vous devez :</text:p>
      <text:p text:style-name="P25"/>
      <text:list xml:id="list30710122" text:continue-numbering="true" text:style-name="L31">
        <text:list-item>
          <text:p text:style-name="P125"><text:span text:style-name="T1">Récupérer</text:span> cette rubrique intégralement </text:p>
        </text:list-item>
        <text:list-item>
          <text:p text:style-name="P125"><text:span text:style-name="T1">Insérer</text:span> cette rubrique dans le bloc « configuration ».</text:p>
        </text:list-item>
      </text:list>
      <text:p text:style-name="P25"/>
      <text:p text:style-name="P25"/>
      <text:p text:style-name="P25">Elle détaillée ci-dessous.</text:p>
      <text:p text:style-name="P25"/>
      <text:p text:style-name="P41"><text:tab/>&lt;!-- ========================================================================== --&gt;</text:p>
      <text:p text:style-name="P41"><text:tab/>&lt;!-- (02.) Loggers : <text:s text:c="59"/>--&gt;</text:p>
      <text:p text:style-name="P41"><text:tab/>&lt;!-- <text:s text:c="2"/>- (02.A.) Chaque Logger scanne le package qui lui est associe <text:s text:c="10"/>--&gt;</text:p>
      <text:p text:style-name="P41"><text:tab/>&lt;!-- <text:s text:c="2"/>- (02.B.) Chaque Logger récupère les logs qu'il trouve dans les classes --&gt;</text:p>
      <text:p text:style-name="P41"><text:tab/>&lt;!-- ========================================================================== --&gt;</text:p>
      <text:p text:style-name="P39"/>
      <text:p text:style-name="P39"><text:tab/>&lt;<text:span text:style-name="T52">Loggers</text:span>&gt;</text:p>
      <text:p text:style-name="P39"><text:tab/><text:tab/>&lt;<text:span text:style-name="T52">Logger</text:span> <text:span text:style-name="T18">name</text:span>="<text:span text:style-name="T66">fr.afpa.persistence</text:span>" <text:span text:style-name="T18">level</text:span>="<text:span text:style-name="T66">all</text:span>" <text:span text:style-name="T18">additivity</text:span>="<text:span text:style-name="T66">true</text:span>"&gt;</text:p>
      <text:p text:style-name="P39"><text:tab/><text:tab/><text:tab/>&lt;<text:span text:style-name="T52">AppenderRef</text:span> <text:span text:style-name="T18">ref</text:span>="<text:span text:style-name="T66">Application-File-Appender</text:span>" <text:span text:style-name="T18">level</text:span>="<text:span text:style-name="T66">all</text:span>" /&gt;</text:p>
      <text:p text:style-name="P39"><text:tab/><text:tab/>&lt;/<text:span text:style-name="T52">Logger</text:span>&gt;</text:p>
      <text:p text:style-name="P39"/>
      <text:p text:style-name="P39"><text:tab/><text:tab/>&lt;<text:span text:style-name="T52">Logger</text:span> <text:span text:style-name="T18">name</text:span>="<text:span text:style-name="T66">org.springframework.boot</text:span>" <text:span text:style-name="T18">level</text:span>="<text:span text:style-name="T66">info</text:span>" <text:span text:style-name="T18">additivity</text:span>="<text:span text:style-name="T66">true</text:span>"&gt;</text:p>
      <text:p text:style-name="P39"><text:tab/><text:tab/><text:tab/>&lt;<text:span text:style-name="T52">AppenderRef</text:span> <text:span text:style-name="T18">ref</text:span>="<text:span text:style-name="T66">SpringBoot-File-Appender</text:span>" <text:span text:style-name="T18">level</text:span>="<text:span text:style-name="T66">all</text:span>" /&gt;</text:p>
      <text:p text:style-name="P39"><text:tab/><text:tab/>&lt;/<text:span text:style-name="T52">Logger</text:span>&gt;</text:p>
      <text:p text:style-name="P39"/>
      <text:p text:style-name="P39"><text:tab/><text:tab/>&lt;<text:span text:style-name="T52">Logger</text:span> <text:span text:style-name="T18">name</text:span>="<text:span text:style-name="T66">org.springframework.context</text:span>" <text:span text:style-name="T18">level</text:span>="<text:span text:style-name="T66">info</text:span>" <text:span text:style-name="T18">additivity</text:span>="<text:span text:style-name="T66">true</text:span>"&gt;</text:p>
      <text:p text:style-name="P39"><text:tab/><text:tab/><text:tab/>&lt;<text:span text:style-name="T52">AppenderRef</text:span> <text:span text:style-name="T18">ref</text:span>="<text:span text:style-name="T66">SpringContext-File-Appender</text:span>" <text:span text:style-name="T18">level</text:span>="<text:span text:style-name="T66">all</text:span>" /&gt;</text:p>
      <text:p text:style-name="P39"><text:tab/><text:tab/>&lt;/<text:span text:style-name="T52">Logger</text:span>&gt;</text:p>
      <text:p text:style-name="P39"/>
      <text:p text:style-name="P39"><text:tab/><text:tab/>&lt;<text:span text:style-name="T52">Root</text:span>&gt;</text:p>
      <text:p text:style-name="P39"><text:tab/><text:tab/><text:tab/>&lt;<text:span text:style-name="T52">AppenderRef</text:span> <text:span text:style-name="T18">ref</text:span>="<text:span text:style-name="T66">Console-Appender</text:span>" <text:span text:style-name="T18">level</text:span>="<text:span text:style-name="T66">all</text:span>" /&gt;</text:p>
      <text:p text:style-name="P39"><text:tab/><text:tab/>&lt;/<text:span text:style-name="T52">Root</text:span>&gt;</text:p>
      <text:p text:style-name="P39"><text:tab/>&lt;/<text:span text:style-name="T52">Loggers</text:span>&gt;</text:p>
      <text:p text:style-name="P25"/>
      <text:p text:style-name="P25"/>
      <text:p text:style-name="P25"/>
      <text:p text:style-name="P25"/>
      <text:p text:style-name="P16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0711800" text:continue-list="list30709634" text:style-name="L1">
        <text:list-header>
          <text:p text:style-name="P117">(08.) Modèle de données de l'application :</text:p>
        </text:list-header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6"/>
      <text:p text:style-name="P25"><text:span text:style-name="T1">L'objectif de ce chapitre :</text:span> c'est de <text:span text:style-name="T1">créer le modèle de données</text:span> de l'application.</text:p>
      <text:p text:style-name="P25"/>
      <text:p text:style-name="P25">Pour cela, vous allez effectuer les tâches ci-dessous :</text:p>
      <text:p text:style-name="P25"/>
      <text:list xml:id="list3517087504591938768" text:style-name="L32">
        <text:list-item>
          <text:p text:style-name="P152">(08.01.) Créer des entités de l'application.</text:p>
        </text:list-item>
        <text:list-item>
          <text:p text:style-name="P114">(08.02.) Enrichir ces entités avec du code.</text:p>
        </text:list-item>
      </text:list>
      <text:p text:style-name="P25"/>
      <text:p text:style-name="P25"/>
      <text:p text:style-name="P25">Ces 2 tâches sont détaillées dans les paragraphes ci-dessous.</text:p>
      <text:p text:style-name="P25"/>
      <text:p text:style-name="P25"/>
      <text:p text:style-name="P25"/>
      <text:p text:style-name="P25"/>
      <text:p text:style-name="P166"/>
      <text:p text:style-name="P71">(08.01.) Créer les entités de l'application</text:p>
      <text:p text:style-name="P25"/>
      <text:p text:style-name="P25"/>
      <text:p text:style-name="P25">Vous devez créer les entités à l'emplacement défini ci-dessous :</text:p>
      <text:p text:style-name="P25"/>
      <text:p text:style-name="P25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33">Module </text:p>
          </table:table-cell>
          <table:table-cell table:style-name="Tableau7.B1" office:value-type="string">
            <text:p text:style-name="P76"/>
          </table:table-cell>
          <table:table-cell table:style-name="Tableau7.C1" office:value-type="string">
            <text:p text:style-name="P32">GestionDUtilisateur-02-model</text:p>
          </table:table-cell>
        </table:table-row>
        <table:table-row table:style-name="Tableau7.1">
          <table:table-cell table:style-name="Tableau7.A2" office:value-type="string">
            <text:p text:style-name="P33">Répertoire </text:p>
          </table:table-cell>
          <table:table-cell table:style-name="Tableau7.B2" office:value-type="string">
            <text:p text:style-name="P76"/>
          </table:table-cell>
          <table:table-cell table:style-name="Tableau7.C2" office:value-type="string">
            <text:p text:style-name="P32">src\main\java</text:p>
          </table:table-cell>
        </table:table-row>
        <table:table-row table:style-name="Tableau7.1">
          <table:table-cell table:style-name="Tableau7.A2" office:value-type="string">
            <text:p text:style-name="P33">Package</text:p>
          </table:table-cell>
          <table:table-cell table:style-name="Tableau7.B2" office:value-type="string">
            <text:p text:style-name="P76"/>
          </table:table-cell>
          <table:table-cell table:style-name="Tableau7.C2" office:value-type="string">
            <text:p text:style-name="P32">fr.afpa.model</text:p>
          </table:table-cell>
        </table:table-row>
        <table:table-row table:style-name="Tableau7.1">
          <table:table-cell table:style-name="Tableau7.A4" office:value-type="string">
            <text:p text:style-name="P33">Fichiers </text:p>
          </table:table-cell>
          <table:table-cell table:style-name="Tableau7.B4" office:value-type="string">
            <text:p text:style-name="P76"/>
          </table:table-cell>
          <table:table-cell table:style-name="Tableau7.C4" office:value-type="string">
            <text:p text:style-name="P32">Droit.java</text:p>
            <text:p text:style-name="P32">Personne.java</text:p>
            <text:p text:style-name="P32">Utilisateur.java</text:p>
          </table:table-cell>
        </table:table-row>
      </table:table>
      <text:p text:style-name="P25"/>
      <text:p text:style-name="P25"/>
      <text:p text:style-name="P25"/>
      <text:p text:style-name="P25"/>
      <text:p text:style-name="P25">Pour que les entités soient reconnues comme telles par «<text:span text:style-name="T51"> JPA </text:span>», vous les exigences ci-dessous doivent être remplies :</text:p>
      <text:p text:style-name="P25"/>
      <text:list xml:id="list5557932988752165496" text:style-name="L33">
        <text:list-item>
          <text:p text:style-name="P144">(08.01.01.) L<text:span text:style-name="T67">'entité</text:span> doit implémenter l'interface «<text:span text:style-name="T67"> Serializable </text:span>»</text:p>
        </text:list-item>
        <text:list-item>
          <text:p text:style-name="P103">(08.01.02.) L<text:span text:style-name="T67">a déclaration de la classe</text:span> doit porter l'annotation « <text:span text:style-name="T51">@Entity</text:span> »</text:p>
        </text:list-item>
      </text:list>
      <text:p text:style-name="P9"/>
      <text:p text:style-name="P25"/>
      <text:p text:style-name="P25"/>
      <text:p text:style-name="P26">Illustration :</text:p>
      <text:p text:style-name="P25"/>
      <text:p text:style-name="P39">@<text:span text:style-name="T68">Entity</text:span></text:p>
      <text:p text:style-name="P39">public class <text:span text:style-name="T68">Droit</text:span> implements <text:span text:style-name="T68">Serializable</text:span> {</text:p>
      <text:p text:style-name="P39"><text:tab/>...</text:p>
      <text:p text:style-name="P39">}</text:p>
      <text:p text:style-name="P25"/>
      <text:p text:style-name="P39">@<text:span text:style-name="T68">Entity</text:span></text:p>
      <text:p text:style-name="P39">public class <text:span text:style-name="T68">Personne</text:span> implements <text:span text:style-name="T68">Serializable</text:span> {</text:p>
      <text:p text:style-name="P39"><text:tab/>...</text:p>
      <text:p text:style-name="P39">}</text:p>
      <text:p text:style-name="P25"/>
      <text:p text:style-name="P39">@<text:span text:style-name="T68">Entity</text:span></text:p>
      <text:p text:style-name="P39">public class <text:span text:style-name="T68">Utilisateur</text:span> implements <text:span text:style-name="T68">Serializable</text:span> {</text:p>
      <text:p text:style-name="P39"><text:tab/>...</text:p>
      <text:p text:style-name="P39">}</text:p>
      <text:p text:style-name="P25"/>
      <text:p text:style-name="P25"/>
      <text:p text:style-name="P25"/>
      <text:p text:style-name="P166"/>
      <text:p text:style-name="P71">(08.02.) Enrichir les entités de l'application</text:p>
      <text:p text:style-name="P25"/>
      <text:p text:style-name="P25"/>
      <text:p text:style-name="P25">Nous allons fournir les détails de chacune des entités, dans les paragraphes ci-dessous :</text:p>
      <text:p text:style-name="P25"/>
      <text:p text:style-name="P25"/>
      <text:p text:style-name="P29">(08.02.01.) Entité « Droit »</text:p>
      <text:p text:style-name="P25"/>
      <text:p text:style-name="P25"/>
      <text:p text:style-name="P25">Veuillez rajouter les <text:span text:style-name="T2">attributs</text:span> ci-dessous dans l'entité « Droit » :</text:p>
      <text:p text:style-name="P25"/>
      <text:p text:style-name="P45"><text:tab/>/**</text:p>
      <text:p text:style-name="P45"><text:tab/> * &lt;b&gt;OBJET QUI POSSEDE LES FONCTIONNALITES SUIVANTES : &lt;/b&gt; &lt;br/&gt;</text:p>
      <text:p text:style-name="P45"><text:tab/> * LES FONCTIONNALITES D'ECRITURE DE MESSAGES DE LOG DANS LA CONSOLE.</text:p>
      <text:p text:style-name="P45"><text:tab/> */</text:p>
      <text:p text:style-name="P39"><text:tab/>@<text:span text:style-name="T68">Transient</text:span></text:p>
      <text:p text:style-name="P39"><text:tab/>private static final <text:span text:style-name="T68">Logger</text:span> <text:span text:style-name="T69">LOGGER</text:span> = <text:span text:style-name="T68">LoggerFactory</text:span>.<text:span text:style-name="T18">getLogger</text:span>(<text:span text:style-name="T68">Droit</text:span>.class);</text:p>
      <text:p text:style-name="P39"/>
      <text:p text:style-name="P39"><text:tab/>@<text:span text:style-name="T68">Id</text:span></text:p>
      <text:p text:style-name="P39"><text:tab/>@<text:span text:style-name="T68">GeneratedValue</text:span>(<text:span text:style-name="T69">strategy</text:span> = <text:span text:style-name="T68">GenerationType</text:span>.<text:span text:style-name="T66">IDENTITY</text:span>)// strategie de generation de la clé primaire</text:p>
      <text:p text:style-name="P39"><text:tab/>private <text:span text:style-name="T68">long</text:span> <text:span text:style-name="T69">id</text:span>;</text:p>
      <text:p text:style-name="P39"/>
      <text:p text:style-name="P39"><text:tab/>@<text:span text:style-name="T68">Column</text:span>(<text:span text:style-name="T69">nullable</text:span> = <text:span text:style-name="T66">false</text:span>, <text:span text:style-name="T69">unique</text:span> = <text:span text:style-name="T66">true</text:span>)</text:p>
      <text:p text:style-name="P39"><text:tab/>private <text:span text:style-name="T68">String</text:span> <text:span text:style-name="T69">libelle</text:span>;</text:p>
      <text:p text:style-name="P39"/>
      <text:p text:style-name="P39"><text:tab/>@<text:span text:style-name="T68">OneToMany</text:span>(<text:span text:style-name="T69">mappedBy</text:span> = "<text:span text:style-name="T66">droit</text:span>")</text:p>
      <text:p text:style-name="P39"><text:tab/>private <text:span text:style-name="T68">Collection</text:span>&lt;<text:span text:style-name="T68">Utilisateur</text:span>&gt; <text:span text:style-name="T69">utilisateurs</text:span>;</text:p>
      <text:p text:style-name="P25"/>
      <text:p text:style-name="P25"/>
      <text:p text:style-name="P25"/>
      <text:p text:style-name="P25">Veuillez rajouter les <text:span text:style-name="T2">constructeurs</text:span> ci-dessous dans <text:span text:style-name="T2">l'entité « Droit »</text:span> :</text:p>
      <text:p text:style-name="P25"/>
      <text:p text:style-name="P45"><text:tab/>/**</text:p>
      <text:p text:style-name="P45"><text:tab/> * &lt;b&gt;CONSTRUCTEUR SANS ARGUMENTS&lt;/b&gt;</text:p>
      <text:p text:style-name="P45"><text:tab/> */</text:p>
      <text:p text:style-name="P39"><text:tab/>public <text:span text:style-name="T68">Droit</text:span>() {</text:p>
      <text:p text:style-name="P39"><text:tab/><text:tab/></text:p>
      <text:p text:style-name="P39"><text:tab/><text:tab/>super();</text:p>
      <text:p text:style-name="P39"><text:tab/><text:tab/><text:span text:style-name="T68">Droit</text:span>.<text:span text:style-name="T69">LOGGER</text:span>.<text:span text:style-name="T33">info</text:span>("<text:span text:style-name="T66">CLASS : Droit -- METHOD : Droit -- ARGUMENTS : None -- BEGIN</text:span>");</text:p>
      <text:p text:style-name="P39"><text:tab/><text:tab/><text:span text:style-name="T68">Droit</text:span>.<text:span text:style-name="T69">LOGGER</text:span>.<text:span text:style-name="T33">info</text:span>("<text:span text:style-name="T66">CLASS : Droit -- METHOD : Droit -- ARGUMENTS : None – END</text:span>");</text:p>
      <text:p text:style-name="P39">}</text:p>
      <text:p text:style-name="P25"/>
      <text:p text:style-name="P25"/>
      <text:p text:style-name="P25"/>
      <text:p text:style-name="P166"/>
      <text:p text:style-name="P41"><text:tab/>/**</text:p>
      <text:p text:style-name="P41"><text:tab/> * &lt;b&gt;CONSTRUCTEUR DEFINI DE LA MANIERE SUIVANTE :&lt;b&gt;&lt;br/&gt;</text:p>
      <text:p text:style-name="P41"><text:tab/> * -&gt;1 ARGUMENT POUR CHAQUE ATTRIBUT&lt;br/&gt;</text:p>
      <text:p text:style-name="P41"><text:tab/> * -&gt;CLE PRIMAIRE <text:s text:c="3"/>: INCLUES&lt;br/&gt;</text:p>
      <text:p text:style-name="P41"><text:tab/> * -&gt;ASSOCIATIONS <text:s text:c="3"/>: EXCLUES&lt;br/&gt;</text:p>
      <text:p text:style-name="P41"><text:tab/> * -&gt;TIMESTAMP <text:s text:c="6"/>: EXCLUS&lt;br/&gt;</text:p>
      <text:p text:style-name="P41"><text:tab/> *</text:p>
      <text:p text:style-name="P41"><text:tab/> * @param pId</text:p>
      <text:p text:style-name="P41"><text:tab/> * @param pLibelle</text:p>
      <text:p text:style-name="P41"><text:tab/> */</text:p>
      <text:p text:style-name="P39"><text:tab/>public <text:span text:style-name="T68">Droit</text:span>(final <text:span text:style-name="T68">Long</text:span> <text:span text:style-name="T52">pId</text:span>, final <text:span text:style-name="T68">String</text:span> <text:span text:style-name="T52">pLibelle</text:span>) {</text:p>
      <text:p text:style-name="P39"/>
      <text:p text:style-name="P39"><text:tab/><text:tab/><text:span text:style-name="T68">Droit</text:span>.<text:span text:style-name="T69">LOGGER</text:span>.<text:span text:style-name="T18">info</text:span>(</text:p>
      <text:p text:style-name="P39"><text:tab/><text:tab/><text:tab/><text:tab/>"<text:span text:style-name="T66">CLASS : Droit -- METHOD : Droit -- ARGUMENTS : 1 PAR ATTRIBUT (CLE PRIMAIRE : INCLUE / ASSOCIATIONS : EXCLUES) -- BEGIN</text:span>");</text:p>
      <text:p text:style-name="P39"/>
      <text:p text:style-name="P39"><text:tab/><text:tab/>this.<text:span text:style-name="T69">id</text:span> = <text:span text:style-name="T52">pId</text:span>;</text:p>
      <text:p text:style-name="P39"><text:tab/><text:tab/>this.<text:span text:style-name="T69">libelle</text:span> = <text:span text:style-name="T52">pLibelle</text:span>;</text:p>
      <text:p text:style-name="P39"/>
      <text:p text:style-name="P39"><text:tab/><text:tab/><text:span text:style-name="T68">Droit</text:span>.<text:span text:style-name="T69">LOGGER</text:span>.<text:span text:style-name="T18">info</text:span>(</text:p>
      <text:p text:style-name="P39"><text:tab/><text:tab/><text:tab/><text:tab/>"<text:span text:style-name="T66">CLASS : Droit -- METHOD : Droit -- ARGUMENTS : 1 PAR ATTRIBUT (CLE PRIMAIRE : INCLUE / ASSOCIATIONS : EXCLUES) -- END</text:span>");</text:p>
      <text:p text:style-name="P39"><text:tab/>}</text:p>
      <text:p text:style-name="P58"/>
      <text:p text:style-name="P58"/>
      <text:p text:style-name="P41"><text:tab/>/**</text:p>
      <text:p text:style-name="P41"><text:tab/> * &lt;b&gt;CONSTRUCTEUR DEFINI DE LA MANIERE SUIVANTE :&lt;b&gt;&lt;br/&gt;</text:p>
      <text:p text:style-name="P41"><text:tab/> * -&gt;1 ARGUMENT POUR CHAQUE ATTRIBUT&lt;br/&gt;</text:p>
      <text:p text:style-name="P41"><text:tab/> * -&gt;CLE PRIMAIRE <text:s text:c="3"/>: EXCLUE&lt;br/&gt;</text:p>
      <text:p text:style-name="P41"><text:tab/> * -&gt;ASSOCIATIONS <text:s text:c="3"/>: EXCLUES&lt;br/&gt;</text:p>
      <text:p text:style-name="P41"><text:tab/> * -&gt;TIMESTAMP <text:s text:c="6"/>: EXCLUS&lt;br/&gt;</text:p>
      <text:p text:style-name="P41"><text:tab/> *</text:p>
      <text:p text:style-name="P41"><text:tab/> * @param pLibelle</text:p>
      <text:p text:style-name="P41"><text:tab/> */</text:p>
      <text:p text:style-name="P39"><text:tab/>public <text:span text:style-name="T68">Droit</text:span>(final <text:span text:style-name="T68">String</text:span> <text:span text:style-name="T52">pLibelle</text:span>) {</text:p>
      <text:p text:style-name="P39"/>
      <text:p text:style-name="P39"><text:tab/><text:tab/><text:span text:style-name="T68">Droit</text:span>.<text:span text:style-name="T69">LOGGER</text:span>.<text:span text:style-name="T18">info</text:span>(</text:p>
      <text:p text:style-name="P39"><text:tab/><text:tab/><text:tab/><text:tab/>"<text:span text:style-name="T66">CLASS : Droit -- METHOD : Droit -- ARGUMENTS : 1 PAR ATTRIBUT (CLE PRIMAIRE : EXCLUE / ASSOCIATIONS : EXCLUES) -- BEGIN</text:span>");</text:p>
      <text:p text:style-name="P39"/>
      <text:p text:style-name="P39"><text:tab/><text:tab/>this.<text:span text:style-name="T69">libelle</text:span> = <text:span text:style-name="T52">pLibelle</text:span>;</text:p>
      <text:p text:style-name="P39"/>
      <text:p text:style-name="P39"><text:tab/><text:tab/><text:span text:style-name="T68">Droit</text:span>.<text:span text:style-name="T69">LOGGER</text:span>.<text:span text:style-name="T18">info</text:span>(</text:p>
      <text:p text:style-name="P39"><text:tab/><text:tab/><text:tab/><text:tab/>"<text:span text:style-name="T66">CLASS : Droit -- METHOD : Droit -- ARGUMENTS : 1 PAR ATTRIBUT (CLE PRIMAIRE : EXCLUE / ASSOCIATIONS : EXCLUES) -- END</text:span>");</text:p>
      <text:p text:style-name="P39"><text:tab/>}</text:p>
      <text:p text:style-name="P58"/>
      <text:p text:style-name="P58"/>
      <text:p text:style-name="P167"/>
      <text:p text:style-name="P29">(08.02.02.) Entité «Personne»</text:p>
      <text:p text:style-name="P25"/>
      <text:p text:style-name="P25"/>
      <text:p text:style-name="P25">Veuillez rajouter les <text:span text:style-name="T2">attributs</text:span> ci-dessous dans l'entité «Personne» :</text:p>
      <text:p text:style-name="P25"/>
      <text:p text:style-name="P41"><text:tab/>/**</text:p>
      <text:p text:style-name="P41"><text:tab/> * &lt;b&gt;OBJET QUI POSSEDE LES FONCTIONNALITES SUIVANTES : &lt;/b&gt; &lt;br/&gt;</text:p>
      <text:p text:style-name="P41"><text:tab/> * LES FONCTIONNALITES d'ecriture de messages de log dans la console.</text:p>
      <text:p text:style-name="P41"><text:tab/> */</text:p>
      <text:p text:style-name="P39"><text:tab/>@<text:span text:style-name="T68">Transient</text:span></text:p>
      <text:p text:style-name="P39"><text:tab/>private static final <text:span text:style-name="T68">Logger</text:span> <text:span text:style-name="T69">LOGGER</text:span> = <text:span text:style-name="T68">LoggerFactory</text:span>.<text:span text:style-name="T18">getLogger</text:span>(<text:span text:style-name="T68">Personne</text:span>.class);</text:p>
      <text:p text:style-name="P39"/>
      <text:p text:style-name="P39"><text:tab/>@<text:span text:style-name="T68">Id</text:span></text:p>
      <text:p text:style-name="P39"><text:tab/>@<text:span text:style-name="T68">GeneratedValue</text:span>(<text:span text:style-name="T69">strategy</text:span> = <text:span text:style-name="T68">GenerationType</text:span>.<text:span text:style-name="T69">IDENTITY</text:span>) // strategie de generation de la clé primaire</text:p>
      <text:p text:style-name="P39"><text:tab/>private <text:span text:style-name="T68">long </text:span><text:span text:style-name="T69">id</text:span>;</text:p>
      <text:p text:style-name="P39"/>
      <text:p text:style-name="P39"><text:tab/>private <text:span text:style-name="T68">String</text:span><text:tab/> <text:span text:style-name="T69">nom</text:span>;</text:p>
      <text:p text:style-name="P39"><text:tab/>private <text:span text:style-name="T68">String</text:span><text:tab/> <text:span text:style-name="T69">prenom</text:span>;</text:p>
      <text:p text:style-name="P39"/>
      <text:p text:style-name="P39"><text:tab/>@<text:span text:style-name="T68">Column</text:span>(<text:span text:style-name="T69">nullable</text:span> = <text:span text:style-name="T66">false</text:span>, <text:span text:style-name="T69">unique</text:span> = <text:span text:style-name="T66">true</text:span>)</text:p>
      <text:p text:style-name="P39"><text:tab/>private <text:span text:style-name="T68">String</text:span> <text:span text:style-name="T69">mail</text:span>;</text:p>
      <text:p text:style-name="P39"/>
      <text:p text:style-name="P39"><text:tab/>@<text:span text:style-name="T68">OneToMany</text:span>(<text:span text:style-name="T69">mappedBy</text:span>="<text:span text:style-name="T66">personne</text:span>")</text:p>
      <text:p text:style-name="P39"><text:tab/>private <text:span text:style-name="T68">Collection</text:span>&lt;<text:span text:style-name="T68">Utilisateur</text:span>&gt; <text:span text:style-name="T69">utilisateurs</text:span>;</text:p>
      <text:p text:style-name="P25"/>
      <text:p text:style-name="P25"/>
      <text:p text:style-name="P25">Veuillez rajouter les <text:span text:style-name="T2">constructeurs</text:span> ci-dessous dans <text:span text:style-name="T2">l'entité «Personne»</text:span> :</text:p>
      <text:p text:style-name="P25"/>
      <text:p text:style-name="P41"><text:tab/>/**</text:p>
      <text:p text:style-name="P41"><text:tab/> * &lt;b&gt;CONSTRUCTEUR SANS ARGUMENTS&lt;/b&gt;</text:p>
      <text:p text:style-name="P41"><text:tab/> */</text:p>
      <text:p text:style-name="P39"><text:tab/>public <text:span text:style-name="T68">Personne</text:span>() {</text:p>
      <text:p text:style-name="P39"><text:tab/><text:tab/>super();</text:p>
      <text:p text:style-name="P39"><text:tab/><text:tab/></text:p>
      <text:p text:style-name="P39"><text:tab/><text:tab/><text:span text:style-name="T68">Personne</text:span>.<text:span text:style-name="T69">LOGGER</text:span>.<text:span text:style-name="T18">info</text:span>("<text:span text:style-name="T66">CLASS : Personne -- METHOD : Personne -- ARGUMENTS : None -- BEGIN</text:span>");</text:p>
      <text:p text:style-name="P39"><text:tab/><text:tab/><text:span text:style-name="T68">Personne</text:span>.<text:span text:style-name="T69">LOGGER</text:span>.<text:span text:style-name="T18">info</text:span>("<text:span text:style-name="T66">CLASS : Personne -- METHOD : Personne -- ARGUMENTS : None -- END</text:span>");</text:p>
      <text:p text:style-name="P39"><text:tab/>}</text:p>
      <text:p text:style-name="P25"/>
      <text:p text:style-name="P25"/>
      <text:p text:style-name="P166"/>
      <text:p text:style-name="P41"><text:tab/>/**</text:p>
      <text:p text:style-name="P41"><text:tab/> * &lt;b&gt;CONSTRUCTEUR DEFINI DE LA MANIERE SUIVANTE :&lt;b&gt;&lt;br/&gt;</text:p>
      <text:p text:style-name="P41"><text:tab/> * -&gt;1 ARGUMENT POUR CHAQUE ATTRIBUT&lt;br/&gt;</text:p>
      <text:p text:style-name="P41"><text:tab/> * -&gt;CLE PRIMAIRE <text:s text:c="3"/>: INCLUES&lt;br/&gt;</text:p>
      <text:p text:style-name="P41"><text:tab/> * -&gt;ASSOCIATIONS <text:s text:c="3"/>: EXCLUES&lt;br/&gt;</text:p>
      <text:p text:style-name="P41"><text:tab/> * -&gt;TIMESTAMP <text:s text:c="6"/>: EXCLUS&lt;br/&gt;</text:p>
      <text:p text:style-name="P41"><text:tab/> *</text:p>
      <text:p text:style-name="P41"><text:tab/> * @param pId</text:p>
      <text:p text:style-name="P41"><text:tab/> * @param pNom</text:p>
      <text:p text:style-name="P41"><text:tab/> * @param pPrenom</text:p>
      <text:p text:style-name="P41"><text:tab/> * @param pMail</text:p>
      <text:p text:style-name="P41"><text:tab/> */</text:p>
      <text:p text:style-name="P39"><text:tab/>public <text:span text:style-name="T68">Personne</text:span>(final <text:span text:style-name="T68">Long</text:span> <text:span text:style-name="T52">pId</text:span>, </text:p>
      <text:p text:style-name="P39"><text:tab/><text:tab/><text:tab/><text:tab/><text:tab/>final <text:span text:style-name="T68">String</text:span> <text:span text:style-name="T52">pNom</text:span>, final <text:span text:style-name="T68">String</text:span> <text:span text:style-name="T52">pPrenom</text:span>, final <text:span text:style-name="T68">String</text:span> <text:span text:style-name="T52">pMail</text:span>) {</text:p>
      <text:p text:style-name="P39"/>
      <text:p text:style-name="P39"><text:tab/><text:tab/><text:span text:style-name="T68">Personne</text:span>.<text:span text:style-name="T69">LOGGER</text:span>.<text:span text:style-name="T18">info</text:span>(</text:p>
      <text:p text:style-name="P39"><text:tab/><text:tab/><text:tab/><text:tab/>"<text:span text:style-name="T66">CLASS : Personne -- METHOD : Personne -- ARGUMENTS : 1 PAR ATTRIBUT (CLE PRIMAIRE : INCLUE / ASSOCIATIONS : EXCLUES) -- BEGIN</text:span>");</text:p>
      <text:p text:style-name="P39"/>
      <text:p text:style-name="P39"><text:tab/><text:tab/>this.<text:span text:style-name="T69">id</text:span> = <text:span text:style-name="T52">pId</text:span>;</text:p>
      <text:p text:style-name="P39"><text:tab/><text:tab/>this.<text:span text:style-name="T69">nom</text:span> = <text:span text:style-name="T52">pNom</text:span>;</text:p>
      <text:p text:style-name="P39"><text:tab/><text:tab/>this.<text:span text:style-name="T69">prenom</text:span> = <text:span text:style-name="T52">pPrenom</text:span>;</text:p>
      <text:p text:style-name="P39"><text:tab/><text:tab/>this.<text:span text:style-name="T69">mail</text:span> = <text:span text:style-name="T52">pMail</text:span>;</text:p>
      <text:p text:style-name="P39"/>
      <text:p text:style-name="P39"><text:tab/><text:tab/><text:span text:style-name="T68">Personne</text:span>.<text:span text:style-name="T69">LOGGER</text:span>.<text:span text:style-name="T18">info</text:span>(</text:p>
      <text:p text:style-name="P39"><text:tab/><text:tab/><text:tab/><text:tab/>"<text:span text:style-name="T66">CLASS : Personne -- METHOD : Personne -- ARGUMENTS : 1 PAR ATTRIBUT (CLE PRIMAIRE : INCLUE / ASSOCIATIONS : EXCLUES) -- END</text:span>");</text:p>
      <text:p text:style-name="P39"><text:tab/>}</text:p>
      <text:p text:style-name="P25"/>
      <text:p text:style-name="P25"/>
      <text:p text:style-name="P41"><text:tab/>/**</text:p>
      <text:p text:style-name="P41"><text:tab/> * &lt;b&gt;CONSTRUCTEUR DEFINI DE LA MANIERE SUIVANTE :&lt;b&gt;&lt;br/&gt;</text:p>
      <text:p text:style-name="P41"><text:tab/> * -&gt;1 ARGUMENT POUR CHAQUE ATTRIBUT&lt;br/&gt;</text:p>
      <text:p text:style-name="P41"><text:tab/> * -&gt;CLE PRIMAIRE <text:s text:c="3"/>: EXCLUE&lt;br/&gt;</text:p>
      <text:p text:style-name="P41"><text:tab/> * -&gt;ASSOCIATIONS <text:s text:c="3"/>: EXCLUES&lt;br/&gt;</text:p>
      <text:p text:style-name="P41"><text:tab/> * -&gt;TIMESTAMP <text:s text:c="6"/>: EXCLUS&lt;br/&gt;</text:p>
      <text:p text:style-name="P41"><text:tab/> *</text:p>
      <text:p text:style-name="P41"><text:tab/> * @param pNom</text:p>
      <text:p text:style-name="P41"><text:tab/> * @param pPrenom</text:p>
      <text:p text:style-name="P41"><text:tab/> * @param pMail</text:p>
      <text:p text:style-name="P41"><text:tab/> */</text:p>
      <text:p text:style-name="P39"><text:tab/>public <text:span text:style-name="T68">Personne</text:span>(final <text:span text:style-name="T68">String</text:span> <text:span text:style-name="T52">pNom</text:span>, </text:p>
      <text:p text:style-name="P39"><text:tab/><text:tab/><text:tab/><text:tab/><text:tab/>final <text:span text:style-name="T68">String</text:span> <text:span text:style-name="T52">pPrenom</text:span>, final <text:span text:style-name="T68">String</text:span> <text:span text:style-name="T52">pMail</text:span>) {</text:p>
      <text:p text:style-name="P39"/>
      <text:p text:style-name="P39"><text:tab/><text:tab/><text:span text:style-name="T68">Personne</text:span>.<text:span text:style-name="T69">LOGGER</text:span>.<text:span text:style-name="T33">info</text:span>(</text:p>
      <text:p text:style-name="P39"><text:tab/><text:tab/><text:tab/><text:tab/>"<text:span text:style-name="T66">CLASS : Personne -- METHOD : Personne -- ARGUMENTS : 1 PAR ATTRIBUT (CLE PRIMAIRE : EXCLUE / ASSOCIATIONS : EXCLUES) -- BEGIN</text:span>");</text:p>
      <text:p text:style-name="P39"/>
      <text:p text:style-name="P39"><text:tab/><text:tab/>this.<text:span text:style-name="T69">nom</text:span> = <text:span text:style-name="T52">pNom</text:span>;</text:p>
      <text:p text:style-name="P39"><text:tab/><text:tab/>this.<text:span text:style-name="T69">prenom</text:span> = <text:span text:style-name="T52">pPrenom</text:span>;</text:p>
      <text:p text:style-name="P39"><text:tab/><text:tab/>this.<text:span text:style-name="T69">mail</text:span> = <text:span text:style-name="T52">pMail</text:span>;</text:p>
      <text:p text:style-name="P39"/>
      <text:p text:style-name="P39"><text:tab/><text:tab/><text:span text:style-name="T68">Personne</text:span>.<text:span text:style-name="T69">LOGGER</text:span>.<text:span text:style-name="T33">info</text:span>(</text:p>
      <text:p text:style-name="P39"><text:tab/><text:tab/><text:tab/><text:tab/>"<text:span text:style-name="T66">CLASS : Personne -- METHOD : Personne -- ARGUMENTS : 1 PAR ATTRIBUT (CLE PRIMAIRE : EXCLUE / ASSOCIATIONS : EXCLUES) -- END</text:span>");</text:p>
      <text:p text:style-name="P39"><text:tab/>}</text:p>
      <text:p text:style-name="P25"/>
      <text:p text:style-name="P25"/>
      <text:p text:style-name="P166"/>
      <text:p text:style-name="P29">(08.02.03.) Entité «Utilisateur»</text:p>
      <text:p text:style-name="P25"/>
      <text:p text:style-name="P25"/>
      <text:p text:style-name="P25">Veuillez rajouter les <text:span text:style-name="T2">attributs</text:span> ci-dessous dans l'entité «Personne» :</text:p>
      <text:p text:style-name="P25"/>
      <text:p text:style-name="P41"><text:tab/>/**</text:p>
      <text:p text:style-name="P41"><text:tab/> * &lt;b&gt;OBJET QUI POSSEDE LES FONCTIONNALITES SUIVANTES : &lt;/b&gt; &lt;br/&gt;</text:p>
      <text:p text:style-name="P41"><text:tab/> * LES FONCTIONNALITES d'ecriture de messages de log dans la console.</text:p>
      <text:p text:style-name="P41"><text:tab/> */</text:p>
      <text:p text:style-name="P39"><text:tab/>@<text:span text:style-name="T68">Transient</text:span></text:p>
      <text:p text:style-name="P39"><text:tab/>private static final <text:span text:style-name="T68">Logger</text:span> <text:span text:style-name="T69">LOGGER</text:span> = <text:span text:style-name="T68">LoggerFactory</text:span>.<text:span text:style-name="T18">getLogger</text:span>(<text:span text:style-name="T68">Utilisateur</text:span>.class);</text:p>
      <text:p text:style-name="P39"/>
      <text:p text:style-name="P39"><text:tab/>@<text:span text:style-name="T68">Id</text:span></text:p>
      <text:p text:style-name="P39"><text:tab/>@<text:span text:style-name="T68">GeneratedValue</text:span>(<text:span text:style-name="T69">strategy</text:span> = <text:span text:style-name="T68">GenerationType</text:span>.<text:span text:style-name="T69">IDENTITY</text:span>) // strategie de generation de la clé primaire</text:p>
      <text:p text:style-name="P39"><text:tab/>private <text:span text:style-name="T68">Long</text:span> <text:span text:style-name="T69">id</text:span>;</text:p>
      <text:p text:style-name="P39"/>
      <text:p text:style-name="P39"><text:tab/>@<text:span text:style-name="T68">Column</text:span>(<text:span text:style-name="T69">nullable</text:span> = <text:span text:style-name="T66">false</text:span>, <text:span text:style-name="T69">unique</text:span> = <text:span text:style-name="T66">true</text:span>)</text:p>
      <text:p text:style-name="P39"><text:tab/>private <text:span text:style-name="T68">String</text:span> <text:span text:style-name="T69">identifiant</text:span>;</text:p>
      <text:p text:style-name="P39"/>
      <text:p text:style-name="P39"><text:tab/>@<text:span text:style-name="T68">Column</text:span>(<text:span text:style-name="T69">nullable</text:span> = <text:span text:style-name="T66">false</text:span>)</text:p>
      <text:p text:style-name="P39"><text:tab/>private <text:span text:style-name="T68">String</text:span> <text:span text:style-name="T69">motDePasse</text:span>;</text:p>
      <text:p text:style-name="P39"/>
      <text:p text:style-name="P39"><text:tab/>private <text:span text:style-name="T68">Date</text:span> <text:span text:style-name="T69">dateInscription</text:span>;</text:p>
      <text:p text:style-name="P39"/>
      <text:p text:style-name="P39"><text:tab/>@<text:span text:style-name="T68">ManyToOne</text:span></text:p>
      <text:p text:style-name="P39"><text:tab/>private <text:span text:style-name="T68">Personne</text:span> <text:span text:style-name="T69">personne</text:span>;</text:p>
      <text:p text:style-name="P39"/>
      <text:p text:style-name="P39"><text:tab/>@<text:span text:style-name="T68">ManyToOne</text:span></text:p>
      <text:p text:style-name="P39"><text:tab/>private <text:span text:style-name="T68">Droit</text:span> <text:span text:style-name="T69">droit</text:span>;</text:p>
      <text:p text:style-name="P25"/>
      <text:p text:style-name="P25"/>
      <text:p text:style-name="P25">Veuillez rajouter les <text:span text:style-name="T2">constructeurs</text:span> ci-dessous dans <text:span text:style-name="T2">l'entité «Utilisateur»</text:span> :</text:p>
      <text:p text:style-name="P25"/>
      <text:p text:style-name="P41"><text:tab/>/**</text:p>
      <text:p text:style-name="P41"><text:tab/> * &lt;b&gt;CONSTRUCTEUR SANS ARGUMENTS&lt;/b&gt;</text:p>
      <text:p text:style-name="P41"><text:tab/> */</text:p>
      <text:p text:style-name="P39"><text:tab/>public <text:span text:style-name="T68">Utilisateur</text:span>() {</text:p>
      <text:p text:style-name="P39"><text:tab/><text:tab/>super();</text:p>
      <text:p text:style-name="P39"/>
      <text:p text:style-name="P39"><text:tab/><text:tab/><text:span text:style-name="T68">Utilisateur</text:span>.<text:span text:style-name="T69">LOGGER</text:span>.<text:span text:style-name="T18">info</text:span>("<text:span text:style-name="T66">CLASS : Utilisateur -- METHOD : Utilisateur -- ARGUMENTS : None -- BEGIN</text:span>");</text:p>
      <text:p text:style-name="P39"><text:tab/><text:tab/><text:span text:style-name="T68">Utilisateur</text:span>.<text:span text:style-name="T69">LOGGER</text:span>.<text:span text:style-name="T18">info</text:span>("<text:span text:style-name="T66">CLASS : Utilisateur -- METHOD : Utilisateur -- ARGUMENTS : None -- END</text:span>");</text:p>
      <text:p text:style-name="P39"><text:tab/>}</text:p>
      <text:p text:style-name="P25"/>
      <text:p text:style-name="P25"/>
      <text:p text:style-name="P166"/>
      <text:p text:style-name="P41"><text:tab/>/**</text:p>
      <text:p text:style-name="P41"><text:tab/> * &lt;b&gt;CONSTRUCTEUR DEFINI DE LA MANIERE SUIVANTE :&lt;b&gt;&lt;br/&gt;</text:p>
      <text:p text:style-name="P41"><text:tab/> * -&gt;1 ARGUMENT POUR CHAQUE ATTRIBUT&lt;br/&gt;</text:p>
      <text:p text:style-name="P41"><text:tab/> * -&gt;CLE PRIMAIRE <text:s text:c="3"/>: INCLUES&lt;br/&gt;</text:p>
      <text:p text:style-name="P41"><text:tab/> * -&gt;ASSOCIATIONS <text:s text:c="3"/>: INCLUES&lt;br/&gt;</text:p>
      <text:p text:style-name="P41"><text:tab/> * -&gt;TIMESTAMP <text:s text:c="6"/>: EXCLUS&lt;br/&gt;</text:p>
      <text:p text:style-name="P41"><text:tab/> *</text:p>
      <text:p text:style-name="P41"><text:tab/> * @param pId</text:p>
      <text:p text:style-name="P41"><text:tab/> * @param pIdentifiant</text:p>
      <text:p text:style-name="P41"><text:tab/> * @param pMotDePasse</text:p>
      <text:p text:style-name="P41"><text:tab/> * @param pPersonne</text:p>
      <text:p text:style-name="P41"><text:tab/> * @param pDroit</text:p>
      <text:p text:style-name="P41"><text:tab/> */</text:p>
      <text:p text:style-name="P39"><text:tab/>public <text:span text:style-name="T68">Utilisateur</text:span>(final <text:span text:style-name="T68">Long</text:span> <text:span text:style-name="T52">pId</text:span>, final <text:span text:style-name="T68">String</text:span> <text:span text:style-name="T52">pIdentifiant</text:span>, final <text:span text:style-name="T68">String</text:span> <text:span text:style-name="T52">pMotDePasse</text:span>, final <text:span text:style-name="T68">Personne</text:span> <text:span text:style-name="T52">pPersonne</text:span>,</text:p>
      <text:p text:style-name="P39"><text:tab/><text:tab/><text:tab/>final <text:span text:style-name="T68">Droit</text:span> <text:span text:style-name="T52">pDroit</text:span>) {</text:p>
      <text:p text:style-name="P39"/>
      <text:p text:style-name="P39"><text:tab/><text:tab/><text:span text:style-name="T68">Utilisateur</text:span>.<text:span text:style-name="T69">LOGGER</text:span>.<text:span text:style-name="T18">info</text:span>(</text:p>
      <text:p text:style-name="P39"><text:tab/><text:tab/><text:tab/><text:tab/>"<text:span text:style-name="T66">CLASS : Utilisateur -- METHOD : Utilisateur -- ARGUMENTS : 1 PAR ATTRIBUT (CLE PRIMAIRE : INCLUE / ASSOCIATIONS : INCLUES) -- BEGIN</text:span>");</text:p>
      <text:p text:style-name="P39"/>
      <text:p text:style-name="P39"><text:tab/><text:tab/>this.<text:span text:style-name="T69">id</text:span> = <text:span text:style-name="T52">pId</text:span>;</text:p>
      <text:p text:style-name="P39"/>
      <text:p text:style-name="P39"><text:tab/><text:tab/>this.<text:span text:style-name="T69">identifiant</text:span> = <text:span text:style-name="T52">pIdentifiant</text:span>;</text:p>
      <text:p text:style-name="P39"><text:tab/><text:tab/>this.<text:span text:style-name="T69">motDePasse</text:span> = <text:span text:style-name="T52">pMotDePasse</text:span>;</text:p>
      <text:p text:style-name="P39"><text:tab/><text:tab/>this.<text:span text:style-name="T69">dateInscription</text:span> = new Date();</text:p>
      <text:p text:style-name="P39"/>
      <text:p text:style-name="P39"><text:tab/><text:tab/>this.<text:span text:style-name="T69">personne</text:span> = <text:span text:style-name="T52">pPersonne</text:span>;</text:p>
      <text:p text:style-name="P39"><text:tab/><text:tab/>this.<text:span text:style-name="T69">droit</text:span> = <text:span text:style-name="T52">pDroit</text:span>;</text:p>
      <text:p text:style-name="P39"/>
      <text:p text:style-name="P39"><text:tab/><text:tab/><text:span text:style-name="T68">Utilisateur</text:span>.<text:span text:style-name="T69">LOGGER</text:span>.<text:span text:style-name="T18">info</text:span>(</text:p>
      <text:p text:style-name="P39"><text:tab/><text:tab/><text:tab/><text:tab/>"<text:span text:style-name="T66">CLASS : Utilisateur -- METHOD : Utilisateur -- ARGUMENTS : 1 PAR ATTRIBUT (CLE PRIMAIRE : INCLUE / ASSOCIATIONS : INCLUES) -- END</text:span>");</text:p>
      <text:p text:style-name="P39"><text:tab/>}</text:p>
      <text:p text:style-name="P58"/>
      <text:p text:style-name="P41"><text:tab/>/**</text:p>
      <text:p text:style-name="P41"><text:tab/> * &lt;b&gt;CONSTRUCTEUR DEFINI DE LA MANIERE SUIVANTE :&lt;b&gt;&lt;br/&gt;</text:p>
      <text:p text:style-name="P41"><text:tab/> * -&gt;1 ARGUMENT POUR CHAQUE ATTRIBUT&lt;br/&gt;</text:p>
      <text:p text:style-name="P41"><text:tab/> * -&gt;CLE PRIMAIRE <text:s text:c="3"/>: EXCLUE&lt;br/&gt;</text:p>
      <text:p text:style-name="P41"><text:tab/> * -&gt;ASSOCIATIONS <text:s text:c="3"/>: EXCLUES&lt;br/&gt;</text:p>
      <text:p text:style-name="P41"><text:tab/> * -&gt;TIMESTAMP <text:s text:c="6"/>: EXCLUS&lt;br/&gt;</text:p>
      <text:p text:style-name="P41"><text:tab/> *</text:p>
      <text:p text:style-name="P41"><text:tab/> * @param pIdentifiant</text:p>
      <text:p text:style-name="P41"><text:tab/> * @param pMotDePasse</text:p>
      <text:p text:style-name="P41"><text:tab/> */</text:p>
      <text:p text:style-name="P39"><text:tab/>public <text:span text:style-name="T68">Utilisateur</text:span>(final <text:span text:style-name="T68">String</text:span> <text:span text:style-name="T52">pIdentifiant</text:span>, final <text:span text:style-name="T68">String</text:span> <text:span text:style-name="T52">pMotDePasse</text:span>) {</text:p>
      <text:p text:style-name="P39"/>
      <text:p text:style-name="P39"><text:tab/><text:tab/><text:span text:style-name="T68">Utilisateur</text:span>.<text:span text:style-name="T69">LOGGER</text:span>.<text:span text:style-name="T33">info</text:span>(</text:p>
      <text:p text:style-name="P39"><text:tab/><text:tab/><text:tab/><text:tab/>"<text:span text:style-name="T66">CLASS : Utilisateur -- METHOD : Utilisateur -- ARGUMENTS : 1 PAR ATTRIBUT (CLE PRIMAIRE : EXCLUE / ASSOCIATIONS : EXCLUES) -- BEGIN</text:span>");</text:p>
      <text:p text:style-name="P39"/>
      <text:p text:style-name="P39"><text:tab/><text:tab/>this.<text:span text:style-name="T69">identifiant</text:span> = <text:span text:style-name="T52">pIdentifiant</text:span>;</text:p>
      <text:p text:style-name="P39"><text:tab/><text:tab/>this.<text:span text:style-name="T69">motDePasse</text:span> = <text:span text:style-name="T52">pMotDePasse</text:span>;</text:p>
      <text:p text:style-name="P39"><text:tab/><text:tab/>this.<text:span text:style-name="T69">dateInscription</text:span> = new Date();</text:p>
      <text:p text:style-name="P39"/>
      <text:p text:style-name="P39"><text:tab/><text:tab/><text:span text:style-name="T68">Utilisateur</text:span>.<text:span text:style-name="T69">LOGGER</text:span>.<text:span text:style-name="T33">info</text:span>(</text:p>
      <text:p text:style-name="P39"><text:tab/><text:tab/><text:tab/><text:tab/>"<text:span text:style-name="T66">CLASS : Utilisateur -- METHOD : Utilisateur -- ARGUMENTS : 1 PAR ATTRIBUT (CLE PRIMAIRE : EXCLUE / ASSOCIATIONS : EXCLUES) -- END</text:span>");</text:p>
      <text:p text:style-name="P39"><text:tab/>}</text:p>
      <text:p text:style-name="P58"/>
      <text:p text:style-name="P16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0710260" text:continue-list="list30711800" text:style-name="L1">
        <text:list-header>
          <text:p text:style-name="P117">(09.) Architecture de test de l'application :</text:p>
        </text:list-header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168"/>
      <text:p text:style-name="P24">Toute application basée sur la bibliothèque logicielle « Spring-Boot » doit être pourvue d'une classe de test principale. </text:p>
      <text:p text:style-name="P24"/>
      <text:p text:style-name="P24"/>
      <text:p text:style-name="P24">Concernant cette « <text:span text:style-name="T5">Classe de test principale de l'application</text:span> »:</text:p>
      <text:p text:style-name="P24"/>
      <text:list xml:id="list966615445077153801" text:style-name="L34">
        <text:list-item>
          <text:p text:style-name="P154"><text:span text:style-name="T12">Elle est lancée (par « Maven ») </text:span><text:span text:style-name="T15">à la fin de la compilation de l'application</text:span><text:span text:style-name="T12">.</text:span></text:p>
        </text:list-item>
        <text:list-item>
          <text:p text:style-name="P92">Elle charge la « <text:span text:style-name="T51">Classe principale de l'application</text:span> » (que vous avez créée au paragraphe 06.03).</text:p>
        </text:list-item>
        <text:list-item>
          <text:p text:style-name="P92">Cette dernière crée le « <text:span text:style-name="T51">Chargeur de contexte de l'application</text:span> » (décrit au paragraphe 06.03.).</text:p>
        </text:list-item>
      </text:list>
      <text:p text:style-name="P24"/>
      <text:p text:style-name="P24"/>
      <text:p text:style-name="P24">Nous allons procéder aux 2 tâches suivantes :</text:p>
      <text:p text:style-name="P24"/>
      <text:list xml:id="list8488273662753141888" text:style-name="L35">
        <text:list-item>
          <text:list>
            <text:list-item>
              <text:list>
                <text:list-item>
                  <text:p text:style-name="P110">(09.01) Créer la classe de test principale de l'application</text:p>
                </text:list-item>
                <text:list-item>
                  <text:p text:style-name="P110">(09.02.) Remplir la classe de test principale de l'application</text:p>
                </text:list-item>
                <text:list-item>
                  <text:p text:style-name="P148">(09.03) Créer la classe de test des dao de l'application</text:p>
                </text:list-item>
                <text:list-item>
                  <text:p text:style-name="P110">(09.04.) Remplir la classe de test des dao de l'application</text:p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60"/>
      <text:p text:style-name="P22">(09.01.) Création de la classe de test principale :</text:p>
      <text:p text:style-name="P25"/>
      <text:p text:style-name="P25"/>
      <text:p text:style-name="P24">Je vous propose de créer cette classe conformément aux indications suivantes :</text:p>
      <text:p text:style-name="P24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33">Module </text:p>
          </table:table-cell>
          <table:table-cell table:style-name="Tableau4.B1" office:value-type="string">
            <text:p text:style-name="P76"/>
          </table:table-cell>
          <table:table-cell table:style-name="Tableau4.C1" office:value-type="string">
            <text:p text:style-name="P32">GestionDUtilisateur-02-persistence</text:p>
          </table:table-cell>
        </table:table-row>
        <table:table-row table:style-name="Tableau4.1">
          <table:table-cell table:style-name="Tableau4.A2" office:value-type="string">
            <text:p text:style-name="P33">Répertoire </text:p>
          </table:table-cell>
          <table:table-cell table:style-name="Tableau4.B2" office:value-type="string">
            <text:p text:style-name="P76"/>
          </table:table-cell>
          <table:table-cell table:style-name="Tableau4.C2" office:value-type="string">
            <text:p text:style-name="P32">src\test\java</text:p>
          </table:table-cell>
        </table:table-row>
        <table:table-row table:style-name="Tableau4.1">
          <table:table-cell table:style-name="Tableau4.A2" office:value-type="string">
            <text:p text:style-name="P33">Package</text:p>
          </table:table-cell>
          <table:table-cell table:style-name="Tableau4.B2" office:value-type="string">
            <text:p text:style-name="P76"/>
          </table:table-cell>
          <table:table-cell table:style-name="Tableau4.C2" office:value-type="string">
            <text:p text:style-name="P32">fr.afpa.persistence</text:p>
          </table:table-cell>
        </table:table-row>
        <table:table-row table:style-name="Tableau4.1">
          <table:table-cell table:style-name="Tableau4.A4" office:value-type="string">
            <text:p text:style-name="P33">Fichier </text:p>
          </table:table-cell>
          <table:table-cell table:style-name="Tableau4.B4" office:value-type="string">
            <text:p text:style-name="P76"/>
          </table:table-cell>
          <table:table-cell table:style-name="Tableau4.C4" office:value-type="string">
            <text:p text:style-name="P32">ApplicationTest.java</text:p>
          </table:table-cell>
        </table:table-row>
      </table:table>
      <text:p text:style-name="P24"/>
      <text:p text:style-name="P24"/>
      <text:p text:style-name="P27">Remarque :</text:p>
      <text:p text:style-name="P72">Nous avons ainsi doté <text:span text:style-name="T1">un seul module enfant</text:span> d'une classe de test principale.</text:p>
      <text:p text:style-name="P24"/>
      <text:p text:style-name="P27">Question :</text:p>
      <text:p text:style-name="P72">Qu'adviendra-t-il des <text:span text:style-name="T1">autres modules enfant de notre application</text:span> ? </text:p>
      <text:p text:style-name="P24"/>
      <text:p text:style-name="P27">Réponse :</text:p>
      <text:p text:style-name="P72"><text:span text:style-name="T1">Chacun des autres modules enfant</text:span> de notre application sera <text:span text:style-name="T1">doté ultérieurement</text:span> d'une classe de test principale.</text:p>
      <text:p text:style-name="P24"/>
      <text:p text:style-name="P24"/>
      <text:p text:style-name="P24"/>
      <text:p text:style-name="P168"/>
      <text:p text:style-name="P31">(09.02.) Remplissage de la classe de test principale</text:p>
      <text:p text:style-name="P24"/>
      <text:p text:style-name="P24"/>
      <text:p text:style-name="P24">Concernant cette classe de test principale : </text:p>
      <text:p text:style-name="P24"/>
      <text:p text:style-name="P24">La déclaration de la classe de test principale doit porter les annotations ci-dessous. Veuillez les rajouter !!!</text:p>
      <text:p text:style-name="P24"/>
      <text:p text:style-name="P38"><text:span text:style-name="T33">/**<text:line-break/> * &lt;b&gt;CLASSE QUI IMPLEMENTE LES FONCTIONNALITES SUIVANTES : &lt;/b&gt;&lt;br/&gt;<text:line-break/> * -&gt;LE LANCEMENT DES TESTS DU MODULE " PERSISTENCE ".&lt;br/&gt;<text:line-break/> *<text:line-break/> * @author chat_roux<text:line-break/> */</text:span><text:line-break/>@<text:span text:style-name="T20">ComponentScan</text:span><text:span text:style-name="T64">(</text:span><text:span text:style-name="T61">basePackages</text:span><text:span text:style-name="T64">={"</text:span><text:span text:style-name="T66">fr.afpa.persistence</text:span><text:span text:style-name="T64">"})</text:span><text:line-break/>@<text:span text:style-name="T20">RunWith</text:span><text:span text:style-name="T64">(</text:span><text:span text:style-name="T20">SpringRunner</text:span><text:span text:style-name="T64">.class)</text:span><text:line-break/>@<text:span text:style-name="T20">SpringBootTest</text:span>(<text:span text:style-name="T61">classes</text:span>=<text:span text:style-name="T20">ApplicationTest</text:span>.class)<text:line-break/>public class <text:span text:style-name="T20">ApplicationTest</text:span> implements <text:span text:style-name="T20">CommandLineRunner</text:span> {<text:line-break/><text:tab/>...<text:line-break/>}</text:p>
      <text:p text:style-name="P24"/>
      <text:p text:style-name="P24"/>
      <text:p text:style-name="P24">Cette classe de test principale est constituée des éléments suivants :</text:p>
      <text:p text:style-name="P24"/>
      <text:list xml:id="list8116631660448225111" text:style-name="L36">
        <text:list-item>
          <text:p text:style-name="P149">(09.02.01.) Un attribut « Logger »</text:p>
        </text:list-item>
        <text:list-item>
          <text:p text:style-name="P111">(09.02.02.) Un attribut « daoTest »</text:p>
        </text:list-item>
        <text:list-item>
          <text:p text:style-name="P149">(09.02.03.) Une méthode « run »</text:p>
        </text:list-item>
        <text:list-item>
          <text:p text:style-name="P149">(09.02.04.) Une méthode « allTests »</text:p>
        </text:list-item>
      </text:list>
      <text:p text:style-name="P24"/>
      <text:p text:style-name="P24"/>
      <text:p text:style-name="P24">Ces éléments sont détaillés dans les paragraphes ci-dessous.</text:p>
      <text:p text:style-name="P24"/>
      <text:p text:style-name="P24"/>
      <text:p text:style-name="P24"/>
      <text:p text:style-name="P168"/>
      <text:p text:style-name="P28">(09.02.01.) L'attribut « Logger »</text:p>
      <text:p text:style-name="P24"/>
      <text:p text:style-name="P24">Cet attribut est détaillé dans le code ci-dessous. Veuillez récupérer ce code et l'insérer dans la classe de test principale.</text:p>
      <text:p text:style-name="P24"/>
      <text:p text:style-name="P38"><text:span text:style-name="T33"><text:tab/>/**<text:line-break/><text:tab/> * &lt;b&gt;OBJET QUI POSSEDE LES FONCTIONNALITES SUIVANTES : &lt;/b&gt; &lt;br/&gt;<text:line-break/><text:tab/> * Les fonctionnalites d'ecriture de messages de log dans la console.<text:line-break/><text:tab/> */</text:span><text:line-break/></text:p>
      <text:p text:style-name="P38"><text:tab/>private static final <text:span text:style-name="T20">Logger</text:span> <text:span text:style-name="T61">LOGGER</text:span> = <text:span text:style-name="T20">LoggerFactory</text:span>.<text:span text:style-name="T43">getLogger</text:span>(<text:span text:style-name="T20">ApplicationTest</text:span>.class);</text:p>
      <text:p text:style-name="P24"/>
      <text:p text:style-name="P24"/>
      <text:p text:style-name="P28">(09.02.02.) L'attribut « daoTest »</text:p>
      <text:p text:style-name="P24"/>
      <text:p text:style-name="P24">Cet attribut est détaillé dans le code ci-dessous. Veuillez récupérer ce code et l'insérer dans la classe de test principale.</text:p>
      <text:p text:style-name="P24"/>
      <text:p text:style-name="P38"><text:span text:style-name="T33"><text:tab/>/**<text:line-break/><text:tab/> * &lt;b&gt;UN OBJET DE TYPE 'DAO-TEST'.&lt;/b&gt;<text:line-break/><text:tab/> */</text:span><text:line-break/><text:tab/>@<text:span text:style-name="T68">Autowired</text:span><text:line-break/><text:tab/>private <text:span text:style-name="T68">DaoTest</text:span> <text:span text:style-name="T69">daoTest</text:span>;</text:p>
      <text:p text:style-name="P24"/>
      <text:p text:style-name="P24"/>
      <text:p text:style-name="P28">(09.02.03.) La méthode « run»</text:p>
      <text:p text:style-name="P24"/>
      <text:p text:style-name="P24">Cette méthode est détaillée dans le code ci-dessous. Veuillez récupérer ce code et l'insérer dans la classe de test principale.</text:p>
      <text:p text:style-name="P24"/>
      <text:p text:style-name="P38"><text:span text:style-name="T33"><text:tab/>/**<text:line-break/><text:tab/> * &lt;b&gt;METHODE PRINCIPALE DE LA CLASSE DE TEST PRINCIPALE&lt;/b&gt;<text:line-break/><text:tab/> *<text:line-break/><text:tab/> * @param args Une liste d'arguments.<text:line-break/><text:tab/> */</text:span><text:line-break/><text:tab/>@Override<text:line-break/><text:tab/>public <text:span text:style-name="T20">void</text:span> <text:span text:style-name="T43">run</text:span>(final <text:span text:style-name="T20">String</text:span>... <text:span text:style-name="T61">arg0</text:span>) throws <text:span text:style-name="T20">Exception</text:span> {<text:line-break/><text:tab/><text:tab/>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span text:style-name="T20">ApplicationTest</text:span>.<text:span text:style-name="T61">LOGGER</text:span>.<text:span text:style-name="T43">info</text:span>( "<text:span text:style-name="T66">| MODULE <text:s text:c="2"/>| GestionDUtilisateurs-02-persistence |</text:span>");<text:line-break/><text:tab/><text:tab/><text:span text:style-name="T20">ApplicationTest</text:span>.<text:span text:style-name="T61">LOGGER</text:span>.<text:span text:style-name="T43">info</text:span>( "<text:span text:style-name="T66">| CLASSE <text:s text:c="2"/>| ApplicationTest <text:s text:c="20"/>|</text:span>");<text:line-break/><text:tab/><text:tab/><text:span text:style-name="T20">ApplicationTest</text:span>.<text:span text:style-name="T61">LOGGER</text:span>.<text:span text:style-name="T43">info</text:span>( "<text:span text:style-name="T66">| METHODE <text:s/>| run <text:s text:c="32"/>|</text:span>");<text:line-break/><text:tab/><text:tab/><text:span text:style-name="T20">ApplicationTest</text:span>.<text:span text:style-name="T61">LOGGER</text:span>.<text:span text:style-name="T43">info</text:span>( "<text:span text:style-name="T66">| POSITION | DEBUT <text:s text:c="30"/>|</text:span>");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span text:style-name="T20">ApplicationTest</text:span>.<text:span text:style-name="T61">LOGGER</text:span>.<text:span text:style-name="T43">info</text:span>( "<text:span text:style-name="T66">| MODULE <text:s text:c="2"/>| GestionDUtilisateurs-02-persistence |</text:span>");<text:line-break/><text:tab/><text:tab/><text:span text:style-name="T20">ApplicationTest</text:span>.<text:span text:style-name="T61">LOGGER</text:span>.<text:span text:style-name="T43">info</text:span>( "<text:span text:style-name="T66">| CLASSE <text:s text:c="2"/>| ApplicationTest <text:s text:c="20"/>|</text:span>");<text:line-break/><text:tab/><text:tab/><text:span text:style-name="T20">ApplicationTest</text:span>.<text:span text:style-name="T61">LOGGER</text:span>.<text:span text:style-name="T43">info</text:span>( "<text:span text:style-name="T66">| METHODE <text:s/>| run <text:s text:c="32"/>|</text:span>");<text:line-break/><text:tab/><text:tab/><text:span text:style-name="T20">ApplicationTest</text:span>.<text:span text:style-name="T61">LOGGER</text:span>.<text:span text:style-name="T43">info</text:span>( "<text:span text:style-name="T66">| POSITION | FIN <text:s text:c="32"/>|</text:span>");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}</text:p>
      <text:p text:style-name="P24"/>
      <text:p text:style-name="P168"/>
      <text:p text:style-name="P28">(09.02.04.) La méthode « allTests»</text:p>
      <text:p text:style-name="P24"/>
      <text:p text:style-name="P24">Cette méthode est détaillée dans le code ci-dessous. Veuillez récupérer ce code et l'insérer dans la classe de test principale.</text:p>
      <text:p text:style-name="P24"/>
      <text:p text:style-name="P38"><text:span text:style-name="T33"><text:tab/>/**<text:line-break/><text:tab/> * &lt;b&gt;METHODE QUI LANCE L'INTEGRALITE DES TESTS SUR LE MODULE.&lt;/b&gt;<text:line-break/><text:tab/> */</text:span><text:line-break/><text:tab/>@<text:span text:style-name="T20">Test</text:span><text:line-break/><text:tab/>public <text:span text:style-name="T20">void</text:span> <text:span text:style-name="T43">allTests</text:span>() {<text:line-break/>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span text:style-name="T20">ApplicationTest</text:span>.<text:span text:style-name="T61">LOGGER</text:span>.<text:span text:style-name="T43">info</text:span>( "<text:span text:style-name="T66">| MODULE <text:s text:c="2"/>| GestionDUtilisateurs-02-persistence |</text:span>");<text:line-break/><text:tab/><text:tab/><text:span text:style-name="T20">ApplicationTest</text:span>.<text:span text:style-name="T61">LOGGER</text:span>.<text:span text:style-name="T43">info</text:span>( "<text:span text:style-name="T66">| CLASSE <text:s text:c="2"/>| ApplicationTest <text:s text:c="20"/>|</text:span>");<text:line-break/><text:tab/><text:tab/><text:span text:style-name="T20">ApplicationTest</text:span>.<text:span text:style-name="T61">LOGGER</text:span>.<text:span text:style-name="T43">info</text:span>( "<text:span text:style-name="T66">| METHODE <text:s/>| allTests <text:s text:c="27"/>|</text:span>");<text:line-break/><text:tab/><text:tab/><text:span text:style-name="T20">ApplicationTest</text:span>.<text:span text:style-name="T61">LOGGER</text:span>.<text:span text:style-name="T43">info</text:span>( "<text:span text:style-name="T66">| POSITION | DEBUT <text:s text:c="30"/>|</text:span>");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span text:style-name="T20">ApplicationTest</text:span>.<text:span text:style-name="T61">LOGGER</text:span>.<text:span text:style-name="T43">info</text:span>( "<text:span text:style-name="T66">| MODULE <text:s text:c="2"/>| GestionDUtilisateurs-02-persistence |</text:span>");<text:line-break/><text:tab/><text:tab/><text:span text:style-name="T20">ApplicationTest</text:span>.<text:span text:style-name="T61">LOGGER</text:span>.<text:span text:style-name="T43">info</text:span>( "<text:span text:style-name="T66">| CLASSE <text:s text:c="2"/>| ApplicationTest <text:s text:c="20"/>|</text:span>");<text:line-break/><text:tab/><text:tab/><text:span text:style-name="T20">ApplicationTest</text:span>.<text:span text:style-name="T61">LOGGER</text:span>.<text:span text:style-name="T43">info</text:span>( "<text:span text:style-name="T66">| METHODE <text:s/>| allTests <text:s text:c="27"/>|</text:span>");<text:line-break/><text:tab/><text:tab/><text:span text:style-name="T20">ApplicationTest</text:span>.<text:span text:style-name="T61">LOGGER</text:span>.<text:span text:style-name="T43">info</text:span>( "<text:span text:style-name="T66">| POSITION | FIN <text:s text:c="32"/>|</text:span>");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}</text:p>
      <text:p text:style-name="P24"/>
      <text:p text:style-name="P24"/>
      <text:p text:style-name="P24"/>
      <text:p text:style-name="P60"/>
      <text:p text:style-name="P22">(09.03.) Création de la classe de test des dao :</text:p>
      <text:p text:style-name="P25"/>
      <text:p text:style-name="P25"/>
      <text:p text:style-name="P24">Je vous propose de créer cette classe conformément aux indications suivantes :</text:p>
      <text:p text:style-name="P24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33">Module </text:p>
          </table:table-cell>
          <table:table-cell table:style-name="Tableau8.B1" office:value-type="string">
            <text:p text:style-name="P76"/>
          </table:table-cell>
          <table:table-cell table:style-name="Tableau8.C1" office:value-type="string">
            <text:p text:style-name="P32">GestionDUtilisateur-02-persistence</text:p>
          </table:table-cell>
        </table:table-row>
        <table:table-row table:style-name="Tableau8.1">
          <table:table-cell table:style-name="Tableau8.A2" office:value-type="string">
            <text:p text:style-name="P33">Répertoire </text:p>
          </table:table-cell>
          <table:table-cell table:style-name="Tableau8.B2" office:value-type="string">
            <text:p text:style-name="P76"/>
          </table:table-cell>
          <table:table-cell table:style-name="Tableau8.C2" office:value-type="string">
            <text:p text:style-name="P32">src\test\java</text:p>
          </table:table-cell>
        </table:table-row>
        <table:table-row table:style-name="Tableau8.1">
          <table:table-cell table:style-name="Tableau8.A2" office:value-type="string">
            <text:p text:style-name="P33">Package</text:p>
          </table:table-cell>
          <table:table-cell table:style-name="Tableau8.B2" office:value-type="string">
            <text:p text:style-name="P76"/>
          </table:table-cell>
          <table:table-cell table:style-name="Tableau8.C2" office:value-type="string">
            <text:p text:style-name="P32">fr.afpa.persistence.dao</text:p>
          </table:table-cell>
        </table:table-row>
        <table:table-row table:style-name="Tableau8.1">
          <table:table-cell table:style-name="Tableau8.A4" office:value-type="string">
            <text:p text:style-name="P33">Fichier </text:p>
          </table:table-cell>
          <table:table-cell table:style-name="Tableau8.B4" office:value-type="string">
            <text:p text:style-name="P76"/>
          </table:table-cell>
          <table:table-cell table:style-name="Tableau8.C4" office:value-type="string">
            <text:p text:style-name="P32">DaoTest.java</text:p>
          </table:table-cell>
        </table:table-row>
      </table:table>
      <text:p text:style-name="P24"/>
      <text:p text:style-name="P24"/>
      <text:p text:style-name="P24"/>
      <text:p text:style-name="P168"/>
      <text:p text:style-name="P31">(09.04.) Remplissage de la classe de test des dao :</text:p>
      <text:p text:style-name="P24"/>
      <text:p text:style-name="P24"/>
      <text:p text:style-name="P24">Concernant cette classe de test des dao: </text:p>
      <text:p text:style-name="P24"/>
      <text:p text:style-name="P24">La déclaration de la classe de test des dao doit porter les annotations ci-dessous. Veuillez les rajouter !!!</text:p>
      <text:p text:style-name="P24"/>
      <text:p text:style-name="P40">/**</text:p>
      <text:p text:style-name="P40"><text:s/>* &lt;b&gt;CLASSE QUI IMPLEMENTE LES FONCTIONNALITES SUIVANTES : &lt;b&gt;&lt;br/&gt;</text:p>
      <text:p text:style-name="P40"><text:s/>* -&gt;L'ENSEMBLE DES TESTS SUR LES DAO DE L'APPLICATION.&lt;br/&gt;</text:p>
      <text:p text:style-name="P40"><text:s/>* </text:p>
      <text:p text:style-name="P40"><text:s/>* @author chat_roux</text:p>
      <text:p text:style-name="P40"><text:s/>*/</text:p>
      <text:p text:style-name="P38">@<text:span text:style-name="T68">EntityScan</text:span>(<text:span text:style-name="T69">basePackages</text:span> = { "<text:span text:style-name="T66">fr.afpa.model</text:span>" })</text:p>
      <text:p text:style-name="P38">@<text:span text:style-name="T68">Component</text:span></text:p>
      <text:p text:style-name="P38">public class <text:span text:style-name="T68">DaoTest</text:span> implements <text:span text:style-name="T68">CommandLineRunner</text:span> {</text:p>
      <text:p text:style-name="P38"><text:tab/>...</text:p>
      <text:p text:style-name="P38">}</text:p>
      <text:p text:style-name="P24"/>
      <text:p text:style-name="P24"/>
      <text:p text:style-name="P24">Cette classe de test principale est constituée des éléments suivants :</text:p>
      <text:p text:style-name="P24"/>
      <text:list xml:id="list30698118" text:continue-numbering="true" text:style-name="L36">
        <text:list-item>
          <text:p text:style-name="P149">(09.04.01.) Un attribut « Logger »</text:p>
        </text:list-item>
        <text:list-item>
          <text:p text:style-name="P149">(09.04.02.) Une méthode « run »</text:p>
        </text:list-item>
        <text:list-item>
          <text:p text:style-name="P149">(09.04.03.) Une méthode « allTests »</text:p>
        </text:list-item>
      </text:list>
      <text:p text:style-name="P24"/>
      <text:p text:style-name="P24"/>
      <text:p text:style-name="P24">Ces éléments sont détaillés dans les paragraphes ci-dessous.</text:p>
      <text:p text:style-name="P24"/>
      <text:p text:style-name="P24"/>
      <text:p text:style-name="P24"/>
      <text:p text:style-name="P24"/>
      <text:p text:style-name="P168"/>
      <text:p text:style-name="P28">(09.04.01.) L'attribut « Logger »</text:p>
      <text:p text:style-name="P24"/>
      <text:p text:style-name="P24">Cet attribut est détaillé dans le code ci-dessous. Veuillez récupérer ce code et l'insérer dans la classe de test principale.</text:p>
      <text:p text:style-name="P24"/>
      <text:p text:style-name="P38"><text:span text:style-name="T33"><text:tab/>/**<text:line-break/><text:tab/> * &lt;b&gt;OBJET QUI POSSEDE LES FONCTIONNALITES SUIVANTES : &lt;/b&gt; &lt;br/&gt;<text:line-break/><text:tab/> * Les fonctionnalites d'ecriture de messages de log dans la console.<text:line-break/><text:tab/> */</text:span><text:line-break/></text:p>
      <text:p text:style-name="P38"><text:tab/>private static final <text:span text:style-name="T20">Logger</text:span> <text:span text:style-name="T61">LOGGER</text:span> = <text:span text:style-name="T20">LoggerFactory</text:span>.<text:span text:style-name="T43">getLogger</text:span>(<text:span text:style-name="T68">DaoTest</text:span>.class);</text:p>
      <text:p text:style-name="P24"/>
      <text:p text:style-name="P24"/>
      <text:p text:style-name="P28">(09.04.02.) La méthode « run»</text:p>
      <text:p text:style-name="P24"/>
      <text:p text:style-name="P24">Cette méthode est détaillée dans le code ci-dessous. Veuillez récupérer ce code et l'insérer dans la classe de test principale.</text:p>
      <text:p text:style-name="P24"/>
      <text:p text:style-name="P38"><text:span text:style-name="T33"><text:tab/>/**<text:line-break/><text:tab/> * &lt;b&gt;METHODE PRINCIPALE DE LA CLASSE DE TEST PRINCIPALE&lt;/b&gt;<text:line-break/><text:tab/> *<text:line-break/><text:tab/> * @param args Une liste d'arguments.<text:line-break/><text:tab/> */</text:span><text:line-break/><text:tab/>@<text:span text:style-name="T68">Override</text:span><text:line-break/><text:tab/>public <text:span text:style-name="T20">void</text:span> <text:span text:style-name="T43">run</text:span>(final <text:span text:style-name="T20">String</text:span>... <text:span text:style-name="T61">arg0</text:span>) throws <text:span text:style-name="T20">Exception</text:span> {<text:line-break/><text:tab/><text:tab/>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span text:style-name="T20">ApplicationTest</text:span>.<text:span text:style-name="T61">LOGGER</text:span>.<text:span text:style-name="T43">info</text:span>( "<text:span text:style-name="T66">| MODULE <text:s text:c="2"/>| GestionDUtilisateurs-02-persistence |</text:span>");<text:line-break/><text:tab/><text:tab/><text:span text:style-name="T20">ApplicationTest</text:span>.<text:span text:style-name="T61">LOGGER</text:span>.<text:span text:style-name="T43">info</text:span>( "<text:span text:style-name="T66">| CLASSE <text:s text:c="2"/>| DaoTest <text:s text:c="28"/>|</text:span>");<text:line-break/><text:tab/><text:tab/><text:span text:style-name="T20">ApplicationTest</text:span>.<text:span text:style-name="T61">LOGGER</text:span>.<text:span text:style-name="T43">info</text:span>( "<text:span text:style-name="T66">| METHODE <text:s/>| run <text:s text:c="32"/>|</text:span>");<text:line-break/><text:tab/><text:tab/><text:span text:style-name="T20">ApplicationTest</text:span>.<text:span text:style-name="T61">LOGGER</text:span>.<text:span text:style-name="T43">info</text:span>( "<text:span text:style-name="T66">| POSITION | DEBUT <text:s text:c="30"/>|</text:span>");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span text:style-name="T20">ApplicationTest</text:span>.<text:span text:style-name="T61">LOGGER</text:span>.<text:span text:style-name="T43">info</text:span>( "<text:span text:style-name="T66">| MODULE <text:s text:c="2"/>| GestionDUtilisateurs-02-persistence |</text:span>");<text:line-break/><text:tab/><text:tab/><text:span text:style-name="T20">ApplicationTest</text:span>.<text:span text:style-name="T61">LOGGER</text:span>.<text:span text:style-name="T43">info</text:span>( "<text:span text:style-name="T66">| CLASSE <text:s text:c="2"/>| DaoTest <text:s text:c="28"/>|</text:span>");<text:line-break/><text:tab/><text:tab/><text:span text:style-name="T20">ApplicationTest</text:span>.<text:span text:style-name="T61">LOGGER</text:span>.<text:span text:style-name="T43">info</text:span>( "<text:span text:style-name="T66">| METHODE <text:s/>| run <text:s text:c="32"/>|</text:span>");<text:line-break/><text:tab/><text:tab/><text:span text:style-name="T20">ApplicationTest</text:span>.<text:span text:style-name="T61">LOGGER</text:span>.<text:span text:style-name="T43">info</text:span>( "<text:span text:style-name="T66">| POSITION | FIN <text:s text:c="32"/>|</text:span>");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}</text:p>
      <text:p text:style-name="P24"/>
      <text:p text:style-name="P168"/>
      <text:p text:style-name="P28">(09.04.03.) La méthode « allTests»</text:p>
      <text:p text:style-name="P24"/>
      <text:p text:style-name="P24">Cette méthode est détaillée dans le code ci-dessous. Veuillez récupérer ce code et l'insérer dans la classe de test principale.</text:p>
      <text:p text:style-name="P24"/>
      <text:p text:style-name="P38"><text:span text:style-name="T33"><text:tab/>/**<text:line-break/><text:tab/> * &lt;b&gt;METHODE QUI LANCE L'INTEGRALITE DES TESTS SUR LE MODULE.&lt;/b&gt;<text:line-break/><text:tab/> */</text:span><text:line-break/><text:tab/>@<text:span text:style-name="T20">Test</text:span><text:line-break/><text:tab/>public <text:span text:style-name="T20">void</text:span> <text:span text:style-name="T43">allTests</text:span>() {<text:line-break/>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span text:style-name="T20">ApplicationTest</text:span>.<text:span text:style-name="T61">LOGGER</text:span>.<text:span text:style-name="T43">info</text:span>( "<text:span text:style-name="T66">| MODULE <text:s text:c="2"/>| GestionDUtilisateurs-02-persistence |</text:span>");<text:line-break/><text:tab/><text:tab/><text:span text:style-name="T20">ApplicationTest</text:span>.<text:span text:style-name="T61">LOGGER</text:span>.<text:span text:style-name="T43">info</text:span>( "<text:span text:style-name="T66">| CLASSE <text:s text:c="2"/>| DaoTest <text:s text:c="28"/>|</text:span>");<text:line-break/><text:tab/><text:tab/><text:span text:style-name="T20">ApplicationTest</text:span>.<text:span text:style-name="T61">LOGGER</text:span>.<text:span text:style-name="T43">info</text:span>( "<text:span text:style-name="T66">| METHODE <text:s/>| allTests <text:s text:c="27"/>|</text:span>");<text:line-break/><text:tab/><text:tab/><text:span text:style-name="T20">ApplicationTest</text:span>.<text:span text:style-name="T61">LOGGER</text:span>.<text:span text:style-name="T43">info</text:span>( "<text:span text:style-name="T66">| POSITION | DEBUT <text:s text:c="30"/>|</text:span>");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<text:tab/><text:span text:style-name="T20">ApplicationTest</text:span>.<text:span text:style-name="T61">LOGGER</text:span>.<text:span text:style-name="T43">info</text:span>( "<text:span text:style-name="T66">| MODULE <text:s text:c="2"/>| GestionDUtilisateurs-02-persistence |</text:span>");<text:line-break/><text:tab/><text:tab/><text:span text:style-name="T20">ApplicationTest</text:span>.<text:span text:style-name="T61">LOGGER</text:span>.<text:span text:style-name="T43">info</text:span>( "<text:span text:style-name="T66">| CLASSE <text:s text:c="2"/>| DaoTest <text:s text:c="28"/>|</text:span>");<text:line-break/><text:tab/><text:tab/><text:span text:style-name="T20">ApplicationTest</text:span>.<text:span text:style-name="T61">LOGGER</text:span>.<text:span text:style-name="T43">info</text:span>( "<text:span text:style-name="T66">| METHODE <text:s/>| allTests <text:s text:c="27"/>|</text:span>");<text:line-break/><text:tab/><text:tab/><text:span text:style-name="T20">ApplicationTest</text:span>.<text:span text:style-name="T61">LOGGER</text:span>.<text:span text:style-name="T43">info</text:span>( "<text:span text:style-name="T66">| POSITION | FIN <text:s text:c="32"/>|</text:span>");<text:line-break/><text:tab/><text:tab/><text:span text:style-name="T20">ApplicationTest</text:span>.<text:span text:style-name="T61">LOGGER</text:span>.<text:span text:style-name="T43">info</text:span>( "<text:span text:style-name="T66">+----------+-------------------------------------+</text:span>");<text:line-break/><text:tab/>}</text:p>
      <text:p text:style-name="P24"/>
      <text:p text:style-name="P24"/>
      <text:p text:style-name="P16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0689598" text:continue-list="list30710260" text:style-name="L1">
        <text:list-header>
          <text:p text:style-name="P117">(10.) Compilation de l'application:</text:p>
        </text:list-header>
      </text:list>
      <text:p text:style-name="P24"/>
      <text:p text:style-name="P24"/>
      <text:p text:style-name="P24"/>
      <text:p text:style-name="P24"/>
      <text:p text:style-name="P59"/>
      <text:p text:style-name="P25">La <text:span text:style-name="T1">compilation de ce squelette de projet</text:span> sera effectuée en suivant la procédure suivante : </text:p>
      <text:p text:style-name="P25"/>
      <text:p text:style-name="P25"/>
      <text:list xml:id="list4226075306719906737" text:style-name="L37">
        <text:list-item>
          <text:list>
            <text:list-item>
              <text:p text:style-name="P95">(10.01.) Créer un sous-répertoire pour les logs de compilation</text:p>
            </text:list-item>
          </text:list>
        </text:list-item>
      </text:list>
      <text:p text:style-name="P9"/>
      <text:list xml:id="list30694037" text:continue-numbering="true" text:style-name="L37">
        <text:list-item>
          <text:list>
            <text:list-item>
              <text:p text:style-name="P95">(10.02.) Créer les sous-répertoires pour les logs d'exécution</text:p>
            </text:list-item>
          </text:list>
        </text:list-item>
      </text:list>
      <text:p text:style-name="P25"/>
      <text:list xml:id="list30704368" text:continue-numbering="true" text:style-name="L37">
        <text:list-item>
          <text:p text:style-name="P126">(10.03.) Démarrer le serveur de base de données.</text:p>
        </text:list-item>
      </text:list>
      <text:p text:style-name="P25"/>
      <text:list xml:id="list2104120368951154027" text:style-name="L38">
        <text:list-item>
          <text:p text:style-name="P96">(10.04.) Lancer la compilation du projet.</text:p>
        </text:list-item>
      </text:list>
      <text:p text:style-name="P24"/>
      <text:list xml:id="list30705339" text:continue-numbering="true" text:style-name="L38">
        <text:list-item>
          <text:p text:style-name="P93">(10.05.) Vérifier le contenu des logs de compilation</text:p>
        </text:list-item>
      </text:list>
      <text:p text:style-name="P24"/>
      <text:list xml:id="list30707443" text:continue-numbering="true" text:style-name="L38">
        <text:list-item>
          <text:p text:style-name="P141">(10.06.) Vérifier le contenu des logs d'exécution</text:p>
        </text:list-item>
      </text:list>
      <text:p text:style-name="P8"/>
      <text:list xml:id="list30694640" text:continue-numbering="true" text:style-name="L38">
        <text:list-item>
          <text:p text:style-name="P93">(10.07.) Vérifier la présence de la base de données</text:p>
        </text:list-item>
      </text:list>
      <text:p text:style-name="P24"/>
      <text:p text:style-name="P24"/>
      <text:p text:style-name="P24"/>
      <text:p text:style-name="P60"/>
      <text:p text:style-name="P20">(10.01.) Créer un sous-répertoire pour les logs de compilation</text:p>
      <text:p text:style-name="P24"/>
      <text:p text:style-name="P24"/>
      <text:p text:style-name="P24">Ce sous-répertoire pour les logs d'exécution doit être créé dans le module parent.</text:p>
      <text:p text:style-name="P24"/>
      <text:p text:style-name="P24">Veuillez créer ce sous-répertoire conformément aux indications suivantes :</text:p>
      <text:p text:style-name="P24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33">Module </text:p>
          </table:table-cell>
          <table:table-cell table:style-name="Tableau5.B1" office:value-type="string">
            <text:p text:style-name="P76"/>
          </table:table-cell>
          <table:table-cell table:style-name="Tableau5.C1" office:value-type="string">
            <text:p text:style-name="P32">GestionDUtilisateur-02</text:p>
          </table:table-cell>
        </table:table-row>
        <table:table-row table:style-name="Tableau5.1">
          <table:table-cell table:style-name="Tableau5.A2" office:value-type="string">
            <text:p text:style-name="P33">Chemin </text:p>
          </table:table-cell>
          <table:table-cell table:style-name="Tableau5.B2" office:value-type="string">
            <text:p text:style-name="P76"/>
          </table:table-cell>
          <table:table-cell table:style-name="Tableau5.C2" office:value-type="string">
            <text:p text:style-name="P32">[A la racine]</text:p>
          </table:table-cell>
        </table:table-row>
        <table:table-row table:style-name="Tableau5.1">
          <table:table-cell table:style-name="Tableau5.A3" office:value-type="string">
            <text:p text:style-name="P33">Sous-répertoire</text:p>
          </table:table-cell>
          <table:table-cell table:style-name="Tableau5.B3" office:value-type="string">
            <text:p text:style-name="P76"/>
          </table:table-cell>
          <table:table-cell table:style-name="Tableau5.C3" office:value-type="string">
            <text:p text:style-name="P32">logCompile</text:p>
          </table:table-cell>
        </table:table-row>
      </table:table>
      <text:p text:style-name="P24"/>
      <text:p text:style-name="P24"/>
      <text:p text:style-name="P24"/>
      <text:p text:style-name="P24"/>
      <text:p text:style-name="P20">(10.02.) Créer les sous-répertoires pour les logs d'exécution</text:p>
      <text:p text:style-name="P24"/>
      <text:p text:style-name="P24"/>
      <text:p text:style-name="P24">Dans chaque module enfant, un sous-répertoire pour les logs d'exécution doit être créé.</text:p>
      <text:p text:style-name="P24"/>
      <text:p text:style-name="P24">Dans chaque module enfant, veuillez créer ce sous-répertoire conformément aux indications suivantes :</text:p>
      <text:p text:style-name="P24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33">Module </text:p>
          </table:table-cell>
          <table:table-cell table:style-name="Tableau6.B1" office:value-type="string">
            <text:p text:style-name="P76"/>
          </table:table-cell>
          <table:table-cell table:style-name="Tableau6.C1" office:value-type="string">
            <text:p text:style-name="P32">GestionDUtilisateur-02-[module enfant]</text:p>
          </table:table-cell>
        </table:table-row>
        <table:table-row table:style-name="Tableau6.1">
          <table:table-cell table:style-name="Tableau6.A2" office:value-type="string">
            <text:p text:style-name="P33">Chemin </text:p>
          </table:table-cell>
          <table:table-cell table:style-name="Tableau6.B2" office:value-type="string">
            <text:p text:style-name="P76"/>
          </table:table-cell>
          <table:table-cell table:style-name="Tableau6.C2" office:value-type="string">
            <text:p text:style-name="P32">[A la racine]</text:p>
          </table:table-cell>
        </table:table-row>
        <table:table-row table:style-name="Tableau6.1">
          <table:table-cell table:style-name="Tableau6.A3" office:value-type="string">
            <text:p text:style-name="P33">Sous-répertoire</text:p>
          </table:table-cell>
          <table:table-cell table:style-name="Tableau6.B3" office:value-type="string">
            <text:p text:style-name="P76"/>
          </table:table-cell>
          <table:table-cell table:style-name="Tableau6.C3" office:value-type="string">
            <text:p text:style-name="P32">logExecute</text:p>
          </table:table-cell>
        </table:table-row>
      </table:table>
      <text:p text:style-name="P24"/>
      <text:p text:style-name="P24"/>
      <text:p text:style-name="P24"/>
      <text:p text:style-name="P170"/>
      <text:p text:style-name="P20">(10.03.) Démarrer le serveur de base de données </text:p>
      <text:p text:style-name="P24"/>
      <text:p text:style-name="P24"/>
      <text:p text:style-name="P24">Effectuer les actions listées ci-dessous :</text:p>
      <text:p text:style-name="P24"/>
      <text:list xml:id="list3278639706900027617" text:style-name="L39">
        <text:list-item>
          <text:p text:style-name="P150">(10.03.01.) Lancer une invite de commande (« <text:span text:style-name="T51">cmd.exe </text:span>»).</text:p>
        </text:list-item>
        <text:list-item>
          <text:p text:style-name="P150">(10.03.01.) Pointer sur le sous-répertoire «<text:span text:style-name="T51"> bin </text:span>» de «<text:span text:style-name="T51"> mariadb </text:span>».</text:p>
        </text:list-item>
        <text:list-item>
          <text:p text:style-name="P150">(10.03.01.) Lancer la commande de démarrage du serveur «<text:span text:style-name="T51"> mariadb </text:span>».</text:p>
        </text:list-item>
      </text:list>
      <text:p text:style-name="P24"/>
      <text:p text:style-name="P24"/>
      <text:p text:style-name="P24"/>
      <text:p text:style-name="P170"/>
      <text:p text:style-name="P20">(10.04.) Lancer la compilation du projet</text:p>
      <text:p text:style-name="P24"/>
      <text:p text:style-name="P24"/>
      <text:p text:style-name="P24">Effectuer les actions listées ci-dessous :</text:p>
      <text:p text:style-name="P24"/>
      <text:list xml:id="list30710463" text:continue-numbering="true" text:style-name="L39">
        <text:list-item>
          <text:p text:style-name="P150">(10.04.01.) Lancer une invite de commande (« <text:span text:style-name="T51">cmd.exe </text:span>»).</text:p>
        </text:list-item>
        <text:list-item>
          <text:p text:style-name="P150">(10.04.02.) Pointer sur le répertoire du module parent.</text:p>
        </text:list-item>
        <text:list-item>
          <text:p text:style-name="P150">(10.04.02.) Lancer la commande «<text:span text:style-name="T51"> Maven </text:span>» de compilation du projet.</text:p>
        </text:list-item>
      </text:list>
      <text:p text:style-name="P24"/>
      <text:p text:style-name="P24"/>
      <text:p text:style-name="P24">Choisir l'une des 3 commandes suivantes (en fonction de l'heure de la journée) :</text:p>
      <text:p text:style-name="P24"/>
      <text:p text:style-name="P40">REM ************************************************************************************</text:p>
      <text:p text:style-name="P40">REM * (01.)EFFECTUER LES OPERATIONS SUIVANTES :</text:p>
      <text:p text:style-name="P40">REM *</text:p>
      <text:p text:style-name="P40">REM * <text:s text:c="5"/>-&gt;NETTOYER LE PROJET</text:p>
      <text:p text:style-name="P40">REM * <text:s text:c="5"/>-&gt;COMPILER LE PROJET (GENERER LES CLASSES EN BYTE-CODE).</text:p>
      <text:p text:style-name="P40">REM * <text:s text:c="5"/>-&gt;GENERER LE FICHIER EXECUTABLE DU PROJET.</text:p>
      <text:p text:style-name="P40">REM * <text:s text:c="5"/>-&gt;COPIER LE FICHIER EXECUTABLE DANS LE DEPOT MAVEN LOCAL.</text:p>
      <text:p text:style-name="P40">REM ************************************************************************************</text:p>
      <text:p text:style-name="P38"><text:span text:style-name="T32">mvn</text:span> <text:span text:style-name="T55">clean</text:span> <text:span text:style-name="T52">install</text:span> ^</text:p>
      <text:p text:style-name="P38"><text:s/><text:span text:style-name="T52">-e</text:span> <text:span text:style-name="T52">-X</text:span> ^</text:p>
      <text:p text:style-name="P38"><text:s/>&gt; <text:span text:style-name="T43">.\logCompile\compile--GestionDUtilisateurs-02--%date:~6,4%.%date:~3,2%.%date:~0,2%--0%time:~1,1%.%time:~3,2%.%time:~6,2%.log</text:span></text:p>
      <text:p text:style-name="P40"/>
      <text:p text:style-name="P40">REM ************************************************************************************</text:p>
      <text:p text:style-name="P38"><text:span text:style-name="T32">mvn</text:span> <text:span text:style-name="T52">clean</text:span> <text:span text:style-name="T52">install</text:span> ^</text:p>
      <text:p text:style-name="P38"><text:s/><text:span text:style-name="T52">-e</text:span> <text:span text:style-name="T52">-X</text:span> ^</text:p>
      <text:p text:style-name="P38"><text:s/>&gt; <text:span text:style-name="T43">.\logCompile\compile--GestionDUtilisateurs-02--%date:~6,4%.%date:~3,2%.%date:~0,2%--%time:~0,2%.%time:~3,2%.%time:~6,2%.log</text:span></text:p>
      <text:p text:style-name="P40"/>
      <text:p text:style-name="P40">REM ************************************************************************************</text:p>
      <text:p text:style-name="P38"><text:span text:style-name="T32">mvn</text:span> <text:span text:style-name="T52">clean</text:span> <text:span text:style-name="T52">install</text:span> ^</text:p>
      <text:p text:style-name="P38"><text:s/><text:span text:style-name="T52">-e</text:span> <text:span text:style-name="T52">-X</text:span> ^</text:p>
      <text:p text:style-name="P38"><text:s/>&gt; <text:span text:style-name="T43">.\logCompile\compile—GestionDUtilisateurs-02.log</text:span></text:p>
      <text:p text:style-name="P52"/>
      <text:p text:style-name="P52">REM ************************************************************************************</text:p>
      <text:p text:style-name="P24"/>
      <text:p text:style-name="P24"/>
      <text:p text:style-name="P24"/>
      <text:p text:style-name="P60"/>
      <text:p text:style-name="P20">(10.05.) Vérifier le contenu des logs de compilation</text:p>
      <text:p text:style-name="P24"/>
      <text:p text:style-name="P24"/>
      <text:p text:style-name="P38"><text:span text:style-name="T32">type</text:span> .\<text:span text:style-name="T43">logCompile</text:span><text:span text:style-name="T18">\</text:span><text:span text:style-name="T43">compile—GestionDUtilisateurs-02.log</text:span></text:p>
      <text:p text:style-name="P24"/>
      <text:p text:style-name="P24"/>
      <text:p text:style-name="P24">A la fin du fichier de log, on trouve la <text:span text:style-name="T1">mention ci-dessous</text:span> (en cas de succès) :</text:p>
      <text:p text:style-name="P24"/>
      <text:p text:style-name="P37">[INFO] ------------------------------------------------------------------------</text:p>
      <text:p text:style-name="P37">[INFO] BUILD SUCCESS</text:p>
      <text:p text:style-name="P37">[INFO] ------------------------------------------------------------------------</text:p>
      <text:p text:style-name="P24"/>
      <text:p text:style-name="P24"/>
      <text:p text:style-name="P24"/>
      <text:p text:style-name="P24"/>
      <text:p text:style-name="P20">(10.06.) Vérifier le contenu des logs d'exécution</text:p>
      <text:p text:style-name="P24"/>
      <text:p text:style-name="P24"/>
      <text:p text:style-name="P24">Dans le cas d'une compilation terminée avec succès :</text:p>
      <text:p text:style-name="P24"/>
      <text:p text:style-name="P24"/>
      <text:p text:style-name="P24"><text:span text:style-name="T2">Dans chaque module « enfant » </text:span>: </text:p>
      <text:p text:style-name="P24"/>
      <text:list xml:id="list1322149192165511793" text:style-name="L40">
        <text:list-item>
          <text:p text:style-name="P155"><text:span text:style-name="T14">(10.06.01.) </text:span><text:span text:style-name="T16">Ouvrir le sous-répertoire « logExecute».</text:span></text:p>
        </text:list-item>
      </text:list>
      <text:p text:style-name="P24"/>
      <text:list xml:id="list6016278904498618345" text:style-name="L41">
        <text:list-item>
          <text:p text:style-name="P116"><text:span text:style-name="T14">(10.06.02.) </text:span><text:span text:style-name="T16">Dans ce sous-répertoire « logExecute» : </text:span></text:p>
        </text:list-item>
      </text:list>
      <text:p text:style-name="P74"><text:span text:style-name="T12">Vérifier la présence d'un </text:span><text:span text:style-name="T15">fichier de log</text:span><text:span text:style-name="T12"> (fichier «.log»).</text:span></text:p>
      <text:p text:style-name="P57"/>
      <text:list xml:id="list30709496" text:continue-numbering="true" text:style-name="L41">
        <text:list-item>
          <text:p text:style-name="P100">(10.06.03.) <text:span text:style-name="T1">Dans ce fichier de log :</text:span></text:p>
        </text:list-item>
      </text:list>
      <text:p text:style-name="P75"><text:span text:style-name="T1">Vérifier le contenu</text:span>.</text:p>
      <text:p text:style-name="P24"/>
      <text:p text:style-name="P24"/>
      <text:p text:style-name="P27">Remarque :</text:p>
      <text:p text:style-name="P72">La vérification ci-dessus sera effectuée <text:span text:style-name="T4">uniquement dans le module « persistence » !!!</text:span></text:p>
      <text:p text:style-name="P24"/>
      <text:p text:style-name="P24"/>
      <text:p text:style-name="P24"/>
      <text:p text:style-name="P170"/>
      <text:p text:style-name="P20">(10.07.) Vérifier la présence de la base de données</text:p>
      <text:p text:style-name="P24"/>
      <text:p text:style-name="P24"/>
      <text:list xml:id="list30685872" text:continue-list="list30710463" text:style-name="L39">
        <text:list-item>
          <text:p text:style-name="P150">(10.07.01.) Lancer une invite de commande (« <text:span text:style-name="T51">cmd.exe </text:span>»).</text:p>
        </text:list-item>
        <text:list-item>
          <text:p text:style-name="P150">(10.07.02.) Pointer sur le sous-répertoire «<text:span text:style-name="T51"> bin </text:span>» de «<text:span text:style-name="T51"> mariadb </text:span>».</text:p>
        </text:list-item>
        <text:list-item>
          <text:p text:style-name="P150">(10.07.03.) Lancer la commande de connexion avec le serveur «<text:span text:style-name="T51"> mariadb </text:span>».</text:p>
        </text:list-item>
        <text:list-item>
          <text:p text:style-name="P112">(10.07.04.) Lancer l'instruction <text:span text:style-name="T51">SQL</text:span> d'affichage de la liste des BDD.</text:p>
        </text:list-item>
      </text:list>
      <text:p text:style-name="P24"/>
      <text:p text:style-name="P24"/>
      <text:p text:style-name="P24"/>
      <text:p text:style-name="P17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30710507" text:continue-list="list30689598" text:style-name="L1">
        <text:list-header>
          <text:p text:style-name="P117">(11.) Lancement des tests de l'application :</text:p>
        </text:list-header>
      </text:list>
      <text:p text:style-name="P24"/>
      <text:p text:style-name="P24"/>
      <text:p text:style-name="P24"/>
      <text:p text:style-name="P59"/>
      <text:p text:style-name="P27">L'objectif des tests de l'application :</text:p>
      <text:p text:style-name="P24"/>
      <text:p text:style-name="P24">C'est de <text:span text:style-name="T5">répertorier</text:span>, <text:span text:style-name="T5">décrire</text:span> et <text:span text:style-name="T5">reproduire</text:span> tous les cas d'erreurs qui pourraient survenir lors de la compilation du projet.</text:p>
      <text:p text:style-name="P24"/>
      <text:p text:style-name="P24"/>
      <text:p text:style-name="P24">J'ai dressé ci-dessous une liste des cas d'erreur possibles (liste non exhaustive !) :</text:p>
      <text:p text:style-name="P24"/>
      <text:list xml:id="list2174116748861075337" text:style-name="L42">
        <text:list-item>
          <text:p text:style-name="P142">Désactivation de l'annotation « <text:span text:style-name="T51">@SpringBootApplication </text:span>»</text:p>
        </text:list-item>
        <text:list-item>
          <text:p text:style-name="P142">Désactivation des annotations « <text:span text:style-name="T51">@RunWith </text:span>» et « <text:span text:style-name="T51">@SpringBootTest </text:span>»</text:p>
        </text:list-item>
        <text:list-item>
          <text:p text:style-name="P142">Désactivation de l'annotation « <text:span text:style-name="T51">@SpringBootTest</text:span> »</text:p>
        </text:list-item>
        <text:list-item>
          <text:p text:style-name="P142">Désactivation de la dépendance « <text:span text:style-name="T51">mysql-connector-java</text:span> »</text:p>
        </text:list-item>
      </text:list>
      <text:p text:style-name="P24"/>
      <text:p text:style-name="P24">Ces cas d'erreur sont détaillés dans les paragraphes ci-dessous.</text:p>
      <text:p text:style-name="P24"/>
      <text:p text:style-name="P24"/>
      <text:p text:style-name="P24"/>
      <text:p text:style-name="P20">(11.01.) Désactivation de l'annotation « @SpringBootApplication »</text:p>
      <text:p text:style-name="P24"/>
      <text:p text:style-name="P24"/>
      <text:list xml:id="list2865592829057888276" text:style-name="L43">
        <text:list-item>
          <text:p text:style-name="P145">(11.01.01.) Dans la classe «<text:span text:style-name="T51"> Application </text:span>» :</text:p>
        </text:list-item>
      </text:list>
      <text:p text:style-name="P72">Désactiver l'annotation « <text:span text:style-name="T5">@SpringBootApplication</text:span> ».</text:p>
      <text:p text:style-name="P24"/>
      <text:list xml:id="list1707741167859425121" text:style-name="L44">
        <text:list-item>
          <text:p text:style-name="P104">(11.01.02.) Relancer la compilation du projet.</text:p>
        </text:list-item>
      </text:list>
      <text:p text:style-name="P27"/>
      <text:list xml:id="list30710477" text:continue-numbering="true" text:style-name="L44">
        <text:list-item>
          <text:p text:style-name="P97"><text:span text:style-name="T2">(11.01.03.) Vérifier les points suivants :</text:span> </text:p>
        </text:list-item>
      </text:list>
      <text:p text:style-name="P72">La base de données <text:span text:style-name="T5">n'a pas été créée</text:span>.</text:p>
      <text:p text:style-name="P24"/>
      <text:p text:style-name="P24"/>
      <text:p text:style-name="P24"/>
      <text:p text:style-name="P171"/>
      <text:p text:style-name="P20">(11.02.) Désactivation des annotations « @RunWith» et « @SpringBootTest »</text:p>
      <text:p text:style-name="P24"/>
      <text:p text:style-name="P24"/>
      <text:list xml:id="list9186720852947192625" text:style-name="L45">
        <text:list-item>
          <text:p text:style-name="P105">(11.02.01.) Dans la classe «<text:span text:style-name="T51"> ApplicationTest </text:span>» :</text:p>
        </text:list-item>
      </text:list>
      <text:p text:style-name="P72">Désactiver individuellement les annotations « <text:span text:style-name="T5">@RunWith</text:span> » et « <text:span text:style-name="T5">@SpringBootTest</text:span> »</text:p>
      <text:p text:style-name="P24"/>
      <text:list xml:id="list4597019531095605505" text:style-name="L46">
        <text:list-item>
          <text:p text:style-name="P106">(11.02.02.) Relancer la compilation du projet.</text:p>
        </text:list-item>
      </text:list>
      <text:p text:style-name="P27"/>
      <text:list xml:id="list30699894" text:continue-numbering="true" text:style-name="L46">
        <text:list-item>
          <text:p text:style-name="P98"><text:span text:style-name="T2">(11.02.03.) Vérifier les points suivants :</text:span> </text:p>
        </text:list-item>
      </text:list>
      <text:p text:style-name="P72">La base de données <text:span text:style-name="T5">n'a pas été créée</text:span>.</text:p>
      <text:p text:style-name="P24"/>
      <text:p text:style-name="P24"/>
      <text:p text:style-name="P24"/>
      <text:p text:style-name="P20">(11.03.) Désactivation de l'annotation « @Test »</text:p>
      <text:p text:style-name="P24"/>
      <text:p text:style-name="P24"/>
      <text:list xml:id="list1347319930997554821" text:style-name="L47">
        <text:list-item>
          <text:p text:style-name="P146">(11.03.01.) Dans la classe «<text:span text:style-name="T51"> ApplicationTest </text:span>» :</text:p>
        </text:list-item>
      </text:list>
      <text:p text:style-name="P72"><text:span text:style-name="T1">Sur la méthode «</text:span><text:span text:style-name="T5"> AllTests </text:span><text:span text:style-name="T1">» </text:span>: Désactiver l'annotation « <text:span text:style-name="T5">@Test</text:span> »</text:p>
      <text:p text:style-name="P24"/>
      <text:list xml:id="list4869655708509183123" text:style-name="L48">
        <text:list-item>
          <text:p text:style-name="P107">(11.03.02.) Relancer la compilation du projet.</text:p>
        </text:list-item>
      </text:list>
      <text:p text:style-name="P24"/>
      <text:list xml:id="list30704336" text:continue-numbering="true" text:style-name="L48">
        <text:list-item>
          <text:p text:style-name="P107">(11.03.03.) Vérifier les points suivants : </text:p>
        </text:list-item>
      </text:list>
      <text:p text:style-name="P72">La base de données <text:span text:style-name="T5">n'a pas été créée</text:span>.</text:p>
      <text:p text:style-name="P72">La compilation du projet a <text:span text:style-name="T5">échoué</text:span>.</text:p>
      <text:p text:style-name="P24"/>
      <text:p text:style-name="P25"/>
      <text:p text:style-name="P25"/>
      <text:p text:style-name="P172"/>
      <text:p text:style-name="P20">(11.04.) Désactivation de la dépendance <text:s/>« mysql-connector-java »</text:p>
      <text:p text:style-name="P24"/>
      <text:p text:style-name="P24"/>
      <text:list xml:id="list30705198" text:continue-list="list1347319930997554821" text:style-name="L47">
        <text:list-item>
          <text:p text:style-name="P146">(11.04.01.) Dans le module «<text:span text:style-name="T51"> persistence </text:span>» :</text:p>
        </text:list-item>
      </text:list>
      <text:p text:style-name="P72"><text:span text:style-name="T1">Dans la rubrique «</text:span><text:span text:style-name="T5"> Dependencies </text:span><text:span text:style-name="T1">» </text:span>: Désactiver le bloc « <text:span text:style-name="T5">mysql-connector-java</text:span> »</text:p>
      <text:p text:style-name="P24"/>
      <text:list xml:id="list2374854446703161323" text:style-name="L49">
        <text:list-item>
          <text:p text:style-name="P108">(11.04.02.) Relancer la compilation du projet.</text:p>
        </text:list-item>
      </text:list>
      <text:p text:style-name="P24"/>
      <text:list xml:id="list30683013" text:continue-numbering="true" text:style-name="L49">
        <text:list-item>
          <text:p text:style-name="P108">(11.04.03.) Vérifier les points suivants : </text:p>
        </text:list-item>
      </text:list>
      <text:p text:style-name="P72">La base de données <text:span text:style-name="T5">n'a pas été créée</text:span>.</text:p>
      <text:p text:style-name="P72">La compilation du projet a <text:span text:style-name="T5">échoué</text:span>.</text:p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alibri1" svg:font-family="Calibri" style:font-family-generic="modern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1" fo:font-size="8pt" style:font-size-asian="8pt" style:font-name-complex="Tahoma3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1" fo:font-size="8pt" style:font-size-asian="8pt" style:font-name-complex="Tahoma3" style:font-size-complex="8pt"/>
    </style:style>
    <style:style style:name="Numbering_20_Symbols" style:display-name="Numbering Symbols" style:family="text">
      <style:text-properties style:font-name="Tahoma2" fo:font-size="32pt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fo:line-height="100%" fo:text-align="center" style:justify-single-word="false" style:shadow="none">
        <style:tab-stops/>
      </style:paragraph-properties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margin-top="0cm" fo:margin-bottom="0cm" fo:line-height="100%" style:shadow="none">
        <style:tab-stops/>
      </style:paragraph-properties>
      <style:text-properties style:font-name="Tahom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center" style:justify-single-word="false" fo:background-color="transparent" fo:padding="0cm" fo:border-left="none" fo:border-right="none" fo:border-top="0.035cm solid #000000" fo:border-bottom="none" style:shadow="none">
        <style:background-image/>
      </style:paragraph-properties>
      <style:text-properties style:font-name="Tahoma" fo:font-size="10pt" style:text-underline-style="none" fo:font-weight="bold" fo:background-color="transparent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- <text:page-number text:select-page="current">1</text:page-number> -</text:p>
        <text:p text:style-name="MP2">24-Développement-Spring-Data<text:tab/><text:tab/><text:tab/><text:tab/><text:tab/><text:tab/><text:tab/><text:tab/><text:tab/><text:tab/><text:tab/><text:tab/>24-01-Gestion d'utilisateurs-Spring-Data</text:p>
      </style:header>
      <style:footer>
        <text:p text:style-name="MP3">- <text:page-number text:select-page="current">1</text:page-number> -</text:p>
      </style:footer>
    </style:master-page>
    <style:master-page style:name="Sommaire-Style" style:page-layout-name="Mpm1">
      <style:header>
        <text:p text:style-name="MP1">- <text:page-number text:select-page="current">2</text:page-number> -</text:p>
        <text:p text:style-name="MP2">24-01-Gestion d'utilisateurs-Spring-Data<text:tab/><text:tab/><text:tab/><text:tab/><text:tab/><text:tab/><text:tab/><text:tab/><text:tab/><text:tab/><text:tab/><text:tab/><text:tab/><text:tab/><text:tab/><text:tab/><text:tab/><text:tab/><text:tab/><text:tab/>Sommaire</text:p>
      </style:header>
      <style:footer>
        <text:p text:style-name="MP3">- <text:page-number text:select-page="current">2</text:page-number> -</text:p>
      </style:footer>
    </style:master-page>
    <style:master-page style:name="_30_1-Introduction-Style" style:display-name="01-Introduction-Style" style:page-layout-name="Mpm1">
      <style:header>
        <text:p text:style-name="MP1">- <text:page-number text:select-page="current">4</text:page-number> -</text:p>
        <text:p text:style-name="MP2">24-01-Gestion d'utilisateurs-Spring-Data<text:tab/><text:tab/><text:tab/><text:tab/><text:tab/><text:tab/><text:tab/><text:tab/><text:tab/><text:tab/><text:tab/><text:tab/><text:tab/><text:tab/><text:tab/><text:tab/><text:tab/>(01.) Introduction</text:p>
      </style:header>
      <style:footer>
        <text:p text:style-name="MP3">- <text:page-number text:select-page="current">4</text:page-number> -</text:p>
      </style:footer>
    </style:master-page>
    <style:master-page style:name="_30_2-Architecture-de-la-future-application-Style" style:display-name="02-Architecture-de-la-future-application-Style" style:page-layout-name="Mpm1">
      <style:header>
        <text:p text:style-name="MP1">- <text:page-number text:select-page="current">6</text:page-number> -</text:p>
        <text:p text:style-name="MP2">24-01-Gestion d'utilisateurs-Spring-Data<text:tab/><text:tab/><text:tab/><text:tab/><text:tab/><text:tab/><text:tab/><text:tab/><text:tab/>(02.) Architecture de la future application</text:p>
      </style:header>
      <style:footer>
        <text:p text:style-name="MP3">- <text:page-number text:select-page="current">6</text:page-number> -</text:p>
      </style:footer>
    </style:master-page>
    <style:master-page style:name="_30_3-Création-du-squelette-de-projet-Style" style:display-name="03-Création-du-squelette-de-projet-Style" style:page-layout-name="Mpm1">
      <style:header>
        <text:p text:style-name="MP1">- <text:page-number text:select-page="current">8</text:page-number> -</text:p>
        <text:p text:style-name="MP2">24-01-Gestion d'utilisateurs-Spring-Data<text:tab/><text:tab/><text:tab/><text:tab/><text:tab/><text:tab/><text:tab/><text:tab/><text:tab/><text:tab/><text:tab/>(03.) Création du squelette de projet</text:p>
      </style:header>
      <style:footer>
        <text:p text:style-name="MP3">- <text:page-number text:select-page="current">8</text:page-number> -</text:p>
      </style:footer>
    </style:master-page>
    <style:master-page style:name="_30_4-Configuration-du-module-parent-Style" style:display-name="04-Configuration-du-module-parent-Style" style:page-layout-name="Mpm1">
      <style:header>
        <text:p text:style-name="MP1">- <text:page-number text:select-page="current">24</text:page-number> -</text:p>
        <text:p text:style-name="MP2">24-01-Gestion d'utilisateurs-Spring-Data<text:tab/><text:tab/><text:tab/><text:tab/><text:tab/><text:tab/><text:tab/><text:tab/><text:tab/>(04.) Configuration du module « parent »</text:p>
      </style:header>
      <style:footer>
        <text:p text:style-name="MP3">- <text:page-number text:select-page="current">24</text:page-number> -</text:p>
      </style:footer>
    </style:master-page>
    <style:master-page style:name="_30_5-Configuration-des-modules-enfants-Style" style:display-name="05-Configuration-des-modules-enfants-Style" style:page-layout-name="Mpm1">
      <style:header>
        <text:p text:style-name="MP1">- <text:page-number text:select-page="current">40</text:page-number> -</text:p>
        <text:p text:style-name="MP2">24-01-Gestion d'utilisateurs-Spring-Data<text:tab/><text:tab/><text:tab/><text:tab/><text:tab/><text:tab/><text:tab/><text:tab/>(05.) Configuration des modules « enfants »</text:p>
      </style:header>
      <style:footer>
        <text:p text:style-name="MP3">- <text:page-number text:select-page="current">42</text:page-number> -</text:p>
      </style:footer>
    </style:master-page>
    <style:master-page style:name="_30_6-Configuration-du-contexte-de-l-application-Style" style:display-name="06-Configuration-du-contexte-de-l-application-Style" style:page-layout-name="Mpm1">
      <style:header>
        <text:p text:style-name="MP1">- <text:page-number text:select-page="current">63</text:page-number> -</text:p>
        <text:p text:style-name="MP2">24-01-Gestion d'utilisateurs-Spring-Data<text:tab/><text:tab/><text:tab/><text:tab/><text:tab/><text:tab/><text:tab/>(06.) Configuration du contexte de l'application</text:p>
      </style:header>
      <style:footer>
        <text:p text:style-name="MP3">- <text:page-number text:select-page="current">63</text:page-number> -</text:p>
      </style:footer>
    </style:master-page>
    <style:master-page style:name="_31_0-Compilation-de-l-application-Style" style:display-name="10-Compilation-de-l-application-Style" style:page-layout-name="Mpm1">
      <style:header>
        <text:p text:style-name="MP1">- <text:page-number text:select-page="current">96</text:page-number> -</text:p>
        <text:p text:style-name="MP2">24-01-Gestion d'utilisateurs-Spring-Data<text:tab/><text:tab/><text:tab/><text:tab/><text:tab/><text:tab/><text:tab/><text:tab/><text:tab/><text:tab/><text:tab/><text:tab/>(10.) Compilation de l'application</text:p>
      </style:header>
      <style:footer>
        <text:p text:style-name="MP3">- <text:page-number text:select-page="current">96</text:page-number> -</text:p>
      </style:footer>
    </style:master-page>
    <style:master-page style:name="_31_1-Lancement-des-tests-de-l-application-Style" style:display-name="11-Lancement-des-tests-de-l-application-Style" style:page-layout-name="Mpm1">
      <style:header>
        <text:p text:style-name="MP1">- <text:page-number text:select-page="current">100</text:page-number> -</text:p>
        <text:p text:style-name="MP2">24-01-Gestion d'utilisateurs-Spring-Data<text:tab/><text:tab/><text:tab/><text:tab/><text:tab/><text:tab/><text:tab/><text:tab/><text:tab/>(11.) Lancement des tests de l'application</text:p>
      </style:header>
      <style:footer>
        <text:p text:style-name="MP3">- <text:page-number text:select-page="current">100</text:page-number> -</text:p>
      </style:footer>
    </style:master-page>
    <style:master-page style:name="_30_7-Configuration-des-loggers-de-l-application-Style" style:display-name="07-Configuration-des-loggers-de-l-application-Style" style:page-layout-name="Mpm1">
      <style:header>
        <text:p text:style-name="MP1">- <text:page-number text:select-page="current">70</text:page-number> -</text:p>
        <text:p text:style-name="MP2">24-01-Gestion d'utilisateurs-Spring-Data<text:tab/><text:tab/><text:tab/><text:tab/><text:tab/><text:tab/><text:tab/>(07.) Configuration des loggers de l'application</text:p>
      </style:header>
      <style:footer>
        <text:p text:style-name="MP3">- <text:page-number text:select-page="current">70</text:page-number> -</text:p>
      </style:footer>
    </style:master-page>
    <style:master-page style:name="_30_8-Modèle-de-données-de-l-application-Style" style:display-name="08-Modèle-de-données-de-l-application-Style" style:page-layout-name="Mpm1">
      <style:header>
        <text:p text:style-name="MP1">- <text:page-number text:select-page="current">72</text:page-number> -</text:p>
        <text:p text:style-name="MP2">24-01-Gestion d'utilisateurs-Spring-Data<text:tab/><text:tab/><text:tab/><text:tab/><text:tab/><text:tab/><text:tab/><text:tab/><text:tab/>(08.) Modèle de données de l'application</text:p>
      </style:header>
      <style:footer>
        <text:p text:style-name="MP3">- <text:page-number text:select-page="current">79</text:page-number> -</text:p>
      </style:footer>
    </style:master-page>
    <style:master-page style:name="_30_9-Architecture-de-test-de-l-application-Style" style:display-name="09-Architecture-de-test-de-l-application-Style" style:page-layout-name="Mpm1">
      <style:header>
        <text:p text:style-name="MP1">- <text:page-number text:select-page="current">89</text:page-number> -</text:p>
        <text:p text:style-name="MP2">24-01-Gestion d'utilisateurs-Spring-Data<text:tab/><text:tab/><text:tab/><text:tab/><text:tab/><text:tab/><text:tab/><text:tab/><text:tab/>(09.) Architecture de test de l'application</text:p>
      </style:header>
      <style:footer>
        <text:p text:style-name="MP3">- <text:page-number text:select-page="current">89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Da Rocha</meta:initial-creator>
    <meta:editing-cycles>2330</meta:editing-cycles>
    <meta:print-date>2018-07-02T14:25:00</meta:print-date>
    <meta:creation-date>2018-07-02T01:54:00</meta:creation-date>
    <dc:date>2018-08-22T10:50:03.83</dc:date>
    <meta:editing-duration>P3DT9H49M</meta:editing-duration>
    <meta:generator>OpenOffice/4.1.5$Win32 OpenOffice.org_project/415m1$Build-9789</meta:generator>
    <meta:document-statistic meta:table-count="8" meta:image-count="0" meta:object-count="0" meta:page-count="100" meta:paragraph-count="1389" meta:word-count="10071" meta:character-count="85915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